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6A00000028C112B77B28343460.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venirNextDemi1" svg:font-family="AvenirNextDemi"/>
    <style:font-face style:name="CoreSansA45Regular1" svg:font-family="CoreSansA45Regular"/>
    <style:font-face style:name="CoreSansA55Medium1" svg:font-family="CoreSansA55Medium"/>
    <style:font-face style:name="CoreSansA651" svg:font-family="CoreSansA65"/>
    <style:font-face style:name="GreatVibesular1" svg:font-family="GreatVibesular"/>
    <style:font-face style:name="HelveticaNeueCondensed1" svg:font-family="HelveticaNeueCondensed"/>
    <style:font-face style:name="AvenirNextDemi" svg:font-family="AvenirNextDemi" style:font-pitch="variable"/>
    <style:font-face style:name="CoreSansA45Regular" svg:font-family="CoreSansA45Regular" style:font-pitch="variable"/>
    <style:font-face style:name="CoreSansA55Medium" svg:font-family="CoreSansA55Medium" style:font-pitch="variable"/>
    <style:font-face style:name="CoreSansA65" svg:font-family="CoreSansA65"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d7eaf2"/>
    </style:style>
    <style:style style:name="gr2" style:family="graphic" style:parent-style-name="standard">
      <style:graphic-properties draw:stroke="none" draw:fill="solid" draw:fill-color="#c6d1e1"/>
    </style:style>
    <style:style style:name="gr3" style:family="graphic" style:parent-style-name="standard">
      <style:graphic-properties draw:stroke="none" draw:fill="solid" draw:fill-color="#e3b8dd"/>
    </style:style>
    <style:style style:name="gr4" style:family="graphic" style:parent-style-name="standard">
      <style:graphic-properties draw:stroke="none" draw:fill="solid" draw:fill-color="#d8e9f8"/>
    </style:style>
    <style:style style:name="gr5" style:family="graphic" style:parent-style-name="standard">
      <style:graphic-properties draw:stroke="none" draw:fill="solid" draw:fill-color="#ffffff"/>
    </style:style>
    <style:style style:name="gr6" style:family="graphic" style:parent-style-name="standard">
      <style:graphic-properties draw:stroke="solid" svg:stroke-width="0.021cm" svg:stroke-color="#ffffff" draw:stroke-linejoin="miter" svg:stroke-linecap="butt" draw:fill="none" fo:padding-top="0.01cm" fo:padding-bottom="0.01cm" fo:padding-left="0.01cm" fo:padding-right="0.01cm"/>
    </style:style>
    <style:style style:name="gr7" style:family="graphic" style:parent-style-name="standard">
      <style:graphic-properties draw:stroke="solid" svg:stroke-width="0.021cm" svg:stroke-color="#ffffff" draw:stroke-linejoin="miter" svg:stroke-linecap="butt" draw:fill="solid" draw:fill-color="#d8e9f8" fo:padding-top="0.01cm" fo:padding-bottom="0.01cm" fo:padding-left="0.01cm" fo:padding-right="0.01cm"/>
    </style:style>
    <style:style style:name="gr8" style:family="graphic" style:parent-style-name="standard">
      <style:graphic-properties draw:stroke="solid" svg:stroke-width="0.03cm" svg:stroke-color="#ffffff" draw:stroke-linejoin="miter" svg:stroke-linecap="butt" draw:fill="none" fo:padding-top="0.015cm" fo:padding-bottom="0.015cm" fo:padding-left="0.015cm" fo:padding-right="0.015cm"/>
    </style:style>
    <style:style style:name="gr9" style:family="graphic" style:parent-style-name="standard">
      <style:graphic-properties draw:stroke="solid" svg:stroke-width="0.063cm" svg:stroke-color="#ffffff" draw:stroke-linejoin="miter" svg:stroke-linecap="butt" draw:fill="none" fo:padding-top="0.031cm" fo:padding-bottom="0.031cm" fo:padding-left="0.031cm" fo:padding-right="0.031cm"/>
    </style:style>
    <style:style style:name="gr10" style:family="graphic" style:parent-style-name="standard">
      <style:graphic-properties draw:stroke="solid" svg:stroke-width="0.019cm" svg:stroke-color="#ffffff" draw:stroke-linejoin="miter" svg:stroke-linecap="butt" draw:fill="none" fo:padding-top="0.009cm" fo:padding-bottom="0.009cm" fo:padding-left="0.009cm" fo:padding-right="0.009cm"/>
    </style:style>
    <style:style style:name="gr11" style:family="graphic" style:parent-style-name="standard">
      <style:graphic-properties draw:stroke="solid" svg:stroke-width="0.033cm" svg:stroke-color="#ffffff" draw:stroke-linejoin="miter" svg:stroke-linecap="butt" draw:fill="none" fo:padding-top="0.016cm" fo:padding-bottom="0.016cm" fo:padding-left="0.016cm" fo:padding-right="0.016cm"/>
    </style:style>
    <style:style style:name="gr12" style:family="graphic" style:parent-style-name="standard">
      <style:graphic-properties draw:stroke="solid" svg:stroke-width="0.023cm" svg:stroke-color="#ffffff" draw:stroke-linejoin="miter" svg:stroke-linecap="butt" draw:fill="none" fo:padding-top="0.011cm" fo:padding-bottom="0.011cm" fo:padding-left="0.011cm" fo:padding-right="0.011cm"/>
    </style:style>
    <style:style style:name="gr13" style:family="graphic" style:parent-style-name="standard">
      <style:graphic-properties draw:stroke="solid" svg:stroke-width="0.021cm" svg:stroke-color="#ffffff" draw:stroke-linejoin="miter" svg:stroke-linecap="butt" draw:fill="solid" draw:fill-color="#f0efef" fo:padding-top="0.01cm" fo:padding-bottom="0.01cm" fo:padding-left="0.01cm" fo:padding-right="0.01cm"/>
    </style:style>
    <style:style style:name="gr14" style:family="graphic" style:parent-style-name="standard">
      <style:graphic-properties draw:stroke="solid" svg:stroke-width="0.014cm" svg:stroke-color="#ffffff" draw:stroke-linejoin="miter" svg:stroke-linecap="butt" draw:fill="none" fo:padding-top="0.007cm" fo:padding-bottom="0.007cm" fo:padding-left="0.007cm" fo:padding-right="0.007cm"/>
    </style:style>
    <style:style style:name="gr15" style:family="graphic" style:parent-style-name="standard">
      <style:graphic-properties draw:stroke="solid" svg:stroke-width="0.021cm" svg:stroke-color="#ffffff" draw:stroke-linejoin="miter" svg:stroke-linecap="butt" draw:fill="solid" draw:fill-color="#ece7e8" fo:padding-top="0.01cm" fo:padding-bottom="0.01cm" fo:padding-left="0.01cm" fo:padding-right="0.01cm"/>
    </style:style>
    <style:style style:name="gr16" style:family="graphic" style:parent-style-name="standard">
      <style:graphic-properties draw:stroke="solid" svg:stroke-width="0.059cm" svg:stroke-color="#ffffff" draw:stroke-linejoin="miter" svg:stroke-linecap="butt" draw:fill="none" fo:padding-top="0.029cm" fo:padding-bottom="0.029cm" fo:padding-left="0.029cm" fo:padding-right="0.029cm"/>
    </style:style>
    <style:style style:name="gr17" style:family="graphic" style:parent-style-name="standard">
      <style:graphic-properties draw:stroke="solid" svg:stroke-width="0.028cm" svg:stroke-color="#ffffff" draw:stroke-linejoin="miter" svg:stroke-linecap="butt" draw:fill="none" fo:padding-top="0.014cm" fo:padding-bottom="0.014cm" fo:padding-left="0.014cm" fo:padding-right="0.014cm"/>
    </style:style>
    <style:style style:name="gr18" style:family="graphic" style:parent-style-name="standard">
      <style:graphic-properties draw:stroke="solid" svg:stroke-width="0.037cm" svg:stroke-color="#ffffff" draw:stroke-linejoin="miter" svg:stroke-linecap="butt" draw:fill="none" fo:padding-top="0.018cm" fo:padding-bottom="0.018cm" fo:padding-left="0.018cm" fo:padding-right="0.018cm"/>
    </style:style>
    <style:style style:name="gr19" style:family="graphic" style:parent-style-name="standard">
      <style:graphic-properties draw:stroke="none" draw:fill="solid" draw:fill-color="#ece7e8"/>
    </style:style>
    <style:style style:name="gr20" style:family="graphic" style:parent-style-name="standard">
      <style:graphic-properties draw:stroke="solid" svg:stroke-width="0.15cm" svg:stroke-color="#d3d2d2" draw:stroke-linejoin="miter" svg:stroke-linecap="butt" draw:fill="none" fo:padding-top="0.075cm" fo:padding-bottom="0.075cm" fo:padding-left="0.075cm" fo:padding-right="0.075cm"/>
    </style:style>
    <style:style style:name="gr21" style:family="graphic" style:parent-style-name="standard">
      <style:graphic-properties draw:stroke="none" draw:fill="solid" draw:fill-color="#d3d2d2"/>
    </style:style>
    <style:style style:name="gr22" style:family="graphic" style:parent-style-name="standard">
      <style:graphic-properties draw:stroke="solid" svg:stroke-width="0.089cm" svg:stroke-color="#d5d9db" draw:stroke-linejoin="miter" svg:stroke-linecap="butt" draw:fill="none" fo:padding-top="0.044cm" fo:padding-bottom="0.044cm" fo:padding-left="0.044cm" fo:padding-right="0.044cm"/>
    </style:style>
    <style:style style:name="gr23" style:family="graphic" style:parent-style-name="standard">
      <style:graphic-properties draw:stroke="none" draw:fill="none" draw:textarea-horizontal-align="left" draw:textarea-vertical-align="top" draw:auto-grow-height="true" draw:auto-grow-width="true" fo:min-height="0.192cm" fo:min-width="0.13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187cm" fo:min-width="0.133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187cm" fo:min-width="0.135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196cm" fo:min-width="0.128cm" fo:padding-top="0cm" fo:padding-bottom="0cm" fo:padding-left="0cm" fo:padding-right="0cm"/>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192cm" fo:min-width="0.131cm" fo:padding-top="0cm" fo:padding-bottom="0cm" fo:padding-left="0cm" fo:padding-right="0cm"/>
      <style:paragraph-properties style:writing-mode="lr-tb"/>
    </style:style>
    <style:style style:name="gr28" style:family="graphic" style:parent-style-name="standard">
      <style:graphic-properties draw:stroke="dash" draw:stroke-dash="stroke-dash175" svg:stroke-width="0.035cm" svg:stroke-color="#466d21" draw:stroke-linejoin="round" svg:stroke-linecap="round" draw:fill="none" fo:padding-top="0.017cm" fo:padding-bottom="0.017cm" fo:padding-left="0.017cm" fo:padding-right="0.017cm"/>
    </style:style>
    <style:style style:name="gr29" style:family="graphic" style:parent-style-name="standard">
      <style:graphic-properties draw:stroke="solid" svg:stroke-width="0.035cm" svg:stroke-color="#466d21" draw:stroke-linejoin="round" svg:stroke-linecap="round" draw:fill="none" fo:padding-top="0.017cm" fo:padding-bottom="0.017cm" fo:padding-left="0.017cm" fo:padding-right="0.017cm"/>
    </style:style>
    <style:style style:name="gr30" style:family="graphic" style:parent-style-name="standard">
      <style:graphic-properties draw:stroke="dash" draw:stroke-dash="stroke-dash3235" svg:stroke-width="0.049cm" svg:stroke-color="#5e2c95" draw:stroke-linejoin="miter" svg:stroke-linecap="butt" draw:fill="none" fo:padding-top="0.024cm" fo:padding-bottom="0.024cm" fo:padding-left="0.024cm" fo:padding-right="0.024cm"/>
    </style:style>
    <style:style style:name="gr31" style:family="graphic" style:parent-style-name="standard">
      <style:graphic-properties draw:stroke="solid" svg:stroke-width="0.049cm" svg:stroke-color="#5e2c95" draw:stroke-linejoin="miter" svg:stroke-linecap="butt" draw:fill="none" fo:padding-top="0.024cm" fo:padding-bottom="0.024cm" fo:padding-left="0.024cm" fo:padding-right="0.024cm"/>
    </style:style>
    <style:style style:name="gr32" style:family="graphic" style:parent-style-name="standard">
      <style:graphic-properties draw:stroke="solid" svg:stroke-width="0.042cm" svg:stroke-color="#00a4c4" draw:stroke-linejoin="miter" svg:stroke-linecap="butt" draw:fill="none" fo:padding-top="0.021cm" fo:padding-bottom="0.021cm" fo:padding-left="0.021cm" fo:padding-right="0.021cm"/>
    </style:style>
    <style:style style:name="gr33" style:family="graphic" style:parent-style-name="standard">
      <style:graphic-properties draw:stroke="solid" svg:stroke-width="0.032cm" svg:stroke-color="#f57c14" draw:stroke-linejoin="miter" svg:stroke-linecap="butt" draw:fill="none" fo:padding-top="0.016cm" fo:padding-bottom="0.016cm" fo:padding-left="0.016cm" fo:padding-right="0.016cm"/>
    </style:style>
    <style:style style:name="gr34" style:family="graphic" style:parent-style-name="standard">
      <style:graphic-properties draw:stroke="dash" draw:stroke-dash="stroke-dash4214" svg:stroke-width="0.049cm" svg:stroke-color="#5e2c95" draw:stroke-linejoin="miter" svg:stroke-linecap="butt" draw:fill="none" fo:padding-top="0.024cm" fo:padding-bottom="0.024cm" fo:padding-left="0.024cm" fo:padding-right="0.024cm"/>
    </style:style>
    <style:style style:name="gr35" style:family="graphic" style:parent-style-name="standard">
      <style:graphic-properties draw:stroke="dash" draw:stroke-dash="stroke-dash3232" svg:stroke-width="0.042cm" svg:stroke-color="#00a4c4" draw:stroke-linejoin="miter" svg:stroke-linecap="butt" draw:fill="none" fo:padding-top="0.021cm" fo:padding-bottom="0.021cm" fo:padding-left="0.021cm" fo:padding-right="0.021cm"/>
    </style:style>
    <style:style style:name="gr36" style:family="graphic" style:parent-style-name="standard">
      <style:graphic-properties draw:stroke="dash" draw:stroke-dash="stroke-dash3235" svg:stroke-width="0.042cm" svg:stroke-color="#00a4c4" draw:stroke-linejoin="miter" svg:stroke-linecap="butt" draw:fill="none" fo:padding-top="0.021cm" fo:padding-bottom="0.021cm" fo:padding-left="0.021cm" fo:padding-right="0.021cm"/>
    </style:style>
    <style:style style:name="gr37" style:family="graphic" style:parent-style-name="standard">
      <style:graphic-properties draw:stroke="solid" svg:stroke-width="0.042cm" svg:stroke-color="#615e5e" draw:stroke-linejoin="miter" svg:stroke-linecap="butt" draw:fill="none" fo:padding-top="0.021cm" fo:padding-bottom="0.021cm" fo:padding-left="0.021cm" fo:padding-right="0.021cm"/>
    </style:style>
    <style:style style:name="gr38" style:family="graphic" style:parent-style-name="standard">
      <style:graphic-properties draw:stroke="dash" draw:stroke-dash="stroke-dash4118" svg:stroke-width="0.042cm" svg:stroke-color="#615e5e" draw:stroke-linejoin="miter" svg:stroke-linecap="butt" draw:fill="none" fo:padding-top="0.021cm" fo:padding-bottom="0.021cm" fo:padding-left="0.021cm" fo:padding-right="0.021cm"/>
    </style:style>
    <style:style style:name="gr39" style:family="graphic" style:parent-style-name="standard">
      <style:graphic-properties draw:stroke="solid" svg:stroke-width="0.042cm" svg:stroke-color="#231f20" draw:stroke-linejoin="miter" svg:stroke-linecap="butt" draw:fill="none" fo:padding-top="0.021cm" fo:padding-bottom="0.021cm" fo:padding-left="0.021cm" fo:padding-right="0.021cm"/>
    </style:style>
    <style:style style:name="gr40" style:family="graphic" style:parent-style-name="standard">
      <style:graphic-properties draw:stroke="dash" draw:stroke-dash="stroke-dash3238" svg:stroke-width="0.042cm" svg:stroke-color="#00a4c4" draw:stroke-linejoin="miter" svg:stroke-linecap="butt" draw:fill="none" fo:padding-top="0.021cm" fo:padding-bottom="0.021cm" fo:padding-left="0.021cm" fo:padding-right="0.021cm"/>
    </style:style>
    <style:style style:name="gr41" style:family="graphic" style:parent-style-name="standard">
      <style:graphic-properties draw:stroke="solid" svg:stroke-width="0.031cm" svg:stroke-color="#f57c14" draw:stroke-linejoin="miter" svg:stroke-linecap="butt" draw:fill="none" fo:padding-top="0.015cm" fo:padding-bottom="0.015cm" fo:padding-left="0.015cm" fo:padding-right="0.015cm"/>
    </style:style>
    <style:style style:name="gr42" style:family="graphic" style:parent-style-name="standard">
      <style:graphic-properties draw:stroke="dash" draw:stroke-dash="stroke-dash3235" svg:stroke-width="0.046cm" svg:stroke-color="#615e5e" draw:stroke-linejoin="miter" svg:stroke-linecap="butt" draw:fill="none" fo:padding-top="0.023cm" fo:padding-bottom="0.023cm" fo:padding-left="0.023cm" fo:padding-right="0.023cm"/>
    </style:style>
    <style:style style:name="gr43" style:family="graphic" style:parent-style-name="standard">
      <style:graphic-properties draw:stroke="solid" svg:stroke-width="0.046cm" svg:stroke-color="#615e5e" draw:stroke-linejoin="miter" svg:stroke-linecap="butt" draw:fill="none" fo:padding-top="0.023cm" fo:padding-bottom="0.023cm" fo:padding-left="0.023cm" fo:padding-right="0.023cm"/>
    </style:style>
    <style:style style:name="gr44" style:family="graphic" style:parent-style-name="standard">
      <style:graphic-properties draw:stroke="solid" svg:stroke-width="0.046cm" svg:stroke-color="#5e2c95" draw:stroke-linejoin="miter" svg:stroke-linecap="butt" draw:fill="none" fo:padding-top="0.023cm" fo:padding-bottom="0.023cm" fo:padding-left="0.023cm" fo:padding-right="0.023cm"/>
    </style:style>
    <style:style style:name="gr45" style:family="graphic" style:parent-style-name="standard">
      <style:graphic-properties draw:stroke="solid" svg:stroke-width="0.042cm" svg:stroke-color="#126c81" draw:stroke-linejoin="miter" svg:stroke-linecap="butt" draw:fill="none" fo:padding-top="0.021cm" fo:padding-bottom="0.021cm" fo:padding-left="0.021cm" fo:padding-right="0.021cm"/>
    </style:style>
    <style:style style:name="gr46" style:family="graphic" style:parent-style-name="standard">
      <style:graphic-properties draw:stroke="dash" draw:stroke-dash="stroke-dash2881" svg:stroke-width="0.032cm" svg:stroke-color="#f57c14" draw:stroke-linejoin="miter" svg:stroke-linecap="butt" draw:fill="none" fo:padding-top="0.016cm" fo:padding-bottom="0.016cm" fo:padding-left="0.016cm" fo:padding-right="0.016cm"/>
    </style:style>
    <style:style style:name="gr47" style:family="graphic" style:parent-style-name="standard">
      <style:graphic-properties draw:stroke="dash" draw:stroke-dash="stroke-dash3238" svg:stroke-width="0.032cm" svg:stroke-color="#f57c14" draw:stroke-linejoin="miter" svg:stroke-linecap="butt" draw:fill="none" fo:padding-top="0.016cm" fo:padding-bottom="0.016cm" fo:padding-left="0.016cm" fo:padding-right="0.016cm"/>
    </style:style>
    <style:style style:name="gr48" style:family="graphic" style:parent-style-name="standard">
      <style:graphic-properties draw:stroke="dash" draw:stroke-dash="stroke-dash2782" svg:stroke-width="0.032cm" svg:stroke-color="#f57c14" draw:stroke-linejoin="miter" svg:stroke-linecap="butt" draw:fill="none" fo:padding-top="0.016cm" fo:padding-bottom="0.016cm" fo:padding-left="0.016cm" fo:padding-right="0.016cm"/>
    </style:style>
    <style:style style:name="gr49" style:family="graphic" style:parent-style-name="standard">
      <style:graphic-properties draw:stroke="dash" draw:stroke-dash="stroke-dash2771" svg:stroke-width="0.032cm" svg:stroke-color="#f57c14" draw:stroke-linejoin="miter" svg:stroke-linecap="butt" draw:fill="none" fo:padding-top="0.016cm" fo:padding-bottom="0.016cm" fo:padding-left="0.016cm" fo:padding-right="0.016cm"/>
    </style:style>
    <style:style style:name="gr50" style:family="graphic" style:parent-style-name="standard">
      <style:graphic-properties draw:stroke="dash" draw:stroke-dash="stroke-dash2785" svg:stroke-width="0.032cm" svg:stroke-color="#f57c14" draw:stroke-linejoin="miter" svg:stroke-linecap="butt" draw:fill="none" fo:padding-top="0.016cm" fo:padding-bottom="0.016cm" fo:padding-left="0.016cm" fo:padding-right="0.016cm"/>
    </style:style>
    <style:style style:name="gr51" style:family="graphic" style:parent-style-name="standard">
      <style:graphic-properties draw:stroke="dash" draw:stroke-dash="stroke-dash2868" svg:stroke-width="0.032cm" svg:stroke-color="#f57c14" draw:stroke-linejoin="miter" svg:stroke-linecap="butt" draw:fill="none" fo:padding-top="0.016cm" fo:padding-bottom="0.016cm" fo:padding-left="0.016cm" fo:padding-right="0.016cm"/>
    </style:style>
    <style:style style:name="gr52" style:family="graphic" style:parent-style-name="standard">
      <style:graphic-properties draw:stroke="dash" draw:stroke-dash="stroke-dash4121" svg:stroke-width="0.042cm" svg:stroke-color="#615e5e" draw:stroke-linejoin="miter" svg:stroke-linecap="butt" draw:fill="none" fo:padding-top="0.021cm" fo:padding-bottom="0.021cm" fo:padding-left="0.021cm" fo:padding-right="0.021cm"/>
    </style:style>
    <style:style style:name="gr53" style:family="graphic" style:parent-style-name="standard">
      <style:graphic-properties draw:stroke="solid" svg:stroke-width="0.042cm" svg:stroke-color="#a10f83" draw:stroke-linejoin="miter" svg:stroke-linecap="butt" draw:fill="none" fo:padding-top="0.021cm" fo:padding-bottom="0.021cm" fo:padding-left="0.021cm" fo:padding-right="0.021cm"/>
    </style:style>
    <style:style style:name="gr54" style:family="graphic" style:parent-style-name="standard">
      <style:graphic-properties draw:stroke="solid" svg:stroke-width="0.046cm" svg:stroke-color="#e22124" draw:stroke-linejoin="miter" svg:stroke-linecap="butt" draw:fill="none" fo:padding-top="0.023cm" fo:padding-bottom="0.023cm" fo:padding-left="0.023cm" fo:padding-right="0.023cm"/>
    </style:style>
    <style:style style:name="gr55" style:family="graphic" style:parent-style-name="standard">
      <style:graphic-properties draw:stroke="dash" draw:stroke-dash="stroke-dash1558" svg:stroke-width="0.042cm" svg:stroke-color="#00a4c4" draw:stroke-linejoin="miter" svg:stroke-linecap="butt" draw:fill="none" fo:padding-top="0.021cm" fo:padding-bottom="0.021cm" fo:padding-left="0.021cm" fo:padding-right="0.021cm"/>
    </style:style>
    <style:style style:name="gr56" style:family="graphic" style:parent-style-name="standard">
      <style:graphic-properties draw:stroke="dash" draw:stroke-dash="stroke-dash3223" svg:stroke-width="0.042cm" svg:stroke-color="#a10f83" draw:stroke-linejoin="miter" svg:stroke-linecap="butt" draw:fill="none" fo:padding-top="0.021cm" fo:padding-bottom="0.021cm" fo:padding-left="0.021cm" fo:padding-right="0.021cm"/>
    </style:style>
    <style:style style:name="gr57" style:family="graphic" style:parent-style-name="standard">
      <style:graphic-properties draw:stroke="dash" draw:stroke-dash="stroke-dash2875" svg:stroke-width="0.042cm" svg:stroke-color="#a10f83" draw:stroke-linejoin="miter" svg:stroke-linecap="butt" draw:fill="none" fo:padding-top="0.021cm" fo:padding-bottom="0.021cm" fo:padding-left="0.021cm" fo:padding-right="0.021cm"/>
    </style:style>
    <style:style style:name="gr58" style:family="graphic" style:parent-style-name="standard">
      <style:graphic-properties draw:stroke="dash" draw:stroke-dash="stroke-dash2878" svg:stroke-width="0.042cm" svg:stroke-color="#a10f83" draw:stroke-linejoin="miter" svg:stroke-linecap="butt" draw:fill="none" fo:padding-top="0.021cm" fo:padding-bottom="0.021cm" fo:padding-left="0.021cm" fo:padding-right="0.021cm"/>
    </style:style>
    <style:style style:name="gr59" style:family="graphic" style:parent-style-name="standard">
      <style:graphic-properties draw:stroke="solid" svg:stroke-width="0.046cm" svg:stroke-color="#a10f83" draw:stroke-linejoin="miter" svg:stroke-linecap="butt" draw:fill="none" fo:padding-top="0.023cm" fo:padding-bottom="0.023cm" fo:padding-left="0.023cm" fo:padding-right="0.023cm"/>
    </style:style>
    <style:style style:name="gr60" style:family="graphic" style:parent-style-name="standard">
      <style:graphic-properties draw:stroke="solid" svg:stroke-width="0.044cm" svg:stroke-color="#004fb4" draw:stroke-linejoin="miter" svg:stroke-linecap="butt" draw:fill="none" fo:padding-top="0.022cm" fo:padding-bottom="0.022cm" fo:padding-left="0.022cm" fo:padding-right="0.022cm"/>
    </style:style>
    <style:style style:name="gr61" style:family="graphic" style:parent-style-name="standard">
      <style:graphic-properties draw:stroke="dash" draw:stroke-dash="stroke-dash4936" svg:stroke-width="0.044cm" svg:stroke-color="#004fb4" draw:stroke-linejoin="miter" svg:stroke-linecap="butt" draw:fill="none" fo:padding-top="0.022cm" fo:padding-bottom="0.022cm" fo:padding-left="0.022cm" fo:padding-right="0.022cm"/>
    </style:style>
    <style:style style:name="gr62" style:family="graphic" style:parent-style-name="standard">
      <style:graphic-properties draw:stroke="dash" draw:stroke-dash="stroke-dash4893" svg:stroke-width="0.044cm" svg:stroke-color="#004fb4" draw:stroke-linejoin="miter" svg:stroke-linecap="butt" draw:fill="none" fo:padding-top="0.022cm" fo:padding-bottom="0.022cm" fo:padding-left="0.022cm" fo:padding-right="0.022cm"/>
    </style:style>
    <style:style style:name="gr63" style:family="graphic" style:parent-style-name="standard">
      <style:graphic-properties draw:stroke="solid" svg:stroke-width="0.046cm" svg:stroke-color="#004fb4" draw:stroke-linejoin="miter" svg:stroke-linecap="butt" draw:fill="none" fo:padding-top="0.023cm" fo:padding-bottom="0.023cm" fo:padding-left="0.023cm" fo:padding-right="0.023cm"/>
    </style:style>
    <style:style style:name="gr64" style:family="graphic" style:parent-style-name="standard">
      <style:graphic-properties draw:stroke="solid" svg:stroke-width="0.046cm" svg:stroke-color="#6dbb2f" draw:stroke-linejoin="miter" svg:stroke-linecap="butt" draw:fill="none" fo:padding-top="0.023cm" fo:padding-bottom="0.023cm" fo:padding-left="0.023cm" fo:padding-right="0.023cm"/>
    </style:style>
    <style:style style:name="gr65" style:family="graphic" style:parent-style-name="standard">
      <style:graphic-properties draw:stroke="dash" draw:stroke-dash="stroke-dash3625" svg:stroke-width="0.046cm" svg:stroke-color="#6dbb2f" draw:stroke-linejoin="miter" svg:stroke-linecap="butt" draw:fill="none" fo:padding-top="0.023cm" fo:padding-bottom="0.023cm" fo:padding-left="0.023cm" fo:padding-right="0.023cm"/>
    </style:style>
    <style:style style:name="gr66" style:family="graphic" style:parent-style-name="standard">
      <style:graphic-properties draw:stroke="dash" draw:stroke-dash="stroke-dash3683" svg:stroke-width="0.046cm" svg:stroke-color="#6dbb2f" draw:stroke-linejoin="miter" svg:stroke-linecap="butt" draw:fill="none" fo:padding-top="0.023cm" fo:padding-bottom="0.023cm" fo:padding-left="0.023cm" fo:padding-right="0.023cm"/>
    </style:style>
    <style:style style:name="gr67" style:family="graphic" style:parent-style-name="standard">
      <style:graphic-properties draw:stroke="dash" draw:stroke-dash="stroke-dash3610" svg:stroke-width="0.046cm" svg:stroke-color="#6dbb2f" draw:stroke-linejoin="miter" svg:stroke-linecap="butt" draw:fill="none" fo:padding-top="0.023cm" fo:padding-bottom="0.023cm" fo:padding-left="0.023cm" fo:padding-right="0.023cm"/>
    </style:style>
    <style:style style:name="gr68" style:family="graphic" style:parent-style-name="standard">
      <style:graphic-properties draw:stroke="dash" draw:stroke-dash="stroke-dash3036" svg:stroke-width="0.046cm" svg:stroke-color="#6dbb2f" draw:stroke-linejoin="miter" svg:stroke-linecap="butt" draw:fill="none" fo:padding-top="0.023cm" fo:padding-bottom="0.023cm" fo:padding-left="0.023cm" fo:padding-right="0.023cm"/>
    </style:style>
    <style:style style:name="gr69" style:family="graphic" style:parent-style-name="standard">
      <style:graphic-properties draw:stroke="dash" draw:stroke-dash="stroke-dash3033" svg:stroke-width="0.046cm" svg:stroke-color="#6dbb2f" draw:stroke-linejoin="miter" svg:stroke-linecap="butt" draw:fill="none" fo:padding-top="0.023cm" fo:padding-bottom="0.023cm" fo:padding-left="0.023cm" fo:padding-right="0.023cm"/>
    </style:style>
    <style:style style:name="gr70" style:family="graphic" style:parent-style-name="standard">
      <style:graphic-properties draw:stroke="dash" draw:stroke-dash="stroke-dash3628" svg:stroke-width="0.046cm" svg:stroke-color="#6dbb2f" draw:stroke-linejoin="miter" svg:stroke-linecap="butt" draw:fill="none" fo:padding-top="0.023cm" fo:padding-bottom="0.023cm" fo:padding-left="0.023cm" fo:padding-right="0.023cm"/>
    </style:style>
    <style:style style:name="gr71" style:family="graphic" style:parent-style-name="standard">
      <style:graphic-properties draw:stroke="dash" draw:stroke-dash="stroke-dash3589" svg:stroke-width="0.046cm" svg:stroke-color="#6dbb2f" draw:stroke-linejoin="miter" svg:stroke-linecap="butt" draw:fill="none" fo:padding-top="0.023cm" fo:padding-bottom="0.023cm" fo:padding-left="0.023cm" fo:padding-right="0.023cm"/>
    </style:style>
    <style:style style:name="gr72" style:family="graphic" style:parent-style-name="standard">
      <style:graphic-properties draw:stroke="solid" svg:stroke-width="0.008cm" svg:stroke-color="#231f20" draw:stroke-linejoin="miter" svg:stroke-linecap="butt" draw:fill="none" fo:padding-top="0.004cm" fo:padding-bottom="0.004cm" fo:padding-left="0.004cm" fo:padding-right="0.004cm"/>
    </style:style>
    <style:style style:name="gr73" style:family="graphic" style:parent-style-name="standard">
      <style:graphic-properties draw:stroke="none" draw:fill="solid" draw:fill-color="#231f20"/>
    </style:style>
    <style:style style:name="gr74" style:family="graphic" style:parent-style-name="standard">
      <style:graphic-properties draw:stroke="solid" svg:stroke-width="0.009cm" svg:stroke-color="#231f20" draw:stroke-linejoin="miter" svg:stroke-linecap="butt" draw:fill="none" fo:padding-top="0.004cm" fo:padding-bottom="0.004cm" fo:padding-left="0.004cm" fo:padding-right="0.004cm"/>
    </style:style>
    <style:style style:name="gr75" style:family="graphic" style:parent-style-name="standard">
      <style:graphic-properties draw:stroke="dash" draw:stroke-dash="stroke-dash3039" svg:stroke-width="0.046cm" svg:stroke-color="#6dbb2f" draw:stroke-linejoin="miter" svg:stroke-linecap="butt" draw:fill="none" fo:padding-top="0.023cm" fo:padding-bottom="0.023cm" fo:padding-left="0.023cm" fo:padding-right="0.023cm"/>
    </style:style>
    <style:style style:name="gr76" style:family="graphic" style:parent-style-name="standard">
      <style:graphic-properties draw:stroke="solid" svg:stroke-width="0.012cm" svg:stroke-color="#e22124" draw:stroke-linejoin="miter" svg:stroke-linecap="butt" draw:fill="solid" draw:fill-color="#ffffff" fo:padding-top="0.006cm" fo:padding-bottom="0.006cm" fo:padding-left="0.006cm" fo:padding-right="0.006cm"/>
    </style:style>
    <style:style style:name="gr77" style:family="graphic" style:parent-style-name="standard">
      <style:graphic-properties draw:stroke="none" draw:fill="none" draw:textarea-horizontal-align="left" draw:textarea-vertical-align="top" draw:auto-grow-height="true" draw:auto-grow-width="true" fo:min-height="0.162cm" fo:min-width="0.124cm" fo:padding-top="0cm" fo:padding-bottom="0cm" fo:padding-left="0cm" fo:padding-right="0cm"/>
      <style:paragraph-properties style:writing-mode="lr-tb"/>
    </style:style>
    <style:style style:name="gr78" style:family="graphic" style:parent-style-name="standard">
      <style:graphic-properties draw:stroke="none" draw:fill="none" draw:textarea-horizontal-align="left" draw:textarea-vertical-align="top" draw:auto-grow-height="true" draw:auto-grow-width="true" fo:min-height="0.162cm" fo:min-width="0.125cm" fo:padding-top="0cm" fo:padding-bottom="0cm" fo:padding-left="0cm" fo:padding-right="0cm"/>
      <style:paragraph-properties style:writing-mode="lr-tb"/>
    </style:style>
    <style:style style:name="gr79" style:family="graphic" style:parent-style-name="standard">
      <style:graphic-properties draw:stroke="none" draw:fill="none" draw:textarea-horizontal-align="left" draw:textarea-vertical-align="top" draw:auto-grow-height="true" draw:auto-grow-width="true" fo:min-height="0.166cm" fo:min-width="0.12cm" fo:padding-top="0cm" fo:padding-bottom="0cm" fo:padding-left="0cm" fo:padding-right="0cm"/>
      <style:paragraph-properties style:writing-mode="lr-tb"/>
    </style:style>
    <style:style style:name="gr80" style:family="graphic" style:parent-style-name="standard">
      <style:graphic-properties draw:stroke="none" draw:fill="none" draw:textarea-horizontal-align="left" draw:textarea-vertical-align="top" draw:auto-grow-height="true" draw:auto-grow-width="true" fo:min-height="0.175cm" fo:min-width="0.12cm" fo:padding-top="0cm" fo:padding-bottom="0cm" fo:padding-left="0cm" fo:padding-right="0cm"/>
      <style:paragraph-properties style:writing-mode="lr-tb"/>
    </style:style>
    <style:style style:name="gr81" style:family="graphic" style:parent-style-name="standard">
      <style:graphic-properties draw:stroke="none" draw:fill="none" draw:textarea-horizontal-align="left" draw:textarea-vertical-align="top" draw:auto-grow-height="true" draw:auto-grow-width="true" fo:min-height="0.166cm" fo:min-width="0.122cm" fo:padding-top="0cm" fo:padding-bottom="0cm" fo:padding-left="0cm" fo:padding-right="0cm"/>
      <style:paragraph-properties style:writing-mode="lr-tb"/>
    </style:style>
    <style:style style:name="gr82" style:family="graphic" style:parent-style-name="standard">
      <style:graphic-properties draw:stroke="none" draw:fill="none" draw:textarea-horizontal-align="left" draw:textarea-vertical-align="top" draw:auto-grow-height="true" draw:auto-grow-width="true" fo:min-height="0.166cm" fo:min-width="0.121cm" fo:padding-top="0cm" fo:padding-bottom="0cm" fo:padding-left="0cm" fo:padding-right="0cm"/>
      <style:paragraph-properties style:writing-mode="lr-tb"/>
    </style:style>
    <style:style style:name="gr83" style:family="graphic" style:parent-style-name="standard">
      <style:graphic-properties draw:stroke="none" draw:fill="none" draw:textarea-horizontal-align="left" draw:textarea-vertical-align="top" draw:auto-grow-height="true" draw:auto-grow-width="true" fo:min-height="0.166cm" fo:min-width="0.106cm" fo:padding-top="0cm" fo:padding-bottom="0cm" fo:padding-left="0cm" fo:padding-right="0cm"/>
      <style:paragraph-properties style:writing-mode="lr-tb"/>
    </style:style>
    <style:style style:name="gr84" style:family="graphic" style:parent-style-name="standard">
      <style:graphic-properties draw:stroke="none" draw:fill="none" draw:textarea-horizontal-align="left" draw:textarea-vertical-align="top" draw:auto-grow-height="true" draw:auto-grow-width="true" fo:min-height="0.162cm" fo:min-width="0.108cm" fo:padding-top="0cm" fo:padding-bottom="0cm" fo:padding-left="0cm" fo:padding-right="0cm"/>
      <style:paragraph-properties style:writing-mode="lr-tb"/>
    </style:style>
    <style:style style:name="gr85" style:family="graphic" style:parent-style-name="standard">
      <style:graphic-properties draw:stroke="none" draw:fill="none" draw:textarea-horizontal-align="left" draw:textarea-vertical-align="top" draw:auto-grow-height="true" draw:auto-grow-width="true" fo:min-height="0.162cm" fo:min-width="0.109cm" fo:padding-top="0cm" fo:padding-bottom="0cm" fo:padding-left="0cm" fo:padding-right="0cm"/>
      <style:paragraph-properties style:writing-mode="lr-tb"/>
    </style:style>
    <style:style style:name="gr86" style:family="graphic" style:parent-style-name="standard">
      <style:graphic-properties draw:stroke="none" draw:fill="none" draw:textarea-horizontal-align="left" draw:textarea-vertical-align="top" draw:auto-grow-height="true" draw:auto-grow-width="true" fo:min-height="0.162cm" fo:min-width="0.107cm" fo:padding-top="0cm" fo:padding-bottom="0cm" fo:padding-left="0cm" fo:padding-right="0cm"/>
      <style:paragraph-properties style:writing-mode="lr-tb"/>
    </style:style>
    <style:style style:name="gr87" style:family="graphic" style:parent-style-name="standard">
      <style:graphic-properties draw:stroke="none" draw:fill="none" draw:textarea-horizontal-align="left" draw:textarea-vertical-align="top" draw:auto-grow-height="true" draw:auto-grow-width="true" fo:min-height="0.166cm" fo:min-width="0.123cm" fo:padding-top="0cm" fo:padding-bottom="0cm" fo:padding-left="0cm" fo:padding-right="0cm"/>
      <style:paragraph-properties style:writing-mode="lr-tb"/>
    </style:style>
    <style:style style:name="gr88" style:family="graphic" style:parent-style-name="standard">
      <style:graphic-properties draw:stroke="none" draw:fill="none" draw:textarea-horizontal-align="left" draw:textarea-vertical-align="top" draw:auto-grow-height="true" draw:auto-grow-width="true" fo:min-height="0.175cm" fo:min-width="0.11cm" fo:padding-top="0cm" fo:padding-bottom="0cm" fo:padding-left="0cm" fo:padding-right="0cm"/>
      <style:paragraph-properties style:writing-mode="lr-tb"/>
    </style:style>
    <style:style style:name="gr89" style:family="graphic" style:parent-style-name="standard">
      <style:graphic-properties draw:stroke="none" draw:fill="none" draw:textarea-horizontal-align="left" draw:textarea-vertical-align="top" draw:auto-grow-height="true" draw:auto-grow-width="true" fo:min-height="0.175cm" fo:min-width="0.118cm" fo:padding-top="0cm" fo:padding-bottom="0cm" fo:padding-left="0cm" fo:padding-right="0cm"/>
      <style:paragraph-properties style:writing-mode="lr-tb"/>
    </style:style>
    <style:style style:name="gr90" style:family="graphic" style:parent-style-name="standard">
      <style:graphic-properties draw:stroke="none" draw:fill="none" draw:textarea-horizontal-align="left" draw:textarea-vertical-align="top" draw:auto-grow-height="true" draw:auto-grow-width="true" fo:min-height="0.175cm" fo:min-width="0.134cm" fo:padding-top="0cm" fo:padding-bottom="0cm" fo:padding-left="0cm" fo:padding-right="0cm"/>
      <style:paragraph-properties style:writing-mode="lr-tb"/>
    </style:style>
    <style:style style:name="gr91" style:family="graphic" style:parent-style-name="standard">
      <style:graphic-properties draw:stroke="none" draw:fill="none" draw:textarea-horizontal-align="left" draw:textarea-vertical-align="top" draw:auto-grow-height="true" draw:auto-grow-width="true" fo:min-height="0.183cm" fo:min-width="0.117cm" fo:padding-top="0cm" fo:padding-bottom="0cm" fo:padding-left="0cm" fo:padding-right="0cm"/>
      <style:paragraph-properties style:writing-mode="lr-tb"/>
    </style:style>
    <style:style style:name="gr92" style:family="graphic" style:parent-style-name="standard">
      <style:graphic-properties draw:stroke="none" draw:fill="none" draw:textarea-horizontal-align="left" draw:textarea-vertical-align="top" draw:auto-grow-height="true" draw:auto-grow-width="true" fo:min-height="0.179cm" fo:min-width="0.133cm" fo:padding-top="0cm" fo:padding-bottom="0cm" fo:padding-left="0cm" fo:padding-right="0cm"/>
      <style:paragraph-properties style:writing-mode="lr-tb"/>
    </style:style>
    <style:style style:name="gr93" style:family="graphic" style:parent-style-name="standard">
      <style:graphic-properties draw:stroke="none" draw:fill="none" draw:textarea-horizontal-align="left" draw:textarea-vertical-align="top" draw:auto-grow-height="true" draw:auto-grow-width="true" fo:min-height="0.179cm" fo:min-width="0.132cm" fo:padding-top="0cm" fo:padding-bottom="0cm" fo:padding-left="0cm" fo:padding-right="0cm"/>
      <style:paragraph-properties style:writing-mode="lr-tb"/>
    </style:style>
    <style:style style:name="gr94" style:family="graphic" style:parent-style-name="standard">
      <style:graphic-properties draw:stroke="none" draw:fill="none" draw:textarea-horizontal-align="left" draw:textarea-vertical-align="top" draw:auto-grow-height="true" draw:auto-grow-width="true" fo:min-height="0.179cm" fo:min-width="0.12cm" fo:padding-top="0cm" fo:padding-bottom="0cm" fo:padding-left="0cm" fo:padding-right="0cm"/>
      <style:paragraph-properties style:writing-mode="lr-tb"/>
    </style:style>
    <style:style style:name="gr95" style:family="graphic" style:parent-style-name="standard">
      <style:graphic-properties draw:stroke="none" draw:fill="none" draw:textarea-horizontal-align="left" draw:textarea-vertical-align="top" draw:auto-grow-height="true" draw:auto-grow-width="true" fo:min-height="0.183cm" fo:min-width="0.127cm" fo:padding-top="0cm" fo:padding-bottom="0cm" fo:padding-left="0cm" fo:padding-right="0cm"/>
      <style:paragraph-properties style:writing-mode="lr-tb"/>
    </style:style>
    <style:style style:name="gr96" style:family="graphic" style:parent-style-name="standard">
      <style:graphic-properties draw:stroke="none" draw:fill="none" draw:textarea-horizontal-align="left" draw:textarea-vertical-align="top" draw:auto-grow-height="true" draw:auto-grow-width="true" fo:min-height="0.175cm" fo:min-width="0.135cm" fo:padding-top="0cm" fo:padding-bottom="0cm" fo:padding-left="0cm" fo:padding-right="0cm"/>
      <style:paragraph-properties style:writing-mode="lr-tb"/>
    </style:style>
    <style:style style:name="gr97" style:family="graphic" style:parent-style-name="standard">
      <style:graphic-properties draw:stroke="none" draw:fill="none" draw:textarea-horizontal-align="left" draw:textarea-vertical-align="top" draw:auto-grow-height="true" draw:auto-grow-width="true" fo:min-height="0.179cm" fo:min-width="0.565cm" fo:padding-top="0cm" fo:padding-bottom="0cm" fo:padding-left="0cm" fo:padding-right="0cm"/>
      <style:paragraph-properties style:writing-mode="lr-tb"/>
    </style:style>
    <style:style style:name="gr98" style:family="graphic" style:parent-style-name="standard">
      <style:graphic-properties draw:stroke="none" draw:fill="none" draw:textarea-horizontal-align="left" draw:textarea-vertical-align="top" draw:auto-grow-height="true" draw:auto-grow-width="true" fo:min-height="0.183cm" fo:min-width="0.684cm" fo:padding-top="0cm" fo:padding-bottom="0cm" fo:padding-left="0cm" fo:padding-right="0cm"/>
      <style:paragraph-properties style:writing-mode="lr-tb"/>
    </style:style>
    <style:style style:name="gr99" style:family="graphic" style:parent-style-name="standard">
      <style:graphic-properties draw:stroke="none" draw:fill="none" draw:textarea-horizontal-align="left" draw:textarea-vertical-align="top" draw:auto-grow-height="true" draw:auto-grow-width="true" fo:min-height="0.183cm" fo:min-width="0.116cm" fo:padding-top="0cm" fo:padding-bottom="0cm" fo:padding-left="0cm" fo:padding-right="0cm"/>
      <style:paragraph-properties style:writing-mode="lr-tb"/>
    </style:style>
    <style:style style:name="gr100" style:family="graphic" style:parent-style-name="standard">
      <style:graphic-properties draw:stroke="none" draw:fill="none" draw:textarea-horizontal-align="left" draw:textarea-vertical-align="top" draw:auto-grow-height="true" draw:auto-grow-width="true" fo:min-height="0.183cm" fo:min-width="0.128cm" fo:padding-top="0cm" fo:padding-bottom="0cm" fo:padding-left="0cm" fo:padding-right="0cm"/>
      <style:paragraph-properties style:writing-mode="lr-tb"/>
    </style:style>
    <style:style style:name="gr101" style:family="graphic" style:parent-style-name="standard">
      <style:graphic-properties draw:stroke="none" draw:fill="none" draw:textarea-horizontal-align="left" draw:textarea-vertical-align="top" draw:auto-grow-height="true" draw:auto-grow-width="true" fo:min-height="0.179cm" fo:min-width="0.127cm" fo:padding-top="0cm" fo:padding-bottom="0cm" fo:padding-left="0cm" fo:padding-right="0cm"/>
      <style:paragraph-properties style:writing-mode="lr-tb"/>
    </style:style>
    <style:style style:name="gr102" style:family="graphic" style:parent-style-name="standard">
      <style:graphic-properties draw:stroke="none" draw:fill="none" draw:textarea-horizontal-align="left" draw:textarea-vertical-align="top" draw:auto-grow-height="true" draw:auto-grow-width="true" fo:min-height="0.179cm" fo:min-width="0.131cm" fo:padding-top="0cm" fo:padding-bottom="0cm" fo:padding-left="0cm" fo:padding-right="0cm"/>
      <style:paragraph-properties style:writing-mode="lr-tb"/>
    </style:style>
    <style:style style:name="gr103" style:family="graphic" style:parent-style-name="standard">
      <style:graphic-properties draw:stroke="none" draw:fill="none" draw:textarea-horizontal-align="left" draw:textarea-vertical-align="top" draw:auto-grow-height="true" draw:auto-grow-width="true" fo:min-height="0.179cm" fo:min-width="0.105cm" fo:padding-top="0cm" fo:padding-bottom="0cm" fo:padding-left="0cm" fo:padding-right="0cm"/>
      <style:paragraph-properties style:writing-mode="lr-tb"/>
    </style:style>
    <style:style style:name="gr104" style:family="graphic" style:parent-style-name="standard">
      <style:graphic-properties draw:stroke="none" draw:fill="none" draw:textarea-horizontal-align="left" draw:textarea-vertical-align="top" draw:auto-grow-height="true" draw:auto-grow-width="true" fo:min-height="0.175cm" fo:min-width="0.447cm" fo:padding-top="0cm" fo:padding-bottom="0cm" fo:padding-left="0cm" fo:padding-right="0cm"/>
      <style:paragraph-properties style:writing-mode="lr-tb"/>
    </style:style>
    <style:style style:name="gr105" style:family="graphic" style:parent-style-name="standard">
      <style:graphic-properties draw:stroke="none" draw:fill="none" draw:textarea-horizontal-align="left" draw:textarea-vertical-align="top" draw:auto-grow-height="true" draw:auto-grow-width="true" fo:min-height="0.179cm" fo:min-width="0.51cm" fo:padding-top="0cm" fo:padding-bottom="0cm" fo:padding-left="0cm" fo:padding-right="0cm"/>
      <style:paragraph-properties style:writing-mode="lr-tb"/>
    </style:style>
    <style:style style:name="gr106" style:family="graphic" style:parent-style-name="standard">
      <style:graphic-properties draw:stroke="none" draw:fill="none" draw:textarea-horizontal-align="left" draw:textarea-vertical-align="top" draw:auto-grow-height="true" draw:auto-grow-width="true" fo:min-height="0.175cm" fo:min-width="0.523cm" fo:padding-top="0cm" fo:padding-bottom="0cm" fo:padding-left="0cm" fo:padding-right="0cm"/>
      <style:paragraph-properties style:writing-mode="lr-tb"/>
    </style:style>
    <style:style style:name="gr107" style:family="graphic" style:parent-style-name="standard">
      <style:graphic-properties draw:stroke="none" draw:fill="none" draw:textarea-horizontal-align="left" draw:textarea-vertical-align="top" draw:auto-grow-height="true" draw:auto-grow-width="true" fo:min-height="0.175cm" fo:min-width="0.506cm" fo:padding-top="0cm" fo:padding-bottom="0cm" fo:padding-left="0cm" fo:padding-right="0cm"/>
      <style:paragraph-properties style:writing-mode="lr-tb"/>
    </style:style>
    <style:style style:name="gr108" style:family="graphic" style:parent-style-name="standard">
      <style:graphic-properties draw:stroke="none" draw:fill="none" draw:textarea-horizontal-align="left" draw:textarea-vertical-align="top" draw:auto-grow-height="true" draw:auto-grow-width="true" fo:min-height="0.183cm" fo:min-width="0.038cm" fo:padding-top="0cm" fo:padding-bottom="0cm" fo:padding-left="0cm" fo:padding-right="0cm"/>
      <style:paragraph-properties style:writing-mode="lr-tb"/>
    </style:style>
    <style:style style:name="gr109" style:family="graphic" style:parent-style-name="standard">
      <style:graphic-properties draw:stroke="none" draw:fill="none" draw:textarea-horizontal-align="left" draw:textarea-vertical-align="top" draw:auto-grow-height="true" draw:auto-grow-width="true" fo:min-height="0.183cm" fo:min-width="0.379cm" fo:padding-top="0cm" fo:padding-bottom="0cm" fo:padding-left="0cm" fo:padding-right="0cm"/>
      <style:paragraph-properties style:writing-mode="lr-tb"/>
    </style:style>
    <style:style style:name="gr110" style:family="graphic" style:parent-style-name="standard">
      <style:graphic-properties draw:stroke="none" draw:fill="none" draw:textarea-horizontal-align="left" draw:textarea-vertical-align="top" draw:auto-grow-height="true" draw:auto-grow-width="true" fo:min-height="0.175cm" fo:min-width="0.053cm" fo:padding-top="0cm" fo:padding-bottom="0cm" fo:padding-left="0cm" fo:padding-right="0cm"/>
      <style:paragraph-properties style:writing-mode="lr-tb"/>
    </style:style>
    <style:style style:name="gr111" style:family="graphic" style:parent-style-name="standard">
      <style:graphic-properties draw:stroke="none" draw:fill="none" draw:textarea-horizontal-align="left" draw:textarea-vertical-align="top" draw:auto-grow-height="true" draw:auto-grow-width="true" fo:min-height="0.175cm" fo:min-width="0.08cm" fo:padding-top="0cm" fo:padding-bottom="0cm" fo:padding-left="0cm" fo:padding-right="0cm"/>
      <style:paragraph-properties style:writing-mode="lr-tb"/>
    </style:style>
    <style:style style:name="gr112" style:family="graphic" style:parent-style-name="standard">
      <style:graphic-properties draw:stroke="none" draw:fill="none" draw:textarea-horizontal-align="left" draw:textarea-vertical-align="top" draw:auto-grow-height="true" draw:auto-grow-width="true" fo:min-height="0.179cm" fo:min-width="0.08cm" fo:padding-top="0cm" fo:padding-bottom="0cm" fo:padding-left="0cm" fo:padding-right="0cm"/>
      <style:paragraph-properties style:writing-mode="lr-tb"/>
    </style:style>
    <style:style style:name="gr113" style:family="graphic" style:parent-style-name="standard">
      <style:graphic-properties draw:stroke="none" draw:fill="none" draw:textarea-horizontal-align="left" draw:textarea-vertical-align="top" draw:auto-grow-height="true" draw:auto-grow-width="true" fo:min-height="0.175cm" fo:min-width="0.121cm" fo:padding-top="0cm" fo:padding-bottom="0cm" fo:padding-left="0cm" fo:padding-right="0cm"/>
      <style:paragraph-properties style:writing-mode="lr-tb"/>
    </style:style>
    <style:style style:name="gr114" style:family="graphic" style:parent-style-name="standard">
      <style:graphic-properties draw:stroke="none" draw:fill="none" draw:textarea-horizontal-align="left" draw:textarea-vertical-align="top" draw:auto-grow-height="true" draw:auto-grow-width="true" fo:min-height="0.179cm" fo:min-width="0.134cm" fo:padding-top="0cm" fo:padding-bottom="0cm" fo:padding-left="0cm" fo:padding-right="0cm"/>
      <style:paragraph-properties style:writing-mode="lr-tb"/>
    </style:style>
    <style:style style:name="gr115" style:family="graphic" style:parent-style-name="standard">
      <style:graphic-properties draw:stroke="none" draw:fill="none" draw:textarea-horizontal-align="left" draw:textarea-vertical-align="top" draw:auto-grow-height="true" draw:auto-grow-width="true" fo:min-height="0.179cm" fo:min-width="0.13cm" fo:padding-top="0cm" fo:padding-bottom="0cm" fo:padding-left="0cm" fo:padding-right="0cm"/>
      <style:paragraph-properties style:writing-mode="lr-tb"/>
    </style:style>
    <style:style style:name="gr116" style:family="graphic" style:parent-style-name="standard">
      <style:graphic-properties draw:stroke="none" draw:fill="none" draw:textarea-horizontal-align="left" draw:textarea-vertical-align="top" draw:auto-grow-height="true" draw:auto-grow-width="true" fo:min-height="0.183cm" fo:min-width="0.13cm" fo:padding-top="0cm" fo:padding-bottom="0cm" fo:padding-left="0cm" fo:padding-right="0cm"/>
      <style:paragraph-properties style:writing-mode="lr-tb"/>
    </style:style>
    <style:style style:name="gr117" style:family="graphic" style:parent-style-name="standard">
      <style:graphic-properties draw:stroke="none" draw:fill="none" draw:textarea-horizontal-align="left" draw:textarea-vertical-align="top" draw:auto-grow-height="true" draw:auto-grow-width="true" fo:min-height="0.183cm" fo:min-width="0.773cm" fo:padding-top="0cm" fo:padding-bottom="0cm" fo:padding-left="0cm" fo:padding-right="0cm"/>
      <style:paragraph-properties style:writing-mode="lr-tb"/>
    </style:style>
    <style:style style:name="gr118" style:family="graphic" style:parent-style-name="standard">
      <style:graphic-properties draw:stroke="none" draw:fill="none" draw:textarea-horizontal-align="left" draw:textarea-vertical-align="top" draw:auto-grow-height="true" draw:auto-grow-width="true" fo:min-height="0.183cm" fo:min-width="0.05cm" fo:padding-top="0cm" fo:padding-bottom="0cm" fo:padding-left="0cm" fo:padding-right="0cm"/>
      <style:paragraph-properties style:writing-mode="lr-tb"/>
    </style:style>
    <style:style style:name="gr119" style:family="graphic" style:parent-style-name="standard">
      <style:graphic-properties draw:stroke="none" draw:fill="none" draw:textarea-horizontal-align="left" draw:textarea-vertical-align="top" draw:auto-grow-height="true" draw:auto-grow-width="true" fo:min-height="0.183cm" fo:min-width="0.129cm" fo:padding-top="0cm" fo:padding-bottom="0cm" fo:padding-left="0cm" fo:padding-right="0cm"/>
      <style:paragraph-properties style:writing-mode="lr-tb"/>
    </style:style>
    <style:style style:name="gr120" style:family="graphic" style:parent-style-name="standard">
      <style:graphic-properties draw:stroke="none" draw:fill="none" draw:textarea-horizontal-align="left" draw:textarea-vertical-align="top" draw:auto-grow-height="true" draw:auto-grow-width="true" fo:min-height="0.179cm" fo:min-width="0.125cm" fo:padding-top="0cm" fo:padding-bottom="0cm" fo:padding-left="0cm" fo:padding-right="0cm"/>
      <style:paragraph-properties style:writing-mode="lr-tb"/>
    </style:style>
    <style:style style:name="gr121" style:family="graphic" style:parent-style-name="standard">
      <style:graphic-properties draw:stroke="none" draw:fill="none" draw:textarea-horizontal-align="left" draw:textarea-vertical-align="top" draw:auto-grow-height="true" draw:auto-grow-width="true" fo:min-height="0.179cm" fo:min-width="0.119cm" fo:padding-top="0cm" fo:padding-bottom="0cm" fo:padding-left="0cm" fo:padding-right="0cm"/>
      <style:paragraph-properties style:writing-mode="lr-tb"/>
    </style:style>
    <style:style style:name="gr122" style:family="graphic" style:parent-style-name="standard">
      <style:graphic-properties draw:stroke="solid" svg:stroke-width="0.012cm" svg:stroke-color="#ffffff" draw:stroke-linejoin="miter" svg:stroke-linecap="butt" draw:fill="none" fo:padding-top="0.006cm" fo:padding-bottom="0.006cm" fo:padding-left="0.006cm" fo:padding-right="0.006cm"/>
    </style:style>
    <style:style style:name="gr123" style:family="graphic" style:parent-style-name="standard">
      <style:graphic-properties draw:stroke="solid" svg:stroke-width="0.011cm" svg:stroke-color="#ffffff" draw:stroke-linejoin="miter" svg:stroke-linecap="butt" draw:fill="none" fo:padding-top="0.005cm" fo:padding-bottom="0.005cm" fo:padding-left="0.005cm" fo:padding-right="0.005cm"/>
    </style:style>
    <style:style style:name="gr124" style:family="graphic" style:parent-style-name="standard">
      <style:graphic-properties draw:stroke="solid" svg:stroke-width="0.013cm" svg:stroke-color="#ffffff" draw:stroke-linejoin="miter" svg:stroke-linecap="butt" draw:fill="none" fo:padding-top="0.006cm" fo:padding-bottom="0.006cm" fo:padding-left="0.006cm" fo:padding-right="0.006cm"/>
    </style:style>
    <style:style style:name="gr125" style:family="graphic" style:parent-style-name="standard">
      <style:graphic-properties draw:stroke="none" draw:fill="solid" draw:fill-color="#777475"/>
    </style:style>
    <style:style style:name="gr126" style:family="graphic" style:parent-style-name="standard">
      <style:graphic-properties draw:stroke="none" draw:fill="none" draw:textarea-horizontal-align="left" draw:textarea-vertical-align="top" draw:auto-grow-height="true" draw:auto-grow-width="true" fo:min-height="0.391cm" fo:min-width="0.281cm" fo:padding-top="0cm" fo:padding-bottom="0cm" fo:padding-left="0cm" fo:padding-right="0cm"/>
      <style:paragraph-properties style:writing-mode="lr-tb"/>
    </style:style>
    <style:style style:name="gr127" style:family="graphic" style:parent-style-name="standard">
      <style:graphic-properties draw:stroke="none" draw:fill="none" draw:textarea-horizontal-align="left" draw:textarea-vertical-align="top" draw:auto-grow-height="true" draw:auto-grow-width="true" fo:min-height="0.395cm" fo:min-width="0.276cm" fo:padding-top="0cm" fo:padding-bottom="0cm" fo:padding-left="0cm" fo:padding-right="0cm"/>
      <style:paragraph-properties style:writing-mode="lr-tb"/>
    </style:style>
    <style:style style:name="gr128" style:family="graphic" style:parent-style-name="standard">
      <style:graphic-properties draw:stroke="none" draw:fill="solid" draw:fill-color="#155196"/>
    </style:style>
    <style:style style:name="gr129" style:family="graphic" style:parent-style-name="standard">
      <style:graphic-properties draw:stroke="none" draw:fill="none" draw:textarea-horizontal-align="left" draw:textarea-vertical-align="top" draw:auto-grow-height="true" draw:auto-grow-width="true" fo:min-height="0.399cm" fo:min-width="0.274cm" fo:padding-top="0cm" fo:padding-bottom="0cm" fo:padding-left="0cm" fo:padding-right="0cm"/>
      <style:paragraph-properties style:writing-mode="lr-tb"/>
    </style:style>
    <style:style style:name="gr130" style:family="graphic" style:parent-style-name="standard">
      <style:graphic-properties draw:stroke="solid" svg:stroke-width="0.019cm" svg:stroke-color="#e22124" draw:stroke-linejoin="miter" svg:stroke-linecap="butt" draw:fill="solid" draw:fill-color="#fbcbb4" fo:padding-top="0.009cm" fo:padding-bottom="0.009cm" fo:padding-left="0.009cm" fo:padding-right="0.009cm"/>
    </style:style>
    <style:style style:name="gr131" style:family="graphic" style:parent-style-name="standard">
      <style:graphic-properties draw:stroke="solid" svg:stroke-width="0.011cm" svg:stroke-color="#e22124" draw:stroke-linejoin="miter" svg:stroke-linecap="butt" draw:fill="solid" draw:fill-color="#fbcbb4" fo:padding-top="0.005cm" fo:padding-bottom="0.005cm" fo:padding-left="0.005cm" fo:padding-right="0.005cm"/>
    </style:style>
    <style:style style:name="gr132" style:family="graphic" style:parent-style-name="standard">
      <style:graphic-properties draw:stroke="solid" svg:stroke-width="0.014cm" svg:stroke-color="#e22124" draw:stroke-linejoin="miter" svg:stroke-linecap="butt" draw:fill="solid" draw:fill-color="#fbcbb4" fo:padding-top="0.007cm" fo:padding-bottom="0.007cm" fo:padding-left="0.007cm" fo:padding-right="0.007cm"/>
    </style:style>
    <style:style style:name="gr133" style:family="graphic" style:parent-style-name="standard">
      <style:graphic-properties draw:stroke="solid" svg:stroke-width="0.016cm" svg:stroke-color="#e22124" draw:stroke-linejoin="miter" svg:stroke-linecap="butt" draw:fill="solid" draw:fill-color="#fbcbb4" fo:padding-top="0.008cm" fo:padding-bottom="0.008cm" fo:padding-left="0.008cm" fo:padding-right="0.008cm"/>
    </style:style>
    <style:style style:name="gr134" style:family="graphic" style:parent-style-name="standard">
      <style:graphic-properties draw:stroke="solid" svg:stroke-width="0.014cm" svg:stroke-color="#ee293d" draw:stroke-linejoin="miter" svg:stroke-linecap="butt" draw:fill="solid" draw:fill-color="#fbcbb4" fo:padding-top="0.007cm" fo:padding-bottom="0.007cm" fo:padding-left="0.007cm" fo:padding-right="0.007cm"/>
    </style:style>
    <style:style style:name="gr135" style:family="graphic" style:parent-style-name="standard">
      <style:graphic-properties draw:stroke="solid" svg:stroke-width="0.012cm" svg:stroke-color="#e22124" draw:stroke-linejoin="miter" svg:stroke-linecap="butt" draw:fill="solid" draw:fill-color="#fbcbb4" fo:padding-top="0.006cm" fo:padding-bottom="0.006cm" fo:padding-left="0.006cm" fo:padding-right="0.006cm"/>
    </style:style>
    <style:style style:name="gr136" style:family="graphic" style:parent-style-name="standard">
      <style:graphic-properties draw:stroke="none" draw:fill="solid" draw:fill-color="#214395"/>
    </style:style>
    <style:style style:name="gr137" style:family="graphic" style:parent-style-name="standard">
      <style:graphic-properties draw:stroke="none" draw:fill="none" draw:textarea-horizontal-align="left" draw:textarea-vertical-align="top" draw:auto-grow-height="true" draw:auto-grow-width="true" fo:min-height="0.166cm" fo:min-width="0.391cm" fo:padding-top="0cm" fo:padding-bottom="0cm" fo:padding-left="0cm" fo:padding-right="0cm"/>
      <style:paragraph-properties style:writing-mode="lr-tb"/>
    </style:style>
    <style:style style:name="gr138" style:family="graphic" style:parent-style-name="standard">
      <style:graphic-properties draw:stroke="none" draw:fill="none" draw:textarea-horizontal-align="left" draw:textarea-vertical-align="top" draw:auto-grow-height="true" draw:auto-grow-width="true" fo:min-height="0.674cm" fo:min-width="0.523cm" fo:padding-top="0cm" fo:padding-bottom="0cm" fo:padding-left="0cm" fo:padding-right="0cm"/>
      <style:paragraph-properties style:writing-mode="lr-tb"/>
    </style:style>
    <style:style style:name="gr139" style:family="graphic" style:parent-style-name="standard">
      <style:graphic-properties draw:stroke="none" draw:fill="none" draw:textarea-horizontal-align="left" draw:textarea-vertical-align="top" draw:auto-grow-height="true" draw:auto-grow-width="true" fo:min-height="0.196cm" fo:min-width="0.139cm" fo:padding-top="0cm" fo:padding-bottom="0cm" fo:padding-left="0cm" fo:padding-right="0cm"/>
      <style:paragraph-properties style:writing-mode="lr-tb"/>
    </style:style>
    <style:style style:name="gr140" style:family="graphic" style:parent-style-name="standard">
      <style:graphic-properties draw:stroke="solid" svg:stroke-width="0.018cm" svg:stroke-color="#ffffff" draw:stroke-linejoin="miter" svg:stroke-linecap="butt" draw:fill="none" fo:padding-top="0.009cm" fo:padding-bottom="0.009cm" fo:padding-left="0.009cm" fo:padding-right="0.009cm"/>
    </style:style>
    <style:style style:name="gr141" style:family="graphic" style:parent-style-name="standard">
      <style:graphic-properties draw:stroke="none" draw:fill="none" draw:textarea-horizontal-align="left" draw:textarea-vertical-align="top" draw:auto-grow-height="true" draw:auto-grow-width="true" fo:min-height="0.552cm" fo:min-width="0.426cm" fo:padding-top="0cm" fo:padding-bottom="0cm" fo:padding-left="0cm" fo:padding-right="0cm"/>
      <style:paragraph-properties style:writing-mode="lr-tb"/>
    </style:style>
    <style:style style:name="gr142" style:family="graphic" style:parent-style-name="standard">
      <style:graphic-properties draw:stroke="solid" svg:stroke-width="0.012cm" svg:stroke-color="#5e2c95" draw:stroke-linejoin="miter" svg:stroke-linecap="butt" draw:fill="solid" draw:fill-color="#ffffff" fo:padding-top="0.006cm" fo:padding-bottom="0.006cm" fo:padding-left="0.006cm" fo:padding-right="0.006cm"/>
    </style:style>
    <style:style style:name="gr143" style:family="graphic" style:parent-style-name="standard">
      <style:graphic-properties draw:stroke="none" draw:fill="solid" draw:fill-color="#227faa"/>
    </style:style>
    <style:style style:name="gr144" style:family="graphic" style:parent-style-name="standard">
      <style:graphic-properties draw:stroke="solid" svg:stroke-width="0.016cm" svg:stroke-color="#231f20" draw:stroke-linejoin="miter" svg:stroke-linecap="butt" draw:fill="none" fo:padding-top="0.008cm" fo:padding-bottom="0.008cm" fo:padding-left="0.008cm" fo:padding-right="0.008cm"/>
    </style:style>
    <style:style style:name="gr145" style:family="graphic" style:parent-style-name="standard">
      <style:graphic-properties draw:stroke="solid" svg:stroke-width="0.018cm" svg:stroke-color="#231f20" draw:stroke-linejoin="miter" svg:stroke-linecap="butt" draw:fill="none" fo:padding-top="0.009cm" fo:padding-bottom="0.009cm" fo:padding-left="0.009cm" fo:padding-right="0.009cm"/>
    </style:style>
    <style:style style:name="gr146" style:family="graphic" style:parent-style-name="standard">
      <style:graphic-properties draw:stroke="solid" svg:stroke-width="0.028cm" svg:stroke-color="#231f20" draw:stroke-linejoin="miter" svg:stroke-linecap="butt" draw:fill="none" fo:padding-top="0.014cm" fo:padding-bottom="0.014cm" fo:padding-left="0.014cm" fo:padding-right="0.014cm"/>
    </style:style>
    <style:style style:name="gr147" style:family="graphic" style:parent-style-name="standard">
      <style:graphic-properties draw:stroke="solid" svg:stroke-width="0.014cm" svg:stroke-color="#615e5e" draw:stroke-linejoin="miter" svg:stroke-linecap="butt" draw:fill="none" fo:padding-top="0.007cm" fo:padding-bottom="0.007cm" fo:padding-left="0.007cm" fo:padding-right="0.007cm"/>
    </style:style>
    <style:style style:name="gr148" style:family="graphic" style:parent-style-name="standard">
      <style:graphic-properties draw:stroke="none" draw:fill="solid" draw:fill-color="#615e5e"/>
    </style:style>
    <style:style style:name="gr149" style:family="graphic" style:parent-style-name="standard">
      <style:graphic-properties draw:stroke="solid" svg:stroke-width="0.016cm" svg:stroke-color="#615e5e" draw:stroke-linejoin="miter" svg:stroke-linecap="butt" draw:fill="none" fo:padding-top="0.008cm" fo:padding-bottom="0.008cm" fo:padding-left="0.008cm" fo:padding-right="0.008cm"/>
    </style:style>
    <style:style style:name="gr150" style:family="graphic" style:parent-style-name="standard">
      <style:graphic-properties draw:stroke="solid" svg:stroke-width="0.011cm" svg:stroke-color="#231f20" draw:stroke-linejoin="miter" svg:stroke-linecap="butt" draw:fill="none" fo:padding-top="0.005cm" fo:padding-bottom="0.005cm" fo:padding-left="0.005cm" fo:padding-right="0.005cm"/>
    </style:style>
    <style:style style:name="gr151" style:family="graphic" style:parent-style-name="standard">
      <style:graphic-properties draw:stroke="none" draw:fill="solid" draw:fill-color="#5e2c95"/>
    </style:style>
    <style:style style:name="gr152" style:family="graphic" style:parent-style-name="standard">
      <style:graphic-properties draw:stroke="none" draw:fill="none" draw:textarea-horizontal-align="left" draw:textarea-vertical-align="top" draw:auto-grow-height="true" draw:auto-grow-width="true" fo:min-height="0.141cm" fo:min-width="0.18cm" fo:padding-top="0cm" fo:padding-bottom="0cm" fo:padding-left="0cm" fo:padding-right="0cm"/>
      <style:paragraph-properties style:writing-mode="lr-tb"/>
    </style:style>
    <style:style style:name="gr153" style:family="graphic" style:parent-style-name="standard">
      <style:graphic-properties draw:stroke="none" draw:fill="solid" draw:fill-color="#5a5758"/>
    </style:style>
    <style:style style:name="gr154" style:family="graphic" style:parent-style-name="standard">
      <style:graphic-properties draw:stroke="none" draw:fill="none" draw:textarea-horizontal-align="left" draw:textarea-vertical-align="top" draw:auto-grow-height="true" draw:auto-grow-width="true" fo:min-height="0.133cm" fo:min-width="0.085cm" fo:padding-top="0cm" fo:padding-bottom="0cm" fo:padding-left="0cm" fo:padding-right="0cm"/>
      <style:paragraph-properties style:writing-mode="lr-tb"/>
    </style:style>
    <style:style style:name="gr155" style:family="graphic" style:parent-style-name="standard">
      <style:graphic-properties draw:stroke="none" draw:fill="solid" draw:fill-color="#e51b24"/>
    </style:style>
    <style:style style:name="gr156" style:family="graphic" style:parent-style-name="standard">
      <style:graphic-properties draw:stroke="none" draw:fill="none" draw:textarea-horizontal-align="left" draw:textarea-vertical-align="top" draw:auto-grow-height="true" draw:auto-grow-width="true" fo:min-height="0.133cm" fo:min-width="0.081cm" fo:padding-top="0cm" fo:padding-bottom="0cm" fo:padding-left="0cm" fo:padding-right="0cm"/>
      <style:paragraph-properties style:writing-mode="lr-tb"/>
    </style:style>
    <style:style style:name="gr157" style:family="graphic" style:parent-style-name="standard">
      <style:graphic-properties draw:stroke="solid" svg:stroke-width="0.009cm" svg:stroke-color="#ffffff" draw:stroke-linejoin="miter" svg:stroke-linecap="butt" draw:fill="solid" draw:fill-color="#eb2a31" fo:padding-top="0.004cm" fo:padding-bottom="0.004cm" fo:padding-left="0.004cm" fo:padding-right="0.004cm"/>
    </style:style>
    <style:style style:name="gr158" style:family="graphic" style:parent-style-name="standard">
      <style:graphic-properties draw:stroke="solid" svg:stroke-width="0.003cm" svg:stroke-color="#444141" draw:stroke-linejoin="miter" svg:stroke-linecap="butt" draw:fill="none" fo:padding-top="0.001cm" fo:padding-bottom="0.001cm" fo:padding-left="0.001cm" fo:padding-right="0.001cm"/>
    </style:style>
    <style:style style:name="gr159" style:family="graphic" style:parent-style-name="standard">
      <style:graphic-properties draw:stroke="solid" svg:stroke-width="0.061cm" svg:stroke-color="#ad7b41" draw:stroke-linejoin="miter" svg:stroke-linecap="butt" draw:fill="none" fo:padding-top="0.03cm" fo:padding-bottom="0.03cm" fo:padding-left="0.03cm" fo:padding-right="0.03cm"/>
    </style:style>
    <style:style style:name="gr160" style:family="graphic" style:parent-style-name="standard">
      <style:graphic-properties draw:stroke="dash" draw:stroke-dash="stroke-dash44" svg:stroke-width="0.075cm" svg:stroke-color="#ad7b41" draw:stroke-linejoin="miter" svg:stroke-linecap="butt" draw:fill="none" fo:padding-top="0.037cm" fo:padding-bottom="0.037cm" fo:padding-left="0.037cm" fo:padding-right="0.037cm"/>
    </style:style>
    <style:style style:name="gr161"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162" style:family="graphic" style:parent-style-name="standard">
      <style:graphic-properties draw:stroke="none" draw:fill="solid" draw:fill-color="#201d1d"/>
    </style:style>
    <style:style style:name="gr163" style:family="graphic" style:parent-style-name="standard">
      <style:graphic-properties draw:stroke="none" draw:fill="solid" draw:fill-color="#e71b23"/>
    </style:style>
    <style:style style:name="gr164" style:family="graphic" style:parent-style-name="standard">
      <style:graphic-properties draw:stroke="none" draw:fill="solid" draw:fill-color="#1a1f45"/>
    </style:style>
    <style:style style:name="gr165" style:family="graphic" style:parent-style-name="standard">
      <style:graphic-properties draw:stroke="none" draw:fill="solid" draw:fill-color="#211d1d"/>
    </style:style>
    <style:style style:name="gr166" style:family="graphic" style:parent-style-name="standard">
      <style:graphic-properties draw:stroke="none" draw:fill="solid" draw:fill-color="#e41d26"/>
    </style:style>
    <style:style style:name="gr167" style:family="graphic" style:parent-style-name="standard">
      <style:graphic-properties draw:stroke="none" draw:fill="solid" draw:fill-color="#f1501b"/>
    </style:style>
    <style:style style:name="P1" style:family="paragraph">
      <loext:graphic-properties draw:fill="solid" draw:fill-color="#d7eaf2"/>
    </style:style>
    <style:style style:name="P2" style:family="paragraph">
      <loext:graphic-properties draw:fill="solid" draw:fill-color="#c6d1e1"/>
    </style:style>
    <style:style style:name="P3" style:family="paragraph">
      <loext:graphic-properties draw:fill="solid" draw:fill-color="#e3b8dd"/>
    </style:style>
    <style:style style:name="P4" style:family="paragraph">
      <loext:graphic-properties draw:fill="solid" draw:fill-color="#d8e9f8"/>
    </style:style>
    <style:style style:name="P5" style:family="paragraph">
      <loext:graphic-properties draw:fill="solid" draw:fill-color="#ffffff"/>
    </style:style>
    <style:style style:name="P6" style:family="paragraph">
      <loext:graphic-properties draw:fill="none"/>
    </style:style>
    <style:style style:name="P7" style:family="paragraph">
      <loext:graphic-properties draw:fill="solid" draw:fill-color="#f0efef"/>
    </style:style>
    <style:style style:name="P8" style:family="paragraph">
      <loext:graphic-properties draw:fill="solid" draw:fill-color="#ece7e8"/>
    </style:style>
    <style:style style:name="P9" style:family="paragraph">
      <loext:graphic-properties draw:fill="solid" draw:fill-color="#d3d2d2"/>
    </style:style>
    <style:style style:name="P10" style:family="paragraph">
      <style:paragraph-properties fo:text-align="start" style:writing-mode="lr-tb"/>
    </style:style>
    <style:style style:name="P11" style:family="paragraph">
      <loext:graphic-properties draw:fill="none"/>
      <style:paragraph-properties style:writing-mode="lr-tb"/>
      <style:text-properties fo:font-size="3.79999995231628pt" style:font-size-asian="3.79999995231628pt" style:font-size-complex="3.79999995231628pt"/>
    </style:style>
    <style:style style:name="P12" style:family="paragraph">
      <loext:graphic-properties draw:fill="none"/>
      <style:paragraph-properties style:writing-mode="lr-tb"/>
      <style:text-properties fo:font-size="3.70000004768372pt" style:font-size-asian="3.70000004768372pt" style:font-size-complex="3.70000004768372pt"/>
    </style:style>
    <style:style style:name="P13" style:family="paragraph">
      <loext:graphic-properties draw:fill="none"/>
      <style:paragraph-properties style:writing-mode="lr-tb"/>
      <style:text-properties fo:font-size="3.90000009536743pt" style:font-size-asian="3.90000009536743pt" style:font-size-complex="3.90000009536743pt"/>
    </style:style>
    <style:style style:name="P14" style:family="paragraph">
      <loext:graphic-properties draw:fill="solid" draw:fill-color="#231f20"/>
    </style:style>
    <style:style style:name="P15" style:family="paragraph">
      <loext:graphic-properties draw:fill="none"/>
      <style:paragraph-properties style:writing-mode="lr-tb"/>
      <style:text-properties fo:font-size="3.40000009536743pt" style:font-size-asian="3.40000009536743pt" style:font-size-complex="3.40000009536743pt"/>
    </style:style>
    <style:style style:name="P16" style:family="paragraph">
      <loext:graphic-properties draw:fill="none"/>
      <style:paragraph-properties style:writing-mode="lr-tb"/>
      <style:text-properties fo:font-size="3.5pt" style:font-size-asian="3.5pt" style:font-size-complex="3.5pt"/>
    </style:style>
    <style:style style:name="P17" style:family="paragraph">
      <loext:graphic-properties draw:fill="none"/>
      <style:paragraph-properties style:writing-mode="lr-tb"/>
      <style:text-properties fo:font-size="3.59999990463257pt" style:font-size-asian="3.59999990463257pt" style:font-size-complex="3.59999990463257pt"/>
    </style:style>
    <style:style style:name="P18" style:family="paragraph">
      <loext:graphic-properties draw:fill="none"/>
      <style:paragraph-properties fo:text-align="start" style:writing-mode="lr-tb"/>
      <style:text-properties fo:font-size="3.70000004768372pt" style:font-size-asian="3.70000004768372pt" style:font-size-complex="3.70000004768372pt"/>
    </style:style>
    <style:style style:name="P19" style:family="paragraph">
      <loext:graphic-properties draw:fill="solid" draw:fill-color="#777475"/>
    </style:style>
    <style:style style:name="P20" style:family="paragraph">
      <loext:graphic-properties draw:fill="none"/>
      <style:paragraph-properties style:writing-mode="lr-tb"/>
      <style:text-properties fo:font-size="8.10000038146973pt" style:font-size-asian="8.10000038146973pt" style:font-size-complex="8.10000038146973pt"/>
    </style:style>
    <style:style style:name="P21" style:family="paragraph">
      <loext:graphic-properties draw:fill="none"/>
      <style:paragraph-properties style:writing-mode="lr-tb"/>
      <style:text-properties fo:font-size="8.19999980926514pt" style:font-size-asian="8.19999980926514pt" style:font-size-complex="8.19999980926514pt"/>
    </style:style>
    <style:style style:name="P22" style:family="paragraph">
      <loext:graphic-properties draw:fill="solid" draw:fill-color="#155196"/>
    </style:style>
    <style:style style:name="P23" style:family="paragraph">
      <loext:graphic-properties draw:fill="none"/>
      <style:paragraph-properties style:writing-mode="lr-tb"/>
      <style:text-properties fo:font-size="8.30000019073486pt" style:font-size-asian="8.30000019073486pt" style:font-size-complex="8.30000019073486pt"/>
    </style:style>
    <style:style style:name="P24" style:family="paragraph">
      <loext:graphic-properties draw:fill="solid" draw:fill-color="#fbcbb4"/>
    </style:style>
    <style:style style:name="P25" style:family="paragraph">
      <loext:graphic-properties draw:fill="solid" draw:fill-color="#214395"/>
    </style:style>
    <style:style style:name="P26" style:family="paragraph">
      <loext:graphic-properties draw:fill="none"/>
      <style:paragraph-properties style:writing-mode="lr-tb"/>
      <style:text-properties fo:font-size="14.1000003814697pt" style:font-size-asian="14.1000003814697pt" style:font-size-complex="14.1000003814697pt"/>
    </style:style>
    <style:style style:name="P27" style:family="paragraph">
      <loext:graphic-properties draw:fill="none"/>
      <style:paragraph-properties style:writing-mode="lr-tb"/>
      <style:text-properties fo:font-size="4.19999980926514pt" style:font-size-asian="4.19999980926514pt" style:font-size-complex="4.19999980926514pt"/>
    </style:style>
    <style:style style:name="P28" style:family="paragraph">
      <loext:graphic-properties draw:fill="none"/>
      <style:paragraph-properties style:writing-mode="lr-tb"/>
      <style:text-properties fo:font-size="11.5pt" style:font-size-asian="11.5pt" style:font-size-complex="11.5pt"/>
    </style:style>
    <style:style style:name="P29" style:family="paragraph">
      <loext:graphic-properties draw:fill="solid" draw:fill-color="#227faa"/>
    </style:style>
    <style:style style:name="P30" style:family="paragraph">
      <loext:graphic-properties draw:fill="solid" draw:fill-color="#615e5e"/>
    </style:style>
    <style:style style:name="P31" style:family="paragraph">
      <loext:graphic-properties draw:fill="solid" draw:fill-color="#5e2c95"/>
    </style:style>
    <style:style style:name="P32" style:family="paragraph">
      <loext:graphic-properties draw:fill="none"/>
      <style:paragraph-properties style:writing-mode="lr-tb"/>
      <style:text-properties fo:font-size="2.90000009536743pt" style:font-size-asian="2.90000009536743pt" style:font-size-complex="2.90000009536743pt"/>
    </style:style>
    <style:style style:name="P33" style:family="paragraph">
      <loext:graphic-properties draw:fill="solid" draw:fill-color="#5a5758"/>
    </style:style>
    <style:style style:name="P34" style:family="paragraph">
      <loext:graphic-properties draw:fill="none"/>
      <style:paragraph-properties style:writing-mode="lr-tb"/>
      <style:text-properties fo:font-size="2.59999990463257pt" style:font-size-asian="2.59999990463257pt" style:font-size-complex="2.59999990463257pt"/>
    </style:style>
    <style:style style:name="P35" style:family="paragraph">
      <loext:graphic-properties draw:fill="solid" draw:fill-color="#e51b24"/>
    </style:style>
    <style:style style:name="P36" style:family="paragraph">
      <loext:graphic-properties draw:fill="solid" draw:fill-color="#eb2a31"/>
    </style:style>
    <style:style style:name="P37" style:family="paragraph">
      <loext:graphic-properties draw:fill="solid" draw:fill-color="#201d1d"/>
    </style:style>
    <style:style style:name="P38" style:family="paragraph">
      <loext:graphic-properties draw:fill="solid" draw:fill-color="#e71b23"/>
    </style:style>
    <style:style style:name="P39" style:family="paragraph">
      <loext:graphic-properties draw:fill="solid" draw:fill-color="#1a1f45"/>
    </style:style>
    <style:style style:name="P40" style:family="paragraph">
      <loext:graphic-properties draw:fill="solid" draw:fill-color="#211d1d"/>
    </style:style>
    <style:style style:name="P41" style:family="paragraph">
      <loext:graphic-properties draw:fill="solid" draw:fill-color="#e41d26"/>
    </style:style>
    <style:style style:name="P42" style:family="paragraph">
      <loext:graphic-properties draw:fill="solid" draw:fill-color="#f1501b"/>
    </style:style>
    <style:style style:name="T1" style:family="text">
      <style:text-properties fo:color="#231f20" loext:opacity="100%" style:font-name="CoreSansA651" fo:font-size="3.79999995231628pt" fo:font-weight="bold" style:font-size-asian="3.79999995231628pt" style:font-name-complex="CoreSansA651" style:font-size-complex="3.79999995231628pt" style:font-weight-complex="bold" style:text-scale="99%"/>
    </style:style>
    <style:style style:name="T2" style:family="text">
      <style:text-properties fo:color="#231f20" loext:opacity="100%" style:font-name="CoreSansA651" fo:font-size="3.70000004768372pt" fo:font-weight="bold" style:font-size-asian="3.70000004768372pt" style:font-name-complex="CoreSansA651" style:font-size-complex="3.70000004768372pt" style:font-weight-complex="bold" style:text-scale="103%"/>
    </style:style>
    <style:style style:name="T3" style:family="text">
      <style:text-properties fo:color="#231f20" loext:opacity="100%" style:font-name="CoreSansA651" fo:font-size="3.70000004768372pt" fo:font-weight="bold" style:font-size-asian="3.70000004768372pt" style:font-name-complex="CoreSansA651" style:font-size-complex="3.70000004768372pt" style:font-weight-complex="bold" style:text-scale="106%"/>
    </style:style>
    <style:style style:name="T4" style:family="text">
      <style:text-properties fo:color="#231f20" loext:opacity="100%" style:font-name="CoreSansA651" fo:font-size="3.70000004768372pt" fo:font-weight="bold" style:font-size-asian="3.70000004768372pt" style:font-name-complex="CoreSansA651" style:font-size-complex="3.70000004768372pt" style:font-weight-complex="bold" style:text-scale="104%"/>
    </style:style>
    <style:style style:name="T5" style:family="text">
      <style:text-properties fo:color="#231f20" loext:opacity="100%" style:font-name="CoreSansA651" fo:font-size="3.90000009536743pt" fo:font-weight="bold" style:font-size-asian="3.90000009536743pt" style:font-name-complex="CoreSansA651" style:font-size-complex="3.90000009536743pt" style:font-weight-complex="bold" style:text-scale="95%"/>
    </style:style>
    <style:style style:name="T6" style:family="text">
      <style:text-properties fo:color="#231f20" loext:opacity="100%" style:font-name="CoreSansA651" fo:font-size="3.79999995231628pt" fo:font-weight="bold" style:font-size-asian="3.79999995231628pt" style:font-name-complex="CoreSansA651" style:font-size-complex="3.79999995231628pt" style:font-weight-complex="bold"/>
    </style:style>
    <style:style style:name="T7"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4%"/>
    </style:style>
    <style:style style:name="T8"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5%"/>
    </style:style>
    <style:style style:name="T9" style:family="text">
      <style:text-properties fo:color="#466d21" loext:opacity="100%" style:font-name="HelveticaNeueCondensed1" fo:font-size="3.5pt" fo:font-weight="bold" style:font-size-asian="3.5pt" style:font-name-complex="HelveticaNeueCondensed1" style:font-size-complex="3.5pt" style:font-weight-complex="bold" style:text-scale="98%"/>
    </style:style>
    <style:style style:name="T10"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7%"/>
    </style:style>
    <style:style style:name="T11" style:family="text">
      <style:text-properties fo:color="#466d21" loext:opacity="100%" style:font-name="HelveticaNeueCondensed1" fo:font-size="3.5pt" fo:font-weight="bold" style:font-size-asian="3.5pt" style:font-name-complex="HelveticaNeueCondensed1" style:font-size-complex="3.5pt" style:font-weight-complex="bold"/>
    </style:style>
    <style:style style:name="T12" style:family="text">
      <style:text-properties fo:color="#466d21" loext:opacity="100%" style:font-name="HelveticaNeueCondensed1" fo:font-size="3.5pt" fo:font-weight="bold" style:font-size-asian="3.5pt" style:font-name-complex="HelveticaNeueCondensed1" style:font-size-complex="3.5pt" style:font-weight-complex="bold" style:text-scale="87%"/>
    </style:style>
    <style:style style:name="T13" style:family="text">
      <style:text-properties fo:color="#466d21" loext:opacity="100%" style:font-name="HelveticaNeueCondensed1" fo:font-size="3.5pt" fo:font-weight="bold" style:font-size-asian="3.5pt" style:font-name-complex="HelveticaNeueCondensed1" style:font-size-complex="3.5pt" style:font-weight-complex="bold" style:text-scale="88%"/>
    </style:style>
    <style:style style:name="T14"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1%"/>
    </style:style>
    <style:style style:name="T15"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2%"/>
    </style:style>
    <style:style style:name="T16"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0%"/>
    </style:style>
    <style:style style:name="T17" style:family="text">
      <style:text-properties fo:color="#466d21" loext:opacity="100%" style:font-name="HelveticaNeueCondensed1" fo:font-size="3.5pt" fo:font-weight="bold" style:font-size-asian="3.5pt" style:font-name-complex="HelveticaNeueCondensed1" style:font-size-complex="3.5pt" style:font-weight-complex="bold" style:text-scale="103%"/>
    </style:style>
    <style:style style:name="T18"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6%"/>
    </style:style>
    <style:style style:name="T19"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89%"/>
    </style:style>
    <style:style style:name="T20"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5%"/>
    </style:style>
    <style:style style:name="T21" style:family="text">
      <style:text-properties fo:color="#231f20" loext:opacity="100%" style:font-name="CoreSansA45Regular1" fo:font-size="3.70000004768372pt" style:font-size-asian="3.70000004768372pt" style:font-name-complex="CoreSansA45Regular1" style:font-size-complex="3.70000004768372pt" style:text-scale="105%"/>
    </style:style>
    <style:style style:name="T22" style:family="text">
      <style:text-properties fo:color="#231f20" loext:opacity="100%" style:font-name="CoreSansA45Regular1" fo:font-size="3.79999995231628pt" style:font-size-asian="3.79999995231628pt" style:font-name-complex="CoreSansA45Regular1" style:font-size-complex="3.79999995231628pt" style:text-scale="88%"/>
    </style:style>
    <style:style style:name="T23" style:family="text">
      <style:text-properties fo:color="#231f20" loext:opacity="100%" style:font-name="CoreSansA45Regular1" fo:font-size="3.70000004768372pt" style:font-size-asian="3.70000004768372pt" style:font-name-complex="CoreSansA45Regular1" style:font-size-complex="3.70000004768372pt" style:text-scale="103%"/>
    </style:style>
    <style:style style:name="T24" style:family="text">
      <style:text-properties fo:color="#231f20" loext:opacity="100%" style:font-name="CoreSansA45Regular1" fo:font-size="3.79999995231628pt" style:font-size-asian="3.79999995231628pt" style:font-name-complex="CoreSansA45Regular1" style:font-size-complex="3.79999995231628pt"/>
    </style:style>
    <style:style style:name="T25" style:family="text">
      <style:text-properties fo:color="#231f20" loext:opacity="100%" style:font-name="CoreSansA45Regular1" fo:font-size="3.70000004768372pt" style:font-size-asian="3.70000004768372pt" style:font-name-complex="CoreSansA45Regular1" style:font-size-complex="3.70000004768372pt" style:text-scale="93%"/>
    </style:style>
    <style:style style:name="T26" style:family="text">
      <style:text-properties fo:color="#231f20" loext:opacity="100%" style:font-name="CoreSansA45Regular1" fo:font-size="3.90000009536743pt" style:font-size-asian="3.90000009536743pt" style:font-name-complex="CoreSansA45Regular1" style:font-size-complex="3.90000009536743pt" style:text-scale="95%"/>
    </style:style>
    <style:style style:name="T27" style:family="text">
      <style:text-properties fo:color="#231f20" loext:opacity="100%" style:font-name="CoreSansA45Regular1" fo:font-size="3.70000004768372pt" style:font-size-asian="3.70000004768372pt" style:font-name-complex="CoreSansA45Regular1" style:font-size-complex="3.70000004768372pt" style:text-scale="106%"/>
    </style:style>
    <style:style style:name="T28" style:family="text">
      <style:text-properties fo:color="#231f20" loext:opacity="100%" style:font-name="CoreSansA45Regular1" fo:font-size="3.70000004768372pt" style:font-size-asian="3.70000004768372pt" style:font-name-complex="CoreSansA45Regular1" style:font-size-complex="3.70000004768372pt" style:text-scale="102%"/>
    </style:style>
    <style:style style:name="T29" style:family="text">
      <style:text-properties fo:color="#231f20" loext:opacity="100%" style:font-name="CoreSansA45Regular1" fo:font-size="3.70000004768372pt" style:font-size-asian="3.70000004768372pt" style:font-name-complex="CoreSansA45Regular1" style:font-size-complex="3.70000004768372pt" style:text-scale="104%"/>
    </style:style>
    <style:style style:name="T30" style:family="text">
      <style:text-properties fo:color="#231f20" loext:opacity="100%" style:font-name="CoreSansA45Regular1" fo:font-size="3.90000009536743pt" style:font-size-asian="3.90000009536743pt" style:font-name-complex="CoreSansA45Regular1" style:font-size-complex="3.90000009536743pt" style:text-scale="90%"/>
    </style:style>
    <style:style style:name="T31" style:family="text">
      <style:text-properties fo:color="#231f20" loext:opacity="100%" style:font-name="CoreSansA45Regular1" fo:font-size="3.70000004768372pt" style:font-size-asian="3.70000004768372pt" style:font-name-complex="CoreSansA45Regular1" style:font-size-complex="3.70000004768372pt" style:text-scale="98%"/>
    </style:style>
    <style:style style:name="T32" style:family="text">
      <style:text-properties fo:color="#231f20" loext:opacity="100%" style:font-name="CoreSansA45Regular1" fo:font-size="3.79999995231628pt" style:font-size-asian="3.79999995231628pt" style:font-name-complex="CoreSansA45Regular1" style:font-size-complex="3.79999995231628pt" style:text-scale="80%"/>
    </style:style>
    <style:style style:name="T33" style:family="text">
      <style:text-properties fo:color="#231f20" loext:opacity="100%" style:font-name="CoreSansA45Regular1" fo:font-size="3.79999995231628pt" style:font-size-asian="3.79999995231628pt" style:font-name-complex="CoreSansA45Regular1" style:font-size-complex="3.79999995231628pt" style:text-scale="29%"/>
    </style:style>
    <style:style style:name="T34" style:family="text">
      <style:text-properties fo:color="#231f20" loext:opacity="100%" style:font-name="CoreSansA45Regular1" fo:font-size="3.79999995231628pt" style:font-size-asian="3.79999995231628pt" style:font-name-complex="CoreSansA45Regular1" style:font-size-complex="3.79999995231628pt" style:text-scale="96%"/>
    </style:style>
    <style:style style:name="T35" style:family="text">
      <style:text-properties fo:color="#231f20" loext:opacity="100%" style:font-name="CoreSansA45Regular1" fo:font-size="3.70000004768372pt" style:font-size-asian="3.70000004768372pt" style:font-name-complex="CoreSansA45Regular1" style:font-size-complex="3.70000004768372pt" style:text-scale="42%"/>
    </style:style>
    <style:style style:name="T36" style:family="text">
      <style:text-properties fo:color="#231f20" loext:opacity="100%" style:font-name="CoreSansA45Regular1" fo:font-size="3.70000004768372pt" style:font-size-asian="3.70000004768372pt" style:font-name-complex="CoreSansA45Regular1" style:font-size-complex="3.70000004768372pt" style:text-scale="62%"/>
    </style:style>
    <style:style style:name="T37" style:family="text">
      <style:text-properties fo:color="#231f20" loext:opacity="100%" style:font-name="CoreSansA45Regular1" fo:font-size="3.70000004768372pt" style:font-size-asian="3.70000004768372pt" style:font-name-complex="CoreSansA45Regular1" style:font-size-complex="3.70000004768372pt" style:text-scale="95%"/>
    </style:style>
    <style:style style:name="T38" style:family="text">
      <style:text-properties fo:color="#231f20" loext:opacity="100%" style:font-name="CoreSansA45Regular1" fo:font-size="3.79999995231628pt" style:font-size-asian="3.79999995231628pt" style:font-name-complex="CoreSansA45Regular1" style:font-size-complex="3.79999995231628pt" style:text-scale="98%"/>
    </style:style>
    <style:style style:name="T39" style:family="text">
      <style:text-properties fo:color="#231f20" loext:opacity="100%" style:font-name="CoreSansA45Regular1" fo:font-size="3.79999995231628pt" style:font-size-asian="3.79999995231628pt" style:font-name-complex="CoreSansA45Regular1" style:font-size-complex="3.79999995231628pt" style:text-scale="99%"/>
    </style:style>
    <style:style style:name="T40" style:family="text">
      <style:text-properties fo:color="#231f20" loext:opacity="100%" style:font-name="CoreSansA45Regular1" fo:font-size="3.90000009536743pt" style:font-size-asian="3.90000009536743pt" style:font-name-complex="CoreSansA45Regular1" style:font-size-complex="3.90000009536743pt" style:text-scale="38%"/>
    </style:style>
    <style:style style:name="T41" style:family="text">
      <style:text-properties fo:color="#231f20" loext:opacity="100%" style:font-name="CoreSansA45Regular1" fo:font-size="3.79999995231628pt" style:font-size-asian="3.79999995231628pt" style:font-name-complex="CoreSansA45Regular1" style:font-size-complex="3.79999995231628pt" style:text-scale="97%"/>
    </style:style>
    <style:style style:name="T42" style:family="text">
      <style:text-properties fo:color="#231f20" loext:opacity="100%" style:font-name="CoreSansA45Regular1" fo:font-size="3.79999995231628pt" style:font-size-asian="3.79999995231628pt" style:font-name-complex="CoreSansA45Regular1" style:font-size-complex="3.79999995231628pt" style:text-scale="95%"/>
    </style:style>
    <style:style style:name="T43" style:family="text">
      <style:text-properties fo:color="#231f20" loext:opacity="100%" style:font-name="CoreSansA45Regular1" fo:font-size="3.70000004768372pt" style:font-size-asian="3.70000004768372pt" style:font-name-complex="CoreSansA45Regular1" style:font-size-complex="3.70000004768372pt" style:text-scale="92%"/>
    </style:style>
    <style:style style:name="T44" style:family="text">
      <style:text-properties fo:color="#918f8f" loext:opacity="100%" style:font-name="CoreSansA45Regular1" fo:font-size="8.10000038146973pt" style:font-size-asian="8.10000038146973pt" style:font-name-complex="CoreSansA45Regular1" style:font-size-complex="8.10000038146973pt"/>
    </style:style>
    <style:style style:name="T45" style:family="text">
      <style:text-properties fo:color="#918f8f" loext:opacity="100%" style:font-name="CoreSansA45Regular1" fo:font-size="8.19999980926514pt" style:font-size-asian="8.19999980926514pt" style:font-name-complex="CoreSansA45Regular1" style:font-size-complex="8.19999980926514pt" style:text-scale="95%"/>
    </style:style>
    <style:style style:name="T46" style:family="text">
      <style:text-properties fo:color="#231f20" loext:opacity="100%" style:font-name="CoreSansA45Regular1" fo:font-size="8.30000019073486pt" style:font-size-asian="8.30000019073486pt" style:font-name-complex="CoreSansA45Regular1" style:font-size-complex="8.30000019073486pt" style:text-scale="95%"/>
    </style:style>
    <style:style style:name="T47" style:family="text">
      <style:text-properties fo:color="#565353" loext:opacity="100%" style:font-name="CoreSansA55Medium1" fo:font-size="3.5pt" style:font-size-asian="3.5pt" style:font-name-complex="CoreSansA55Medium1" style:font-size-complex="3.5pt" style:text-scale="95%"/>
    </style:style>
    <style:style style:name="T48" style:family="text">
      <style:text-properties fo:color="#ffffff" loext:opacity="100%" style:font-name="AvenirNextDemi1" fo:font-size="14.1000003814697pt" fo:font-style="italic" fo:font-weight="bold" style:font-size-asian="14.1000003814697pt" style:font-name-complex="AvenirNextDemi1" style:font-size-complex="14.1000003814697pt" style:font-style-complex="italic" style:font-weight-complex="bold" style:text-scale="106%"/>
    </style:style>
    <style:style style:name="T49" style:family="text">
      <style:text-properties fo:color="#ffffff" loext:opacity="100%" style:font-name="AvenirNextDemi1" fo:font-size="4.19999980926514pt" fo:font-style="italic" fo:font-weight="bold" style:font-size-asian="4.19999980926514pt" style:font-name-complex="AvenirNextDemi1" style:font-size-complex="4.19999980926514pt" style:font-style-complex="italic" style:font-weight-complex="bold" style:text-scale="95%"/>
    </style:style>
    <style:style style:name="T50" style:family="text">
      <style:text-properties fo:color="#ffffff" loext:opacity="100%" style:font-name="GreatVibesular1" fo:font-size="11.5pt" style:font-size-asian="11.5pt" style:font-name-complex="GreatVibesular1" style:font-size-complex="11.5pt" style:text-scale="106%"/>
    </style:style>
    <style:style style:name="T51" style:family="text">
      <style:text-properties fo:color="#ffffff" loext:opacity="100%" style:font-name="CoreSansA651" fo:font-size="2.90000009536743pt" fo:font-weight="bold" style:font-size-asian="2.90000009536743pt" style:font-name-complex="CoreSansA651" style:font-size-complex="2.90000009536743pt" style:font-weight-complex="bold" style:text-scale="92%"/>
    </style:style>
    <style:style style:name="T52" style:family="text">
      <style:text-properties fo:color="#ffffff" loext:opacity="100%" style:font-name="CoreSansA651" fo:font-size="2.59999990463257pt" fo:font-weight="bold" style:font-size-asian="2.59999990463257pt" style:font-name-complex="CoreSansA651" style:font-size-complex="2.59999990463257pt" style:font-weight-complex="bold" style:text-scale="94%"/>
    </style:style>
    <style:style style:name="T53" style:family="text">
      <style:text-properties fo:color="#ffffff" loext:opacity="100%" style:font-name="CoreSansA651" fo:font-size="2.59999990463257pt" fo:font-weight="bold" style:font-size-asian="2.59999990463257pt" style:font-name-complex="CoreSansA651" style:font-size-complex="2.59999990463257pt" style:font-weight-complex="bold" style:text-scale="9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382cm" svg:height="2.499cm" svg:x="17.632cm" svg:y="30.119cm" svg:viewBox="0 0 2383 2500" draw:points="2383,2500 0,2500 0,0 2383,0">
          <text:p/>
        </draw:polygon>
        <draw:polygon draw:style-name="gr2" draw:text-style-name="P2" draw:layer="layout" svg:width="5.025cm" svg:height="4.753cm" svg:x="3.159cm" svg:y="21.13cm" svg:viewBox="0 0 5026 4754" draw:points="0,4754 5024,4754 5026,4 10,0">
          <text:p/>
        </draw:polygon>
        <draw:path draw:style-name="gr3" draw:text-style-name="P3" draw:layer="layout" svg:width="14.987cm" svg:height="7.825cm" svg:x="18.83cm" svg:y="10.854cm" svg:viewBox="0 0 14988 7826" svg:d="M11268 2525l3150-2525 286 1v2333l284 287c-102 5-200 23-273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13 29-37 50-64 69l-103 70c-4 3-7 6-10 9-18 17-11 52-27 70-80 98-142 197-190 308-25 59-77 122-132 178-44 44-56 108-53 167 8-10-11 4 0 0-50 53-53 102-69 169-28-8-44 11-47 29-1 10-3 21-3 31l-214 2h-927c0 0-149 179-299 0h-898l-46-7c-21 118-81 318-247 468-248 226-567 556-567 556 0 0-140 104-210 546-69 443-46 331-46 331l-103 178-41-2c-46-18-59-47-88-125-22-58-51-81-55-113l-322-274c-35-17-82-28-77 5 20 142-60 170-60 170 0 0-89 19-80 141 10 123-129 160-159 179s-259 10-259 10c0 0-67-10-134 20l-5-1147-376-1v-219l-228-1-10 317-116 243-212-2-4-202-985-317-68 37h-1367c-46 110-137 249-312 339-329 170-363 216-416 270l-5 8-2 8-1 45 2 912-179 1h-967l8-809 220-4v-567l-192-79-3-557h-232v-359h-462l3-253 376-96 929-13-25-274-94-253 5448-9 5-335 383-8 220-30 39 130 203 14v232l1339 1 1-121 131-132v-463c0 0 8-165 157-313 148-149 297-207 297-405v-143h269l149-435 621 78 194-285 199 152z">
          <text:p/>
        </draw:path>
        <draw:path draw:style-name="gr3" draw:text-style-name="P3" draw:layer="layout" svg:width="5.68cm" svg:height="3.7cm" svg:x="9.799cm" svg:y="31.803cm" svg:viewBox="0 0 5681 3701" svg:d="M3448 3475h299c5 13 13 42 39 76l28 46 541-754 211-60 69 88c292-428 231-307 508-711l20-3 144 66 200 119 126-91 20-221-67-220-60-119 155-211-524-961-48 11-103 18c-26 8-52 17-78 25l1-202-520-16-190-176h-226l-3 186-136-1 1-96-171 3v-106h-435l6-165h-815l3 191-231 3-17 113-184 1-100-138-134 54-13 139-163-28-125-12-135 76-1341 1v3299c0 0 1221 2 1715 2 777 0 1076-387 1076-387l92-131z">
          <text:p/>
        </draw:path>
        <draw:polygon draw:style-name="gr3" draw:text-style-name="P3" draw:layer="layout" svg:width="5.412cm" svg:height="3.553cm" svg:x="13.058cm" svg:y="18.679cm" svg:viewBox="0 0 5413 3554" draw:points="1317,3239 3646,3259 3646,3545 3949,3554 3947,3252 5172,3252 5124,1066 5413,1064 5411,807 5225,807 5224,634 5008,634 5006,0 0,0 0,1031 462,1581">
          <text:p/>
        </draw:polygon>
        <draw:polygon draw:style-name="gr3" draw:text-style-name="P3" draw:layer="layout" svg:width="0.351cm" svg:height="0.343cm" svg:x="13.389cm" svg:y="21.957cm" svg:viewBox="0 0 352 344" draw:points="324,344 70,344 56,276 0,276 0,0 345,0 352,176">
          <text:p/>
        </draw:polygon>
        <draw:polygon draw:style-name="gr4" draw:text-style-name="P4" draw:layer="layout" svg:width="0.29cm" svg:height="0.29cm" svg:x="19.071cm" svg:y="9.811cm" svg:viewBox="0 0 291 291" draw:points="85,290 75,280 62,271 52,261 45,260 46,248 35,248 16,228 8,224 0,216 0,208 5,204 5,200 25,182 29,176 36,173 45,165 63,154 63,148 68,144 68,138 71,134 86,121 86,112 87,104 89,102 100,103 103,38 105,33 112,28 122,23 127,16 138,11 139,4 141,2 178,4 190,8 211,9 227,5 235,2 274,4 282,0 288,0 282,11 281,33 286,43 289,57 291,59 290,61 266,60 245,96 243,98 224,106 216,119 216,128 210,140 210,148 205,161 204,181 201,187 193,197 177,210 166,215 161,224 152,232 148,238 141,241 112,267 107,275 89,291">
          <text:p/>
        </draw:polygon>
        <draw:path draw:style-name="gr5" draw:text-style-name="P5" draw:layer="layout" svg:width="0.32cm" svg:height="0.312cm" svg:x="19.06cm" svg:y="9.799cm" svg:viewBox="0 0 321 313" svg:d="M247 0v4h-4l-9 3-13 4h-9l-8-1-13-4-9-1h-13l-12-1h-9l-5 4h-4v4 4l-9 4-5 7-9 5-4 4-4 4-5 8v4 4l-1 12v8l-1 9v8l-1 12h-4l-5 4h-4v4 4 8l-1 4-4 4-5 4-4 4-5 8v4l-4 4-1 4-13 7h-4v4l-5 4-9 4-4 8-5 4-4 4-9 7-5 4v4l-5 4v4 4 8l4 5 4 4 4 4 9 5 8 8 4 4 8 9h4v8l4 4 5 1h4l4 4 4 4 13 9 8 8 4 5h9 4l5-4 8-8 5-4 4-3 5-8 5-4 9-8 4-4 5-4 4-4 9-3 5-8 4-4 5-4 4-8 9-4 4-4 14-12 9-11 5-8v-9l1-12 4-12 1-8 5-12v-8l5-8 9-4 8-4 5-3 4-8 5-8 5-8 4-8h5 4 10l4 5 8 8 8 5-4-5-4-4-4-8 1-4 4-8v-4l-4-5-4-12-3-8v-13-5l5-8 4-3-4-9-4-4-14-1-8 4h-5-8l-9-1h-4-4v-4zM247 24l2 1h2 4 4 9l8 1h4v5 12l-1 5 3 4 3 7 1 4h-3-13l-7 11-4 8-5 8-5 8-2 4-6 2-8 4-7 3-3 6-5 8-3 4v5 5l-4 9-1 3v3 5l-4 9-1 3v3l-1 13v3l-1 2-7 10-12 10-2 2-6 2-6 3-4 6-3 5-2 1-4 4-3 3-2 2-1 2-2 1-3 2-3 2-4 4-5 4-4 4-9 8-5 3-2 3-2 3-3 5-2 1-4 4-4 4-4-4-2-2-2-1-10-7-3-3-4-4-6-7v-12h-17l-2-3-4-4-8-8-3-3-3-1-5-3-2-2-2-2 4-3 1-4 6-6 5-4 4-4 3-2 2-3 1-2 2-1 3-2 3-2 4-4 3-2 12-7 10-6v-6l5-4v-8-1l2-1 5-4 4-4 7-6v-8-4l13 1 1-21 1-12v-8-9l1-8v-12-3l1-1 2-2 2-1 5-3 7-3 3-5 2-2 2-1 12-6v-5h8l13 1h6l9 5 3 1h4 8l9 1h4l3-1 13-5h2l1-1z">
          <text:p/>
        </draw:path>
        <draw:polygon draw:style-name="gr4" draw:text-style-name="P4" draw:layer="layout" svg:width="0.318cm" svg:height="0.631cm" svg:x="19.174cm" svg:y="9.152cm" svg:viewBox="0 0 319 632" draw:points="42,628 42,624 53,614 60,614 60,603 79,587 71,579 75,575 75,571 80,567 80,563 84,559 86,526 82,522 82,516 78,507 78,503 74,495 75,481 71,477 71,463 67,462 68,452 58,444 59,437 55,429 55,419 47,411 47,407 43,402 43,392 38,380 35,378 36,374 23,361 23,357 19,352 20,350 24,338 25,330 19,318 17,316 17,307 13,303 13,291 9,287 10,281 17,269 10,262 11,258 2,250 3,242 0,238 1,236 8,230 8,226 12,222 13,202 26,196 27,190 31,186 32,174 36,170 38,137 34,133 34,125 32,123 39,111 39,103 44,95 45,71 50,63 50,46 46,37 47,27 37,17 26,16 18,12 17,12 18,0 24,0 32,9 39,3 45,9 62,10 64,12 76,19 78,23 78,29 90,42 90,50 98,58 98,65 101,71 97,74 97,84 92,92 91,111 87,115 86,123 80,129 86,142 85,152 89,156 89,159 82,165 75,177 75,187 66,195 66,201 61,203 47,215 68,236 47,254 74,255 80,262 94,256 95,256 98,258 97,262 106,271 114,275 114,287 122,296 121,308 125,312 125,327 133,343 132,351 145,358 149,362 148,384 147,405 152,405 156,421 170,434 172,434 176,443 182,443 188,449 188,453 196,462 196,464 200,472 200,476 209,495 212,506 216,514 214,560 224,571 246,572 250,568 259,568 265,563 274,561 276,561 278,565 277,581 290,588 296,594 311,595 319,599 311,603 294,602 266,610 250,618 241,617 219,626 217,628 202,628 193,632 120,629 112,631 110,628 63,626 54,630 50,630 46,632">
          <text:p/>
        </draw:polygon>
        <draw:path draw:style-name="gr5" draw:text-style-name="P5" draw:layer="layout" svg:width="0.458cm" svg:height="0.658cm" svg:x="19.063cm" svg:y="9.137cm" svg:viewBox="0 0 459 659" svg:d="M454 618h5zM114 0l-4 4h-9l-4 3-5 4-4 4-4-4h-5v4 4l-4-4h-5v4 4l4 4v4 4 4 4l-1 4 4 5 4 4h5v4h4 4v4h-4v4h-5-4-4l-5 4h-4v-5l5-3v-4l-4-5v-4l-4-4h-5-4v4h-4l-1 4-4 3h-4l-5 4h-4-5-4l-4-5h-4l-4-4h-5l-4-4-4 4 8 4v4h4l9 5h4 9 8l5-3h4 4 5l4 4-5 4h5l4 1h8 9l5-4 8 1 1-4v-9h-5l-4-4-8-4v-4l-4-9 5-4v-8l4-4h5l4-3 4 4v4h-4v4l4-4 5-4v-4l4-4h5 4l4 1-4-1v4l-5 4 5 1v4l-5 3-5 8 5 1v4l-1 4h5v-4l4-4h5l8 5h4 5l4 4-1 8 4 9v8 4l-5 8v8 4l-1 4v4 4l-5 8v8l-5 8h-4v4 4l4 5-1 8 5 4-1 4v4 4 4l-1 8-4 4v4l-1 8-4 4v4l-9 4-5 4v8 8 4l-5 4v4l-5 4-4 8v4l4 5-1 8 5 4 4 4-1 4 4 4-4 8v5l-1 8 4 4v4 8l4 4v4 4l4 5 4 8v4l-5 12v4l-1 4 4 5v4l4 4 5 4 4 4-1 4 4 5 4 9v8 4l4 4v4l4 5 4 4v8l4 8v4l-1 5 4 4 5 4-1 4v8 4h4v5 4l4 4v4l-1 8 4 8v4l4 9v4 4l4 4v4l-1 8v4 5 4l-5 3v5l-4 3-1 5-4 3v9l4 4-5 4h-4v4l-5 4v4l-4-1-5 4h-4l4 4-4 4h-5v4 4 4 4l-5 4v4l4 1h5l4 4v-4l4 4 9-4 4 1 9-4h4 5 4l13 1h4 4 5l4 5 13-4 13 1-1 4h5v-4h4l17 1h9 13l13 1 9-4 17 1 4-4 9-4 9-3h10l9-4 8-4 13-3 13-4 9 1h9l8-4h5l4-3 5-4h4 4l-4-4h-4l-4-1v-4l-9-4-8-4-13-1-4-4-8-5v-4-8l-4-8v-4l-4-4-4 3h-5l-13 4-4 4-10-1-4 4h-9-4l-4-4v-5-8-8l1-8v-8l1-8-4-9-4-12-4-8-4-9v-4l-4-8v-4l-4-4-4-5v-4l-8-8-4-4h-4l-4-9h-5l-4-4-4-4-4-13 1-4v-4h-4v-4-5-4-4l5-4-5-1 1-4v-8-4l-4-4-4-4-9-5 1-4-4-8-4-8v-4-9-4l-4-4 1-4v-8l-4-4-4-5v-4-8l-4-4-8-4-5-5 1-4-4-4-4-4h-5l-4-1-9 4-4-4h-4l4-4h9l-4-4-4-4-9-9-4-4-4-4 5-4 8-4 1-8 4-4 5-4v-8-4l5-8 4-4 5-4v-8-4l-4-4 1-8-4-9 4-4v-8l5-4v-12l1-8 4-8 1-8 4-4 1-4-4-8v-9l-4-4-4-4v-4-4l-4-4v-5h-4l-4-4v-4l-4-8-13-9-4-4-8-1h-9l-4-4-4-4-4-1-5 4-4-4h-9l-8-5zM137 278l42 2 9 9 11-5 4 3 4 5 2 2 3 2h1v2l-1 8 7 6 2 3v3l-1 9 4 4v4 4 5l2 4 4 8 2 4-1 12 12 6 5 3v3 5l-2 21h1l-1 21h7l2 6 2 5 3 4 4 4 5 4 5 6 4 9h9v4l6 6 2 3 2 5 2 3v4l2 5 4 8 3 7 4 11v2l1 1 2 4-1 3v8 8l-1 8v9 4 8l6 6 4 5 6 6h9l4 1h9 10l4-4 9 1 4-3-1 11 12 6 3 2-5 1-13 4h-1l-2 1-8 3-5 2h-4-5l-5 2-9 3-8 4-4 2h-8l-5-1-5 2-4 2h-8l-13-1h-9l-17-1h-4-10l-7-1h-4-1v1h-2l-1-1h-9-5l-4-1h-4-13-5l-4-1v-3h1l-1-1 1-3 4-4 2-2 16-14-8-9v-3l5-4v-4l4-4 1-9v-4-4-4-8l1-4v-8l-4-5v-4l-2-5-2-4v-4l-2-4-2-4 1-3v-4-9l-4-4 1-20h-4v-5l-6-6-2-2v-4l-2-5-2-4v-3-9l-6-6-2-2v-4l-4-5v-3-5l-2-5-4-9-1-3v-4l-6-7-4-4-3-2 1-4-4-3 3-7 1-3v-3-4l1-5-2-4-4-9-2-3v-8l-4-5v-3-9l-3-4 2-3 7-13zM165 35h4l1 1 7 5v7l6 6 4 4 2 2v9l6 6 2 2v5l1 2h-1l-1 9v3l-2 4-3 4v5 8 4l-5 4v8l-10 8 7 14 2 4v3l-1 8 2 2-2 2-2 3-5 8-3 4v5 4l-2 2-7 6v4l-2 2-5 3-16 14 15 16 4 4 2 2-29 24-1-1v-5l-6-6-2-2v-7l4-4v-4l5-4v-9-4l1-5 1-1 12-5v-8l5-4v-9-3l5-4v-9l1-8v-4-4-4-4l1-9-4-4v-7l2-4 2-4 1-5v-3l2-4 3-4v-5-4-4-4-4l1-3 2-4 2-4 1-5v-4-8-5l-2-5-2-4 1-3v-8z">
          <text:p/>
        </draw:path>
        <draw:path draw:style-name="gr4" draw:text-style-name="P4" draw:layer="layout" svg:width="1.271cm" svg:height="1.214cm" svg:x="17.835cm" svg:y="10.072cm" svg:viewBox="0 0 1272 1215" svg:d="M126 367v-4l-8-8 1-13 7 15h2l2 5v6l8 8v4zM464 1215l-8-5h-7l-9-9-8 7-20-10-18-19-4 3-30-15-11-8-18-10-19-12-13-13-4-2-4-8v-6l-5-6-6-13h-3l-6-7v-4l-6-6-4-8-2-2v-7l-4-8 1-4-6-12-7-7v-2l-7-16-35-2-9 4 1-10-19-19h-4l-10-11v-10l-8-1-3-5-9-5 6-10-20-20-9 16-1-1-4-1-4-4h-5l-2-2 1-10-7-1-14-15 1-22h-7l-2-2 1-12 4-4 1-16 2-2h3l4-8h9l2-49h-6l-3-2 1-9-15-14h-2l1-23-4-4 1-25-4-4v-6l-8-4v-2l-2-2h11v-4l8 1 2-29-15-1-3-2 1-4-13-13-8-4-4-4v-6l-11-1-14-15v-10h-4v-2-2h-2l-2-2v-2h-2l-2-3 1-18v-6l4-4 1-8 4-4 1-8 2-2 11 1v-10l5-4v-13l5-3v-13l2-2 22 1-10-11 7-6h-13l-7-7 1-10h-4v-4l1-24h-5l1-21 9 1 1-25 6 1 8 8 24 1 1-4h4v-8h4v4l62 3 9 8 17 1 8 8 6 1 9 4h2l3 2 12 7h2l7 7 4 2-1 4 25 13h12l11-9 1-14-4-13v-6l-4-5v-3l2-2h5l9-8 7-12 1-33 7-12 2-1 9-4 18-15-1 9-4 8-1 4-4 8v6l-9 8v4l-5 4v2h-4l-2 30v4l-4 4-1 2h-12l-2 23 15 14 10 1 5 2 5 5 12 5 8 8 8 4 6 6 4 8 11 11 8 5 9 8 8 5 10 10 6 12 7 1 12 12 4 1 9 8h10l9 5h13l13-5 7-6h2l9-4 13 1 2-39-5-4 1-15-4-8 1-22 9-8 14-5h12l5-8 9 1v-11l4-4 1-8 18-15v-2h3l9 4h8l2 3v4l18 19 35 1 4 4 8 1 9 8 9-8 9 1 6-6 5-2h6l5-4 4 1 13-12h9l18-15h11v-10l11-10h9l14-11h10v-4h5v-8h2l9-8 11 1v-2l2 2h4l4 4 33 2v-8l22-10 9-7 5-2h4l17-8v-2l5-3 17-8 14-12 13-5 1-8 6-11 7-3 18-16 1-17-2-2 11-6 13-11 13-6 1-12 4-2 14-12v-2h6l8-20v-8l9-16 1-2 4-4 1-32 9-4 7-6h9l11-9v-4l16-14-2-4h2l9-8 2-4 13-5 25-22 10-16h10l4 3 4 4v8l10 11h11v8l9 21 7 6v3l1 3-4 8-7 6v4l-2 2h-7l-9 16v4l-2 2-9 4-7 13v4l-3 5-5 4-6 11-1 8-4 8v3l-5 3-1 23-3 5-5 11-6 6v12l-3 2-5 8-6 6-1 11-4 8v4l-7 10 4 8-10 18-5 4-4 8-7 6v16l-3 2-5 8-6 6-1 27h12l6 3 15 6 7 3 16 6 43 2 14 5 10-3 1 1 4 2v4h-4l-1 10-7 6h-4l-11 9-5 2h-6l-5 4h-2l-9 3h-8l-22 9-22 20-16 7-10 2h-10l-7 12-1 1-5 3-12-1-17-9h-13l-17 4-14 13-9 3-14 12-9 4-25 22-4 7-2 2-9 4-18 16v5l-3 5-6 5-2 27-1 3-12 5-24-1-4 4-17-1-9 8-13-1-5 4-21-1-5 4h-8l-5 4-15-1v4h-4l-1 4h-2l-4 4h-9l-6 5-9 4-39 33-29 50-6 15-1 36 15 33 13 7 4 4 17 9 12 13v12l-5 3v13l-11 9h-3l-17 8v6l-3 2-4 8-9 8-5-1-9 8h-11l-8 4-7-1-6 6-9 4-14 12v12l14 15h5l4 4 17 1 5-4h4l10 11v4l6 6 2 5v6l9 9-34 38-22-14 1-1-17-17h-13l-5 4-12-1-13 6-9 7v13l6 6 8 17 8 8 2 1-1 28 4 9-1 12 5 8v2l-8 6-4 7-11 6-7 3-41 11-5 4-33 14-10 3z">
          <text:p/>
        </draw:path>
        <draw:path draw:style-name="gr5" draw:text-style-name="P5" draw:layer="layout" svg:width="1.303cm" svg:height="1.234cm" svg:x="17.816cm" svg:y="10.062cm" svg:viewBox="0 0 1304 1235" svg:d="M772 871h4zM39 487h4zM36 454v5zM9 391l-1 4zM4 391h5zM4 387v4zM0 383l4 4v-4zM0 379v4zM596 370v8l-1 4h-4v4 4l4-4 5-4v-4l-4-4zM14 363v4zM377 251v4h4v-4zM1231 0l-5 3-5 8-4 8-5 4-4 4-9 8-5 4-9 4-4-1-5 8-4 4h-9l-4 4 4 8-14 12v4l-4 4-9-1-4 4-5 4-9 4-4 4-1 12v8 4l-1 8-4 4v4l-5 8-5 8v8l-5 13-9-1v8l-10 8-9 4v12l-9 4-4 4-10 7-13 8-4 4v4l4 4-1 8-4 4-9 8-9 4-5 8-4 8-1 4-8 4-5 4-4 3-5 4-9 4-4-4-4 4v4l-5 4h-4v4l-9 3h-4l-9 4-5 4-4 4-9 3-9 4-8 4-1 4h-4l-9-1h-4l-4-4h-4l-5-4-4-1h-4-4l-1 4h-4l-4 4-5 4h-4l-5 3v5l-4-1v4h-5-4v4l-4 4-5 4h-4-5l-4 4-5 3h-4v4l-5 4v4h-4l-5 4-4 4-5 4-4 4-9-1h-4v4l-5 4-4 4h-4l-5 4h-4l-9 3-5 5h-4-4l-5 4-4-4-8-1-4-5h-5-4l-4-1h-9-9-4l-4-5-4-4-4-4v-4l-4-4-4-5h-9l-8-4-5-1-4-4h-4l-5 4v4 4l-5 4-4 4-4 4-5 4v8l-5 5v4h-4l-5 8-9-1-8 4-9 4-5 4-4 3-5 4v8 9l-1 12 4 8v8l-1 8 4 5v4 4 4 4 4l-1 4h-4l-9 4-4-1-5 4-4 4-9 4h-8l-9-5h-9l-4-4-4-5h-4l-4-4-4-4-4-4-5-1-4-8-4-4-4-4-4-5-8-4-9-9-8-4-8-8-4-9-9-8-8-5-4-4-4-4-13-5-4-4-9-4-8-1-4-4-4-4v-4-5h4 9v-4-4l5-4v-4l4-4-4-4v-4l1-4v-4-4h4l1-8 4-4v-4l5-4 4-4v-4l1-4 4-8 1-4 4-8v-4l1-9v-4l4-4-4-8 1-4 4-4v-4-4h5v-4-4l5-4v-4-4l5-4v-4-4l-5 4v4l-4 4-1 8-4 4-5 8v8l-5 4v4h-4l-5 4h-4v4l-5 4-4 3-5 4-4 4-9 4-4 4-5 8h-4l-1 8v4 4 8l-1 4v8 4l-5 8-4 4h-5l-4 4h-4l-1 4v4 8l4 4v4l3 14v4 4l-4 4h-5l-17-9 1-4-9-5-4-5-4-4h-4l-9-5-4-4h-4l-9-5h-4l-4-4-4-4h-4l-5-1h-4-4l-4-4-5-4-4-5v-4l-4-4-4-4v-4l-3-9v-4h-5l-4-8 1-8v-4-4l-4-5v-4h-4v-4l-4-8-4-5h-4l-4-4-5-4-4-4 4 4v4h5l4 4 4 5v4l4 4v4l-1 4v4 4h-4v4l-5 4v4 4l-1 4v4 4 4l4 5 4 4v8h4l4 4h-4-4-5-4-4l-5-1 1-4h-9l-4-4-5 4-4-1-4 4-1 4h-4v4h-4-5l-4-4-4-5h-4-4-5-4-4l-5-1v-4h-4-9-4l-4-5-4-4-4-4v8l4 4 4 1 4 4h4l5 4-1 4h5l4 5h4v4 4 4h-5-4-4l-5-1h-4-4l-5-4-4-4-4-1v-4h-4v4h4v4l4 1 4 4v4l4 4h5l-1 4v4l4 1 5 5h4v4 4l-1 4v4 4l4 1v4 4h-4l-1 4 1-4-5-1v4l4 1v4 4h-4v4h8v4h4v4 4l4 1 4 4h-4l-4-1h-4l-1 4 5 1h4l-5 4v8 4l-5 4v4 4 4l-5 4v4h-4l-5 4-4 4v4 4l-5 4v4 4l-5 4v4l-4-1v5l-1 8v4h4v4 4 4l4 4-5 4h5v5h4v4h4v4l4 4 4 5 4 4v4h4l4 4h5v5h4l4 4 8 4 5 5 4 4-1 4v4h5l4 4 4 1h4v4 4h-4l-5-1v5l-4-1-5 4h-4v4h-4l4 4 4 5v4l8 4v4l4 4v4h-4l-1 4h-4-4l-1 8 4 4v4l5 1v-5l4 1v4l4 4v4l-1 8v4 4 4l4 5h4l4 4 5 4v4l-1 4 4 5v4h4v12 4 4 4l-1 4h-4l-5 8h-4v4l-5 4v4 4 4 4l-5 4v4 4 4l-1 9 4 4v4h4v4 4 4 4l4 5 8 8 4 4v4l4 1v4l4 4v4h9l4 4 4 1 4 4h5l4-4 5-8 4 4-5 8v5l4 4 8 4 5 8 4 1v4l8 8 4 4 4 5h4l5 4 4 4 4 5v4l-1 4v4l9 4h4l9-3h4 4 9l4 1h5l4 8-1 4 5 4 4 5 4 8-1 4 4 8v4 4l4 5 4 8 4 4v4l4 5 4 4v4h4l4 8 4 5v4l4 8v4l8 4 13 13 21 13 17 9 12 9 9 4 8 5 8 4v4l9 4 4-3 4 4 8 8 9 5 8 4 9 4 4 1 5-4 4 4h8l9 5h4 13l13-3 9-4 9-4 9-3 8-4 5-4 13-3 13-4 13-4 9-3 13-8 5-8 9-8v-8l-4-8v-4l1-8-4-9v-4-8l1-8v-8l-4-8-4-1-4-4-4-8-4-9-4-4v-4l5-4 8-3h5 8l5-4h4l4 5 4 4-4 8 4-4 29 17 9 5 45-51-4-5-4-4-4-4v-4l-4-9-4-4v-8h-4l-4-4-4-5-4-4h-5-4-4l-5 4-8-1-4-4h-5l-4-4-4-5v-4l5-4 4-4 9-3 5-4h4l9-4 8 1h5l4-4 4-4h5l4-4 9-8 5-8 4-3 1-4 8-4h5l4-4 5-4 4-4 5-4v-8-4l5-4v-8-4-4h5 4v-4h-4-4l-9-9-8-8-8-4-9-5-4-4-8-5v-4h-4l-4-8-4-8-4-9v-12l1-8v-4-8l5-12 5-8 4-8 5-8 5-8 4-8 5-8 5-4 4-4 4-4 9-8 5-4 4-3 5-4 9-4 4-4h9l4-4 9 1v-4h4l1-4h4 4l5-4h4l4 1 5-4h4 13l4 1 5-4h4 4 5l4-4 5-4 4 1h4 5 4l4-4 9 1h13l9-4 8-3 5-8v-4-5l1-4v-4-8l5-4 4-8 1-4 4-4 4-4 5-3 9-4 4-4 5-8 4-4 10-8 9-8 8-3 9-8 5-4 9-4 4-4 9-7 13-4h10l8 5 9 4 8 1h9l9-4 4-4 5-8 4 1 13-4 9-4 9-4 9-7 4-4 5-4 4-4 9-4 9-3h8l9-4h4l5-4 4 1 9-4 5-4 4-4h9v-4l4-4 5-3v-5l4 1v-5l1-9v-8l-8-4-4-4-13 3-13-4-9-1h-13l-8-1h-13l-13-5-8-4-13-5-9-4h-4l1-12 4-4 5-8 4-4v-4l1-8v-5l5-3 4-8 5-4 4-8 5-8 5-8-4-9 4-7 1-5 4-8 1-8 4-4 5-8 4-3 1-9v-4l4-4 5-12 5-8v-8-4l1-8 4-4v-4l5-8v-4-4l5-8 5-4 4-8v-4l5-8 9-4 5-8v-4l4-8 5 1 4-4h4l1-8 4-4 5-8 4-4-3-8v-4l-9-9-3-8-4-9v-4-4-4l5-4v-4l-9-4-9 8-4-1-4-4v-8-4h-4l-4-4-8-5h-9-4zM1241 21h1v8l6 6 4 4 6 7h5l2 5 4 8 4 9 1 3 3 2 2 2-1 1 1 1-1 2-2 1-6 6h-1-4l-7 11-4 8-3 5v2h-1l-6 3-4 6-5 8-2 4v4l-1 1-2 2-2 2-2 3-5 8-2 4-1 5v3l-2 4-2 4v1l-5 4v8 8l-1 4v4l-2 3-1 2v1l-3 8h-1l-7 6v9 3l-1 1-1 2-3 5-2 2-7 6v8 4l-3 3-2 5v4l-2 3-6 10 4 8-4 7-3 5-2 1-2 3-2 3-3 5-2 1-6 6-1 9v4 3 1l-2 3-3 5-2 1-7 6v9l-1 12-1 20 21 1 4 2 2 1 1 1 11 4 7 3 2 1 1 1 13 4 3 1 4 1h13 8l13 1h5l10 4h2l-7 7-4 4-2 1-1 1-8-1-5 4-5 2-4 2h-3-6l-4 2-9 3-9 4-3 2-3 2-4 4-5 4-4 3-6 6-6 2-7 4-9 2-14-1-6 11-3 5h-4-3l-4-2-9-5-4-2h-5l-10-1h-4l-3 1-13 4-5 1-4 3-9 8-2 2-5 2-4 2-2 2-5 4-6 5-5 3-4 1-2 2-9 8-9 8-5 4-2 2-2 3-3 5-5 2-3 1-3 2-4 4-5 4-4 4-7 6v8h-1l-1 2-7 6v8l-1 8v5 4 1h-1l-4 2h-8-9l-9-1-4 4h-4-4l-9-1-7 6-2 2h-4-9l-5 4-8-1h-4-9l-5 4-8-1-5 4-22-1v4h-4v8h-9l-7 6-1 1-6 3-3 1-3 2-4 4-5 4-4 4-9 8-5 4-4 4-5 4-2 2-2 3-5 8-4 8-5 8-5 8-4 8-5 8-1 1v1l-5 12-2 3v4 8 4l-1 8v12 5l2 5 4 8 4 8 4 9 1 4v3l3 2 1 2h4l4 3 5 2 2 2 3 3 3 1 8 5 5 2 6 6 2 3v3l-4 4-1 8v4l-2 2-2 2h-1l-5 2-8 4-13 5v8l-1 1-1 2-3 6-4 3h-5l-6 6-3 2h-4l-5-1-4 2-4 2h-8l-7 6-2 1-6 3-3 1-2 2-5 4-5 4-6 6-1 9v4 8l6 6 4 5 4 4 6 6h5l4 5h9 8l9 1 2-2 2 2v4l6 6 2 2v1 8l5 5-21 24-9-5-8-8-4-4-4-5-6-6h-9-5l-8-1-5 4h-4-5l-5 2-8 3-4 2-2 2-5 4-6 6-1 8v5 8l6 6 1 2 3 5 4 9 1 3 3 2 4 4 2 2v8l-1 9v4 4l2 5 2 4v3 4l-1 5 2 4v1l-2 2-2 3-2 3-7 4-6 3-12 3-13 4-13 3-5 2-4 3-2 2-5 2-9 4-9 3-7 3-8 3-9-1-4-2-5-2h-4l-13-13-10 9-6-3-6-3-6-6-4-4-15-16-5 6-6-3-9-5-7-4-12-8h-1l-1-1-16-8-18-12-11-11-2-2-2-1-2-3v-8l-6-6-1-2-3-5-5-12h-5v-5l-6-6-1-2-3-5-1-3h-1v-5l-2-4-2-4 1-4-3-5-3-8-2-3-2-2-2-3-3-4-3-9-6-11-13-1h-5-4l-9-1h-4-4l-6-6-4-5-4-4-5-4-6-6-4-1-2-2-2-2 1-16-13-1-1-3-3-1 5-8-11-11-4-4-21-21-11 19v-1-12l-13-1-2-2-6-6v-4-4l1-21h-8l4-3v-9l1-4 4-8 13 1 1-21v-4-4l1-4v-4-12l1-21h-8v-4l-6-7-4-4-5-4-2-2 1-8v-4-9l-4-4 1-12v-4-8l-4-5v-3h9l1-20v-4-4l1-21-17-1-6-6-4-4-4-5-3-2-3-2-5-2v-12l-17-1-2-2-4-4-2-3v-7h1l-1-1 1-8h-5l1-4h-5v-4h-4l1-12 4-4v-8l5-4v-4h13l1-16 4-4 1-8v-4l4-4 1-8 39 1-21-21 19-16-35-1h-1l1-17h-4v-4-4l1-20 4 1 1-18 8 1h5 4l22 1v-4h4l1-4h4 4 4l4 1h5 4 4l22 1 2 2 6 6 9 1h4 4l2 2 6 6 8 2 4 2 5 2 1 1 3 1 8 5 5 2 2 2 2 2v5l12 6 17 9 4 2h6 4l9 1 7-6 4-4 4-3 6 5 9 1h3 1l2 2 3 4 5 2 8 2 1 1 4 4 2 3 3 1 6 3 3 4 3 5 1 3 3 2 8 9 2 2 3 2 6 3 6 6 2 2 3 2 5 3 2 2 4 4 2 2 2 5 6 11 9 1 2 2 4 4 6 7h4l3 2 6 6 9 1h3l4 2 5 2h5l8 1h5l5-2 9-4 3-1 3-3 2-2 5-2 4-1 21 1 1-21v-4-4l1-4v-4-4-5l1-8-4-4v-8-5l-2-4-2-4v-8l1-7 2-2 2-2 6-2 4-2h3l14 1 4-8h13l1-16 4-4v-9l3-2 4-4 5-4 5 2v1l7 6 4 5 4 4 4 5 6 6h9 5l8 1h9 3l5 4 8 1 13 13 14-12h9l6-6 2-1 1-1 8 1 5-4h4l6-6 5-4 2-2 9 1 7-7 4-4 5-4 2-2 17 1 1-16 4-4h9l7-6 4-4 3-2 16 1 1-4h4l1-12 2-2 2-2h8l4 5h9 4 9l4 1h22l1-12 5-2 9-4 3-1 3-2 4-4 2-2h1 4l5-2 9-4 12-5v-4l5-2 9-4 3-1 3-2 5-4 4-4 2-2 5-2 13-5v-12l3-4 1-2 2-1 3-1 3-3 9-7 4-4 7-6v-9l1-8v-1l3-2 2-1 1-1 9-8 2-2 6-2 13-5 1-13 2-2 9-7 2-3 7 1 6-14 4-12 2-3v-4-3l2-4 5-8 2-4 5-4v-9-8l1-4v-8-2h1l3-1 3-3 2-2 9 1 6-6 5-4 7-6v-4l7-6 11-10-1-3 3-2 3-3 1-2 8-3 3-2 3-2 4-4 9-8 5-4 4-4 3-2 2-3 4-8z">
          <text:p/>
        </draw:path>
        <draw:path draw:style-name="gr6" draw:text-style-name="P6" draw:layer="layout" svg:width="7.537cm" svg:height="7.49cm" svg:x="19.505cm" svg:y="24.867cm" svg:viewBox="0 0 7538 7491" svg:d="M6946 0c66 137 289 691 289 691 20 33 47 92 170 136l48 21c0 0 110 38 80 160-30 123-229 501-169 915 0 0-20 76-60 132-40 57-169 170-179 358-10 189-80 339-80 339 0 0-149 688-281 1055-127 356-269 467-309 570-40 104-248 184-248 184l-598 264-966 245-399 226-568 28-169 28-498 264-1146 904-1863 971">
          <text:p/>
        </draw:path>
        <draw:path draw:style-name="gr7"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olyline draw:style-name="gr8" draw:text-style-name="P6" draw:layer="layout" svg:width="11.317cm" svg:height="21.094cm" svg:x="19.505cm" svg:y="11.187cm" svg:viewBox="0 0 11318 21095" draw:points="169,21095 0,20784 171,20524 6476,9291 7525,6891 7523,6833 7499,6687 7514,6561 7601,6503 7717,6421 8978,3460 11318,0">
          <text:p/>
        </draw:polyline>
        <draw:polyline draw:style-name="gr6" draw:text-style-name="P6" draw:layer="layout" svg:width="1.662cm" svg:height="0.663cm" svg:x="20.591cm" svg:y="18.394cm" svg:viewBox="0 0 1663 664" draw:points="1663,664 1244,664 0,0">
          <text:p/>
        </draw:polyline>
        <draw:path draw:style-name="gr9" draw:text-style-name="P6" draw:layer="layout" svg:width="1.283cm" svg:height="1.046cm" svg:x="-2.013cm" svg:y="36.2cm" svg:viewBox="0 0 1284 1047" svg:d="M0 85h1271M13 791h1271M609 0v1047M968 75l-763 721M1107 85l-742 702M968 801l-748-707">
          <text:p/>
        </draw:path>
        <draw:path draw:style-name="gr7" draw:text-style-name="P4" draw:layer="layout" svg:width="1.507cm" svg:height="0.577cm" svg:x="7.35cm" svg:y="11.991cm" svg:viewBox="0 0 1508 578" svg:d="M176 233c-68-3-81-18-136-3-91 25-4 68 27 101 26-13 47-28 61-46 33 15 35 42 14 60-7 6 4 15 14 17 37 10 199-38 211-15 15 28 3 42 26 68 6 6 55-1 68-11 20-17 43-40 54-33 36 23 46 64 69 98 6 9 66-6 80-46 7-22 38-28 68-27 11 0 10 24 21 26 7 1-5 36 3 45 26 25 89 27 112 29 29 4 88-41 118-38 10 1 1 44 12 56 22 26 65 30 83 31 56 5 70-22 97-21 92 5 105 62 128 53 114-45 127-42 179-112 28-38 32-118 2-158-29-38-83-24-137-60-15-10-34-52-48-62-10-7-23-22-39-26-17-4-44-10-60-6-19 5-70-7-89-5-57 6-2-38-61-32-10 1-27-1-26-12-15 0-90-10-100-14-63-28-46-58-111-83-38-15-121-3-172 1-27 2-137 68-138 66-11 4-61-9-73-4-46 15-73 31-95 39-4 1-24 25 1 34 46 18 153 26 146 31-21 13-199 137-236 131 3-4-1-67-73-72z">
          <text:p/>
        </draw:path>
        <draw:path draw:style-name="gr7" draw:text-style-name="P4" draw:layer="layout" svg:width="2.104cm" svg:height="1.431cm" svg:x="5.071cm" svg:y="15.922cm" svg:viewBox="0 0 2105 1432" svg:d="M497 16c40-33 80-6 118 3 3 1-2 19 3 24 27 26 48 50 58 86 13-5 20 9 28 13 28 15 47 45 42 81 48-18 69-56 112-66 98-22 154 73 125 150-5 13-29 6-35 13-12 13-18 35-25 53-16 40 28 59 28 95-1 15 40 7 34 38 14-1 28-1 40 9v-9c0 46 40 70 60 104 16-23 32-34 33-65 1-11 22-21 35-9 19 20 32 61 49 58 50-11 94 34 128 4 46-39 81-86 129-125 9-7 11-37 19-49 21-32 80 4 98-17 31-37 73-86 41-133-24-37-64-62-105-86-46-28-111 20-145-33-15-21 4-45 24-66 7-6 0-31 3-31 99-20 245-2 268 109 80-8 168-7 204 68 18 36 8 82-14 120 18 7 10 28 21 37 10 9 26 12 38 20 12 10 13 28 23 35 54 38 106 68 161 105 25 16-26 63-10 94 7 13 4 29 12 42 19 29 1 63-17 91-8 13-31 6-36 13-28 35-10 71-60 96-33 16 28 92 12 120-34 58-62 76-160 11-15-11-24-44-32-70-8-32 26-69-5-90-12-8-45-16-54 7-8 19 5 52-7 60-65 44-38 96-51 155-2 9-38 12-39 20-5 41-5 82-48 112-25 17-49 55-74 87-9 11-3 30-3 45-48-3-54 51-91 64-31 11-65 32-97 18-27-11-52-19-81-16 13-16-10-31-13-33-66-35-82-93-139-134-18-13-35 3-37 26-80-16-160 6-240 0 10 3 15-4 9-8-15-9-28-27-37-25-31 5-62 7-93 20-37 17-67-23-106-32-22-5-38-33-70-43-7-3-8-22-11-35-77 35-178 30-210 129-13 39-71 55-114 81-35 21-97 21-131 0-41-26-86-88-48-129 36-41 103-36 163-35 15 0 6-30 31-27-30-68-24-166 52-189 94-28 197-22 294-45 30-7 60-15 91-23 17-5 11-28 11-44 74 11 121-23 178-65 24-18 64-44 84-72 28-39-42-47-55-74-23-48 42-108 18-165-7-17-15-37-34-51-41-31-6-84-34-119-55-67-139-89-200-140-47-39-97-94-96-163z">
          <text:p/>
        </draw:path>
        <draw:path draw:style-name="gr7" draw:text-style-name="P4" draw:layer="layout" svg:width="1.274cm" svg:height="1.122cm" svg:x="5.411cm" svg:y="17.361cm" svg:viewBox="0 0 1275 1123" svg:d="M254 227c-15-43 2-79-59-85-57-5-117-7-166 15-82 36 36 79 57 126 25-18 45-40 60-66 25 21 22 60 1 86-6 8 1 22 10 25 29 14 70 16 76 50 7 41-7 84 7 120 10 25 17 56 31 73 27 31 81 47 94 96 16 54 40 118 16 174-15 32-18 79 1 107 28 39 42 82 75 116 31 32 79 11 117 23 3 1-2 17 3 24 16 27 38-1 58 1-6-12 9-18 10-28 43 5 90-1 115-32 23-27 29-66 46-99 5-9 11-23 28-20 5-90 106-109 177-154 105-65 198-135 254-236 31-55-15-124-34-181-23-70-85-130-131-199-15-22-48-40-75-28-67 31-133 13-201 24-9 1-23-2-20-17-13 0-30 4-38-2-48-41-96-78-147-114-29-22-79-30-123-24-23 3-41 19-40 46v-10c-51 28-35 101-20 151-34 0-72-10-97 5-9 5 4 39-6 48-22 19-58 13-88 3 4-6 10-13 9-18z">
          <text:p/>
        </draw:path>
        <draw:path draw:style-name="gr7" draw:text-style-name="P4" draw:layer="layout" svg:width="0.948cm" svg:height="0.614cm" svg:x="6.883cm" svg:y="17.46cm" svg:viewBox="0 0 949 615" svg:d="M124 216c-6 27-76 123-80 148-11 73-75 154-25 208 37 40 113 48 178 40 20-3 50-27 56-44 11-30 49-62 30-88-12-18-23-33-53-39-37-7-71-63-28-92 32-21 75 4 118-9 47-15 66 46 118 46 19 0 3 30 12 41 33 39 101 4 118 87 66-16 132-20 199-10 3-35 48-37 60-66 29-70 73-130 110-197 17-31 14-65 5-93-10-31-51-51-78-60-27-10-75 16-105 5-44-16-63-83-113-92-45-8-93 18-126 53-13 13-7 40-16 52-16 19-35 42-51 52-39 23-76 60-124 61-53 1-68-85-131-54z">
          <text:p/>
        </draw:path>
        <draw:path draw:style-name="gr7" draw:text-style-name="P4" draw:layer="layout" svg:width="0.411cm" svg:height="0.347cm" svg:x="8.32cm" svg:y="16.548cm" svg:viewBox="0 0 412 348" svg:d="M223 41c-7-2-93-41-116-41-51 33-92 45-103 66-26 49 70 174 106 199 15 11 80 51 87 58 17 16 89 37 131 16 12-6 43-29 44-99 0-36 54-89 36-119-17-30-37-52-47-53-55-4-75-13-138-27z">
          <text:p/>
        </draw:path>
        <draw:path draw:style-name="gr7" draw:text-style-name="P4" draw:layer="layout" svg:width="1.517cm" svg:height="0.476cm" svg:x="4.223cm" svg:y="18.177cm" svg:viewBox="0 0 1518 477" svg:d="M451 211c-42 17-45-61-130 15-5 4-13-21-20-34-32 29-37-21-60-18 3 14-2 28-11 36-19 16-35-19-59-9-23 11-28 26-33 47-9 40-71 49-56 95-47 1-97 29-77 74 14 31 38 52 77 39-3 9 2 16 10 18 53 13 89-11 123-53 10-12 37-4 57-6 58-6 120 19 178 16 35-2 71-15 110-12 0-7-2-16 1-18 27-17 61-18 87-7 114 48 225 25 341-2 29-6 59 2 89-4 1 0-1-14 1-15 26-6 55 4 79-4 3-2-2-22 2-23 62-26 131-42 200-18 37 13 94 33 123-7 16-20 35-50 35-62-3-72-58-140-106-205-28-39-89-40-136-53-30-8-52 36-67 68 55 3 81 45 53 81-29 38-108 51-123-15-73 12-94-13-115 38-18 43-118 81-172 50-16-10 8 11 6-12-1-23-22 4-29-9-12-20-19-56-38-51-35 9-79-17-97 15-27 44-88 20-99 56-7 22-22 31-35 45-19 21-47 11-70 20 10 3 15-5 9-8-8-4-23-5-27-12-4-11-18-22-12-37z">
          <text:p/>
        </draw:path>
        <draw:path draw:style-name="gr7" draw:text-style-name="P4" draw:layer="layout" svg:width="0.657cm" svg:height="0.589cm" svg:x="7.395cm" svg:y="19.074cm" svg:viewBox="0 0 658 590" svg:d="M464 10c8 26-7 40-30 46-22 5-46-1-69 3-8 1-13 8-10 18-35 3-61 0-91 2-27 1-59-35-89-59-14-12-5 21-20 9 0 10 3 20-1 28-11 28-42 40-55 61-24 39 49 52 60 84 6 17-44 30-34 64-12-2-23-3-30 9-7-15 14-31 8-34-34-15-73-38-82-2-11 46-4 84-19 132-8 28 15 66 13 102 40 1 79 15 119 9-10-2-18-8-19-18 46 6 93-21 129 10 3 3 0 15 2 16 14 5 32 2 49 2-18 27 22 48 10 75 48 1 108 47 131 6 8-15-19-54-8-80 5-12 19-26 24-40 7-16-4-41 6-53 47-55 49-111 82-169 16-30 84-16 95-36 31-56 40-151-35-188-20-10-56-7-86-5z">
          <text:p/>
        </draw:path>
        <draw:path draw:style-name="gr7" draw:text-style-name="P4" draw:layer="layout" svg:width="1.039cm" svg:height="0.8cm" svg:x="2.998cm" svg:y="16.36cm" svg:viewBox="0 0 1040 801" svg:d="M312 85c-7 4-14 10-20 8-36-8-78-35-70-75-31 1-60-12-89-18-6 41 19 106-31 108-56 3-98 32-101 72-5 52 10 104 16 159 2 16 23 47 46 20 0 6-2 14 1 17 25 22 66 18 84 5 26-18 77-41 86-11 17 54 38 150-51 147-4 0-6-12-11-16-9-6-14-8-32 16-3 5-20-2-26 3-10 10 18 28 7 33-16 7-46 2-54 15-19 30-14 70-52 94-5 3-5 20 0 25 47 41 110 27 167 30v-29c57 2 141 54 162-18 0-2 12 1 17-1 38-21-3-64 15-79 24-20 73 9 104-17 5-4 0-17 2-26 2-7 11-14 18-8 31 23 42 75 90 61 10-3 20-5 31-6-3 16 10 23 21 27 35 12 71 18 109 25 22 3 26 43 60 42-23 19-15 25 0 47 0-3 0-8 0-8 39-6 94 81 133 73-6-15-14-85-10-89 31-26 30-56 42-87 4-10 41-6 50-15 39-37-18-88-16-137-33 7-50-26-76-36-44-16-101-47-115-89-12-37-23-63-56-57-60 10-109-8-162-16 0 32-22 1-30 9-38-59-16-120-85-166-7-4-21-29-29-37-28-26-81-43-124-12-3 2-1 11-1 17-10-2-15 7-20 8-57 3 0-4 0-8z">
          <text:p/>
        </draw:path>
        <draw:path draw:style-name="gr7" draw:text-style-name="P4" draw:layer="layout" svg:width="0.756cm" svg:height="0.417cm" svg:x="3.911cm" svg:y="17.236cm" svg:viewBox="0 0 757 418" svg:d="M4 5c48-19 100 16 131 42 53 46 46 107 122 98 5-1 139 121 176 92 24-19 64-28 71-56 6-25-45-49-36-65 13-23 44-26 82-19 77 14 179 72 204 105 22 29-83 72-60 158 2 12-97 15-107 22-54 43-129 21-172 28-21 4-25 22-57-17-11-13-224-59-227-83-1-11-18-26-28-26-35-1-64-5-99-88-7-16-4-189 0-191z">
          <text:p/>
        </draw:path>
        <draw:path draw:style-name="gr7" draw:text-style-name="P4" draw:layer="layout" svg:width="1.715cm" svg:height="0.916cm" svg:x="7.928cm" svg:y="17.337cm" svg:viewBox="0 0 1716 917" svg:d="M1234 383c69-46 48 39 111 43l92 24c17 26 24 77 44 92 50 36 117-97 138-151 14 13 95 44 97 58 2 24-75 97-75 120-1 71 12 143 21 216 5 37-36 64-27 104h-30c6 34-18 10-20 28-55-40-72-106-94-168-8-23-51-10-64-31-7-12 3-36-5-43-56-41-105-8-151-61-3-4-33-18-45 6-27-27-96 13-73 10-40 3-30 21-67 18-15-1-131-23-140-33l-183-133c-44 33-146 156-201 141-37-9-179-184-197-236-3-9-30-12-32-20-7-31-32-48-49-59-47-33-121-13-170-41-42-24-85-58-102-107-8-24 5-44 15-67 14-30-32-50-27-84 13 7 19-9 30-9 7 0 17-1 18 1 20 51 12 130 82 134 51 3 105-16 160-28 7-1 25 15 26 25 4 40 5 94 33 93 57-1 105-97 163-41 56 54-1 145 49 209 20 26 60-80 85-67 46 25 190 67 152 73l64-1c-1-5 25-21 32-16 57 44 116 5 171 19 35 9 19 35 21 53 44-9 83 53 118 18 28-30 2-62-28-83l-29-39c-105-124-357-184-317-223 39-39 274-57 343-75 44-11 54 17 57 29 9 47-25 92-74 103 7 30 36 59 16 67-39 14 68 127 27 99z">
          <text:p/>
        </draw:path>
        <draw:path draw:style-name="gr7" draw:text-style-name="P4" draw:layer="layout" svg:width="0.34cm" svg:height="0.385cm" svg:x="7.961cm" svg:y="16.756cm" svg:viewBox="0 0 341 386" svg:d="M99 45c-57 0-80 9-89 58-1 6-11 74-10 104 0 24 55 153 66 160 48 32 269 25 275-36 3-21-55-69-45-130 12-66 29-42 43-108 3-16-8-81-19-83-183-37-52 38-221 35z">
          <text:p/>
        </draw:path>
        <draw:path draw:style-name="gr7" draw:text-style-name="P4" draw:layer="layout" svg:width="0.262cm" svg:height="0.328cm" svg:x="9.873cm" svg:y="19.376cm" svg:viewBox="0 0 263 329" svg:d="M5 138c9 16 36 37 64 42-18 69 48 111 102 136 42 19 108 24 89-29-13-37-15-69-11-107-17 4-17-10-19-19-5-25 26-46 15-64-9-16-28-106-48-96-25 12-59 4-88 4 0-23-136 78-104 133z">
          <text:p/>
        </draw:path>
        <draw:path draw:style-name="gr7" draw:text-style-name="P4" draw:layer="layout" svg:width="0.261cm" svg:height="0.264cm" svg:x="8.496cm" svg:y="17.151cm" svg:viewBox="0 0 262 265" svg:d="M117 0c-39 0-69 3-104 18-24 9-6 32-12 48 47 14 32 90 65 103 24 9 109 99 138 96 44-4 30-108 48-135 40-62-49-129-135-130z">
          <text:p/>
        </draw:path>
        <draw:path draw:style-name="gr7" draw:text-style-name="P4" draw:layer="layout" svg:width="0.34cm" svg:height="0.366cm" svg:x="8.957cm" svg:y="19.706cm" svg:viewBox="0 0 341 367" svg:d="M286 9c-73-22-202-7-252 61-34 43-46 130-21 161 42 52 97 97 156 131 36 20 91-37 88-69 10 3 18-2 19-10 4-15-4-37 4-43 65-48 69-149 52-215-2-10-30-11-46-16z">
          <text:p/>
        </draw:path>
        <draw:path draw:style-name="gr7" draw:text-style-name="P4" draw:layer="layout" svg:width="0.954cm" svg:height="0.692cm" svg:x="3.169cm" svg:y="17.799cm" svg:viewBox="0 0 955 693" svg:d="M9 40c52 22-8 73 13 101 9 12 31 29 56 22 8 32 28 64 25 94-2 21-18 42-15 67 38-6 35 36 45 53 18 32 57 53 95 69 12-27 46-17 70-19-8 63 59 75 100 100-6 6-3-22 0 0 17-46 66-37 81-18 31 40 98 39 88 108 33-13 72-18 103-30 94-35 269 115 266 105 4-60 48-135-14-174-21-15-58-5-85-17-15-6-23-28-33-32-42-14-94-17-134-31-17-5-30-40-53-58-23-19-55-69-78-58-5 2 0 22-3 23-44 12-81-32-117-52 45 25-4-138-4-3-23 4-31-41-47-44-45-6-105 54-121 26-20-35-23-89-19-137-22 2-23-23-40-28 13-7 12-17 10-28-24 5-45-6-59-21-5-5 2-21-3-24-42-27-102-56-136-11-2 3 3 14 9 17z">
          <text:p/>
        </draw:path>
        <draw:path draw:style-name="gr7" draw:text-style-name="P4" draw:layer="layout" svg:width="0.661cm" svg:height="0.309cm" svg:x="8.684cm" svg:y="18.018cm" svg:viewBox="0 0 662 310" svg:d="M55 4c-21-6-53-2-54 17-1 13-3 41 7 44 23 7 56 5 63 24 11 34 37 62 40 102 2 13 19 33 33 49 5 6-2 19 3 26 14 18 144 9 164 10v-19c49 8 83 53 130 53 23-1 13-40 24-48 58-41 146 28 189-36 32-48-35-85-70-112-17-13-59-22-94-17 13 14-22 5-9 19-27 0-61 8-76-4-21-18-40-47-59-68-21-21-63-25-96-40-28-13-163 8-195 0z">
          <text:p/>
        </draw:path>
        <draw:path draw:style-name="gr4" draw:text-style-name="P4" draw:layer="layout" svg:width="0.894cm" svg:height="1.081cm" svg:x="0.828cm" svg:y="20.793cm" svg:viewBox="0 0 895 1082" svg:d="M500 3c9-1 2-1 3-1 91-14 132 49 150 122 101-8 72 112 148 155 6 3-3 24 4 33 16 20 39 40 42 59 6 49 49 88 35 140-19-5-3 22-19 19 19 13 11 33 7 46-3 8-12 18-27 22-30 9-23 49-15 60 59 78 84 182 56 265-23 64-76 124-151 153-48 18-92-10-139-12-41-1-31-40-74-63-29-15-58-65-87-67-91-5-193 55-274 26-86-29-208-124-138-228 42-62 111-98 160-157 6-8 12-30 15-31 74-34 142-93 150-166 7-53-58-79-95-119-75-81 57-148 112-220z">
          <text:p/>
        </draw:path>
        <draw:path draw:style-name="gr6" draw:text-style-name="P6" draw:layer="layout" svg:width="26.852cm" svg:height="10.31cm" svg:x="0.828cm" svg:y="11.563cm" svg:viewBox="0 0 26853 10311" svg:d="M500 9233c9-1 2-1 3-1 90-14 131 49 149 122 101-8 72 112 148 154 6 3-3 24 4 33 16 20 39 40 42 59 6 49 49 88 35 140-19-5-3 22-19 19 19 13 11 33 7 46-3 8-12 18-27 22-30 9-23 49-15 60 59 78 84 182 56 265-23 64-76 124-151 153-48 18-92-10-139-12-41-1-31-40-74-63-28-15-57-65-86-67-91-5-193 55-274 26-86-29-208-124-138-228 42-62 111-98 160-157 6-8 12-30 15-31 74-34 142-93 150-166 7-53-58-79-95-118-75-81 57-148 112-220zM26572 0l281 343">
          <text:p/>
        </draw:path>
        <draw:path draw:style-name="gr4" draw:text-style-name="P4"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z">
          <text:p/>
        </draw:path>
        <draw:path draw:style-name="gr6" draw:text-style-name="P6"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
          <text:p/>
        </draw:path>
        <draw:polyline draw:style-name="gr10" draw:text-style-name="P6" draw:layer="layout" svg:width="1.171cm" svg:height="1.299cm" svg:x="25.081cm" svg:y="28.262cm" svg:viewBox="0 0 1172 1300" draw:points="1172,0 1121,209 1045,413 859,721 751,904 575,1072 385,1167 0,1300">
          <text:p/>
        </draw:polyline>
        <draw:path draw:style-name="gr6" draw:text-style-name="P6" draw:layer="layout" svg:width="27.619cm" svg:height="14.268cm" svg:x="-0.263cm" svg:y="17.562cm" svg:viewBox="0 0 27620 14269" svg:d="M2060 15v1173M3186 0l-34 5-2785-2c0 0-88-6-96 93-9 99 8 132-79 165s-192 91-192 248v330h620M20831 14269l-978-1961M26815 5648l-238-110h-5887l-143 14h-134l-188 9-149 19-91 13h-1202M21054 4731h4193M26521 2327h1099">
          <text:p/>
        </draw:path>
        <draw:path draw:style-name="gr10" draw:text-style-name="P6" draw:layer="layout" svg:width="1.188cm" svg:height="1.812cm" svg:x="26.396cm" svg:y="16.674cm" svg:viewBox="0 0 1189 1813" svg:d="M2 0l-2 924M1189 890l-2 520v122l-1 281">
          <text:p/>
        </draw:path>
        <draw:path draw:style-name="gr6" draw:text-style-name="P6" draw:layer="layout" svg:width="0.349cm" svg:height="0.712cm" svg:x="26.686cm" svg:y="16.305cm" svg:viewBox="0 0 350 713" svg:d="M73 0c-90 101-74 235-69 351 2 65-4 119 31 164 125 162 315 198 315 198">
          <text:p/>
        </draw:path>
        <draw:line draw:style-name="gr10" draw:text-style-name="P6" draw:layer="layout" svg:x1="27.033cm" svg:y1="16.668cm" svg:x2="27.017cm" svg:y2="17.824cm">
          <text:p/>
        </draw:line>
        <draw:polyline draw:style-name="gr11" draw:text-style-name="P6" draw:layer="layout" svg:width="0.739cm" svg:height="5.191cm" svg:x="20.787cm" svg:y="5.126cm" svg:viewBox="0 0 740 5192" draw:points="155,5192 122,5089 50,5025 9,4972 0,4871 480,3983 487,3156 740,2545 738,1101 544,1091 544,0">
          <text:p/>
        </draw:polyline>
        <draw:path draw:style-name="gr10" draw:text-style-name="P6" draw:layer="layout" svg:width="0.264cm" svg:height="3.982cm" svg:x="21.386cm" svg:y="9.036cm" svg:viewBox="0 0 265 3983" svg:d="M265 0c0 0-67 27-99 84-13 23-47 52-60 86-17 43-46 74-55 119-45 216-42 3362-51 3694">
          <text:p/>
        </draw:path>
        <draw:path draw:style-name="gr6" draw:text-style-name="P6" draw:layer="layout" svg:width="8.559cm" svg:height="5.894cm" svg:x="-7.126cm" svg:y="1.743cm" svg:viewBox="0 0 8560 5895" svg:d="M0 5811c0 0 343 51 439 10s104-25 201 25c0 0 26 49 104 49 79 0 297-16 297-16M247 3031v1139M0 4176c0 0 360-47 456-14s184 140 411 66 148-132 349-157 174-58 236-83c61-24 69-49 165-49h1153c0 0 167 33 298-41 131-75 297-264 297-264 0 0 131-182 279-182h4916M0 3004l1906 10M8113 5333h-1022c0 0-113 0-192-33s-183-91-314-107c-131-17-341 24-568-91-227-116-454-264-567-355-114-91-192-140-437-190-244-49-314-165-384-264s-183-182-367-264c-183-83-305-157-375-248l-65-80c-55-64-116-123-178-158-87-50-209-174-209-174h-648M2787 0v4839l71 74v305l-88 83-26 177M4957 4550h-2178M1914 3452h865M3635 2065v1263l-78 140M4559 4219c0 0 70-91 218-174 149-82 201-132 245-214 43-83 157-248 157-397M5327 1569c0 0-131 41-253 74s-159 132-262 206c-102 75-253 42-436 25-184-16-367 66-446 116-78 49-148 58-148 58l-1004-4M6882 573c0 0-708 12-773 12-66 0-26 0-92 25-65 25-118 74-288 99s-262 124-393 149-262-13-353-25c-92-12-210 50-289 112-78 61-301 99-301 99h-584c-12 0-122-1-133-1l-98-1c-166-10-306-46-427-109-144-74-184-87-355-87-170 0-327 38-498 100-170 61-392 61-392 61h-943M0 601l963-2M963 599v793l-963 2M0 1692l871 10c0 0 65-13 92 74v99h929M1111 1875v132l611 421h175">
          <text:p/>
        </draw:path>
        <draw:path draw:style-name="gr8" draw:text-style-name="P6" draw:layer="layout" svg:width="3.335cm" svg:height="0.85cm" svg:x="-5.275cm" svg:y="1.751cm" svg:viewBox="0 0 3336 851" svg:d="M0 207h926M3336 0v851">
          <text:p/>
        </draw:path>
        <draw:path draw:style-name="gr6" draw:text-style-name="P6" draw:layer="layout" svg:width="26.564cm" svg:height="24.568cm" svg:x="-7.13cm" svg:y="1.519cm" svg:viewBox="0 0 26565 24569" svg:d="M6505 3670v-1610l380-669v-1176M5509 2060l2030-4M21772 13184h3538l529 198c0 0 726 46 726 649h-1374l-369 94c0 0-5526 30-5584 13-95-28-533-90-533-90l-2324 14-502 174c0 0-135 106-224 276-90 170-279 331-309 369s-229 245-229 245l-668 292v-481l-80-56-89-57-80-122-90-151-139-132v-1592M16890 13590l19 162v3042M16202 14135l1 212 100-1 2-33 39-27 236-2-1-225M10090 15021l-330 273-184 124-316 231-175 45-165 34h-5404c-218-25-192-181-244-347-53-165-149-214-236-313s-87-182-87-182v-3946M1054 16545h1624c0 0 131-8 236-132 104-124 454-454 777-140s113 116 270 215h2899M5199 17585h1590c0 0 61-25 174 24 114 50 236 182 358 91s131-115 210-115h1205M5200 18064l-4958-2M5199 15727v2600c0 0-34 42 53 75s140 0 183 49c44 50 79 83 166 83h515M1052 14787h532c0 0 299 50 299 339v2509h-829M1883 17280h1031l69 66h332l184-124h794v132l87 124 184 58v536M242 19053v-12986M6 13359h4689M6 14143h2943M4 14958c0 0 360-31 509 77 148 107 78 173 288 214 209 42 419-8 637 132 218 141 140 124 314 157 175 33 175 0 245 75 70 74 148 123 279 99 131-25 210-108 341-66 131 41 192 41 270 115 79 74 70 107 166 107h463M1054 18436l-18-7512v-3295l-2-2501h865M242 17261l812 3M4693 11146l-2 3640M5505 14283l-2 503M6874 14786l2 949M5636 10484v1900l812 479 1794 2 667-311 359-38 518-75 867-122 369 103h1743c0 0 155 0 389 226 291 281 986 942 986 942 0 0 229 283 847 283h1106l777-174M4702 13804c0 0 340-50 419 82 78 132 0 99 78 248 79 149 201 165 367 149 166-17 218-116 297-174s79-66 183-66h2214c0 0 79-16 192 74 114 91 210 124 350 141 139 16 192-25 314 148 122 174 192 289 306 347 113 58 96 25 148 25s79 8 122 49c44 42 53 58 105 58h288M6658 12863c0 0-18 289 69 412 88 124 96 149 114 306 17 157 0 462 0 462M5636 11913c0 0 131-8 244 33 114 42 315 132 463 132h769l200 141h446l87-149v-578M5636 12384l-1325 1c0 0-192 33-350 190-157 157-436 446-436 446h-1004c0 0-288 57-393 181s-140 157-140 157M4722 10314c-198 101-752 386-861 490-105 99-105 136-223 136h-3632M6 11757h2951M1036 12492h1913M1910 1231v9701M6806 12078l-327-371v-1214M6485 11199h-864l-125-62-177-6-91-74-203 12-269 75h-491v-571M5191 11053v-1636l-173 4v-309h-242v-2316c0 0-20-154 79-278 98-124 216-248 216-471M7522 8462v231l157 116v165l-148 99v165h-1720M5802 8000h925c0 0 79 0 114 82 35 83 87 198 140 231 52 33 157-33 235 41 79 75 96 108 306 108h943M1923 9608h1617M1039 8481h871M1910 8347c0 0 176 4 248 66s262 105 387 87c124-19 196-74 334-161 137-87 196-130 196-130M3535 7636h2249M2549 6794h2083c0 0 157-8 253 58s131 91 201 107c70 17 87 0 192 91s271 182 437 182c165 0 331-8 445-50 113-41 209-132 332-148 122-17 454-91 541-141 87-49 105-8 166-8s218-8 271-33c52-25 87-49 157-49s139-17 192-58h1877M5802 10484v-3252M4 7462c0 0 316-56 474 10 157 66 69 165 270 165h856c0 0 44 9 79 58 34 50 61 50 96 50h323c0 0 113-9 148 33 35 41 44 107 122 123 79 17 105-16 175 25s96 116 192 116h1222v-405M1478 7635l4-1584h3377l81-35 163 35h1782M6230 6043c0 0 35 91-26 182-62 91-140 140-53 256 87 115 183 132 183 289 0 156-113 379-113 379 0 0-70 174 183 322 254 149 245 108 367 223 122 116 210 289 541 396 332 108 524 124 743 182 218 58 523 190 654 404 131 215 341 587 428 727 88 140 184 223 306 231l58 5c72 9 105 28 217 94 140 83 358 157 507 157 148 0 323-8 419-50 96-41 393-190 594 9 200 198 329 181 451 181h420M8378 10484c0 0-3327 2-3451 2-125 0-164-124-164-124 0 0-157-260-328-451-170-192-288-155-432-254l-72-71c-71-82-157-212-231-343-90-157-163-315-175-392-26-167-5-227-70-314-66-87-98-124-255-241-158-118-304-262-304-262M4776 8449h-472v1115l-98 167M4776 8846l-1249 2-2 3-9 2089M3525 6787v1263M2538 5706v1205c0 0 9 74-35 165-43 91-96 165 9 248 105 82 175 115 175 115 0 0 43 17 43 99v504 390M2964 8048v217l124 105v1238M4 5183c0 0 238-6 378 60 139 66 96 190 253 248s139 83 244 74c105-8 210-16 280 42 70 57 78 99 192 99h1641v883l140 182c0 0-52 107-26 231 26 123 87 115 35 280-53 165-53 116-123 198-69 83-122 141-122 256v298M4370 6053v743M4141 0c-15 405-24 322 321 487 241 116 222 273 419 694 196 421 275 433 484 631 210 199 197 545 197 706s39 273 105 434c65 161 275 359 353 445 79 87 66 0 92 112 26 111 0 74 157 186 157 111 406 507 511 668 92 141 103 168 219 215l199 109c30 29 56 60 128 97 144 75 629 619 904 892 275 272 563 829 641 1151 79 322 328 533 603 681 275 149 550 384 759 644 210 260 490 454 490 454 0 0 637 330 837 556 199 226 418 471 478 669s110 301 269 442c159 142 946 943 946 943 0 0 429 396 887 415 459 19 508 19 767 283 260 263 1605 1573 1605 1573l-136 120c0 0-652-554-482-704M12794 23576h-6272l-60-132-219 28-369 104h-5636M1089 20648l-2 3921M242 22792v1561M1936 22786v1569M3656 22778l-2 1791M6084 23519v838M4405 22777l-2 1791M3516 15728v5242c0 0 3 43 26 140 35 149 53 66 26 281-12 105 9 124 9 231v487l-3335-2v-1428M3324 15877c0 0-183 322-218 536-35 215-35 256-114 397-78 140-253 338-253 676v5300M1709 20012v2774M6343 22784v-367h-259v-2807h49l-8-2025M4160 20598v1007h655M4815 21200v1577M4815 22075h393M0 20792c145-86 185-115 347-144h1685c0 0 113 15 270-159 158-173 227-179 297-204s140-50 140-50M2739 19666c0 0 70-9 148 8 79 16 131 91 245 99 113 8 166-25 236-99s139-63 139-63l26-1h4474M809 20640v-339l402-842M4038 16487v957c0 0 0 41-26 83-26 41-44 148 35 198 79 49 105 66 140 148 35 83 122 149 122 289v2469">
          <text:p/>
        </draw:path>
        <draw:path draw:style-name="gr10" draw:text-style-name="P6" draw:layer="layout" svg:width="6.291cm" svg:height="6.211cm" svg:x="5.577cm" svg:y="39.309cm" svg:viewBox="0 0 6292 6212" svg:d="M6292 6212h-1614c-78-93-305-177-452-177-148 0-354-93-354-93h-307l-57-54c-70-188-548-424-618-480-70-57-110-217-140-321-30-103-119-188-119-188 0 0-190-85-279-207-90-123-50-94-239-160-190-66-150-66-150-66l-199-151-189-85c0 0-140-47-200-122-59-76-99-104-249-142-149-37-139-103-139-103h-488c-70-283-499-669-499-669v-3194">
          <text:p/>
        </draw:path>
        <draw:path draw:style-name="gr6" draw:text-style-name="P6" draw:layer="layout" svg:width="19.026cm" svg:height="18.454cm" svg:x="-2.175cm" svg:y="20.44cm" svg:viewBox="0 0 19027 18455" svg:d="M1965 14706v-9271-4747-688h-786M1906 14725v461l69 481v1611M0 17888l52 2c0 0 30 273 389 9 359-263 329 47 329 47 0 0-50 85 129 95 180 9 449-57 548 0 100 56 429 160 558 141 130-19 459-132 558-132 100 0 867 104 1176 245s937 160 937 160M1129 15676v-3174M790 12502v-123l339-509v-5671M253 1973v8173M19027 7402h-8687M9506 7402h-815">
          <text:p/>
        </draw:path>
        <draw:line draw:style-name="gr12" draw:text-style-name="P6" draw:layer="layout" svg:x1="9.49cm" svg:y1="26.254cm" svg:x2="9.49cm" svg:y2="26.64cm">
          <text:p/>
        </draw:line>
        <draw:path draw:style-name="gr6" draw:text-style-name="P6" draw:layer="layout" svg:width="20.451cm" svg:height="33.771cm" svg:x="0.574cm" svg:y="11.642cm" svg:viewBox="0 0 20452 33772" svg:d="M9813 18548h-4708M14997 18548h-4562M9240 20181h-4863M10856 21993c22-26 194-314 497-76 34 26 105 48 105 48 43 17 84 0 113-14 186-90 197-114 197-114M9969 20933h-6665M12217 10687h2237M11790 11467h5090M15350 9871h1647l136 37 155 55h183M11673 9871h3324M9135 9073h3626M13000 7841l49 156 59 49 51 28 47 9 148 9h89l125 46 93-33 86-22 54 5 51 44 92-1-2 75h-112l-63 32-87 18-87 55-20 32-38 30-195 71M13949 8163l105-3 89 35h367l205 70h263M6355 23264l5138-6M3708 23267l2205-3M7281 22878l3562 4M12385 26744v1172c0 0-17 204 90 270 64 39 59 100 59 113v2232l-1942 2723c0 0-189 188-249 226s-219 226-269 292M15843 1130l438-198 150-56 129-179 180-113 408-424 339-160v14234l1544 3213 279 226 1142 2223M15056 23636c-80-57-399-151-748-151-348 0-577-791-677-980-100-188-289-310-289-310v-29-11568l-110-150 103-88-3-876h179l-12-99-174-318v-2887c17-132 87-160 87-160 0 0 40-103-10-151-50-47-60-122-60-122v-1084M0 23956l1305-339h9945">
          <text:p/>
        </draw:path>
        <draw:path draw:style-name="gr4" draw:text-style-name="P4" draw:layer="layout" svg:width="2.104cm" svg:height="1.137cm" svg:x="5.188cm" svg:y="11.079cm" svg:viewBox="0 0 2105 1138" svg:d="M144 389c57 16 119 35 155-13 59-79 134-118 214-167 7 10 40 26 48 37 60 82 133 171 214 89 34-34 39-96 88-123 22-12 45-23 66-34 60-33 58-114 100-148 28-23 97-42 138-21 24 11 35 54 57 74 24 22 39 41 66 61-58 41-49 121 12 146 34 13 89-9 112 11 20 17 56 22 64 50 4 15-4 34 4 45 10 15 40 18 43 31 8 34 14 68 18 102 2 17 28 29 42 43 38 38 109 20 164 25 15 1 45-17 67-33 39-28 68-68 121-59 7 1 17 18 17 25 0 70-57 144-1 203 27 30 78 4 111 19 35 16 47 58 38 97-8 34-50 51-70 80-41 60 21 132-18 193-19 30-58 12-72-9-24-35-35-68-40-111-3-21-27-47-47-64-33-27-1-100-41-130-66-49-159-49-232-32-43 10-91-10-130 20-71 58-19 154-25 224-5 52-141 44-170-12-40-76 60-130 68-206 10-97 24-193 10-290-3-18-19-47-37-53-21-8-51-6-78-23 10-4 20-7 30-10-51-40-46-103-53-160-3-20-44-18-46-47 27 4 48-17 54-31 22-46-34-99-84-97-7 1-23 1-28 7-19 22-32 47-47 71-28 45-93 66-110 117-19 59-17 127 22 173 48 57 143 59 153 146 3 29 4 61-22 71-51 20-108-11-155-30-41-16-39-88-69-107-58-37-113 32-169 66-118 72-273 18-412 28-33-62-119-32-163-92-4-6-31 1-33-3-26-61-122-107-75-172 29-41 81 9 131 23z">
          <text:p/>
        </draw:path>
        <draw:path draw:style-name="gr6" draw:text-style-name="P6" draw:layer="layout" svg:width="23.269cm" svg:height="23.133cm" svg:x="3.135cm" svg:y="11.079cm" svg:viewBox="0 0 23270 23134" svg:d="M2196 389c57 16 119 35 155-13 59-79 134-118 214-167 7 10 40 26 48 37 60 82 133 171 214 89 34-34 39-96 88-123 22-12 45-23 66-34 60-33 58-114 100-148 28-23 97-42 138-21 24 11 35 54 57 74 24 22 39 41 66 61-58 41-49 121 12 146 34 13 89-9 112 11 20 17 56 22 64 50 4 15-4 34 4 45 10 15 40 18 43 31 8 34 14 69 18 103 2 17 28 29 42 43 38 38 109 20 164 25 15 1 45-17 67-33 39-28 68-68 121-59 7 1 17 18 17 25 0 70-57 144-1 203 27 30 78 4 111 19 35 16 47 58 38 97-8 33-50 50-70 79-41 60 21 132-18 193-19 30-58 12-72-9-24-35-35-68-40-111-3-21-27-47-47-64-33-27-1-99-41-129-66-49-159-49-232-32-43 10-91-10-130 20-71 57-19 153-25 223-5 52-141 44-170-12-40-76 60-130 68-205 10-97 24-193 10-290-3-18-19-48-37-54-21-8-51-6-78-23 10-4 20-7 30-10-51-40-46-103-53-160-3-20-44-18-46-47 27 4 48-17 54-31 22-46-34-99-84-97-7 1-23 1-28 7-19 22-32 47-47 71-28 45-93 66-110 117-19 59-17 127 22 173 48 58 143 60 153 147 3 29 4 61-22 71-51 20-108-11-155-30-41-16-39-88-69-107-58-37-113 32-169 66-118 72-273 18-412 28-33-62-119-32-163-92-4-6-31 1-33-3-25-62-121-108-74-173 29-41 80 9 130 23zM20944 18739l1285-568M8219 3767v3344M8219 6395h-1575M18278 12838h4623l369 122M15349 12838h1244M14981 18438l1096-489M16230 18677c0 0-173-239 41-347l-996-1988M17277 20807l-977-1961M20725 19022l-1286-2746v-715M14537 22355l-378-683M13447 23134l-732-1331M0 23050h3372M6232 17524v1183M6232 16767v390M16199 20920l65-107-1872-3934M15099 19037l717 1752 327 574">
          <text:p/>
        </draw:path>
        <draw:path draw:style-name="gr7" draw:text-style-name="P4" draw:layer="layout" svg:width="0.735cm" svg:height="0.543cm" svg:x="6.502cm" svg:y="12.498cm" svg:viewBox="0 0 736 544" svg:d="M306 3c-9 3-26-5-31 3-4 8 2 20-2 27-25 43-74 40-104 72-13 13-53 3-73 24-5 6 2 21-3 26-15 15-25 22-48 22-7 0-18 11-17 17 7 56-41 96-25 140 15 40 59 73 112 87 27 6 43-28 69-18 8 4 13 16 21 16 54 4 116-9 154 26 9 8 13 34 25 51 9 14 24 17 40 19 58 8 93-35 176 21 37 25 107-10 124-44 31-62-5-154-72-200-41-27-97 6-138-31-16 26-44 5-60 4-96-12-36-105-40-165-12 2-22-3-30-10-40-34-17-104-78-87z">
          <text:p/>
        </draw:path>
        <draw:path draw:style-name="gr4" draw:text-style-name="P4" draw:layer="layout" svg:width="0.437cm" svg:height="0.263cm" svg:x="7.334cm" svg:y="12.801cm" svg:viewBox="0 0 438 264" svg:d="M40 3c-15-3-25 13-40 10-2 22 7 44 25 61 28 26 12 84 39 115 17 18 44 33 68 46 89 48 193 25 288 5-7-26 28-48 15-63-32-40-39-89-95-84-75 6-140-12-210-24 5-20 1-43-13-54-30-26-70-14-107-2z">
          <text:p/>
        </draw:path>
        <draw:path draw:style-name="gr6" draw:text-style-name="P6" draw:layer="layout" svg:width="0.437cm" svg:height="0.263cm" svg:x="7.334cm" svg:y="12.801cm" svg:viewBox="0 0 438 264" svg:d="M40 3c-15-3-25 13-40 10-2 22 7 44 25 61 28 26 12 84 39 115 17 18 44 33 68 46 89 48 193 25 288 5-7-26 28-48 15-63-32-40-39-89-95-84-75 6-140-12-210-24 5-20 1-43-13-54-30-26-70-14-107-2">
          <text:p/>
        </draw:path>
        <draw:path draw:style-name="gr4" draw:text-style-name="P4"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z">
          <text:p/>
        </draw:path>
        <draw:path draw:style-name="gr6" draw:text-style-name="P6"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
          <text:p/>
        </draw:path>
        <draw:path draw:style-name="gr4" draw:text-style-name="P4"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6" draw:text-style-name="P6"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13" draw:text-style-name="P7" draw:layer="layout" svg:width="0.311cm" svg:height="0.266cm" svg:x="5.981cm" svg:y="17.614cm" svg:viewBox="0 0 312 267" svg:d="M132 3c-51 21-110 61-129 117s73 62 80 121c3 19 34 29 55 25 14-2 13-29 31-32 36-6 84 10 103-8 23-22 54-67 33-105-14-24-65-2-72-31-13-56-59-104-101-87z">
          <text:p/>
        </draw:path>
        <draw:path draw:style-name="gr4" draw:text-style-name="P4" draw:layer="layout" svg:width="1.03cm" svg:height="0.53cm" svg:x="1.832cm" svg:y="17.634cm" svg:viewBox="0 0 1031 531" svg:d="M4 143c-6-3-5-22-1-24 46-18 112-29 141-4 52 44 105 99 176 90 5 0 31-8 29-22-11-65 6-110 80-130 12-3 16-38 33-47 12-6 40-13 45 7 20 73 47 148 16 214-18 37-83 64-60 115 26 55 98 43 134 16 43-34 101-54 120-87 37-67 120-54 182-63 36-5 26-48 53-58 72-26 93 88 70 133-10 19-27 47-40 65-46 64-154 4-232 14 3 11 2 27-10 25-66-8-106 14-136 61-11 17-4 42-4 64-18-3-26 25-38 17-39-31-66-60-97-97-11-13-48-4-74-4 3 25 3 71-40 65 5-9-1-20-3-27-10-37-45-52-87-48 0-22-10-43-13-65-1-11-17-26-27-26-33 0-83 34-93-4-15-62-32-107-115-120-17-2 25-39-9-60z">
          <text:p/>
        </draw:path>
        <draw:path draw:style-name="gr6" draw:text-style-name="P6" draw:layer="layout" svg:width="15.152cm" svg:height="27.701cm" svg:x="1.832cm" svg:y="17.634cm" svg:viewBox="0 0 15153 27702" svg:d="M4 142c-6-3-5-22-1-24 46-18 112-29 141-4 52 44 105 99 176 90 5 0 31-8 29-22-11-65 6-109 80-129 12-3 16-38 33-47 12-6 40-13 45 7 20 73 47 147 16 213-18 37-83 64-60 115 26 55 98 43 134 16 43-34 101-54 120-87 36-67 119-54 181-63 36-5 26-48 53-58 72-26 93 88 70 133-10 19-27 47-40 65-46 64-154 4-232 14 3 11 2 27-9 25-66-8-106 14-136 61-11 17-4 42-4 64-18-3-26 25-38 17-39-31-66-60-97-97-11-13-48-4-74-4 3 25 3 71-40 65 5-9-1-20-3-27-10-37-45-52-87-48 0-22-10-43-13-65-1-11-17-26-27-26-33 0-83 34-93-4-15-62-32-107-115-120-17-2 25-39-9-60zM1611 22305h7982v-4663M431 20322c30 71 106 104 189 105 63 1 91 88 157 124 11 6 7 34 15 40 90 66 181 115 239 210 5 8 31 5 34 12 11 29 11 70-19 90-47 33-94-17-137-17-104 0-44 122-18 179 17 39 66 39 127 44 18 1 31 28 51 40 8 5 22-1 27 3 53 52 17 115 14 178-1 9 11 17 13 21 29 51-32 79-59 115-18 24-1 64-8 99-11 59-91 24-115 76-40 84-29 199 52 235 33 15 91-36 124-35 87 5 170 62 258 97 21 9 18 60-9 65-49 9-113-3-141 22-35 32-40 98-37 153v-10c0 43-19 80-40 113 51 12 99 11 148 19 56 10 60 94 43 139-11 27-62 19-101 12-25-4-22 19-27 29-14 28 4 51 23 77 11 16-4 46 8 61 27 34 72 27 116 16 87-22 110 70 132 127 6 17 36 22 44 39 25 56 50 120 26 176-11 28-57-15-81 5-18 14-23 43-18 62 12 45 67 56 107 73 35 15 78-5 118 4h-10c10 9 27 19 26 28-3 30-5 68 17 79 65 30 97 89 119 146 2 3 19-2 26 3 29 18 40 52 65 68 23 16 64 11 95 2 41-11 53-63 101-71 16-3 39-6 46 2 27 35 92 62 66 106-26 45-57 95-30 144 19 33 45 68 87 74 67 8 133 12 198-2 29-6 17-67 39-63 55 13 118-26 142 8 47 65 46 154-7 231-14 20 8 46 20 63 22 29 76 43 85 63 45 94 112 179 190 250 3-22 17-60 64-29 28 18 32 74 28 115-3 38 69 72 92 115 14 28 24 63 56 68 83 12 166 8 248 12 50 2 87 61 59 114-13 24-52 20-65 40-18 29-70 41-51 82 18 42 25 87 68 114-23-2-21 18-30 29 42 9 42 61 38 93 0 1-7 0-7 1-5 26 24 36 37 33 20-5 43-22 63-28 26-10 57 22 88 20 27-1 49-38 78-23 54 30 116 54 137 112 10 28 26 54 32 84 14 59-53 101-36 159 12 41 60 74 97 69 31-4 64-13 94-35 21-14 60-11 86 14 12 11 0 25 2 26 65 49 86 123 83 190-1 26-34 50-58 62-23 12-59-1-85 16-45 28-51 79-82 117-58 71 22 172 111 186 81 14 193 30 224-38 46-98 146-119 243-122 8-1 30-12 43-18 43-20 94 13 133 31 22 10 40 63 19 81-71 58-110 121-68 190 47 78 140 116 232 111 72-3 159-1 212-41 45-34 107-83 152-65 66 27 94 112 140 174 32 42 102 50 114-15 84 3 143 91 227 59 58-22 119-46 169-24 98 45 196 113 232 227 18 58 111 36 160 77-3-29 28-17 38-29 8-10-42-52 8-29 47 21 53 86 66 143 3 11 24 18 24 29 5 53 67 71 72 122 5 64 48 98 31 160 23 3 53 47 63 62 22 31 35 114 53 142 40 62 47 26 107 53 71 31 128 106 186 167 28-36 77-35 99 9 26 51-16 104 5 149 3 6 31-2 44 4 7 3 49 61 25 86M14485 17312l-50-198-20-160c0 0 40-282 260-217 0 0 179-9 478 170">
          <text:p/>
        </draw:path>
        <draw:path draw:style-name="gr14" draw:text-style-name="P6" draw:layer="layout" svg:width="5.11cm" svg:height="10.251cm" svg:x="8.486cm" svg:y="23.792cm" svg:viewBox="0 0 5111 10252" svg:d="M5111 10252l-229-19-209-188-95-15-75-80c-41-30-75-76-132-92-34-70-118-87-175-136l-222-167c-33-15-73-20-105-51-13-14-37-18-46-8-30 34-70 54-112 42-14-4-23-25-40-24-82 3-176-11-211-72-20-36-41-80-80-107-69-48-148 10-215-16-56-21-95-67-120-124-3-8-49 20-59-13-6-17-9-37-24-44-50-23-105 2-158-2-50-4-111-12-131-43-29-47 11-118 51-165-61-30-34-92-59-136-16-29-85-48-109-91-14-27 5-50 21-72 20-26 49-43 73-63 46-42-1-93 1-146 2-49 63-92 55-141s-80-40-117-71c-40-34 31-100-10-131-22-18-69 0-103-9-8-2-23-15-19-24 21-45 28-92 12-131-3-8-16-26-34-30-56-13-139-83-85-137 19-20 59-31 70-54 27-56-37-107-44-159-3-23 40-63 42-94 4-77 36-162-10-231-20-30-53-63-63-91-23-60-57-121-105-147-78-42-160-79-134-171-68-19-121-92-74-146 17-20 40-44 73-55 33-10 33-79 67-64 51 22 97 22 142-1 62-31 153-156 68-189-57-21-143 60-172-26-12-34 42-52 47-76 9-36-4-116-61-102-3-36 31-71 16-102-10-20-49-23-62-42s0-54 12-69c29-36 79-69 124-72 38-2 64 59 107 37 42-22 79-80 39-116-64-58-172 10-226-69h10c-35-21-46-53-56-86-7-24 35-45 24-74-8-21-22-35-48-29 0-6-2-14 1-18 4-3 12-1 19-1-45 11-61-28-96-38-61-17 15-92 7-139-9-55-90-19-140-22-18 0-26-20-41-25-40-12-77 25-118 15-12-3-26-16-28-27-8-53 9-109-8-158-25-74-123-84-188-116-21-11 11-67 36-100 30-39 110-24 98-106 6 0 14 2 19-1 27-15-7-15 1-36-7 0-16 2-19-1-15-19-20-47-8-63 18-21 63-37 41-65-15-20-30-51-55-55-55-9-104-41-131-88-6-10-29-11-35-22-52-86-43-183-35-281 2-19-29-29-31-39-10-58-18-128 20-172 18-21 60 10 94 19 33 8 84-34 63-57-48-53-120-113-56-154 30-19 100-26 142 7 16-26 43-49 40-84v9-28c-10 2-20-4-18-9 12-45 34-83-14-98-68-21-110-77-122-139-8-38-70-33-70-65 0-36 25-69 65-82 38-13 77-24 119-22 2-36 42-41 58-66 29-45-1-96 21-141-38-12-42-55-60-81-39-56 9-127-9-190-8-26-55-49-90-68 23 1 44-15 45-29 3-25-26-54-47-59-35-8-70-23-73-54-5-65 36-134 1-195-15-25-62-33-70-60-10-33-11-75-47-90-29-12-71 11-95 0s-53-33-72-60c-18-26-5-63-32-82-9-6-27 1-37-4-45-22 1-78-34-98-49-28-99 27-158 9-20-7-25-20-26-32-3-28-5-63-34-72-44-12-92 7-137 2-44-6-31-66-56-85-24-18-71-47-102-13-17 17-36 33-54 41-37 17-81-4-108-34h10c-13 6-19-9-30-9 4-3 7-6 10-10-31 1-56-34-89-17-20 11-39 23-59 15-59-21-66-109-121-111-66-3-73-51-121-73-13-6-33 1-48-4-40-14-20-62-15-91 6-35 47-51 73-78 30-31 23-80 47-107 19-20 75-37 59-68-13-26 3-44-6-68-8-23-38-48-24-62 33-36 73-75 51-129-12-29 35-66 55-89 48-58 94-134 160-141 25-3 85 56 111 20 22-30 60-53 89-65 28-10 49 48 86 38 82-21 79-122 144-151 24-10 59-11 73-35 25-43-36-80-23-120s58-68 70-107c24-71-10-258-4-334">
          <text:p/>
        </draw:path>
        <draw:path draw:style-name="gr6" draw:text-style-name="P6" draw:layer="layout" svg:width="0.448cm" svg:height="0.24cm" svg:x="14.294cm" svg:y="34.043cm" svg:viewBox="0 0 449 241" svg:d="M0 236c189 30 329-94 329-94 0 0 50-66 120-142">
          <text:p/>
        </draw:path>
        <draw:path draw:style-name="gr15" draw:text-style-name="P8" draw:layer="layout" svg:width="0.742cm" svg:height="0.325cm" svg:x="24.197cm" svg:y="31.341cm" svg:viewBox="0 0 743 326" svg:d="M5 113c33-49 133 20 161-62 91-7 181 18 269-9-7-13 8-26 10-26 50-9 102-30 147 0 29 20 41 59 67 77 19 12 48 11 65 34 40 55 11 101-25 135-35 32-101 28-155 34 5 16-30 8-19 28-50 7-92 0-128-30-23-19-10-50 18-64-28-24-67-15-86-4-28 17-62 36-92 12-5-5 2-21-3-25-39-24-85-17-127-31-12-4-15-23-21-24-38-5-104-11-81-45z">
          <text:p/>
        </draw:path>
        <draw:path draw:style-name="gr15" draw:text-style-name="P8" draw:layer="layout" svg:width="2.215cm" svg:height="0.954cm" svg:x="21.236cm" svg:y="31.228cm" svg:viewBox="0 0 2216 955" svg:d="M0 914c11-22 22-37 32-60 12-30 55-50 69-80 16-34 56-45 68-83 1-2 21 3 24-2 52-64 92-130 173-156 136-45 277-11 415-41 72-15 134-60 212-65-6-20 14-37 23-43 96-58 127-157 203-223 30-27 83-32 131-41 23-5 57-12 65-26 54-86 153-108 244-86 50 11 98 35 144 52 73 27 166-6 244 16 51 14 107 2 144 67 22 40 29 84 22 123-9 57-37 114-78 157-42 45-111 63-151 111-7 8-23 26-15 44-60 15-98 48-143 90-15 14-37-7-57-10-55-8-112-16-169 3-56 19-111-29-169-8 17 24-32 24-20 47-24 0-45 10-69 13-48 5-62 94-92 72-43-32-97-24-134-10-28 10-19 85-54 87-46 3-98-19-148-7-31 7-19 43-43 60-19 13-45-3-68-7 6 18-23 4-20 19-20-1-42-6-59-4-37 4-80 34-109 32-117-7-232 4-349-13-19-2-33-29-51-30-72-7-145 34-215 2z">
          <text:p/>
        </draw:path>
        <draw:path draw:style-name="gr15" draw:text-style-name="P8" draw:layer="layout" svg:width="0.322cm" svg:height="0.153cm" svg:x="15.086cm" svg:y="37.031cm" svg:viewBox="0 0 323 154" svg:d="M230 3c-38 4-80-15-108 11-5 5 0 23-13 25-25 3-58 8-63 22-10 28-18 57-46 75 16 1 26 14 40 16 41 7 80-7 120-11 30-4 64 19 100 12 57-11 77-70 54-109-14-22-47-45-84-41z">
          <text:p/>
        </draw:path>
        <draw:path draw:style-name="gr15" draw:text-style-name="P8" draw:layer="layout" svg:width="0.21cm" svg:height="0.415cm" svg:x="15.405cm" svg:y="37.784cm" svg:viewBox="0 0 211 416" svg:d="M108 5c-18-13-47 0-54 10-31 49 31 91 47 139 26 77-43 82-69 134-9 19 20 48 4 61-15 13-32 21-36 42 21-2 26 26 39 25 53-7 105-5 119-64 21-89 58-168 53-253-2-44-63-64-103-94z">
          <text:p/>
        </draw:path>
        <draw:path draw:style-name="gr15" draw:text-style-name="P8" draw:layer="layout" svg:width="0.224cm" svg:height="0.518cm" svg:x="16.49cm" svg:y="37.787cm" svg:viewBox="0 0 225 519" svg:d="M80 0c-100 48-81 184-75 273 1 15 29 25 32 40 16 71 42 135 43 206 22-6 35-25 46-40 12-15-2-44 7-62 19-36 51-71 47-114 68 13 37-31 43-59 4-22-56-23-66-40-39-65-7-155-77-204z">
          <text:p/>
        </draw:path>
        <draw:path draw:style-name="gr15" draw:text-style-name="P8" draw:layer="layout" svg:width="0.651cm" svg:height="2.781cm" svg:x="15.873cm" svg:y="36.902cm" svg:viewBox="0 0 652 2782" svg:d="M390 0c-5 9-7 21-12 26-32 35-97 34-116 57-96 121-156 255-224 391-41 81 5 166 22 254 11 61-26 123-43 188-26 103-18 205 0 309 7 42 14 69 21 114 13 89-20 177 2 261 8 32 54 61 73 92 21 33 23 82 34 128 7 33 23 62 20 93-4 28-29 59-29 85 0 216-40 429 12 648 7 31 62 39 101 21 10 20 42 16 49 38 3 12 1 25 1 37 39-7 37 33 59 32 28-1 63 17 74 2 123-171 108-359 116-552-70-76-65-202-31-289 13-32 44-65 26-95-19-33-31-69-61-100-15-15-27-50-10-69 23-29 20-57 38-87 1-2 15 0 16-1 10-49-10-91-31-134-52-114-32-241-11-364 14-80 51-152 86-226 40-85-18-175 32-254 35-57 39-115 48-173 2-12-16-39-17-56-3-87-20-167-39-253-2-11-27-16-32-23-46-64-116-55-174-100z">
          <text:p/>
        </draw:path>
        <draw:path draw:style-name="gr15" draw:text-style-name="P8" draw:layer="layout" svg:width="0.49cm" svg:height="0.535cm" svg:x="15.219cm" svg:y="42.874cm" svg:viewBox="0 0 491 536" svg:d="M366 10c-41-10-28 27-61 45-12 6-29-18-36-6-24 40-2 86-3 130-23-25-64-23-74-6-29 51-79 82-102 137-3 6-34 2-54 2 9 34 25 78 4 99-35 36-59 102-20 119 50 22 114-20 146-67 23 15 31 37 53 53 21 16 53 2 63-18 15-31 19-70 39-98 19-28 65-2 93-16 23-13 31-49 18-70-25-37-63-60-44-105 18-43 62-64 91-93 37-37-19-56-62-80-12-6-14-22-11-36-14 2-30-6-40 10z">
          <text:p/>
        </draw:path>
        <draw:path draw:style-name="gr15" draw:text-style-name="P8" draw:layer="layout" svg:width="0.418cm" svg:height="1.183cm" svg:x="15.774cm" svg:y="44.119cm" svg:viewBox="0 0 419 1184" svg:d="M218 22c-15 21-51-16-52-2-6 69-55 68-112 108-84 59-20 163-28 248-1 10-23 19-24 29-2 58-11 133 47 169-21 135-18 270-30 405 24-3 24 23 25 29 11 67 8 174 75 176 79 4 102-126 88-193-26-122-1-235-5-351-1-30 49-28 61-64 7-23 36-34 64-44 26-11 36-47 32-80 12 2 21-5 30-10-44-67-44-156 30-199-42-29-51-79-87-115-13-12 9-39-14-53-4-3-12-1-19-1 7-37 0-26 3-64 2-35-54 33-84 12z">
          <text:p/>
        </draw:path>
        <draw:path draw:style-name="gr15" draw:text-style-name="P8" draw:layer="layout" svg:width="0.452cm" svg:height="0.523cm" svg:x="14.222cm" svg:y="44.852cm" svg:viewBox="0 0 453 524" svg:d="M289 83c-11 32-77 6-89 41-14 39-36 75-84 80-60 6-48 79-73 122-16 27-9 74-22 107-7 19-26 49-20 53 82 65 217 44 257-45 15-34 4-92 33-112 105-75 175-183 160-300-3-18-31-29-57-29z">
          <text:p/>
        </draw:path>
        <draw:path draw:style-name="gr15" draw:text-style-name="P8" draw:layer="layout" svg:width="0.225cm" svg:height="0.342cm" svg:x="14.733cm" svg:y="44.953cm" svg:viewBox="0 0 226 343" svg:d="M171 1c-44-1-44-7-64 32-10 18 4 46-7 62-29 39-66 68-93 108-17 28 0 66 13 90 8 15-2 51 34 50-3-9 2-16 10-18 6-2 16 1 18-2 23-37 49-65 83-86 65-43 82-147 29-225 7-3-29-7-23-11z">
          <text:p/>
        </draw:path>
        <draw:path draw:style-name="gr15" draw:text-style-name="P8" draw:layer="layout" svg:width="0.163cm" svg:height="0.312cm" svg:x="13.094cm" svg:y="43.9cm" svg:viewBox="0 0 164 313" svg:d="M131 1c-34-5-61 7-78 30-26 34-40 72-49 113-12 58 9 113 26 169 22-20 70 2 75-29 7-40 16-65 43-95 36-40 0-87 2-132 1-21-42-28-19-56z">
          <text:p/>
        </draw:path>
        <draw:path draw:style-name="gr15" draw:text-style-name="P8" draw:layer="layout" svg:width="0.143cm" svg:height="0.201cm" svg:x="13.327cm" svg:y="44.333cm" svg:viewBox="0 0 144 202" svg:d="M106 0c-66-6-123 46-101 92 15 29 29 72 53 106 4 5 23 5 25 1 28-55 59-110 61-170 0-14-16-27-38-29z">
          <text:p/>
        </draw:path>
        <draw:path draw:style-name="gr14" draw:text-style-name="P6" draw:layer="layout" svg:width="10.735cm" svg:height="2.382cm" svg:x="20.827cm" svg:y="16.917cm" svg:viewBox="0 0 10736 2383" svg:d="M10736 1339c-70 75-76 29-156-5-129-56-285-89-429-58-73 15-134 20-202 6 11 25-32 32-20 57-91 10-174-81-254-30-50 32-77 88-144 66-103-34-71-146-130-196-104-87-258-134-381-71-53 28-116 87-144 148-63 137-261 94-327-20-24-41-68-94-93-90-95 12-179-49-258-10-64 32-137 65-171 115-34 52 10 142-22 195-75 123-280 160-412 48-15-13-55 4-72-9-18-13-17-46-24-71h20c-30-54-88-60-138-51-118 20-222 82-340 70 19 52-33 98-75 69 3 2-77 43-105-8-26-47-107-75-76-135 54-101 204-310 72-372-105-50-263 8-371-19-17-4-151 150-117 95-31 50-33 131-45 106 23 50 43 85 51 133 7 47-52 109-22 142 129 143 145 325 27 457-43 48-118-12-148 12-87 72-107 45-212 101-38 20-159-85-159-85-5-7 26-110 26-113-41-162-75-96-264-170-105-42-190-85-307-72 0-25-22 0-33-20-3-5-23-27-36-27 4-22-7-49-21-51-114-19-122-32-163-142-35-92-89-97-27-190 71-106-59-212-150-220-50-4-114-20-174 6-78 35-30 139-93 210-56 64-80 163-30 255-32-4-29 35-55 47-74 33-66 140-146 149-49 6-114-28-152 16-28 31 24 91-27 125-9 6-29 7-36 0-45-40-37-136-121-108-136 45-57 168-130 254-43 51-101-65-116-42-56 89-147 114-227 75-37-17-108-33-114-21-66 146-206 278-370 127 0 19-38-17-49-9-72 56-120 120-210 127-74 6-62 106-123 142-33 20-82-54-114 5-8 15 4 43-6 52-134 119-319-12-475-34-40-57-19-100-47-125-45-40-127 8-192-27-110-59-103-162-85-264 2-10-27-34-32-32-70 37-122-10-182-5 24-49-35-72-40-113-52 23-82-29-114-47-123-70-172-46-239-131-61-79 46-139-41-171-107-41-245-26-311-111-39-51 14-168-56-185-127-32-145-142-168-239-16-69-145-46-176-102-45-83-33-190-69-270-45-103-164-143-294-207-95-46-65-175-66-271">
          <text:p/>
        </draw:path>
        <draw:path draw:style-name="gr7" draw:text-style-name="P4" draw:layer="layout" svg:width="0.484cm" svg:height="0.773cm" svg:x="3.508cm" svg:y="11.855cm" svg:viewBox="0 0 485 774" svg:d="M216 0l35 75 59 34c-48 139 45 270 144 357 27 23 26 72 30 109 5 49-22 100-58 138-33 35-92 83-136 50 0 3 1 8 0 8-24 8-43-28-70-8-37-85-5-181-63-262-55-74-106-123-150-196-6-9-1-42-7-51 57-49 139-244 139-244z">
          <text:p/>
        </draw:path>
        <draw:path draw:style-name="gr7" draw:text-style-name="P4" draw:layer="layout" svg:width="0.705cm" svg:height="0.725cm" svg:x="3.595cm" svg:y="11.425cm" svg:viewBox="0 0 706 726" svg:d="M27 311c-17-29-32-57-26-88 13-59 72-92 115-139 0 0 32-85 84-84 49 0 105 23 124 56 17 30 55 72 33 106-32 47 4 105-15 154 26-5 15 23 30 28-17 5 20 27-10 28 12 46 57 61 92 82 35 19 72-27 106-12 5 2-3 25 4 32 19 19 59-16 74 13 26 47 36 94 59 142 12 27 15 68-9 90-19 16-53 0-74-11-87-45-157-111-250-141-17-5-44-15-49-35-22-97-14-196-104-263-11-8-16 14-29 9 5 29-12 48-16 76z">
          <text:p/>
        </draw:path>
        <draw:path draw:style-name="gr7" draw:text-style-name="P4" draw:layer="layout" svg:width="1.801cm" svg:height="0.839cm" svg:x="1.552cm" svg:y="13.014cm" svg:viewBox="0 0 1802 840" svg:d="M44 171c14-6 36 3 47-5 24-17-15-43-5-62 13-27 42-49 69-63 41-20 93-17 124 26 9 11-2 33 6 44 18 23 56 18 73 6 22-15 19-60 38-74 44-33 110-37 164-20 41 12 63 55 99 83 6 5-2 29 4 31 96 46 198 79 307 76 7 0 18-11 30-16-24-37-55-110-95-87-26 15-47 37-74 35-62-5-137-92-91-124 75-54 181 14 279 21 5 0 34 1 30 23 54 0 110-9 159 5s87 48 113 85c30 42 67 77 96 119 33 47 30 102 64 148 4 4 22-2 25 3 40 57 112 48 158 27 27-13 73-69 97-34 32 46 60 108 24 164-13 22-40-10-55 3-5 5-2 17-2 27-9-21-36 28-40-10-4 41 26 82-2 122-2 3-11 1-18 1 5 26 2 59-14 70-88 60-181 0-265-42-8 22 8 45-2 66-10 22-36 25-57 18-52-15-94-51-148-63-22-4-28-41-47-52-84-50-72-147-117-195-62-66-157-122-164-226-4-44-70-36-105-64-31-23-73-3-107-15-30-10-53-41-82-48-36-9-114-18-93 30 20 47-24 101 19 128s67 64 101 95c19 18-1 47-26 48-62 4-125 1-189-8-42-7-63-52-101-70-22-11-52 3-64 12-21 18-19 46-53 31-59-26-51-106-109-134-16-7 49-17-37-60-16-8-12-64 35-58 0-7-2-16 1-17z">
          <text:p/>
        </draw:path>
        <draw:path draw:style-name="gr4" draw:text-style-name="P4" draw:layer="layout" svg:width="0.569cm" svg:height="0.63cm" svg:x="3.756cm" svg:y="12.675cm" svg:viewBox="0 0 570 631" svg:d="M520 45c-42-11-73-51-120-44-13 2-22 18-40 16 14 74 46 146 14 215-23 50-94 27-144 22-2 30-22 60-42 69-22 10-49 7-55 35-7 28 4 58-6 83-5 15-29 21-44 32-8 6 6 29-13 33-19 5-42-4-57 5-26 17-5 61 2 65 87 43 251 98 291 2 11-25-52-84 6-114 21-11 48 3 79 11 37 9 82 25 117 1 67-46 49-134 62-204-103-38-26-149-55-225-3-9-24-26-46-21z">
          <text:p/>
        </draw:path>
        <draw:path draw:style-name="gr6" draw:text-style-name="P6" draw:layer="layout" svg:width="26.512cm" svg:height="43.575cm" svg:x="0.17cm" svg:y="1.534cm" svg:viewBox="0 0 26513 43576" svg:d="M4105 11186c-41-11-72-51-119-44-13 2-22 18-40 16 14 74 46 146 14 214-23 50-94 27-144 22-2 30-22 60-42 69-22 10-49 7-55 35-7 28 4 58-6 83-5 15-29 21-44 32-8 6 6 29-13 33-19 5-42-4-57 5-26 17-5 61 2 65 87 43 251 98 291 2 11-25-52-84 6-114 21-11 48 3 79 11 37 9 82 25 116 1 67-46 49-134 62-204-102-38-26-148-55-224-3-9-23-26-45-21M7986 13113l-428-302h-937l-149-94h-548l-130 75h-1534l-110 38c-1116 10-887-160-1295-386-409-226-648-386-1256-433-607-48-1599-964-1599-964M10578 12266l-2-301h-1990M5570 13565v-156l-264-249h-170-3189c0 0-218 25-314 75-96 49-271 107-446 57M4190 13160v311l-60 56v471c0 0 299 189 60 500v1177M3353 12303v-707h199v-367h229l548-452h2501l219 188h130c0 0 389 518 727 527 339 10 797 0 797 0l120 123h3995l60-66h3369M9212 13471h307l80 103c0 0 719-358 1157-772 0 0 135-178 279-216 142-37 242-92 329-150 93-62 191-263 366-349 77-38 265-180 359-199 117-24 281-47 402-29M4190 16259l1 492-200 233h-558l-140-141h-289l-219-50v-2188c0 0-448-418-558-513-109-94-90-150-109-216-20-66-170-255-230-321-59-65-189-150-249-141-60 10-199 0-249-47s-587-174-587-174c0 0-419-99-454-338M2785 14770l1255 1 319-198h289c0 0 339-160 359-415 20-254-40-584 528-584h3154l443 235M8799 13627l298-265M2916 12481v2279M7857 12133l-190 170c0 0-252 200 100 424 244 155 219 471 219 471v1231c0 0 6 123 130 219 190 149 1514 1173 1514 1173 0 0 120 24 120 344v1206c0 0 0 188-80 311-80 122-130 263-130 433v1375l-59 292c0 0-50 443-40 661 10 216 0 1271 0 1271v745c0 0-10 65 70 188 79 122 119 386 119 537v1380 347 347 15532l-1592 2786M9092 13348v-2053l-209-368v-2336-714l75-173-332-578v-570h-227M10294 5483v231h-61v339h-288l8 165v1172l-122 149v512l-71 82v458 339c0 0 10 123 49 189 40 66 90 188 40 348s-50 245-50 368v499l160 151c109 84 199 263 70 461-130 198-90 283-90 386v1555c-497 470-445 694-445 694M6083 10777v-349l130-132 19-160-488-471v-358-716-2959l149-149h280M9311 0c72 120 132 273 153 497 44 463 140 694 358 917 219 222 271 338 402 619 131 280 314 784 410 941s289 429 350 602c61 174 445 1313 445 1313 17 215 148 743 279 916 131 174 236 702-61 1032s-244 561-244 727c0 165-53 412 61 610 113 198 189 417 189 417v2383c0 236-130 339-130 339 0 0-269 330-339 415-69 85-159 283-289 349-129 65-159 94-159 94l-797 716M10895 12077l-99-95v-3391M26200 22911c0 0-28 161 120 508 132 310 181 436 193 468">
          <text:p/>
        </draw:path>
        <draw:path draw:style-name="gr8" draw:text-style-name="P6" draw:layer="layout" svg:width="10.259cm" svg:height="17.232cm" svg:x="9.246cm" svg:y="15.125cm" svg:viewBox="0 0 10260 17233" svg:d="M10260 17233l-3946-8056c0 0-2621-3664-2681-3739-60-76-239-330-279-424s-50-151-50-151l-3019-4522-139-169-146-172">
          <text:p/>
        </draw:path>
        <draw:path draw:style-name="gr6" draw:text-style-name="P6" draw:layer="layout" svg:width="8.778cm" svg:height="0.08cm" svg:x="20.581cm" svg:y="16.305cm" svg:viewBox="0 0 8779 81" svg:d="M8779 0h-927c0 0-149 182-299 0h-1346l-102 37-131 19-155-19-73-37h-5746">
          <text:p/>
        </draw:path>
        <draw:path draw:style-name="gr4"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ath draw:style-name="gr6" draw:text-style-name="P6" draw:layer="layout" svg:width="42.741cm" svg:height="42.41cm" svg:x="-6.445cm" svg:y="6.211cm" svg:viewBox="0 0 42742 42411" svg:d="M42398 8547c-89-38-183-83-215-170-58-153-54-320-230-434-19-12-130-72-142-85-38-37-141-82-235-89-80-5-161-12-238 1-94 15-191-36-292-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4 82 57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1-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50 9-49 41 22-2 13 13 10 18-14 22-23 47-50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50-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0 13 2048 31l6-19066zM36428 10576h-927c0 0-149 179-299 0h-1346l-102 36-131 19-155-19-73-36h-5746M35019 10154c0 0 264 193 191 410M10023 11467l1525 4 338 235v151l223 9M14387 11207c0 0-179 19-209 160s-60 170-60 170c-149 122-319 160-319 160-418 75-488-38-568-95-79-56-159-47-289-47-129 0-289 132-289 132l-219 132c-209 38-199 104-279 170-79 66-159 75-159 75h-718l-298-198h-558l-180-75-289 47-2785-2c0 0-87-6-96 93s9 132-79 165c-43 16-91 39-128 77M13570 12629v6652M14118 11537l-249 753-139 66-160 273c0 0-538 264-628 321-89 56-199 66-269 66h-348c0 0-349 37-479 84-129 47-189 10-189 10 0 0-139-47-189-38l-90 19c0 0-109 85-179 85s-180 0-229 37c-50 38-140 94-200 104-59 9-249 19-318 66-70 47-389 377-389 377 0 0-169 150-299 179-129 28-508 169-508 169 0 0-478 104-827 669l-140 188c0 0-20 114-338 104h-504l-218-111h-834l-236 124-1030-2v-462l-3045 1M14995 10943c0 0-70 396-50 518 20 123 110 368 50 556s-90 226-90 414c0 189-70 311-139 377-70 66-239 170-289 471-50 302-90 603-90 603v23966M14945 11461c0 0 279 28 369 0 89-28 229-198 388-207 160-9 250 64 250 64 0 0 42 49 132 49h11562M17864 9830v397M17665 10576v-1705l60-170-229-283M17476 10576v-575h677M13690 12403c0 0 348 85 588 0 239-85 438-113 587-113 150 0 309-9 429 66 119 75 149 132 259 170 109 37 478 160 747 132 269-29 508-76 638-76h1355c0 0 388-19 548-179 159-160 209-264 209-264 0 0 110-207 339-75s498 75 498 75h8385M30155 12139h819M10023 12598h-1161M11468 13072v556l279 198h2521l956 358 807-85M13570 12950h259c0 0 110-10 170-29 59-19 99-28 179 0 80 29 159 113 209 113h170M14507 13129c0 0 408 150 717 150M16589 13411l-50-574 100-76-10-141M15224 13420l717-37 469 9 179 19h2451M15224 13826h1554M16778 14014c0 0 220-28 309 0 90 28 219 132 339 19s60-273 239-273h11728l698 47h478l189-47h2760c0 0 1355-38 1584-113 230-76 259-76 399-76s249 0 588-188c339-189 877-546 1365-28 0 0 338-29 188 197-125 190-287-57-287-57l99-140M31365 12950h-1239M29301 12950h-9813v-3017c0 0-66-173 113-154 134 14 94-390 94-390 0 0-27-584 43-688 69-104 139-198 99-311s-99-254-109-433 0-537 0-537v-1432l139-584v-1008-1795l-161-132M18642 7250v1300c0 0-20 161-70 264-50 104-150 160-150 302M20134 15069v-5939c0 0-20-24 149-24 170 0 498 19 498 19 0 0 26-16 61-30 18-7 39-51 59-54 60-9 99 28 159 28s77-12 229-57c164-49 180-19 180-19 0 0 179 57 259-9M15489 10557l466-4 108 41 45 18h414l82-17 47-19h10559M11468 13628l-410 40v15177M12903 13826v263l-160 170v4108l130 207 69 57-29 113M11886 13826v3452l-119 132v396l117 105v1447M13570 19064c0 0-687-424-1096-386M9405 16200v3947M37025 12366v725l-567 527h-190l-199 142-169-104-847 895c0 0 99 160-80 386l-987 1395-239-197h-3616l-2153 65-120-179-837-65-229 244h-18244v3834l60 113M33050 15399h-17487c-80 0-160 38-249 66-90 29-359 0-429-28-69-29-169-38-169-38h-768l-22 3-21 9-24 21-21 20-40 49M6854 16363h349l738-964 170-341M26792 15937l229 19-229-217-170 75-936-94-558 264M8460 14736l1095-185h249c0 0 100-19 139-38 40-19 40-19 140-9 99 9 189 47 189 47h8957c0 0 63 23 130 66 75 47 177 26 210-9 35-38 59-52 129-52 69 0 14747-5 14747-5M16031 12648v2223l-189 623v706l-229 189v499l837 886c0 0 69 395 229 395h1813M15224 15474v22901M10573 7554c0 0 201 8 288 66 88 58 358-17 358-17 79-58 201-214 341-214h1353c0 0 105 24 166-99 61-124 142-256 142-256l90-452M14317 7429v1187M14228 6723l30-75c0 0 10-48 89-48h110c0 0 31 5 80-56 59-75 169-236 169-236 0 0 20-66 189-122 170-57 329-123 329-123 0 0 199 76 289 85 90 10 139 57 139 57h1623M17042 5985l156 87 160 82 247 51h682l99-37 76-24 118 24 83 37h225M22268 30820c0 0-607-141-777-414-169-273-259-367-309-415-50-46-179-103-269-131-89-28-309-264-299-311h-299l-697-358h-468M22463 30340c-29-27-405-278-465-304-42-19-523-229-561-240M21541 8108v650l249 329v2392 4788l837 932M20883 8108h3767c0 0 737-622 886 0h14150l53-2 50-9 54-21 42-25 717-593 1729-5M23484 7081h518c0 0 239-292 508 94h618M22627 17293l857-3759v-9138-2786l116-247v-1363M19728 6591h4105l179-94h369M22439 4706l-1 1197 50 104v169l69 76 40 103v3957l30 264v7998M22549 18474v6564l1682 3060M19708 8918h-1844l-318 28M33857 16935h-3726l-827 57h-26629M10900 18574h-10900M11976 18574h398v-94h289v94h8128M16679 17378l837 396h657M15613 16888l-1928-1490-3443 1-89-38h-1336">
          <text:p/>
        </draw:path>
        <draw:path draw:style-name="gr16" draw:text-style-name="P6" draw:layer="layout" svg:width="8.712cm" svg:height="8.871cm" svg:x="10.498cm" svg:y="23.596cm" svg:viewBox="0 0 8713 8872" svg:d="M0 0c0 0 422 256 621 411 0 0 1191 1128 2157 2188 475 522 911 1025 1098 1367l200 292c0 0 69 235 627 235h907c0 0 329-23 568 255 242 281 209 169 309 358 100 188 249 499 249 499 0 0 70 122 219 160 150 38 170 104 209 188 40 85 817 1763 817 1763 0 0 80 169 90 292s59 417 194 544c135 126 263 216 448 320">
          <text:p/>
        </draw:path>
        <draw:path draw:style-name="gr6" draw:text-style-name="P6" draw:layer="layout" svg:width="27.081cm" svg:height="17.719cm" svg:x="-0.213cm" svg:y="18.377cm" svg:viewBox="0 0 27082 17720" svg:d="M5888 6064v6287M5888 12799v1976M866 4880v2618M1305 10834l917 29v-377l-110-132-100-132c-20-123-179-509-219-603s-10-226-10-226c0 0 50-349 50-415 0-65-50-376-50-376-30-76-90-283-90-283 0 0-49-218-79-340s-90-141-90-141h-1524M1305 7498v9723c0 0 20 132-80 132h-99c0 0-80 19-80 104v263M3368 0v7216c0 0 0 85-40 160-40 76-80 151-20 235 60 85 60 246 60 246v1465l-837 1597M26255 8026l-1674-528M27082 8319l-827-293M10133 5520v-490l677 321M11620 1112v1224l59 415-19 160-100 47-30 151 90 113v10623c0 0 40 214 135 368 84 136 255 210 310 466l58 168M12648 2007l-194 367v4343">
          <text:p/>
        </draw:path>
        <draw:path draw:style-name="gr16" draw:text-style-name="P6" draw:layer="layout" svg:width="0.87cm" svg:height="10.409cm" svg:x="11.787cm" svg:y="25.094cm" svg:viewBox="0 0 871 10410" svg:d="M27 10410c-91-141 79-330 79-330 0 0 578-744 718-932 140-189-60-556-209-688-150-132-160-433-160-433v-8027">
          <text:p/>
        </draw:path>
        <draw:path draw:style-name="gr6" draw:text-style-name="P6" draw:layer="layout" svg:width="23.451cm" svg:height="25.389cm" svg:x="11.889cm" svg:y="8.965cm" svg:viewBox="0 0 23452 25390" svg:d="M1159 12164v11728l718 1300 378 198 518-29M641 14538h5710l36-35 61-20h6849l63 22 34 33h1392M6351 14534l36 35 61 20h873l88-29 50-26 57-52h591l85 52 41 21 119 34h4945l63-22 34-33M2833 16130v7687l439 838M2037 21615l757 779M3008 22394l834 1542M1591 16900v6880M0 23219l25 53 43 25 41 31 45 46-5 111-37 37-21 42 6 45M718 22990v986l19 51M15028 13096c0 0-209 980-259 1046-49 66-259 141-259 518s-30 820-30 820l-488-142h-8937M4527 16911v-4747M4836 14057c0 0-10-160-20-301v-803-1449c0 0-40-169-120-292-79-122-299-367-299-367M5344 4873v13583M6171 2784l80-94 29-94 17172-12M18933 2222l-338-374-976-688-420-268-402-198-410-140-385-190-750-364">
          <text:p/>
        </draw:path>
        <draw:polyline draw:style-name="gr11" draw:text-style-name="P6" draw:layer="layout" svg:width="4.486cm" svg:height="9.956cm" svg:x="30.822cm" svg:y="3.921cm" svg:viewBox="0 0 4487 9957" draw:points="1969,9875 2037,9943 2092,9957 2148,9941 2188,9920 2234,9890 2432,9718 1695,8880 1057,8438 934,8301 27,7296 0,7267 719,6205 2745,3056 4487,0">
          <text:p/>
        </draw:polyline>
        <draw:path draw:style-name="gr6" draw:text-style-name="P6" draw:layer="layout" svg:width="23.289cm" svg:height="40.394cm" svg:x="12.053cm" svg:y="5.036cm" svg:viewBox="0 0 23290 40395" svg:d="M20014 6856l2 605-28-22-262 1004-39 58v300l-100 113-60 19-29 131-230 47-428 38-159 113-329 28-349 189-100 292-129 47-269 424-219 28-389 509M15233 12808h466l33 99-2 44-20 97 171 208c0 0 428-113 538-132 109-18 219-28 418-169 200-141 548 9 548 9h180l129-75 269 28c0 0 40-56 40-188s100-245 100-245l-297-57-349-367h-249v-791h230l386-971 79-28 449-424 1185-169 1027-876M16597 14548l-438-267-1047-1279M15502 13388l369 123 159-57h279l359 76c0 0 80-95 189-132 110-38 369-38 449-19 79 19 189 0 239-66s269-283 329-254c0 0 219-57 298 179 80 235 279 75 279 75 0 0 180-28 279 0M1334 37288l-209 791-1125 2316M14267 11269v-3853l79-123-69-84v-641l69-56-59-85v-1338-3554-41M20494 7811l-219 179h-14268M6794 9177l777 434h6696M15148 9611h284M15745 9611h692M7236 6513l-223 234v1074l279 1130 927 1423h9246l219 160M5265 7209h9040M20016 7209h3274M15767 7209h3519l187-55 75-129M15146 6878h2257M12692 12126c0 0 289-19 708 386 316 306 717 295 717 295l993 195M13380 12861l-4852-1545c0 0 538 744 577 895 40 150 170 282 309 329 140 48 220 161 220 161l-10 216 49 19c0 0 50 28 100 123 50 94 309 179 309 179l149 56c0 0 120 66 259 85 140 19 240 122 240 122 0 0 209 179 398 358s329 108 419 47c0 0 94-89 154-84l174 18c240-9 359-169 419-263 60-95 169-95 169-95 0 0 70 19 150-75 79-94 209-75 209-75 0 0 229 9 259-10s169-56 159-179c-9-122 80-141 80-141 0 0 80-28 60-170-20-141 110-235 110-235M10600 11985v1422M9046 12060h1638l68-37 51-41 1873 5M7381 10513l838 869 40 282 946 1263c0 0 1166 1309 1983 1497h159l210-197 199-66 488-48 249 19 100 66M11188 14424l50 415 1345 3131 67 55 78 37M9564 26131l-1036-2135v-18907-5089M9554 15245v848l-60 9c-329 76-757 612-757 612M10291 21980h-129v-6735c0 0 40-227 119-284l30-508-149-179 60-387-96-631 1-8167v-1085M8514 15251h830l3-2155M15533 13519l-98 247-182 225v525l70 169v560l-1016 1404-170 75-129 169v559 1316l-897 2317M11009 22583l1066-1743 619-789-1-1704M12693 17026l-1-2148-174-171v-336l-58-55">
          <text:p/>
        </draw:path>
        <draw:path draw:style-name="gr16" draw:text-style-name="P6" draw:layer="layout" svg:width="0.837cm" svg:height="7.541cm" svg:x="20.581cm" svg:y="10.327cm" svg:viewBox="0 0 838 7542" svg:d="M355 0c0 0 63 43 63 250v1612c0 0 0 66 100 302 99 235 320 725 320 1092v3344c0 0-30 340-360 509-329 170-478 264-478 433">
          <text:p/>
        </draw:path>
        <draw:line draw:style-name="gr6" draw:text-style-name="P6" draw:layer="layout" svg:x1="20.272cm" svg:y1="15.41cm" svg:x2="20.502cm" svg:y2="16.306cm">
          <text:p/>
        </draw:line>
        <draw:path draw:style-name="gr9" draw:text-style-name="P6" draw:layer="layout" svg:width="0.912cm" svg:height="1.122cm" svg:x="28.342cm" svg:y="16.709cm" svg:viewBox="0 0 913 1123" svg:d="M425 0v1123M442 144l183 140 66 75 46 78 41 91 31 103 13 174h87l4 194-818 1-95-178 639-656">
          <text:p/>
        </draw:path>
        <draw:path draw:style-name="gr6" draw:text-style-name="P6" draw:layer="layout" svg:width="28.813cm" svg:height="28.194cm" svg:x="-2.125cm" svg:y="6.588cm" svg:viewBox="0 0 28814 28195" svg:d="M25188 4957v7875M25188 13438v3076M25976 8060v266M25976 8674v745l20 39 29 34 9 39v5179M21850 7984v-4447-3537M21850 9255v12266l179 189M22029 19288v3156l-20 151-40 85M22698 20833h-17399-1026c0 0-120 0-209-47-90-47-299-75-379-37-80 37-209 84-299 84h-3373M21023 20833v-3118l-60-800v-9666M28653 15275l-6 807-202 413-4 924-29 74M28373 17750l-97 304v123l-597 1479-100 857c0 0-70 254-70 509 0 254-99 480-139 574-40 95-140 245-140 245 0 0-60 95-70 217s-139 217-189 245-458 235-757 330c-299 94-548 113-548 113l-419 113-378 28-90 28-339 283-3351 1458-88 59-104 77-1182 476M28814 18855l-279-45c0 0-323 598-368 997M27818 20664l-339 1149-79 57M13 20052h11888 13785l2770 1676M27696 22031l-137 149-5380 2320M25522 23944l-554-1142c0 0-79-113-219-188-139-76-538-358-657-565-120-208-359-453-359-453l-538-602c0 0-80-104-80-274v-810c0 0 0-245-219-245h-4245M27459 21342l-8107 3431-399 98-226-42-143-19-136-37h-9279c0 0-233 422-542 26h-2076M6579 24780c-129 86-194 132-194 132 0 0-199 160-448 179s-787 57-787 57c0 0-309-28-369-38-60-9-478-311-478-311h-4303M28685 18507h-19898l-160 132v5774l90 160-30 189-60 37-956-245c0 0-489-169-807 38-116 75-211 138-285 188l2 1207M22547 22755c0 0 0-113 229-198 230-84 519-216 519-216 0 0 358-48 468-57 109-9 269-94 269-94l3069-1277M22863 23551l1524-609M20074 24762l2508-1087M19918 24780l-36-80 3984-1697M24854 22682l768-320M19937 26712l-622-1247-74 38-329-843-2-287 40-123M12047 24398l6538 5 2402-1018 88-10 67-26 54-58 303-134 64 133 256-113 498 1012M13163 22448l3676 2M21929 23382l738-316 1045 2149M13141 26909l99-28c0 0 1933 1086 2182 1225 339 188 618 19 618 19l1266-387 4265-2081">
          <text:p/>
        </draw:path>
        <draw:path draw:style-name="gr6" draw:text-style-name="P6" draw:layer="layout" svg:width="8.447cm" svg:height="14.512cm" svg:x="9.8cm" svg:y="27.811cm" svg:viewBox="0 0 8448 14513" svg:d="M8448 5253l-272-490M8437 4388l-126 158-1216 584c0 0-1599 678-1715 681M6913 5188c-23 0-84-18-107-21l-717-103c0 0-209 9-299 122s-1156 1677-1156 1677M4355 6835l-1076 1497c0 0-139 104-139 463 0 357 1 1804 1 1804l-1775 1893-1366 2021M3329 12130c0 0 144-44 239-114 96-72 179-105 179-284v-2824l1694-2422M2013 7692c0 0 69 170 428 320 237 100 2841 1122 2841 1122M4709 5065c0 0-613 36-673 197-59 160-99 188-199 235s-897 387-897 387c0 0-193 52-349 105-98 33-1365 478-1365 478M1734 4762h1813v46h210l48 76M5571 6419l-219-239-129-187-748-1358M4375 4668v-1744h409l11-262 274-210 45-189 110-252c0 0 104-181 189-268 44-44 76-23 188-23v-415c0 0-20-122 259-245 279-122 408-188 408-188l90-85c0 0 89-94 189-132 83-31 510-230 655-295 29-12 72-8 72-8l737-352">
          <text:p/>
        </draw:path>
        <draw:path draw:style-name="gr8" draw:text-style-name="P6" draw:layer="layout" svg:width="21.884cm" svg:height="3.614cm" svg:x="-2.279cm" svg:y="32.178cm" svg:viewBox="0 0 21885 3615" svg:d="M21885 0l-4234 9-558 103-2321 740c0 0-581 207-833 263-93 20-214-20-278-20-130-2-216 16-216 16 0 0-1864 471-2422 528-558 56-1086 226-1255 282-170 57-1555 378-2282 425 0 0-289-253-661-69l-678 149c0 0-166 52-355 24s-628-104-628-104c0 0-229-38-428 0s-1226 179-1226 179c0 0-259 75-408 113-55 14-2559 804-3102 977M6818 2308c0 0 319 227 668 38">
          <text:p/>
        </draw:path>
        <draw:path draw:style-name="gr6" draw:text-style-name="P6" draw:layer="layout" svg:width="19.698cm" svg:height="2.578cm" svg:x="-2.047cm" svg:y="28.231cm" svg:viewBox="0 0 19699 2579" svg:d="M19699 1281l-1464 613-130 179-498 283h-17607M18941 2579l-1105-2259v-320M18225 0v235l1075 2176M16781 926h804l1337-606">
          <text:p/>
        </draw:path>
        <draw:path draw:style-name="gr16" draw:text-style-name="P6" draw:layer="layout" svg:width="2.023cm" svg:height="0.923cm" svg:x="16.874cm" svg:y="27.628cm" svg:viewBox="0 0 2024 924" svg:d="M2024 0l-180 75c0 0-199 66-288 170-90 103-289 141-339 132-50-10-150 56-150 56l-538 284-169 47c-250 0-360 160-360 160">
          <text:p/>
        </draw:path>
        <draw:path draw:style-name="gr6" draw:text-style-name="P6" draw:layer="layout" svg:width="21.901cm" svg:height="20.574cm" svg:x="-2.177cm" svg:y="24.302cm" svg:viewBox="0 0 21902 20575" svg:d="M21075 3326l827-339M4116 4126v-197h14627M18813 3118l976 2026M21902 3806l-1456 646M12774 4070h928c0 0 129-10 129-104v-282l60-151v-490c0 0 70-132 209-132h2083c0 0 169-9 169-169v-443c0 0 0-150 140-150h1167M0 7902h13332l108-38 84-18 85-9 209 42 3156-2 2000-915 300-223M1974 5841l159 66h3647l637-424h10667M12376 9431l917-264-439 612v2742M13293 9167l-45-355M12992 7904l-537 736c0 0-129 179-129 348v349c0 0 20 132 159 207l1785 1074M2840 9384h6268M6641 9008h4824M7271 14874l214 416v349M8070 12527l-1235 1751 24 145 59 92 97 101 71 84 11 107-2 1121M8852 13248l-1159 1743M7204 5483v1828c0 0-19 132-69 227-50 94-140 188-140 329v735 782c0 0 15 103 70 226 54 120 142 224 139 358 0 41 4 116-11 189-19 96-58 188-58 188l-140 198c0 0-69 84-69 169v923l69 113v1644l219 323M7571 13220h-906l-68 110h-174l-238 221h-1541M13602 12521h-4206l-1692 533M14408 13312h1321M16980 14084h-7484M17002 14857h-7894c0 0-269 19-379 85s-478 226-837 113-578-198-757-198h-967M6168 12521v4700M16139 16458h-2870c0 0-286-198-575 0h-6526M7135 17250h5251l568-29h2920M21682 8037l-608 283-736 320-708 744-289 132-60 141-687 339c0 0-209 66-269 273 0 0-10 38-70 104s-369 358-369 358l-627 1912-180 292-99 1159c0 0 329 688-399 1545l-119 132c0 0-50 367-279 376l-90 406c0 0-148 149-396 1466l-1 3h-7844M14507 18378h-1755l192 492-4096 1M15230 19091h-517M8679 18851v-4182l130-170h687M12347 17250h-5391c0 0-259-396-378-424-120-29-269-19-309-160-40-142-209-113-239-113s-319-142-309-255-90-593-189-772c-100-179-220-669-220-669v-10175M11140 16458v-14354-2104M8071 11748v773M9102 7217l-1 3411 35 74c12 43-5 64-41 152-7 18-35 45-69 72-51 41-810 732-810 732l-1 90M10766 7878v2717M8640 12521h-2900v-1545M9938 15360v-2839M11363 11254l-1041 93h-3953M10018 12163h-1946M5740 12521v169h428M5740 12690c0 0-668-169-967-169h-179l-139 85h-4444M13692 9818l-90 147v10290M10742 20415h3677l239 160h429M11035 19680h2228l339-85h1375">
          <text:p/>
        </draw:path>
        <draw:path draw:style-name="gr16" draw:text-style-name="P6" draw:layer="layout" svg:width="1.006cm" svg:height="0.65cm" svg:x="9.8cm" svg:y="39.158cm" svg:viewBox="0 0 1007 651" svg:d="M1007 651c0 0-99-236-349-236h-379c0 0-279 19-279-415">
          <text:p/>
        </draw:path>
        <draw:path draw:style-name="gr6" draw:text-style-name="P6" draw:layer="layout" svg:width="27.265cm" svg:height="21.65cm" svg:x="-2.151cm" svg:y="23.502cm" svg:viewBox="0 0 27266 21651" svg:d="M12340 15657v-198l219-292v-1846l-219-509v-581M12803 17170v-2290M15918 10655l-1247 1771-279 122h-8678l-389 76h-1126l-568-19h-3631M2296 15045l140-274c0 0-70-358 129-358h150v-3005M3631 11870v2355M6848 15004h-587l-961-847c-50-171-642 245-642 245 0 0-140 349-229 321-90-28-1037 75-1266 94s-458 245-458 245v2393 4196M6142 15819h-803M4658 14809v1291c0 0 69 198 69 311s240 555 698 885 418 414 418 414v311-311l50-56h249M4160 5737l199 28 2032 518M2725 3137c60 0 99-85 99-85 0 0 10-94 259-94 250 0 299 179 299 395 0 217 100 264 210 330 109 66 79 330 39 480-39 151 100 471 110 518 10 48 20 330 80 471 60 142 149 76 229 76s129 47 129 47c0 0 120 198 180 320 60 123-80 245-130 339l-30 132 70 104c0 0 60 56 189 28 130-28 529-75 658-9 130 66 209 216 389 226 179 9 378-47 538 0 159 47 318 103 358 132l160 122 60 38 139 37c0 0 20 179 209 66 190-113 658 38 658 38 0 0 90 9 119 123 0 0-49 254 0 329 50 76 369 292 369 292l349 104c0 0 149 47 309 188 159 142 279 29 319 0 39-28 119-75 189-103 70-29 189-66 319-76 129-9 249-122 328-169 80-47 150-66 289-76 140-9 90-9 419-131 329-123 638 141 648 179 9 37 109 37 109 37 0 0 160-9 269 0 110 10 329 94 419 132 89 38 289 170 289 170l119 254c120 386 259 339 259 339 389 19 369 226 369 226M25214 4795v-2422M25214 1596v-1596M25655 4700l1130 2515M25534 4744l1183 2591M25333 3137l225 402 1042 675M26256 3998l671 1437 339 754M2804 6716v4655M4040 5737v6039M4448 7969v5860c0 0 10 142 80 170s120 94 120 169c0 76-20 283 99 377l170 160M4588 8054l120-386v-1809M5733 6691v2525l-218 16 17 2288M6403 9717h-250M8773 13876l10 123-130 198c-209 113-119-85-119-85l119-188 120-48 103-218 226-17 12-230M8653 7884v5356c0 0-26 130-143 176M9086 13158c0 0-53 7-133-6-27-4-89-105-188-30M8035 7884v3892M7687 10994v782M14486 12373l-911 1645M14136 12934h37M16440 13791l-931-511-249-135-156 9-243 80-638-300h-1357M12866 12934h-465M14133 13029l528 235">
          <text:p/>
        </draw:path>
        <draw:path draw:style-name="gr9" draw:text-style-name="P6" draw:layer="layout" svg:width="2.26cm" svg:height="1.908cm" svg:x="4.954cm" svg:y="37.205cm" svg:viewBox="0 0 2261 1909" svg:d="M1380 60l-833 1286M695 504l-695 978M2085 623l-832 1286M1773 525l444 576M1127 476l200 263M1427 1078l696-1078 78 37 48 34 12 41v140h-275M794 756h1405M1127 1533h1072M853 886h701">
          <text:p/>
        </draw:path>
        <draw:path draw:style-name="gr6" draw:text-style-name="P6" draw:layer="layout" svg:width="17.772cm" svg:height="16.499cm" svg:x="-2.248cm" svg:y="28.607cm" svg:viewBox="0 0 17773 16500" svg:d="M6181 11333h10472M14709 11333v669M14560 12152v-150h1259M4894 11474h-4836M39 12294h3689v-961h-89v-1705M3728 12294v4197M5343 12039v4444M5343 16270h-5343M5343 13124h-5285M5333 12916h1275v142c0 0 463 344 364 438-100 94-65 61-65 61 0 0-40 75-40 160h-1524M10673 16119l-5339-7M6867 13717h199M39 14791h5692l279 113h1913v1596M3340 6142l-598-207h-2554M17773 0h-10109v424l-149 754">
          <text:p/>
        </draw:path>
        <draw:path draw:style-name="gr17" draw:text-style-name="P6" draw:layer="layout" svg:width="0.418cm" svg:height="3.495cm" svg:x="14.204cm" svg:y="40.703cm" svg:viewBox="0 0 419 3496" svg:d="M419 0l-99 254-121 490v725l51 198-120 217c0 0-90 461-70 744s-40 736-60 868">
          <text:p/>
        </draw:path>
        <draw:path draw:style-name="gr9" draw:text-style-name="P6" draw:layer="layout" svg:width="0.598cm" svg:height="0.965cm" svg:x="20.79cm" svg:y="27.691cm" svg:viewBox="0 0 599 966" svg:d="M10 0l479 546M599 471l-599 340M340 263l-89 703">
          <text:p/>
        </draw:path>
        <draw:polyline draw:style-name="gr6" draw:text-style-name="P6" draw:layer="layout" svg:width="9.097cm" svg:height="3.127cm" svg:x="7.319cm" svg:y="8.421cm" svg:viewBox="0 0 9098 3128" draw:points="9098,3128 0,3128 0,1704 0,173 124,0 342,0">
          <text:p/>
        </draw:polyline>
        <draw:path draw:style-name="gr6" draw:text-style-name="P6" draw:layer="layout" svg:width="36.779cm" svg:height="20.42cm" svg:x="-1.498cm" svg:y="1.519cm" svg:viewBox="0 0 36780 20421" svg:d="M1276 6049l462-31h4383c0 0 148 9 174-148 27-157-52-240-52-240v-3467l358-322-2-1841M2943 215v2221h244v421l-253 363v1932M2059 5127h2525zM2157 2840v2163c0 0 17 149-79 305-96 157-61 132-157 240M2480 5556h-1022c0 0-105 0-183-29M1092 7636h890c0 0 166-8 210 75 43 82 131 115 209 115h489c0 0 88 8 140 91s61 58 122 66 166-41 297 0 122 66 227 74c105 9 157-33 236 25 78 58 96 66 192 74 96 9 166-8 253 9 87 16 218 41 262 24M1694 9239v181l70 91v405h-96v1147l-53 81h-761M1249 1193l3126 4M2087 223v970M1904 1206v1634M0 2840h3357c0 0 109-16 153-49s140-42 201-42 140-41 209-115c70-74 88-108 166-132 79-25 175-17 175-17v-784c0 0 44-83 114-99 69-17 87-25 174 0s183 58 262 58 288-17 428 24c140 42 131 75 218 75h1135M2152 4388h1808c0 0 22 29 83-87 61-115 87-346 235-346h376c0 0 157-33 209-108 53-74 131-66 193-66M2938 4772l1646-2v1246M1904 1812l2357-4M3816 1193v1523M2085 438h855M3990 2568v487M4584 0v585c0 0-44 158 175 216 117 31 183 74 288 74h288c0 0 96-8 122 25s122 116 227 116h10347M18528 3402l-2 1527M5221 3393l-244 611v3665M5431 7752c0 0-131-198-271-273-139-74-1109-553-1109-553M3580 7331c0 0 0-116 131-182s253-25 297-148c43-124 61-132 52-298-9-165 0-1543 0-1543M6549 7653c0 0 209-314 436-314h1825M5789 3946v5086M5220 11245c0 0-7-124-121-240-113-115-192-165-253-454-35-165-27-430 6-660M4794 9883c43-165 121-319 165-397 105-181 411-759 437-843 26-82 26-140 87-181s140-176 140-176v-289c0-64-79-72-140-154-61-83-43-124-43-124v-3005c0-338-411-842-411-842M5623 8286h5649c0 0 140-22 253 27 114 50 323 141 446 165 122 25 279 17 323 58 43 41 96 107 349 25 253-83 288-116 393-116s201-16 201-16M8836 7529h332v-1965M4584 4929h4023M3732 218c92 206 210 439 311 550 201 223 410 419 637 1162s210 877 236 1009 218 413 393 537c0 0 506 446 567 545s201 156 271 156h2628c0 0 166 9 166-99v-346M3840 438h744M4741 2147h1528M5396 2138v207h227l-35 669c0 132-384 90-428 82-43-8-104 33-192 66-87 33-463-16-524-16s-209-25-305-66c-96-42-315-33-315-33v2105M5623 2574h5405M6601 1841h567c0 0 79 42 158-66 78-107 35-280 192-280h410l297 289h3519M7055 2584v3013h-812M2497 13218l-8-364 131-231 43-305 79-471-2-1816h890l334-371M2742 11369h1292c0 0 87-9 192 49s114 140 245 182c130 41 209 24 253 0 43-25 78-42 122-42s26 17 87 42c61 24 88 12 88 12M2663 13259v413l-131 123v2254M1930 16041v668c0 0 8 83-53 157-61 75-139 83-87 157s114 25 114 198v2059M1886 17139c0 0 111 5 183 82 70 75 131 124 236 99 105-24 114-140 236-148s384 0 384 0M2427 19475c0 0 114 132 62 223-53 91-123 124-210 264s-140 272-35 322c105 49 236 25 358 41 122 17 192 33 236 74 43 42 140 11 140 11M3239 20408c0 0 96 16 149-124 52-140 52-248 9-322-44-74-88-116-105-223-18-107 9-165-61-272-70-108-140-240-315-256-174-17-235 8-235 8M2940 14786l3 2444h1720l104 66 131 41h856M5390 12422v2364M5885 9123h3396v-488h1258M8819 8809l-367-289v-669l-602-306v-4961M8609 4186v1725M7850 5919h1318M8620 5567l1039-2M7858 3732l1799-2M7055 3335h9613c0 0 79-74 140 207 61 280 131 322 235 322h568l358-306v-156M8616 0l2 2576M4583 221h2996c0 0 78 11 96 68 17 58 166 108 244 42 79-66 70-108 149-108h5937M9657 0v5504 116l1126 10c0 0 70 0 166-57 96-58 87-75 262-75h1039c0 0 157 17 244-66 88-82 88-173 219-181 131-9 209 0 244 49 0 0 227 157 393 157h210M9657 3845c0 0 61-23 148 101 88 124 123 83 184 99 61 17 43 17 87 83s122 66 262 66h4147c0 0 9-25 114 16 104 42 78 83 218 42 140-42 148-58 314-58s227-41 262-58c35-16 53-49 131-16 79 33 35 41 96 74s926 0 926 0c0 0 192 8 253-50 61-57 105 0 166 42 61 41 131 115 227 91 96-25 113-67 218-67h3040l489 133 61 82h428M9168 6679h5370 3379M10059 6679v-1329l227-256v-4078M13079 8049l254 41 104-66h847M13630 8033v2733l-315 322M11586 7463h1485M13723 4929c0 0-3 283-50 379-52 108-166 182-174 281-9 99 0 380 0 380l-44 41M11621 6233h-349v-1362l245-231v-446M8618 4582h401l566 347h1685M11045 3319v-809l262-264h672M12739 2584v751M12128 2576h2409v-239h1188l297 239M13104 4929h1458c0 0 115 33 194-33 78-66 9-58 122-66 114-9 245 8 314-58 70-66 131-99 280-124 148-25 255-25 314 0s149 66 227 91M14539 3335v867M15201 4177v-4168M13105 225v2345M13106 1792h3780v-1783M14005 2576v-2576M16206 9c-2 17-6 33-9 49-44 182-79 190-62 363 18 174 44 265 9 331s-131 140-122 404 0 6777 0 6777M13822 5754c0 0 17 66 174 198s280 231 376 372c96 140 192 479 331 594 140 116 175 116 201 206 26 91 105 141 219 174 113 33 218 16 296 140 79 124 227 231 350 314 122 82 288 181 358 281 70 99 166 148 192 165 26 16 78 33 96 189 17 157 43 182 148 281 105 100 367 290 367 290 0 0 26-8 52 83 35 121 27 388 79 487s218 602 402 734c183 132 139 141 174 190 35 50 149 174 280 231M16642 8743v-1321M14293 8280l4663-8v-372M16720 8793h3188v-2882l-507-74h-2349c-52 0-105-58-113-91-9-33 35-74-79-132-113-58-148 41-244 41s-44-58-149-115c-105-58-262 41-349 33-87-9-288 115-384 156-96 42-44 66-288 66-245 0-201-82-201-82v-140c0-100-131-91-131-91h-515c-79 0-79 49-123 91-43 41-43 57-139 57s-79 25-157 75c-79 49-158 49-158 49h-523M19908 5911h4209M15393 7413h1144l201 50 105-124h1685l148 124h280M16467 5540l-2-611h3084v138l5292 2 385-58 9822-2h1732M19550 8793v-7397h-3528M17655 0v3385h1772l210 124h8095l209-215 227-140 114-132 759-66 227-91h585c0 0 166 8 297 66s201 99 297 99 209 17 358 165c148 149 1274 1222 1589 1379 314 157 367 148 428 223 61 74 270 140 445 140s393-58 393-58l148-107 131-74M17655 2626l1894-3M18589 190l113 174-35 239-104 83v1940M20423 223v1693M18676 578h1747M17655 207h4288 3798M19836 11v561M19549 1905l3258 2M22807 2692h-882v-2683">
          <text:p/>
        </draw:path>
        <draw:path draw:style-name="gr18" draw:text-style-name="P6" draw:layer="layout" svg:width="1.563cm" svg:height="8.488cm" svg:x="20.434cm" svg:y="1.85cm" svg:viewBox="0 0 1564 8489" svg:d="M0 0c0 0 48 72 196 257 53 67 163 146 234 231 62 74 139 157 153 165 74 42 98 89 111 110 27 46 58 99 68 112 17 24 87 99 104 206 18 107 9 594 18 727 9 132 0 1497 0 1497l513 508 116 92 51 87v1110l-233 806-34 873-21 119-98 179c0 0-107 103-173 212-42 68-54 126-79 187-22 51-35 309-74 420-97 275-252 492-341 591">
          <text:p/>
        </draw:path>
        <draw:path draw:style-name="gr6" draw:text-style-name="P6" draw:layer="layout" svg:width="17.239cm" svg:height="10.743cm" svg:x="18.051cm" svg:y="2.444cm" svg:viewBox="0 0 17240 10744" svg:d="M2788 7730c-23 26-97 20-172 29l-84 119M0 7355l7754 2v825h-5230M2518 8396h-437l-650 55M5693 9791v-9791M3257 3286h-1371v504h1720l131-99 44-132-96-107 44-132h13511M0 6116l358 116 1319 2M5003 8171l1-824M1668 6588h2777l419-115 12367-2M15483 10744v-5848l-177-119">
          <text:p/>
        </draw:path>
        <draw:path draw:style-name="gr18" draw:text-style-name="P6" draw:layer="layout" svg:width="1.248cm" svg:height="5.701cm" svg:x="32.108cm" svg:y="1.519cm" svg:viewBox="0 0 1249 5702" svg:d="M1249 5702l-672-450c0 0-105-91-131-281s-70-239-149-339c-78-99-78-165-70-297 9-132 0-1758 0-1758l-227-182v-2395">
          <text:p/>
        </draw:path>
        <draw:path draw:style-name="gr6" draw:text-style-name="P6" draw:layer="layout" svg:width="33.835cm" svg:height="32.508cm" svg:x="1.453cm" svg:y="1.511cm" svg:viewBox="0 0 33836 32509" svg:d="M18276 6769h2663l637-198h969l227 124h323l123 74v2336M20659 6753c0 0-78 0 131-223 210-223 219-339 288-446 70-107 166-223 166-330s61-91 131-173c70-83 175-190 175-281v-231M21227 5828l12602-2M20921 0v966l-235 239v3047M23215 10038l3 694M24003 10732v-1618M21794 4260v-4252M20921 966l166 140v1552l5466-2M21078 1437h1197M21812 917h812v-256l8255-9 120 22 334 42v192M22781 661v-644M23139 17v2641M23209 4491h777l384-396c0 0 53-42 114-141s244-386 297-437M23619 4491v-339c0 0 9-165 96-255 88-91 236-347 262-496 26-148 96-289 88-371-9-83 0-636 0-636 0 0 0-165 61-248 61-82 70-371 70-503v-1626M22292 1800h6033M25793 17c4 58 12 112 27 140 43 83 72 58 69 173-2 116 0 529 0 529 0 0 0 41 44 99s87 140 35 231-87 99-87 165 17 116-35 149c-53 33-140 74-140 173v256c0 0 24 49 76 74 53 25 134 33 72 124-61 91-165 107-165 173v5977M23794 6992v1362M24885 9122h1065M24887 8279h1799M23497 6711l10332-2M33817 8255h-6365M26204 14794v-1016l131-132v-463c0 0 8-165 157-313 148-149 297-207 297-405v-602c0 0-18-289-175-446s-271-438-262-619c9-182 0-859 0-859 0 0 26-421 114-635 87-215 218-421 218-611s-87-421 105-520 96-25 104-141c9-115 0-1560 0-1560l-340-908v-5556M28020 11508l-3-1470M28299 10022l-4-3311M27566 8305v503l-149 182-52 157 52 57-78 149h-245l-122 99-2 586M25802 8272l148 190-1 1583-195 268M27130 9127h6706M27749 8255v-4003M27374 4252l-18-430 166-206 271-454v-3154M26570 3467h1048M28151 3492h812l87 99h1240M29059 9320v-4293M28631 3938v-1395M28998 2394l-3-2386M31538 1362v1214M30665 2163h-2331v-809h5457M30883 2584l2908-2M30892 4029c0 0 122 16 253-42 131-57 175-132 332-140s140 8 236-83c96-90 96-148 166-173s192-27 192-27v-165M26553 223h7238M29807 8l3 2155M30290 2171v6084M30892 3401h2937M140 17238v635h-140v983M8480 8964l374-90 61 223h5125M24165 23451v-4464l39-91-6-907M21614 19986h3439l664 182M19570 19986h1973l70-36M18272 23179h-3969M15282 32062l225 447">
          <text:p/>
        </draw:path>
        <draw:polyline draw:style-name="gr10" draw:text-style-name="P6" draw:layer="layout" svg:width="1.458cm" svg:height="0.33cm" svg:x="24.968cm" svg:y="19.147cm" svg:viewBox="0 0 1459 331" draw:points="0,331 157,115 367,66 520,26 700,0 822,33 944,115 1171,99 1276,115 1459,316">
          <text:p/>
        </draw:polyline>
        <draw:path draw:style-name="gr6" draw:text-style-name="P6" draw:layer="layout" svg:width="23.983cm" svg:height="27.651cm" svg:x="3.985cm" svg:y="3.591cm" svg:viewBox="0 0 23984 27652" svg:d="M17434 17594v6236l338 641M21276 24561l467 696M21198 24726l519 1130M17439 22433l4613-7361-20-285 109-207c0 0-29 141 40-302 70-442 210-546 210-546 0 0 319-330 567-556 250-226 259-565 259-565v-4657l-139-1420c0 0 9-53-105-177-113-124-314-388-358-496-43-107-227-412-410-511-184-99-690-298-830-388-139-91-672-438-672-851v-1931M6260 23828l1 3824M23435 13596l-170 538 8 55 12 74-30 50-28 41-25 30-415 970-231 347M17322 119l1242-119M7257 19927l6 385M0 19902l5376-3M14078 22279v1549l270 512M13615 22319v1494l1247 2566M10386 21491v-1591M4166 10216c0 0 856-17 1441 463M23479 17589l-493-277M23409 16525h416l159 153M16168 22285v-785">
          <text:p/>
        </draw:path>
        <draw:path draw:style-name="gr5" draw:text-style-name="P5" draw:layer="layout" svg:width="0.02cm" svg:height="0.002cm" svg:x="4.514cm" svg:y="18.363cm" svg:viewBox="0 0 21 3" svg:d="M21 3c-7-5-14-2-21-2z">
          <text:p/>
        </draw:path>
        <draw:path draw:style-name="gr6" draw:text-style-name="P6" draw:layer="layout" svg:width="22.376cm" svg:height="19.121cm" svg:x="4.514cm" svg:y="11.549cm" svg:viewBox="0 0 22377 19122" svg:d="M20 6815c-6-2-13-1-20-1M3642 7459v1969c0 0-110 57-129 226M20891 6957l394-6 586 111 506 300M22056 7535l-459-57-240-100M14553 234l-70-104-21-130M11333 14703h-8157M11488 15474h-5751M5281 15474h-4323M16058 15474h-3422c-51 0-142 73-194 73M17845 15474h-1358M16882 17358l880 1764">
          <text:p/>
        </draw:path>
        <draw:line draw:style-name="gr6" draw:text-style-name="P6" draw:layer="layout" svg:x1="7.319cm" svg:y1="11.548cm" svg:x2="7.319cm" svg:y2="12.329cm">
          <text:p/>
        </draw:line>
        <draw:path draw:style-name="gr6" draw:text-style-name="P6" draw:layer="layout" svg:width="33.301cm" svg:height="30.47cm" svg:x="0.222cm" svg:y="1.726cm" svg:viewBox="0 0 33302 30471" svg:d="M5937 817v471M0 13844v512l260 223M17830 6833l-593 2v858h209l384 329M14721 3120v-1535M14712 2394h821l218 157 184 33M18738 3310v1544M19219 4136v-487l235-223v-126M20860 0v792M18712 924h2209M20467 3294v-809M28404 1593v1131M28404 2328h1650l279-223 393-165M29871 2774h1650M15638 4003v-338M22440 2452v850M33302 8v1137M23856 10529v867l96 49 78 66 114 124 105 198 35 124 17 165 9 132v430l76 93v1812l128 484 5 1596M25543 16027l211-426-6-191 107-396h601M15586 23053h-2346v-55h-1213M27167 15502h789M19322 29790l1200-495M20593 29374c0 0 4400-1955 4599-2039 199-85 319-217 319-217l695-1130M19523 30471l-592-1177 16-85-522-1088">
          <text:p/>
        </draw:path>
        <draw:line draw:style-name="gr9" draw:text-style-name="P6" draw:layer="layout" svg:x1="28.588cm" svg:y1="16.703cm" svg:x2="28.588cm" svg:y2="17.824cm">
          <text:p/>
        </draw:line>
        <draw:path draw:style-name="gr6" draw:text-style-name="P6" draw:layer="layout" svg:width="20.667cm" svg:height="12.415cm" svg:x="4.51cm" svg:y="23.892cm" svg:viewBox="0 0 20668 12416" svg:d="M18338 6880l-773-1630-58-209M20668 3764c-10 122-210 198-210 198l-1176 473-1489 661-117 121-209 77-827-55M20019 5145l-399-831M19874 6962c-48-73-1226-2631-1226-2631l18-336-117-110-244-99-990 407-186-66-128 77M13539 0h-6263M4623 7118l154 412v4886M17 2750v96l18 50 52 110v115l-35 3-23 18-29 51v3104">
          <text:p/>
        </draw:path>
        <draw:polygon draw:style-name="gr5" draw:text-style-name="P5" draw:layer="layout" svg:width="2.221cm" svg:height="0cm" svg:x="13.253cm" svg:y="25.503cm" svg:viewBox="0 0 2222 0" draw:points="2222,0 0,0">
          <text:p/>
        </draw:polygon>
        <draw:path draw:style-name="gr6" draw:text-style-name="P6" draw:layer="layout" svg:width="27.774cm" svg:height="20.104cm" svg:x="-2.175cm" svg:y="20.659cm" svg:viewBox="0 0 27775 20105" svg:d="M17651 4844h-2223M15732 20105l-6-1618M9461 8656h-121l-38-6-35-32-26-73h-49-210l-38 6-26 31v54l-20 24-24 59-497 6-64-17-15-37-53-36-68 2-336 4M7559 8509h-162l-45 36h-640M17598 4806h1717M20770 4806h1129M22332 4806h4301l235 135M23419 5595h2671M22485 4033h5290M16488 844l-1-778M16156 183h331v-146l45-19h74l36-18h246M3779 7383l-219 189h-3560M650 9928c0 0 997-358 1027-377 29-19 89-67 89-67 113-167 319-264 319-264 0 0 837-358 947-396 109-37 189-18 189-18l1056 320h435c0 0 269 0 348 94 80 94 518 189 857 179 339-9 598 180 598 180 0 0 204 121 240 146 70 49 183 25 183 25 0 0 414 36 553 65l30 9c70 9 110 104 130 160 20 57 149 75 149 75l210 170c259 141 388 113 388 113h1096l130-9c0 0 249-151 428-142 179 10 448-66 478-94s469-151 797 94l718 94c0 0 428 264 508 547 80 282 159 285 259 314h2418">
          <text:p/>
        </draw:path>
        <draw:path draw:style-name="gr8" draw:text-style-name="P6" draw:layer="layout" svg:width="26.44cm" svg:height="10.94cm" svg:x="-7.122cm" svg:y="21.13cm" svg:viewBox="0 0 26441 10941" svg:d="M0 0c194 80 415 187 531 252 192 107 585 140 585 140h724c262 0 725 157 891 231 166 75 271 124 445 132 175 9 367 108 542 165 174 58 270 25 620 100 349 74 414 119 414 119l66 21 2055 675 4081 1337h986l479 47 378 198 13321 7495 165 29 158-22">
          <text:p/>
        </draw:path>
        <draw:path draw:style-name="gr6" draw:text-style-name="P6" draw:layer="layout" svg:width="28.016cm" svg:height="17.482cm" svg:x="-2.183cm" svg:y="15.926cm" svg:viewBox="0 0 28017 17483" svg:d="M3667 13671v613M24159 5196v-468l29-55 68-19 143 1 1076-706 408-57 209-179 359-56 1138-1067 138-459 159-66 131-197M7228 0v1825M6551 768l1427 4M6226 2585v390M12760 17100l-248 67-249-151h-12263M12864 17483l-208-773-151-461-37-144-10-104 8-223c0 0 69-170 189-170h239l19-426c0 0 45-115-34-200-80-84-315-396-315-396 0 0-108-110-12-220 63-73 116-67 152-62l47-43 19-23 18-87-33-88-90-122v-311h-90M12575 14333v-1080c0 0-10-84 200-84v-11993">
          <text:p/>
        </draw:path>
        <draw:polyline draw:style-name="gr9" draw:text-style-name="P6" draw:layer="layout" svg:width="0.495cm" svg:height="0.347cm" svg:x="6.224cm" svg:y="37.965cm" svg:viewBox="0 0 496 348" draw:points="0,0 161,217 496,348">
          <text:p/>
        </draw:polyline>
        <draw:path draw:style-name="gr19" draw:text-style-name="P8" draw:layer="layout" svg:width="1.777cm" svg:height="6.091cm" svg:x="13.511cm" svg:y="39.14cm" svg:viewBox="0 0 1778 6092" svg:d="M1699 0c-200 38-166 263-232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1 166 22 328-13 498-23 107-28 207-20 312 1 18 23 32 33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8-11-34-94-8-198 36-288 63-131 74-289 66-437-2-43-13-88-1-143 22-96-7-193-2-290-10 9-20-2-29 0-6-39 34-60 38-94 7-67-9-131 4-198 2-11 24-19 24-28-4-129 37-250 27-377-2-34-8-70 0-103 14-62 48-135 15-171-104-113-3-253-61-375-2-4-18-1-28-1 3-52-39-77-64-116-40-63-55-125-101-189-26-36-6-86-25-128 7 0 17 1 18-1 6-11-3-29 4-35 25-24 39-49 45-78 11-57-62-99-13-147 6-6 20-15 23-23 30-87 91-176 62-259-16-49 10-113 2-164 25-1 36-27 34-37-22-205 29-399 39-598z">
          <text:p/>
        </draw:path>
        <draw:path draw:style-name="gr6" draw:text-style-name="P6" draw:layer="layout" svg:width="2.084cm" svg:height="6.091cm" svg:x="13.204cm" svg:y="39.14cm" svg:viewBox="0 0 2085 6092" svg:d="M2006 0c-199 38-165 263-231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2 166 22 328-14 498-23 107-28 207-20 312 1 18 23 32 34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7-11-33-94-7-198 36-288 63-131 74-289 66-437-2-43-13-88-1-143 22-96-7-193-2-290-10 9-20-2-29 0-6-39 34-60 38-94 7-67-9-131 4-198 2-11 24-19 24-28-4-129 37-250 27-377-2-34-8-70 0-103 14-62 48-135 15-171-104-113-3-253-61-375-2-4-18-1-28-1 3-52-39-77-64-116-39-63-54-125-100-189-26-36-6-86-25-128 7 0 17 1 18-1 6-11-3-29 4-35 25-24 39-49 45-78 11-57-62-99-13-147 6-6 20-15 23-23 29-87 90-176 61-259-16-49 10-113 2-164 25-1 36-27 34-37-22-205 29-399 39-598zM1778 4069l-1778-187">
          <text:p/>
        </draw:path>
        <draw:polyline draw:style-name="gr17" draw:text-style-name="P6" draw:layer="layout" svg:width="0.896cm" svg:height="0.264cm" svg:x="14.005cm" svg:y="40.448cm" svg:viewBox="0 0 897 265" draw:points="0,0 478,265 897,265">
          <text:p/>
        </draw:polyline>
        <draw:path draw:style-name="gr6" draw:text-style-name="P6" draw:layer="layout" svg:width="16.033cm" svg:height="30.71cm" svg:x="7.315cm" svg:y="7.323cm" svg:viewBox="0 0 16034 30711" svg:d="M5755 8177c2-25-38-170 364-260l115-20c148 2 253-121 254-140l14-141v-4814-2802M16034 19839l-59-55-1074 1-797 313h-419M4035 9643c-25 5-141 9-182-5-55-19-70-87-79-109-5-13 2-57 9-129 7-77-7-64-16-102-21-88-67-72-67-131l-2-181M0 30291h4961l97 73 58 156 73 84 155-19 103-19 75 20 497-77 112 60 144 76 187 66 235-38 119-10 696-39M10894 16185l14-116c231-6 240-45 240-146 0 0-2-63-109-63h-253">
          <text:p/>
        </draw:path>
        <draw:path draw:style-name="gr20" draw:text-style-name="P6" draw:layer="layout" svg:width="34.163cm" svg:height="24.145cm" svg:x="-7.126cm" svg:y="1.73cm" svg:viewBox="0 0 34164 24146" svg:d="M34164 24146h-34164M25187 0v24146">
          <text:p/>
        </draw:path>
        <draw:path draw:style-name="gr21" draw:text-style-name="P9" draw:layer="layout" svg:width="0.718cm" svg:height="0.859cm" svg:x="12.557cm" svg:y="11.538cm" svg:viewBox="0 0 719 860" svg:d="M357 155c-55 0-98 26-129 78-30 53-45 119-45 197 0 79 15 144 45 197 31 53 75 79 132 79s101-26 132-79c30-53 45-118 45-196 0-80-15-146-45-198-32-52-77-78-135-78zM365 0c95 0 174 30 237 90 40 38 70 84 89 139s28 122 28 202c0 108-17 194-52 256-37 67-90 116-157 144-44 19-94 29-150 29-98 0-179-30-242-89-45-43-76-93-94-151-15-56-24-121-24-194 0-77 10-143 30-198 19-55 48-101 88-138 65-60 147-90 247-90z">
          <text:p/>
        </draw:path>
        <draw:path draw:style-name="gr21" draw:text-style-name="P9" draw:layer="layout" svg:width="0.691cm" svg:height="0.82cm" svg:x="13.303cm" svg:y="11.557cm" svg:viewBox="0 0 692 821" svg:d="M432 510l-83-293-91 293zM451 0l241 821h-177l-49-174h-249l-53 174h-164l265-821z">
          <text:p/>
        </draw:path>
        <draw:polygon draw:style-name="gr21" draw:text-style-name="P9" draw:layer="layout" svg:width="0.624cm" svg:height="0.82cm" svg:x="14.074cm" svg:y="11.557cm" svg:viewBox="0 0 625 821" draw:points="166,0 166,352 397,0 589,0 336,383 625,821 405,821 166,456 166,821 0,821 0,0">
          <text:p/>
        </draw:polygon>
        <draw:polygon draw:style-name="gr21" draw:text-style-name="P9" draw:layer="layout" svg:width="0.43cm" svg:height="0.82cm" svg:x="14.753cm" svg:y="11.557cm" svg:viewBox="0 0 431 821" draw:points="168,0 168,669 431,669 431,821 0,821 0,0">
          <text:p/>
        </draw:polygon>
        <draw:path draw:style-name="gr21" draw:text-style-name="P9" draw:layer="layout" svg:width="0.69cm" svg:height="0.82cm" svg:x="15.174cm" svg:y="11.557cm" svg:viewBox="0 0 691 821" svg:d="M432 510l-84-293-91 293zM451 0l240 821h-176l-49-174h-250l-53 174h-163l264-821z">
          <text:p/>
        </draw:path>
        <draw:polygon draw:style-name="gr21" draw:text-style-name="P9" draw:layer="layout" svg:width="0.652cm" svg:height="0.82cm" svg:x="15.945cm" svg:y="11.557cm" svg:viewBox="0 0 653 821" draw:points="653,0 653,821 485,821 169,317 169,821 0,821 0,0 162,0 485,516 485,0">
          <text:p/>
        </draw:polygon>
        <draw:path draw:style-name="gr21" draw:text-style-name="P9" draw:layer="layout" svg:width="0.627cm" svg:height="0.82cm" svg:x="16.759cm" svg:y="11.557cm" svg:viewBox="0 0 628 821" svg:d="M168 152v517h82c59 0 103-16 133-47 21-22 37-53 48-92s17-83 17-131c0-60-9-112-26-152-20-47-53-77-97-88-17-4-43-7-77-7zM0 0h289c92 0 165 23 220 68 79 66 119 174 119 325 0 173-46 296-139 368-53 40-122 60-209 60h-280z">
          <text:p/>
        </draw:path>
        <draw:polygon draw:style-name="gr21" draw:text-style-name="P9" draw:layer="layout" svg:width="1.154cm" svg:height="0.858cm" svg:x="3.945cm" svg:y="29.148cm" svg:viewBox="0 0 1155 859" draw:points="200,0 331,525 497,0 656,0 795,530 968,0 1155,0 885,859 713,859 565,329 389,859 215,859 0,0">
          <text:p/>
        </draw:polygon>
        <draw:path draw:style-name="gr21" draw:text-style-name="P9" draw:layer="layout" svg:width="0.786cm" svg:height="0.858cm" svg:x="5.075cm" svg:y="29.148cm" svg:viewBox="0 0 787 859" svg:d="M491 533l-94-307-104 307zM513 0l274 859h-201l-56-182h-284l-60 182h-186l301-859z">
          <text:p/>
        </draw:path>
        <draw:polygon draw:style-name="gr21" draw:text-style-name="P9" draw:layer="layout" svg:width="0.762cm" svg:height="0.858cm" svg:x="5.817cm" svg:y="29.148cm" svg:viewBox="0 0 763 859" draw:points="564,0 763,0 478,502 478,859 287,859 287,509 0,0 216,0 396,322">
          <text:p/>
        </draw:polygon>
        <draw:polygon draw:style-name="gr21" draw:text-style-name="P9" draw:layer="layout" svg:width="0.743cm" svg:height="0.858cm" svg:x="6.634cm" svg:y="29.148cm" svg:viewBox="0 0 744 859" draw:points="744,0 744,859 553,859 191,332 191,859 0,859 0,0 183,0 553,540 553,0">
          <text:p/>
        </draw:polygon>
        <draw:polygon draw:style-name="gr21" draw:text-style-name="P9" draw:layer="layout" svg:width="0.54cm" svg:height="0.858cm" svg:x="7.561cm" svg:y="29.148cm" svg:viewBox="0 0 541 859" draw:points="192,349 496,349 496,502 192,502 192,700 541,700 541,859 0,859 0,0 496,0 496,159 192,159">
          <text:p/>
        </draw:polygon>
        <draw:polygon draw:style-name="gr21" draw:text-style-name="P9" draw:layer="layout" svg:width="0.872cm" svg:height="0.82cm" svg:x="23.679cm" svg:y="6.659cm" svg:viewBox="0 0 873 821" draw:points="873,0 873,821 698,821 698,296 507,821 370,821 175,296 175,821 0,821 0,0 229,0 438,524 648,0">
          <text:p/>
        </draw:polygon>
        <draw:path draw:style-name="gr21" draw:text-style-name="P9" draw:layer="layout" svg:width="0.741cm" svg:height="0.82cm" svg:x="24.623cm" svg:y="6.659cm" svg:viewBox="0 0 742 821" svg:d="M462 509l-88-293-98 293zM484 0l258 821h-189l-54-174h-267l-58 174h-174l284-821z">
          <text:p/>
        </draw:path>
        <draw:path draw:style-name="gr21" draw:text-style-name="P9" draw:layer="layout" svg:width="0.694cm" svg:height="0.858cm" svg:x="25.409cm" svg:y="6.64cm" svg:viewBox="0 0 695 859" svg:d="M693 209l-160 79c-9-45-23-77-41-96-27-25-62-38-107-38-29 0-56 6-80 19-25 13-44 30-58 53-34 53-51 123-51 213 0 85 17 151 49 198 15 22 35 39 60 51 25 13 51 19 78 19 45 0 81-15 109-46 16-20 29-50 41-91l162 79c-17 43-33 74-49 96-15 22-34 42-57 60-51 36-118 54-202 54-126 0-222-35-287-106-35-39-61-88-77-147-15-57-23-115-23-177 0-134 37-240 109-317 71-75 167-112 288-112 93 0 161 18 207 55 27 24 51 59 70 105 6 14 13 31 19 49z">
          <text:p/>
        </draw:path>
        <draw:path draw:style-name="gr21" draw:text-style-name="P9" draw:layer="layout" svg:width="0.771cm" svg:height="0.858cm" svg:x="26.154cm" svg:y="6.64cm" svg:viewBox="0 0 772 859" svg:d="M382 154c-59 0-105 26-137 78-33 53-50 119-50 197 0 79 17 144 50 197 32 53 79 80 140 80 62 0 109-27 142-80s49-118 49-196c0-80-16-146-49-198s-82-78-145-78zM391 0c102 0 187 30 256 89 43 38 75 84 95 139s30 122 30 201c0 109-18 195-56 258-40 67-96 115-168 144-48 19-101 28-162 28-106 0-192-29-260-88-48-43-82-93-100-152-18-56-26-121-26-194 0-77 10-143 31-198s53-101 95-138c69-59 158-89 265-89z">
          <text:p/>
        </draw:path>
        <draw:polygon draw:style-name="gr21" draw:text-style-name="P9" draw:layer="layout" svg:width="0.872cm" svg:height="0.82cm" svg:x="27.059cm" svg:y="6.659cm" svg:viewBox="0 0 873 821" draw:points="873,0 873,821 698,821 698,296 506,821 369,821 175,296 175,821 0,821 0,0 229,0 437,524 647,0">
          <text:p/>
        </draw:polygon>
        <draw:path draw:style-name="gr21" draw:text-style-name="P9" draw:layer="layout" svg:width="0.585cm" svg:height="0.82cm" svg:x="28.104cm" svg:y="6.659cm" svg:viewBox="0 0 586 821" svg:d="M177 672h69c50 0 85-7 106-22 25-18 38-46 38-83 0-48-20-78-61-91-15-5-46-7-95-7h-57zM177 334h53c48 0 81-5 100-16 27-17 41-45 41-84 0-40-16-65-49-77-15-5-41-8-77-8h-68zM0 821v-821h333c69 0 122 15 158 43 46 36 69 88 69 155 0 37-8 70-25 101-12 24-26 42-43 55-8 8-20 16-35 25 23 10 42 19 54 28 13 8 25 20 35 34 27 35 40 79 40 133s-13 101-38 141c-44 71-121 106-231 106z">
          <text:p/>
        </draw:path>
        <draw:path draw:style-name="gr22" draw:text-style-name="P6" draw:layer="layout" svg:width="41.962cm" svg:height="43.78cm" svg:x="-7.214cm" svg:y="1.623cm" svg:viewBox="0 0 41963 43781" svg:d="M5063 36095h3930c80 0 180-48 269-66 90-19 210 9 289 47 80 38 110 38 110 38 0 0 329-74 578-74s837-49 837-49c0 0 3666-1048 3955-1123 289-76 489-283 489-283 0 0 378-290 577-478 200-188 618-226 618-226h2013c777 0 1076-386 1076-386 0 0 1843-2544 1993-2742 149-197 358-188 358-188 0 0 462-70 618-122 162-55 319-132 379-180 59-46 99-65 288-141 190-75 319-198 319-198 0 0 180-160 269-226 90-66 419-188 509-226 89-37 279-113 458-151 179-37 578-329 667-405 90-75 379-216 449-244 70-29 169-104 239-179 70-76 199-132 199-132 0 0 518-226 618-264s209-198 329-302c119-103 229-94 349-113 119-18 348-169 459-235 109-66 329-94 329-94 0 0 109-10 249-10 139 0 299-66 378-141 80-75 329-188 329-188 0 0 572-202 1305-528 827-367 1066-998 1066-998 0 0 183-424 303-721 31-75 58-143 76-193 90-245 0-377 0-377 0 0 7 0-169-151-178-152-60-329-60-329 0 0 139-274 219-424 80-151 80-368 80-368v-2185c0-189 40-236 209-396 169-161 389-575 498-745 110-170 229-160 229-160h259c220 0 339-132 339-132 0 0 200-292 269-433 70-142 269-142 269-142 0 0 170 0 339-18 169-19 179-217 179-217 0 0 209-2864 220-3052 9-189 79-358 79-358 0 0 1176-2412 1286-2628 109-217 328-358 328-358l3577-2864c210-151 1474-706 1474-706M12145 43484l-13-1718c0 0-20-245-60-368-40-122-40-395-40-480v-829c0 0-10-245-99-321-90-75-80-273-90-395-10-123 0-2091 0-2091 0 0-10-519-369-585-358-65-498-291-538-480-40-188-169-565-468-612s-707-179-707-735v-1752c0 0 10-264-20-386-30-123-130-387-50-763 80-377 60-434 60-434v-1639c0 0 30-188 179-612s259-838 249-1074-10-801-10-801c0 0 20-442 120-621 99-179 338-585 338-585 0 0 110-179 110-508v-839c0 0 65-263-5-348s-256-147-277-358c-19-202 23-376 23-376l59-330-1-227v-220l7-153-7-238-18-200c0 0-34-277-90-342-40-46-66-51-176-100 0 0-65-18-262-189M25163 30525l-151-84-105-105-119-128-166-229-79-150-59-144-17-64-65-87-1909-1060-124-74-27-23-20-20-8-15-5-27-1-21 1-18 1-24 75-178 56-144 20-85-6-46-28-49-57-46-96-23-119-11h-152l-161-6-165 15-222 17-137 33-139 50-127 37-265 22-1695-2-62-8-43-7-38-9-51-15-53-26-43-30-86-69-109-86-115-80-84-42-78-26-86-21-258-18h-7336l-122-8-131-25-209-66-166-75-171-66-149-83-209-107-175-99-157-83-105-25h-139l-114 50-87 58-87 74-105 91-79 74-113 50-105 8-105 8h-1606l-88 17-96 41-113 74-105 91-105 116-148 165-140 157-140 123-139 91-151 54-199 87-218 66M17885 43781c97-210 96-358 96-358v-4917c0-226 99-556 129-725 30-170 229-377 229-377 0 0 750-829 809-885 60-57 100-189 110-340 10-150 277-358 277-358 0 0 956-989 1066-1092 110-104 339-481 339-481 0 0 118-115 250-226 28-24 76-71 123-118 103-102 223-228 297-323 41-53 107-96 107-96 100-72 219-113 269-132 50-18 139-75 139-75 0 0 50-75 100-141s169-142 169-142c0 0 419-150 499-197 79-48 139-38 318-358 180-321 319-405 319-405l1507-716c256-143 185-280 185-280 0 0-194-307-37-445 50-44 1592-723 1592-723M3878 0c445 86 484 619 484 619v1560c0 210 144 272 144 272 0 0 236 99 564 384 327 285 392 657 392 805 0 149 27 297 105 421 79 124 66 120 131 235 194 343 284 339 284 339 142 66 323 338 463 586 139 248 279 388 462 429 184 41 236-33 481 372l126 179c384 477 1267 1298 1267 1298 445 446 1964 66 1964 66 201-33 550-90 1170-74 620 17 1502 495 1502 495 0 0 847 537 1301 1090 281 342 493 622 493 622 0 0 84 265 819 320 727 55 655 41 655 41 0 0 146 32 429 128 255 86 458 218 458 218 0 0 189 151 508 151s439 9 598 254 189 292 189 292c0 0 120 273 120 584s10 829 40 1008 30 782 20 951c-12 202-105 973 586 1465 46 33 111 61 165 89 83 41 244 118 310 141 79 29 141 56 233 95 80 35 315 111 424 114l1049 3c0 0 35-24 150 8 23 6 49 45 77 67 15 11 157 274 136 232 25 50 138 299 138 354v1587c0 0-80 329 578 329h737c0 0 458-28 458 424v2488c0 0 10 113-30 207-40 95-139 123-119 245 20 123 229 1555 418 1875 0 0 60 170 189 236 130 65 270 94 270 395v1263c0 0-20 56 149 329s179 349 229 405c50 57 150 123 169 189 20 66 30 169 110 235s140 85 180 226c39 142 109 273 139 302 30 28 60 179 30 320s-60 207 40 367c99 160 299 575 299 575 0 0 40 28 49 198 11 169 50 311 120 433l648 1451c0 0 42 52 42 271M10058 21817c0 0 289 23 530-92 78-36 272-165 382-226 127-71 162-92 226-116 110-42 280-129 488-133 417-8 1585 10 2023-12 105-5 169-8 169-8 0 0 119-29 468 141s438 198 757 217 658 0 658 0c0 0 109 19 279-113 169-132 418-85 418-85M15801 21107l1024 452 887 415 338 9c0 0 120-28 180-66 59-37 179-37 249-37h1265c0 0 229-33 269 254 45 321 170 330 329 349 159 18 398 37 398 37 0 0 50-9 110 76 60 84 180 84 180 84h3128l219-37c0 0 100-57 209-57h329c0 0 189 10 329-235 139-245 168-471 447-471h664c0 0 95-18 175 77 5 6 109 69 142 76 137 32 405 46 632-11 0 0 129-114 248-142h4867M0 19349c157 49 335 104 439 170 105 66 367 190 751 248s524-8 655-49c131-42 227-75 585-66 358 8 760 181 760 181l1696 648 2087 679 1114 362c0 0 129 37 279 47 58 3 1775 141 2261 435 0 0 259 196 419 460 159 263 30 527 907 716 876 188 2251 537 2251 537 0 0 86 54 146 90M10003 21783c-61-210-148-612-140-852 9-239 0-1107 0-1107 0 0 18-355 88-471 70-115 218-330 227-520s-79-685-192-817M10524 22408l25-218 78-147 19-134c0 0-6-58-25-122-9-29-56-86-91-92-71-12-139-39-207-19l-155 49-155 74M19216 14682c0 0 170 753-638 791M27795 14682h-2212c-100 0-130-57-200-95-69-37-109-9-109-9h-957c-20 0-40-1-60-2l-26-2c-143-11-344-49-600-155l-12-5c-113-47-379-175-536-380l-18-29c-29-45-69-107-123-190-273-424-548-358-548-358 0 0-707 9-876 9-170 0-568-75-568-75 0 0-499-75-837 0-339 75-518 75-518 75h-1206c-179 0-249-18-339-65-89-48-199-57-199-57 0 0-239 19-339 28-99 10-159-19-269 85-109 104-289 137-289 137">
          <text:p/>
        </draw:path>
        <draw:frame draw:style-name="gr23" draw:text-style-name="P11" draw:layer="layout" svg:width="0.13cm" svg:height="0.192cm" draw:transform="rotate (-0.897971900151082) translate (3.819cm 23.737cm)">
          <draw:text-box>
            <text:p text:style-name="P10"><text:span text:style-name="T1"><text:s/></text:span></text:p>
          </draw:text-box>
        </draw:frame>
        <draw:frame draw:style-name="gr24" draw:text-style-name="P12" draw:layer="layout" svg:width="0.133cm" svg:height="0.187cm" draw:transform="rotate (0.454134671368924) translate (15.995cm 31.627cm)">
          <draw:text-box>
            <text:p text:style-name="P10"><text:span text:style-name="T2"><text:s/></text:span></text:p>
          </draw:text-box>
        </draw:frame>
        <draw:frame draw:style-name="gr25" draw:text-style-name="P12" draw:layer="layout" svg:width="0.135cm" svg:height="0.187cm" draw:transform="rotate (-0.025656340004318) translate (11.842cm 29.483cm)">
          <draw:text-box>
            <text:p text:style-name="P10"><text:span text:style-name="T3"><text:s/></text:span></text:p>
          </draw:text-box>
        </draw:frame>
        <draw:frame draw:style-name="gr25" draw:text-style-name="P12" draw:layer="layout" svg:width="0.135cm" svg:height="0.187cm" draw:transform="rotate (-0.0258308729295165) translate (11.883cm 29.484cm)">
          <draw:text-box>
            <text:p text:style-name="P10"><text:span text:style-name="T3"><text:s/></text:span></text:p>
          </draw:text-box>
        </draw:frame>
        <draw:frame draw:style-name="gr24" draw:text-style-name="P12" draw:layer="layout" svg:width="0.133cm" svg:height="0.187cm" draw:transform="rotate (0.421497014356631) translate (19.655cm 29.642cm)">
          <draw:text-box>
            <text:p text:style-name="P10"><text:span text:style-name="T4"><text:s/></text:span></text:p>
          </draw:text-box>
        </draw:frame>
        <draw:frame draw:style-name="gr26" draw:text-style-name="P13" draw:layer="layout" svg:width="0.128cm" svg:height="0.196cm" draw:transform="rotate (-1.34146006308284) translate (19.196cm 30.024cm)">
          <draw:text-box>
            <text:p text:style-name="P10"><text:span text:style-name="T5"><text:s/></text:span></text:p>
          </draw:text-box>
        </draw:frame>
        <draw:frame draw:style-name="gr26" draw:text-style-name="P13" draw:layer="layout" svg:width="0.128cm" svg:height="0.196cm" draw:transform="rotate (-1.2620475821171) translate (19.285cm 30.371cm)">
          <draw:text-box>
            <text:p text:style-name="P10"><text:span text:style-name="T5"><text:s/></text:span></text:p>
          </draw:text-box>
        </draw:frame>
        <draw:frame draw:style-name="gr27" draw:text-style-name="P11" draw:layer="layout" svg:width="0.131cm" svg:height="0.192cm" draw:transform="rotate (0.782431103669058) translate (14.24cm 35.078cm)">
          <draw:text-box>
            <text:p text:style-name="P10"><text:span text:style-name="T6"><text:s/></text:span></text:p>
          </draw:text-box>
        </draw:frame>
        <draw:polygon draw:style-name="gr28" draw:text-style-name="P6" draw:layer="layout" svg:width="0.187cm" svg:height="0.006cm" svg:x="11.746cm" svg:y="45.571cm" svg:viewBox="0 0 188 7" draw:points="0,7 10,7 23,7 70,7 188,0 70,7 23,7 10,7">
          <text:p/>
        </draw:polygon>
        <draw:path draw:style-name="gr28" draw:text-style-name="P6" draw:layer="layout" svg:width="0.445cm" svg:height="0.006cm" svg:x="11.488cm" svg:y="45.571cm" svg:viewBox="0 0 446 7" svg:d="M258 7h10 13 48l117-7-117 7h-48-13zM130 7h128zM0 7h130z">
          <text:p/>
        </draw:path>
        <draw:polygon draw:style-name="gr28" draw:text-style-name="P6" draw:layer="layout" svg:width="0.127cm" svg:height="0.005cm" svg:x="11.367cm" svg:y="45.577cm" svg:viewBox="0 0 128 6" draw:points="0,6 84,6 128,0 84,6">
          <text:p/>
        </draw:polygon>
        <draw:path draw:style-name="gr28" draw:text-style-name="P6" draw:layer="layout" svg:width="0.197cm" svg:height="0.005cm" svg:x="11.297cm" svg:y="45.577cm" svg:viewBox="0 0 198 6" svg:d="M71 6h84l43-6-43 6zM38 6h33zM13 6h25zM0 6h13z">
          <text:p/>
        </draw:path>
        <draw:polygon draw:style-name="gr28" draw:text-style-name="P6" draw:layer="layout" svg:width="0.01cm" svg:height="0.083cm" svg:x="-5.502cm" svg:y="24.446cm" svg:viewBox="0 0 11 84" draw:points="0,84 3,74 11,49 11,23 11,0 11,23 11,49 3,74">
          <text:p/>
        </draw:polygon>
        <draw:polygon draw:style-name="gr28" draw:text-style-name="P6" draw:layer="layout" svg:width="0.01cm" svg:height="0.083cm" svg:x="-5.502cm" svg:y="24.446cm" svg:viewBox="0 0 11 84" draw:points="0,84 3,74 11,49 11,23 11,0 11,23 11,49 3,74">
          <text:p/>
        </draw:polygon>
        <draw:polygon draw:style-name="gr28" draw:text-style-name="P6" draw:layer="layout" svg:width="0.382cm" svg:height="0.064cm" svg:x="11.26cm" svg:y="33.149cm" svg:viewBox="0 0 383 65" draw:points="0,65 23,49 60,33 94,27 100,23 161,10 181,10 208,6 244,3 291,0 383,0 291,0 244,3 208,6 181,10 161,10 100,23 94,27 60,33 23,49">
          <text:p/>
        </draw:polygon>
        <draw:polygon draw:style-name="gr28" draw:text-style-name="P6" draw:layer="layout" svg:width="0.382cm" svg:height="0.064cm" svg:x="11.26cm" svg:y="33.149cm" svg:viewBox="0 0 383 65" draw:points="0,65 23,49 60,33 94,27 100,23 161,10 181,10 208,6 244,3 291,0 383,0 291,0 244,3 208,6 181,10 161,10 100,23 94,27 60,33 23,49">
          <text:p/>
        </draw:polygon>
        <draw:polygon draw:style-name="gr28" draw:text-style-name="P6" draw:layer="layout" svg:width="0.02cm" svg:height="0.005cm" svg:x="11.28cm" svg:y="33.193cm" svg:viewBox="0 0 21 6" draw:points="0,6 21,0">
          <text:p/>
        </draw:polygon>
        <draw:polygon draw:style-name="gr28" draw:text-style-name="P6" draw:layer="layout" svg:width="0.02cm" svg:height="0.005cm" svg:x="11.28cm" svg:y="33.193cm" svg:viewBox="0 0 21 6" draw:points="0,6 21,0">
          <text:p/>
        </draw:polygon>
        <draw:polygon draw:style-name="gr28" draw:text-style-name="P6" draw:layer="layout" svg:width="0.101cm" svg:height="0.028cm" svg:x="11.159cm" svg:y="33.203cm" svg:viewBox="0 0 102 29" draw:points="0,29 64,13 84,6 102,0 84,6 64,13">
          <text:p/>
        </draw:polygon>
        <draw:polygon draw:style-name="gr28" draw:text-style-name="P6" draw:layer="layout" svg:width="0.101cm" svg:height="0.028cm" svg:x="11.159cm" svg:y="33.203cm" svg:viewBox="0 0 102 29" draw:points="0,29 64,13 84,6 102,0 84,6 64,13">
          <text:p/>
        </draw:polygon>
        <draw:polygon draw:style-name="gr28" draw:text-style-name="P6" draw:layer="layout" svg:width="0.084cm" svg:height="0.006cm" svg:x="10.895cm" svg:y="45.41cm" svg:viewBox="0 0 85 7" draw:points="0,7 28,0 85,0 28,0">
          <text:p/>
        </draw:polygon>
        <draw:path draw:style-name="gr28" draw:text-style-name="P6" draw:layer="layout" svg:width="0.269cm" svg:height="0.006cm" svg:x="10.71cm" svg:y="45.41cm" svg:viewBox="0 0 270 7" svg:d="M186 7l27-7h57-57zM0 0h101 61 17 13-13-17-61z">
          <text:p/>
        </draw:path>
        <draw:polygon draw:style-name="gr28" draw:text-style-name="P6" draw:layer="layout" svg:width="0.167cm" svg:height="0.003cm" svg:x="11.927cm" svg:y="45.391cm" svg:viewBox="0 0 168 4" draw:points="0,4 34,4 88,4 135,0 168,0 135,0 88,4 34,4">
          <text:p/>
        </draw:polygon>
        <draw:polygon draw:style-name="gr28" draw:text-style-name="P6" draw:layer="layout" svg:width="0.167cm" svg:height="0.003cm" svg:x="11.927cm" svg:y="45.391cm" svg:viewBox="0 0 168 4" draw:points="0,4 34,4 88,4 135,0 168,0 135,0 88,4 34,4">
          <text:p/>
        </draw:polygon>
        <draw:polygon draw:style-name="gr28" draw:text-style-name="P6" draw:layer="layout" svg:width="0.214cm" svg:height="0.007cm" svg:x="11.079cm" svg:y="45.403cm" svg:viewBox="0 0 215 8" draw:points="0,8 70,4 215,0 70,4">
          <text:p/>
        </draw:polygon>
        <draw:path draw:style-name="gr28" draw:text-style-name="P6" draw:layer="layout" svg:width="0.314cm" svg:height="0.007cm" svg:x="10.979cm" svg:y="45.403cm" svg:viewBox="0 0 315 8" svg:d="M100 8l71-4 144-4-144 4zM0 8h50 37 16-16-37z">
          <text:p/>
        </draw:path>
        <draw:polygon draw:style-name="gr28" draw:text-style-name="P6" draw:layer="layout" svg:width="0.017cm" svg:height="0.003cm" svg:x="10.918cm" svg:y="45.413cm" svg:viewBox="0 0 18 4" draw:points="0,0 18,4">
          <text:p/>
        </draw:polygon>
        <draw:path draw:style-name="gr28" draw:text-style-name="P6" draw:layer="layout" svg:width="0.261cm" svg:height="0.006cm" svg:x="10.674cm" svg:y="45.41cm" svg:viewBox="0 0 262 7" svg:d="M245 4l17 3zM0 0h10 13-13zM23 0h13z">
          <text:p/>
        </draw:path>
        <draw:polygon draw:style-name="gr28" draw:text-style-name="P6" draw:layer="layout" svg:width="0.047cm" svg:height="0.092cm" svg:x="12.01cm" svg:y="45.349cm" svg:viewBox="0 0 48 93" draw:points="0,93 48,0">
          <text:p/>
        </draw:polygon>
        <draw:polygon draw:style-name="gr28" draw:text-style-name="P6" draw:layer="layout" svg:width="0.047cm" svg:height="0.092cm" svg:x="12.01cm" svg:y="45.349cm" svg:viewBox="0 0 48 93" draw:points="0,93 48,0">
          <text:p/>
        </draw:polygon>
        <draw:polygon draw:style-name="gr28" draw:text-style-name="P6" draw:layer="layout" svg:width="0.158cm" svg:height="0.082cm" svg:x="12.094cm" svg:y="45.226cm" svg:viewBox="0 0 159 83" draw:points="0,83 159,0">
          <text:p/>
        </draw:polygon>
        <draw:path draw:style-name="gr28" draw:text-style-name="P6" draw:layer="layout" svg:width="1.605cm" svg:height="7.15cm" svg:x="10.647cm" svg:y="38.26cm" svg:viewBox="0 0 1606 7151" svg:d="M1448 7049l158-82zM303 0v3M0 7151h27z">
          <text:p/>
        </draw:path>
        <draw:polygon draw:style-name="gr28" draw:text-style-name="P6" draw:layer="layout" svg:width="0.073cm" svg:height="0.007cm" svg:x="10.57cm" svg:y="44.649cm" svg:viewBox="0 0 74 8" draw:points="0,8 16,8 23,3 74,0 23,3 16,8">
          <text:p/>
        </draw:polygon>
        <draw:path draw:style-name="gr28" draw:text-style-name="P6" draw:layer="layout" svg:width="0.455cm" svg:height="0.007cm" svg:x="10.188cm" svg:y="44.649cm" svg:viewBox="0 0 456 8" svg:d="M383 8h16l7-5 50-3-50 3-7 5zM349 8h10 24-24zM235 8h34 13 54 13-13-54-13zM0 8h235z">
          <text:p/>
        </draw:path>
        <draw:polygon draw:style-name="gr28" draw:text-style-name="P6" draw:layer="layout" svg:width="0.161cm" svg:height="0.004cm" svg:x="10.03cm" svg:y="44.652cm" svg:viewBox="0 0 162 5" draw:points="0,0 162,5">
          <text:p/>
        </draw:polygon>
        <draw:path draw:style-name="gr28" draw:text-style-name="P6" draw:layer="layout" svg:width="0.449cm" svg:height="0.004cm" svg:x="9.742cm" svg:y="44.652cm" svg:viewBox="0 0 450 5" svg:d="M288 0l162 5zM235 0h50zM71 0h164zM0 0h7 64-64z">
          <text:p/>
        </draw:path>
        <draw:polygon draw:style-name="gr28" draw:text-style-name="P6" draw:layer="layout" svg:width="0.191cm" svg:height="0.003cm" svg:x="9.384cm" svg:y="44.649cm" svg:viewBox="0 0 192 4" draw:points="0,0 192,4">
          <text:p/>
        </draw:polygon>
        <draw:path draw:style-name="gr28" draw:text-style-name="P6" draw:layer="layout" svg:width="0.935cm" svg:height="0.006cm" svg:x="8.807cm" svg:y="44.646cm" svg:viewBox="0 0 936 7" svg:d="M578 4l191 3zM769 7h161 6-6zM487 4h77 7-7zM333 4h154zM571 4h7zM0 0h11zM17 0h58zM273 4h60zM233 4h40z">
          <text:p/>
        </draw:path>
        <draw:polygon draw:style-name="gr28" draw:text-style-name="P6" draw:layer="layout" svg:width="0.037cm" svg:height="0.003cm" svg:x="9.012cm" svg:y="44.646cm" svg:viewBox="0 0 38 4" draw:points="0,0 38,4">
          <text:p/>
        </draw:polygon>
        <draw:path draw:style-name="gr28" draw:text-style-name="P6" draw:layer="layout" svg:width="0.232cm" svg:height="0.003cm" svg:x="8.817cm" svg:y="44.646cm" svg:viewBox="0 0 233 4" svg:d="M196 0l37 4zM122 0h17 17 30-30-17zM64 0h35 13 3-3-13zM0 0h7z">
          <text:p/>
        </draw:path>
        <draw:polygon draw:style-name="gr28" draw:text-style-name="P6" draw:layer="layout" svg:width="0.037cm" svg:height="0.035cm" svg:x="8.787cm" svg:y="44.595cm" svg:viewBox="0 0 38 36" draw:points="0,0 38,36">
          <text:p/>
        </draw:polygon>
        <draw:polygon draw:style-name="gr28" draw:text-style-name="P6" draw:layer="layout" svg:width="0.037cm" svg:height="0.035cm" svg:x="8.787cm" svg:y="44.595cm" svg:viewBox="0 0 38 36" draw:points="0,0 38,36">
          <text:p/>
        </draw:polygon>
        <draw:polygon draw:style-name="gr28" draw:text-style-name="P6" draw:layer="layout" svg:width="0.057cm" svg:height="0.038cm" svg:x="8.807cm" svg:y="44.63cm" svg:viewBox="0 0 58 39" draw:points="18,0 58,39 32,23 0,17 32,23 58,39">
          <text:p/>
        </draw:polygon>
        <draw:polygon draw:style-name="gr28" draw:text-style-name="P6" draw:layer="layout" svg:width="0.057cm" svg:height="0.038cm" svg:x="8.807cm" svg:y="44.63cm" svg:viewBox="0 0 58 39" draw:points="18,0 58,39 32,23 0,17 32,23 58,39">
          <text:p/>
        </draw:polygon>
        <draw:polygon draw:style-name="gr28" draw:text-style-name="P6" draw:layer="layout" svg:width="0.03cm" svg:height="0.025cm" svg:x="8.61cm" svg:y="44.615cm" svg:viewBox="0 0 31 26" draw:points="0,26 24,3 31,0 28,3 31,0 24,3">
          <text:p/>
        </draw:polygon>
        <draw:polygon draw:style-name="gr28" draw:text-style-name="P6" draw:layer="layout" svg:width="0.03cm" svg:height="0.025cm" svg:x="8.61cm" svg:y="44.615cm" svg:viewBox="0 0 31 26" draw:points="0,26 24,3 31,0 28,3 31,0 24,3">
          <text:p/>
        </draw:polygon>
        <draw:polygon draw:style-name="gr28" draw:text-style-name="P6" draw:layer="layout" svg:width="0.044cm" svg:height="0.041cm" svg:x="8.7cm" svg:y="44.599cm" svg:viewBox="0 0 45 42" draw:points="0,0 45,42">
          <text:p/>
        </draw:polygon>
        <draw:polygon draw:style-name="gr28" draw:text-style-name="P6" draw:layer="layout" svg:width="0.044cm" svg:height="0.041cm" svg:x="8.7cm" svg:y="44.599cm" svg:viewBox="0 0 45 42" draw:points="0,0 45,42">
          <text:p/>
        </draw:polygon>
        <draw:polygon draw:style-name="gr28" draw:text-style-name="P6" draw:layer="layout" svg:width="0.037cm" svg:height="0.035cm" svg:x="8.663cm" svg:y="44.564cm" svg:viewBox="0 0 38 36" draw:points="0,0 38,36">
          <text:p/>
        </draw:polygon>
        <draw:polygon draw:style-name="gr28" draw:text-style-name="P6" draw:layer="layout" svg:width="0.037cm" svg:height="0.035cm" svg:x="8.663cm" svg:y="44.564cm" svg:viewBox="0 0 38 36" draw:points="0,0 38,36">
          <text:p/>
        </draw:polygon>
        <draw:polygon draw:style-name="gr28" draw:text-style-name="P6" draw:layer="layout" svg:width="0.026cm" svg:height="0.026cm" svg:x="8.637cm" svg:y="44.538cm" svg:viewBox="0 0 27 27" draw:points="0,0 21,23 27,27 21,23">
          <text:p/>
        </draw:polygon>
        <draw:path draw:style-name="gr28" draw:text-style-name="P6" draw:layer="layout" svg:width="13.424cm" svg:height="26.633cm" svg:x="-4.761cm" svg:y="17.931cm" svg:viewBox="0 0 13425 26634" svg:d="M13399 26608l20 23 6 3-6-3zM0 0h84z">
          <text:p/>
        </draw:path>
        <draw:polygon draw:style-name="gr28" draw:text-style-name="P6" draw:layer="layout" svg:width="0.088cm" svg:height="0.038cm" svg:x="-4.215cm" svg:y="17.769cm" svg:viewBox="0 0 89 39" draw:points="0,39 44,23 89,0 44,23">
          <text:p/>
        </draw:polygon>
        <draw:polygon draw:style-name="gr28" draw:text-style-name="P6" draw:layer="layout" svg:width="0.088cm" svg:height="0.038cm" svg:x="-4.215cm" svg:y="17.769cm" svg:viewBox="0 0 89 39" draw:points="0,39 44,23 89,0 44,23">
          <text:p/>
        </draw:polygon>
        <draw:polygon draw:style-name="gr28" draw:text-style-name="P6" draw:layer="layout" svg:width="0.087cm" svg:height="0.035cm" svg:x="-4.302cm" svg:y="17.807cm" svg:viewBox="0 0 88 36" draw:points="0,36 24,26 88,0 24,26">
          <text:p/>
        </draw:polygon>
        <draw:polygon draw:style-name="gr28" draw:text-style-name="P6" draw:layer="layout" svg:width="0.087cm" svg:height="0.035cm" svg:x="-4.302cm" svg:y="17.807cm" svg:viewBox="0 0 88 36" draw:points="0,36 24,26 88,0 24,26">
          <text:p/>
        </draw:polygon>
        <draw:polygon draw:style-name="gr28" draw:text-style-name="P6" draw:layer="layout" svg:width="0.111cm" svg:height="0.048cm" svg:x="-4.416cm" svg:y="17.845cm" svg:viewBox="0 0 112 49" draw:points="0,49 112,0">
          <text:p/>
        </draw:polygon>
        <draw:polygon draw:style-name="gr28" draw:text-style-name="P6" draw:layer="layout" svg:width="0.111cm" svg:height="0.048cm" svg:x="-4.416cm" svg:y="17.845cm" svg:viewBox="0 0 112 49" draw:points="0,49 112,0">
          <text:p/>
        </draw:polygon>
        <draw:polygon draw:style-name="gr28" draw:text-style-name="P6" draw:layer="layout" svg:width="0.261cm" svg:height="0.038cm" svg:x="-4.68cm" svg:y="17.893cm" svg:viewBox="0 0 262 39" draw:points="0,39 138,32 168,32 182,32 188,32 195,29 212,22 222,22 235,13 262,0 235,13 222,22 212,22 195,29 188,32 182,32 168,32 138,32">
          <text:p/>
        </draw:polygon>
        <draw:polygon draw:style-name="gr28" draw:text-style-name="P6" draw:layer="layout" svg:width="0.261cm" svg:height="0.038cm" svg:x="-4.68cm" svg:y="17.893cm" svg:viewBox="0 0 262 39" draw:points="0,39 138,32 168,32 182,32 188,32 195,29 212,22 222,22 235,13 262,0 235,13 222,22 212,22 195,29 188,32 182,32 168,32 138,32">
          <text:p/>
        </draw:polygon>
        <draw:polygon draw:style-name="gr28" draw:text-style-name="P6" draw:layer="layout" svg:width="0.157cm" svg:height="0.051cm" svg:x="-5.15cm" svg:y="21.38cm" svg:viewBox="0 0 158 52" draw:points="0,0 13,3 30,7 111,35 158,52 111,35 30,7 13,3">
          <text:p/>
        </draw:polygon>
        <draw:polygon draw:style-name="gr28" draw:text-style-name="P6" draw:layer="layout" svg:width="0.157cm" svg:height="0.051cm" svg:x="-5.15cm" svg:y="21.38cm" svg:viewBox="0 0 158 52" draw:points="0,0 13,3 30,7 111,35 158,52 111,35 30,7 13,3">
          <text:p/>
        </draw:polygon>
        <draw:polygon draw:style-name="gr28" draw:text-style-name="P6" draw:layer="layout" svg:width="0.127cm" svg:height="0.003cm" svg:x="-5.354cm" svg:y="21.368cm" svg:viewBox="0 0 128 4" draw:points="0,0 128,4">
          <text:p/>
        </draw:polygon>
        <draw:polygon draw:style-name="gr28" draw:text-style-name="P6" draw:layer="layout" svg:width="0.127cm" svg:height="0.003cm" svg:x="-5.354cm" svg:y="21.368cm" svg:viewBox="0 0 128 4" draw:points="0,0 128,4">
          <text:p/>
        </draw:polygon>
        <draw:polygon draw:style-name="gr28" draw:text-style-name="P6" draw:layer="layout" svg:width="0.08cm" svg:height="0.009cm" svg:x="-5.23cm" svg:y="21.371cm" svg:viewBox="0 0 81 10" draw:points="0,0 10,0 33,0 43,3 53,3 81,10 53,3 43,3 33,0 10,0">
          <text:p/>
        </draw:polygon>
        <draw:polygon draw:style-name="gr28" draw:text-style-name="P6" draw:layer="layout" svg:width="0.08cm" svg:height="0.009cm" svg:x="-5.23cm" svg:y="21.371cm" svg:viewBox="0 0 81 10" draw:points="0,0 10,0 33,0 43,3 53,3 81,10 53,3 43,3 33,0 10,0">
          <text:p/>
        </draw:polygon>
        <draw:polygon draw:style-name="gr28" draw:text-style-name="P6" draw:layer="layout" svg:width="0.081cm" svg:height="0.005cm" svg:x="-5.435cm" svg:y="21.364cm" svg:viewBox="0 0 82 6" draw:points="0,0 82,6">
          <text:p/>
        </draw:polygon>
        <draw:path draw:style-name="gr28" draw:text-style-name="P6" draw:layer="layout" svg:width="0.215cm" svg:height="0.005cm" svg:x="-5.569cm" svg:y="21.364cm" svg:viewBox="0 0 216 6" svg:d="M135 0l81 6zM0 0h20 112-112z">
          <text:p/>
        </draw:path>
        <draw:polygon draw:style-name="gr28" draw:text-style-name="P6" draw:layer="layout" svg:width="0.037cm" svg:height="0.003cm" svg:x="-5.596cm" svg:y="21.361cm" svg:viewBox="0 0 38 4" draw:points="0,0 38,4">
          <text:p/>
        </draw:polygon>
        <draw:polygon draw:style-name="gr28" draw:text-style-name="P6" draw:layer="layout" svg:width="0.037cm" svg:height="0.003cm" svg:x="-5.596cm" svg:y="21.361cm" svg:viewBox="0 0 38 4" draw:points="0,0 38,4">
          <text:p/>
        </draw:polygon>
        <draw:polygon draw:style-name="gr28"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28"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28" draw:text-style-name="P6" draw:layer="layout" svg:width="0.05cm" svg:height="0.006cm" svg:x="-5.579cm" svg:y="24.415cm" svg:viewBox="0 0 51 7" draw:points="31,7 14,4 0,0 51,0 0,0 14,4">
          <text:p/>
        </draw:polygon>
        <draw:polygon draw:style-name="gr28" draw:text-style-name="P6" draw:layer="layout" svg:width="0.05cm" svg:height="0.006cm" svg:x="-5.579cm" svg:y="24.415cm" svg:viewBox="0 0 51 7" draw:points="31,7 14,4 0,0 51,0 0,0 14,4">
          <text:p/>
        </draw:polygon>
        <draw:polygon draw:style-name="gr28" draw:text-style-name="P6" draw:layer="layout" svg:width="0.01cm" svg:height="0.022cm" svg:x="-5.622cm" svg:y="24.51cm" svg:viewBox="0 0 11 23" draw:points="11,3 6,23 0,0 6,23">
          <text:p/>
        </draw:polygon>
        <draw:polygon draw:style-name="gr28" draw:text-style-name="P6" draw:layer="layout" svg:width="0.01cm" svg:height="0.022cm" svg:x="-5.622cm" svg:y="24.51cm" svg:viewBox="0 0 11 23" draw:points="11,3 6,23 0,0 6,23">
          <text:p/>
        </draw:polygon>
        <draw:polygon draw:style-name="gr28"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28"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28"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28"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28"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28"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28"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28"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28" draw:text-style-name="P6" draw:layer="layout" svg:width="0.054cm" svg:height="0.019cm" svg:x="-3.807cm" svg:y="21.456cm" svg:viewBox="0 0 55 20" draw:points="0,0 4,0 55,20 4,0">
          <text:p/>
        </draw:polygon>
        <draw:polygon draw:style-name="gr28" draw:text-style-name="P6" draw:layer="layout" svg:width="0.054cm" svg:height="0.019cm" svg:x="-3.807cm" svg:y="21.456cm" svg:viewBox="0 0 55 20" draw:points="0,0 4,0 55,20 4,0">
          <text:p/>
        </draw:polygon>
        <draw:path draw:style-name="gr28" draw:text-style-name="P6" draw:layer="layout" svg:width="1.168cm" svg:height="0.369cm" svg:x="-5.665cm" svg:y="14.451cm" svg:viewBox="0 0 1169 370" svg:d="M820 82l77-28 51-16 36-9 31-7 63-12 50-7 41-3-41 3-50 7-63 12-31 7-36 9-51 16zM0 369l140 1 208-13h7-7l-208 13z">
          <text:p/>
        </draw:path>
        <draw:path draw:style-name="gr28" draw:text-style-name="P6" draw:layer="layout" svg:width="1.627cm" svg:height="0.381cm" svg:x="-5.665cm" svg:y="14.439cm" svg:viewBox="0 0 1628 382" svg:d="M0 381l140 1 208-13h7-7l-208 13zM355 369l40-3 81-14 51-25 28-19 31-29 17-31 46-49 70-57 43-22 57-26 77-28 51-16 36-9 31-7 63-12 50-7 41-3 134-5 121-3 205-4">
          <text:p/>
        </draw:path>
        <draw:path draw:style-name="gr28" draw:text-style-name="P6" draw:layer="layout" svg:width="0cm" svg:height="0.005cm" svg:x="13.694cm" svg:y="44.41cm" svg:viewBox="0 0 1 6" svg:d="M1 3v-3M0 6l1-3">
          <text:p/>
        </draw:path>
        <draw:path draw:style-name="gr28" draw:text-style-name="P6" draw:layer="layout" svg:width="9.671cm" svg:height="30.787cm" svg:x="1.186cm" svg:y="13.902cm" svg:viewBox="0 0 9672 30788" svg:d="M2100 29l44-9 53-6 24-4 28-3 53-6 43-1 39 7 41 9 32 7 35 13 111 41 26 6 21 7 20 3 20 6 30 3h734 88l439-9 247 3h45l39 2 55 6 60 15 244 138 179 138 129 114 179 186 131 119 78 61 250 242 113 119 46 42 41 34 130 89 67 35 24 9 110 51 83 31 115 11 122 3M322 13477l3 19v7l7 19 3 16 27 76M362 13614l37 107 3 16v3l4 7M0 12682l7 7 7 6 3 6 7 10 6 6 4 10 3 3 3 13M40 12743l20 57 4 9 3 10 4 15v13l3 16v13M74 12876l-7 224M114 13224l7 6 10 3 10 7h3M144 13240l4 3 13 3 30 7 10 3 14 3 10 3 10 3 6 3 7 4 3 3 11 6 3 6 7 4 3 6 7 3 3 6 3 7 4 6 3 6 3 4 4 6v6l3 10v12l17 114M67 13100v16 13 6 10 3l4 6v7l3 6 3 9 4 7v6l6 6 4 7 6 6 7 7 10 9M2850 15965l-17 3-33 22-34 42-20 6-87 22-67 3h-10-10-10-10-10l-7-3h-10l-10-3-77-28-24-10-3-3-7-3-6-3-4-4-10-6-6-6-7-6-4-7-3-3-3-3-4-10-3-6-7-13-6-6-7-13-7-6-10-10-6-6-11-6-10-7-6-3-7-3h-7l-104 34-127-32-107-157-44-13-20-3-16-3h-4-3-7l-10-3h-23-14l-60-4h-30-17l-70-3-20-3h-21l-73-13-17-3h-17-10-13l-17 3h-23l-44 13-23 10-54 12-90 19-64 13-54-3h-10-10-7-6l-7-3h-10l-7-3-6-4h-4l-6-3-17-6-4-3-23-10-23-13-10-6-11-6-6-3-4-7-6-6-7-6-7-10-16-19-7-16-10-15-14-23-10-35v-9-10l4-9 10-44 70-127v-22-16-10l-3-25-4-19-6-22-4-22-6-19-4-22v-10-10l-3-6v-16-12-19l3-26v-12l-3-26-3-12v-13l-4-9-10-32v-13l-3-9-3-10-4-6-3-7-3-6-4-9-3-7M511 14892l-3-4-17-9-6-3-7-7-10-16-7-6-7-12-6-13-7-13v-6l-13-38-51-146v-6l-6-13v-9l-4-10v-6l-3-10M595 14892l-13 3h-10l-10 3h-10-7l-10-3h-7l-13-7h-7M847 14917v-3l-14-13-7-9-10-7-3-3-7-3-3-3-7-3-7-4-6-3h-7l-7-3h-6l-7-3h-7-3l-154 32M364 14556v-10-9-10l3-9 4-16 3-13 3-6 4-7 6-12 7-29 7-16-7-25-3-19v-6-13-12-7l3-73v-3l4-28v-10l-4-16-3-12-4-10-6-16-6-112-10-16-10-12-3-10-3-6-4-13-3-9-3-13v-9-7-9-7-6l6-22 4-10 3-6 3-6 37-67 4-9 3-13 3-7v-9l4-6v-10-6-6-10-6M2850 15965h7l10 3h10 10l20 7 17 6h6l7 3 10 6 17 10 13 10 7 6 7 6 6 3 7 4 13 6 54 28 23 10 21 13 6 3 14 6 20 16 6 6 17 16 7 6 7 7 10 12 20 29 6 3 7 16 7 13 7 6 23 54 7 6 3 10 7 9 13 13 7 3 7 6 6 7 7 3 10 6 13 7 17 3 20 9 20 7 7 3 7 3 10 3 7 6 6 7 7 3 3 6 34 35 7 6 6 4 7 6 13 9 10 7 10 6h7l7 3 13 3h10l7 4h7 10 13 14l6-4 28-6h7l27-3h10 13 40l202 6 124 7 60 3 20 3h10l24 3 40 6 40 10 30 13 37 12 14 3 16 10 74 51 13 12 17 13 10 13 7 12 10 13 7 13 3 9 3 22 10 51M6181 17359h-30-7-10l-301 174-74 57-84 32-63 10-24-13h-10-13l-57-35-64-44-43-38-61-48-57-67-23-15-10-7-14-6-10-3-33-7-27-3h-27-7l-20-3-13-3-13-3-10-3-24-10-17-6-10-7-16-12-27-22-14-10-13-9-13-10-11-6-40-13-20-3h-10-7-13-17-3l-40 6h-7-10-7-10-3-3-7l-10-3-14-3-20-6-94-51-40-51-6-6-11-13 65-12-4-7-6-13-7-6-7-9-6-16-7-13-3-12-4-13-3-16-4-38v-19-9l-16-26-7-35-7-54 10-47M7394 16941l-10 3h-10l-10 3-7 3-10 4-10 3-7 3-10 3-6 3-11 7-6 6-10 6-37 26-70 50-14 10-7 3-10 6-10 3-13 4-10 3-10 3h-10-10-14l-80-16-422 162-87 54-124 56-24 13-16 6h-4l-20 4-20 3h-13-10-7l-64-16M8004 17204l-17-3-37-16-50-16-34 19-43 51-20 19-77-7-20-22-10-22-7-73-7-51-27-22-26-28-61-41-67-23-70-12-37-16M8647 17286l-30-19-54-28-13-10-20-9-24-13-6-3-7-3-10-7-10-3-14-3-13-3-13-3-17-4h-14-10-13-7-10-7l-137 13-57 6-47 7h-20l-20 3h-17l-10-3-13-3-10-4-14-6-6 10M9079 17647l-7-13-6-6-4-9-3-13v-9l-17-73-3-22-3-10-4-13-3-9-7-16-7-10-3-9-7-6-3-3-3-7-7-3-10-13-7-3-6-6-7-3-10-7-10-6-10-3-7-3-10-4-13-3-64-6-30-6-14-4-10-3-10-3-10-3-10-3-13-6-14-7-83-47M9170 17720l-24-13-13-6-4-3-10-6-3-7-7-6-37-35M9196 17739h-3l-7-6-6-3-14-10M3722 29939v-183l3-99-3-31M3715 30481v-76-117l4-247 3-102M3715 30481l-10 92-6 19-7 22-7 16-10 13-7 9-13 13-14 15-24 16-7 7-6 6-4 6-3 7-3 9v7 9 41M3647 29233l-20-73-6-19-11-41-3-22-7-22-3-32-3-29-4-28-3-35-3-25v-32-28M3590 28194l-10 60-3 10-3 12-4 10-6 9-4 10-6 9-4 7-7 6-6 6-7 7-3 6-44 35-3 3-4 3-3 3v7l-3 3v6l-4 3v4 44M3466 28457v19 13 12 7 6l4 3v6l3 4 3 3 4 6 13 10 30 22 14 9 6 3 4 7 7 9 6 7 4 6 6 6 4 10 3 12 10 57M3584 28745l3-51M3584 28847v-102M3722 29626v-23-25l-3-19v-22l-4-25-3-19-3-26-4-19-3-19-3-19-10-31-42-146M3590 28121l4-51-4-50v-22-23-25l-3-16-3-35v-19l-4-19-3-22-3-22-4-19-6-19-4-25-6-16-4-19-10-29-3-15-7-13M3590 28194v-44M3351 26117v-9-101M3351 26117v152 146 35l-7 35-4 16-3 19-10 28-10 16-10 13-3 3-7 6-24 22-20 23-3 3-3 3-4 3-3 3-3 7-4 9v3 7 6 25 10 6M3491 27662l-3-10-7-245-30-80-20-47-17-38-10-29-13-34-7-26-10-32-7-28-10-44-3-41-3-29v-10l-11-53-3-13-3-10-4-9-6-13-7-9-7-10-10-9-27-19-23-19-13-19-4-13v-6-51M3357 25519v-60l-6-45-4-31v-10l-3-6-4-10-3-9-7-16-10-10-13-12-13-13-44-32-7-3-3-9-3-7-4-6v-6l-3-10v-13l3-41M3354 25788l3-238v-31M3351 25940l3-22v-130M3351 26007v-67M3260 24895v-111M3260 24895l-7 41-3 16-3 15-4 13-6 136v13l-4 41M2384 23995l45 44 85 84 91 86 101 103 172 165 14 3h20l100 3 78 15 106 44 44 64 3 13 4 13 3 12 3 13 4 25v13l3 13v9 67M2361 23974l23 21M2330 23946l20 16 11 12M1894 23344v-44M1894 23382v-38M2225 23848v-4l-328-7-3-455M2225 23848l31 28 74 70M1900 23300l-90-19-47-10-40-13-34-9-40-13-33-16-34-19-33-19M1785 14515l23-48 13-22 94-146M1912 14299l17-28M1252 14698l231 3M1281 21886v-114l-4-153M1281 21886l-7 69-3 13v9l-4 7-3 9-3 10-10 19-4 6-7 10-13 12-7 7-43 41-7 9-3 7-4 9v3l-3 67v9 4l3 9 4 9 3 4 3 3 47 47 31 32 10 9 3 7 3 6 4 10 3 9 3 19 7 48M1549 23182l-14-9-36-13-17-13-43-49-33-56-44-90-17-44-7-18-7-16-13-32-4-13-10-31-3-16-4-13-3-25-3-19-4-16-3-32v-19-240M505 14435l3-3 44-13M434 14457l7-3 64-19h3M555 14423l20-7 20-6h10l10-3 17-3h17l13-4h17l17 4 33 3 17 3 20 3 23 6 17 10 41 16 10 6 10 10 10 6 87 63M964 14530l197 124 24 16 17 9 16 7 17 9 20 6M2270 13324l-6 19-7 19-10 15-10 13-14 16-36 35-7 9-3 7-4 6v6 10 44M2284 13241l-14 76v7M2284 12937v174M2284 13111v54 76M2163 13523l3 3 7 4 4 2 6 10 24 44 16 29 7 9 7 19 3 16 4 22v16l-4 26-3 19-10 38M2227 12747l13 19 10 16 4 12 6 26 7 54 17 63M2227 12455l13 77v12l-3 29-24 54-3 9-37 54v16 41h131M2049 12164l24 32 47 63 26 41 24 32 13 29 20 41 14 31 10 22M1996 12091l53 73M2046 10425l-3 162M2043 10606l-11 665M2032 11258v3 4 3 3 3 3 4 3 3 3 3 3 3 4 3 3 3 3 3 4 3 3 3 3 4 3 3 3 3 3 3 4 3 3 3 3 4 3 3 3 3 3 3 4 3 3 3 3 4l-3 3v3 3 3 3 3 4 3 3 3 3 3 4 3 3 3 3 4 3 3 3 3 3 3 4 3 3 3 3 4 3 3 3 3 3 3 4 3 3 3 3l-3 4v3 3 3 3 3 4 3 3 3 3 3 3 4l-4 3v3 3 3 4 3 3 3 3 3l-3 4v3 3 3 3 3 4 3 3l-3 3v3 3 4 3 3 3l-4 3v3 4 3 3 3 3 3l-3 3v4 3 3 3 3 3l-3 4v6M2006 11727l-20 67-7 19-7 12-10 16-13 16-17 16M1932 11873l-23 16-11 9-10 10-6 9-4 10-3 12v16 35M1845 11990l40 9h10l7 4 10 3 7 3M1919 12009l10 3 10 7 10 6 10 9 6 10 7 9 14 19 10 19M2083 14020l-24 38-16 29-11 16-16 22-24 41-10 16-13 22-17 25-3 10-20 29M2227 13780l-7 16-17 28-47 73M2156 13897l-16 28-7 13-3 3-27 45-20 34M1932 14271l-147 225-11 12-6 10-10 9-10 16-14 10-94 92-10 9-10 9-13 10-10 6-117 19M1791 16010l-3-108v-29-120l3-82M1878 16241v-48-3-3l-3-3v-6l-3-4-7-9-37-38-3-3-7-7-7-9-3-7-3-9-4-9-3-7v-6-3l-3-7-4-53M1764 16491l24-76 3-6 4-7 3-6 3-6 7-10 7-12 10-10 43-44 4-7 3-3v-3l3-6v-4-2-7-41M1738 16580l13-35 10-41 3-13M1721 16630l17-44v-6M1640 16855l27-79 54-146M1547 17106l20-48 73-203M1058 9488l43 12 47 13 37 12 47 16 120 45 24 9 181 72 40 14 157 79 108 54 50 28 33 29 37 41 10 16 14 19 15 27 11 33 4 16 3 16 7 38v31 37l3 122v55l-3 103M1597 18183l-47-7M1429 18040v-101l4-143v-114M1550 18176l-13-3-14-3-13-3-10-7-10-3-10-9-10-6-7-10-7-10-10-12-3-10-7-12v-10l-3-9-4-42M1510 17213l3-12 34-92v-3M1439 17555l4-28 10-82 3-7 7-47 10-38 7-29 13-50 10-39 7-22M1433 17682l3-51v-22l3-54M1342 20090v-20-22l-3-19v-19-16l3-22v-28l4-16 16-168M1423 20365l-47-111-17-66-3-26-4-19-3-6-3-29-4-18M1547 20498l-10-6-10-3-10-4-7-6-7-6-80-105M1433 20799l6-67 4-28 3-22 4-10 6-15 4-10 3-6 10-13 10-13 13-16 21-18 3-7 3-6 4-6 3-10v-41M1433 21109v-281-29M1277 21619v-301l159 1-7-222M1362 19760l10-95M1409 19307l7-76 3-44 4-67 3-35v-63l3-51 17-260v-74l2-150-19-57 4-32 3-28 3-10 4-13 7-12 6-10 10-13 7-6 33-38 7-9v-4l4-3 3-6v-3-3-10-41M1386 19554l7-60 16-187M1372 19668l14-114M9672 16005h-149-132l-50-2-149 2">
          <text:p/>
        </draw:path>
        <draw:path draw:style-name="gr28" draw:text-style-name="P6" draw:layer="layout" svg:width="0.392cm" svg:height="1.34cm" svg:x="10.586cm" svg:y="29.827cm" svg:viewBox="0 0 393 1341" svg:d="M0 0l107 120M383 1341l10-19z">
          <text:p/>
        </draw:path>
        <draw:path draw:style-name="gr28" draw:text-style-name="P6" draw:layer="layout" svg:width="20.027cm" svg:height="20.286cm" svg:x="10.968cm" svg:y="11.802cm" svg:viewBox="0 0 20028 20287" svg:d="M0 19366l10-19zM15997 7025l70 56 57 54 67 57 117 111 14 35 7 15 43 7 23 9 198 178 34 44 23 3 64 57 74 53 31-39 200 160 26 26 37 28 171 130 96 52-19 22 81 50M19559 7427l37 26 30 25 44 13 33 22 24 44 114 111 80 114 77 83 20 41 10 60-10 35-47 3-50-51-70-117-44-79-53-51-124-60-67-60-4-155M9644 4729l24 9 17 3 13-15 37-16h40l14 25-10 29-21 28 21 35 30 19 23 3 34 29 30 34-3 26-14 47 20 3 17 23-3 41-7 22 3 29-10 9-23 22-14 32-13 19 3 22 14 10-7 25-10 22v10l47 19 13 12 4 32-37 22 10 29 13 41 47-13 24 13 33 9 4 26 30 41 20 3 13 22v32l14 31 26 32 51 16 23 13 20-3 20-4 17-3h13l14 19 13 32v51l4 34-11 32 7 35-10 47 30 73-3 35 23 48 41 28 103-3 4 48 7 44-4 38 74 22v38l13 13 4 79-119-88-105 21 66 64 24 31 3 4 3 3 4 3 3 3 3 3 4 3 13 16 3 3 4 4 3 3 4 3 3 3 3 3 4 3 3 4 3 3 3 3 4 3 3 3 4 3 3 4 3 3 4 3 3 3 3 3 4 3 3 4 45 38 41 33 209 166 78 71 51 47 96 73 41 58 12 17 130 153 6 9 15 29 1 35-7 63-7 57-6 46-4 59v28l3 22v16l4 13v9l10 35 7 16 3 10 7 19 6 15 61 116 99 10 181 4 50 6 37 3 38 5 301 30h51 56l104-3h26l59-1 58-3 124-11 87-13 157-40 245 8h34 27l339-10 241-2h215l71-4h39 43 21 30l43-3 195-4h33 10 23 21 37l63-3 151-3h27l37-3h134l344-3h158 17l77 6 14 3 765-20 89-7 168-13 150-14 148-14 160-14 141-25 90-26 175-41 40-6 23-4 30-3 54 3 71 4 53 3h17l93-24 163-61 147-77 138-73 101-57 289-142 17-6 17-7 137-29 114-6 128 18 75 16 83 28 16 6 21 7 26 9 58 43 26 37-7 36-47 111v41l2 21 2 7 10 29 7 13 16 28 14 13 23 19 44 19 147 9 24-3 16-3 20-6 31-16 20-16v-3l23-19 13-18M9042 19382l71 140-3 19 25 45 28 56 24 47 24 50 28 54 24 47 25 50 35 63 17 41 24 44 25 47 27 50 80 152M8014 10l-24 3h-16l-14-10-20-3-47 3-17 7-10 12v23 19l-10 12">
          <text:p/>
        </draw:path>
        <draw:polyline draw:style-name="gr29" draw:text-style-name="P6" draw:layer="layout" svg:width="0.1cm" svg:height="0.098cm" svg:x="21.025cm" svg:y="17.31cm" svg:viewBox="0 0 101 99" draw:points="0,0 3,3 3,6 6,13 10,16 10,19 10,22 13,25 10,35 10,38 10,41 10,44 10,47 13,51 13,54 16,54 20,57 23,63 23,66 28,66 28,70 28,73 28,76 28,79 23,79 23,82 23,90 28,93 31,96 34,96 41,99 44,99 48,99 51,99 51,96 54,93 54,86 51,82 51,79 51,73 54,66 54,63 58,63 58,60 64,60 68,60 71,63 74,66 78,66 81,70 81,73 81,76 84,79 88,79 91,79 95,79 95,76 98,73 98,70 101,66 101,63 98,57 98,54 95,51 91,47 74,41 68,35 58,28 51,25 41,19 31,13 28,13 23,13 23,16 20,16 16,16 10,19">
          <text:p/>
        </draw:polyline>
        <draw:path draw:style-name="gr28" draw:text-style-name="P6" draw:layer="layout" svg:width="38.94cm" svg:height="42.136cm" svg:x="-6.514cm" svg:y="4.899cm" svg:viewBox="0 0 38941 42137" svg:d="M17415 25119v-3l-4-13v-9l-3-7v-9l-3-3 3-4v-6l3-6v-6-4-9-10l-3-9v-3l-3-3-7-4h-3-4l-6 4h-4-3-3v-4h-4v-3l4-3-4-3v-3l-3-4v-3h3 4v-3-3-3-7l3-12v-3-7-9-3-4-3h3l7-3h3 7l3 3h7 7 3l10 3h7 3 7 7l3 4h3 7 10 7l7-4h9 7 7 7 6l7-3 3 3h4v4 3l3 3v6 10 3 3 3 7 6 9 20 12 10 12 10 6 3 3 4 3 3 3 3 7 9l-3 7v6l3 6v3 7l3 3v6 3l-3 7v3 3l-3 6-4 3h-10-10-13-10-10l-10-3-7-3-10-3h-3l-4-6-6-7-4-6-3-6-7-7-3-3-7-3zM17167 39875v640M19225 41341l73-3 24-57-64-158-27-57-17-16-6-28-50-51-34-29-10-53 23-16 24-13M19282 42127l274 10-6-4-7-3h-10-7l-3-3 3-6 4-3-4-7v-3l-3-6-4-7-3-9-13-38-17-16-7-6-6-7-10-3-4-6-3-6v-4l13-9 7-7v-3-6l3-3v-6-4l-3-6v-13l-3-6v-3l-7-10-3-9-4-3v-7-6l-3-10v-6l-4-3-3-6-3-3-4-7v-6-3-7l4-9 3-7v-9-10l-3-6-4-3-6-6-4-4-6-9-7-3-3-7v-6l-7-13-3-6-4-3-3-7-4-2-6-4-3-3-7-3h-7l-10-6-7-7-3-6-10-19-4-6-3-10-3-6-3-7-17-22-17 13 17-13 3-6v-16l7-22 20-60v-3-4-3l-33-51-4-9-3-10-4-12v-10-9l-16-6-7-4-14-9-6-6-10-10-4-10-3-9-3-13-4-12v-7h-10l-10 3h-10l-10 4-7-4h-6l-4-3-3-6-3-3-4-3v-7-22l-3-9v-4l-3-6-4-6-7-7-6-6-7-9-7-7-3-6-3-6-7-10v-9l-3-10v-6l-4-6-3-4v-6-38-9l-3-7-7-13-3-15-7-7-7-6h-3l-4-3h-3-7l-80 6h-107l-7-3-3-3-4-7-3-6-3-9-4-10-3-6-3-7-7-6-27-16-13-6-10-7-4-6-3-6v-10-12-10l3-13-3-6-3-12-4-7-3-6v-3l3-7h4l3-3 3-3v-9l-3-10v-6l-3-10v-6-13-9l3-13v-13-9l-3-10-4-9-6-13-7-9v-7l-3-6 3-13v-16-12l3-38v-6l4-4 6-9 14-16 3-3v-10l7-28 7-22v-7l-4-9v-3l-7-7-6-9-7-7-3-6-4-6-3-7v-6-13-12-7l-3-3v-6l-4-3v-3-4l-3-3-3 3v4 3h6M18156 28318l77-184-77-70-81-6-154-178-110-136 43-111-147 16-30-104-124-45 10-44-17-25-33-23-47-72-4-19-3-10-3-9 16-68-14-25-10-10-13-13-7-6-13-9-4-4-6-3-34-19-23-16-27-12-10-3-13-4-17-3-37-6h-20l-17-3-13-3-14-4-10-3-17-6-20-10-10-6-13-6-30-22-7-7-47-35-7-3-10-9-6-7-7-6-3-6-7-7-3-6-4-6-7-13-6-10-4-9v-6l-6-19-4-16-6-32-7-22-3-9-4-10-3-10-3-6-4-6-6-3-4-7-3-6-10-10M12349 38654v22l17 83 7 91 3 73-10 105 30 70 60 57 97 28 178-32 40 4 94 63 17 25-10 70 6 73 17 19 389 6h33l34-22 261-120 34-13 73-3h61l137 41 54 3 37-25 33-73M14983 39691l47-3 44 25M14976 39679v12 16l4 13 3 12v7 3 6h-23 23v6l3 7v6l7 7 3 9 7 6 7 10h7l10 3 6 10-6-10v-6-19-7l-4-3v-3-3l4-7v-3l-4-3v-6l-3-6-3-4v-3-3-3l6-16v-6-4-9l10-16-10-3-6 3h-4l-6 3-4 4-7 3-3 3-7-3h-3l-7-7v-9l-3-29v-6-3l3-7 10-9 10-6h7l7-4v-3l7-3 6-3h4l6-3h4v3 6l3 26-3 3v6 3l-4 10v3l4 9-4 7-3 9M15747 39837l-7-29v-38-22l7-6 7-10v-28l-24-16M11682 38160l-36 57-4 35 20 35 20 41 7 28v124 44l27 19 40 10 258 9 221-16 60-15 57-16 14-83v-98l-34-25-33-32-64-92-17-60 44-101-3-51-7-82-27-70-64-3-80 54-57 6-67-28-50-4-84-28-27-32-80-38-3 45-11 41-26 28-30 32-14 35 10 66 54 16 13 29-37 50-10 42 20 28 67-38 57-22 51-7 57 16 40 25 43 35 24 13 37 10 33 6 34-3 50-19 30-29 13-22M12295 38527v4l47 69 7 54M11716 37748l-34-196 10-29 21-47v-26l-7-19-17-28-77-7h30M11347 37102l47 6 4 124 30 57 33 50 47 23 47 34 47 4 10-4M10446 36182l137 28 138 13 117-16 74-45 40 4 60 25 37 63 24 45 47 69v297l3 44 60 95 57 51 64 60 50 38M10232 36045l3 7v12 7l13 16 10 15 7 3 17 16 10 7 17 9h3l3-6M10315 36131l7-3h3l11 6 10 3 13 7 7 3M9609 35187l3 3 7 10 10 9 3 13 7 16 10 12 6 7 4 9 10 10 13 12 7 7M9689 35295l3 6 10 13 14 15 10 16 17 22 10 16 3 13 10 32 20 50 10 10 3 13 21 47 13 22 10 13 3 13M9846 35596l7 19 7 12v16l3 10 10 12 10 7 10 9 10 13 7 9 7 7 37 19h13l10 6M10047 35776l-16-9-24-19-27-13M10041 35785l6 4 21 19 23 25 23 29 17 19 20 28 20 29 24 34 7 10 3 13v16 9l3 3 10 6 10 7 4 9M10460 36191l-11-3-100-38M9498 34718h-3l-4 13 4 12 3 13v6l-10 7-3 12v16l3 38 7 32 3 13 7 6 3 6 13 16 41 57 13 25 7 20 6 28 4 25 17 117M9200 29387l-30-13-54-12-100 28-31 10-20 44-8 67-67 18-65 42-101 11-118-19-86-53-131-2-50-29-121 20-45-35-37-22 6-28-20-32-30-13-43-3-71 22-157-41-6-38-67-19-7-35-3-38-90-104-148-43-81 15-75 43-46 14-76-17-26-125v-40l-26-21M9595 33933l-3 6-10 19-10 19-10 28-7 16-10 22-10 16-10 19-10 23-14 31-13 13-10 22-7 16-7 19-3 32 7 6 6 6M9474 34246l7 3 17 19 13 16 17 22 7 16 13 19 10 10 14 9v13 9 13 10l3 12v13l-3 6-14 3h-10-6v7l6 3 14 6h16l7 3v7l-3 3M9575 34480l-3 7-4 13v15l4 13 3 13v6l-3 3-7 7-13 9v6 7l3 19 3 16 4 28-4 16-6 13-10 15-11 10-16 10-10 6-7 6M9552 33391l70-67 80-15M9598 33936l4-16 7-16v-19-16l-4-12v-13l-3-6-4-16-10-19-6-13-17-19-17-16-20-19-13-9-17-19-10-19-10-16-4-16-6-16v-19-19l3-25 3-19 11-25 20-48 10-16 3-9 34-70M915 19602l-3 10-7 9-7 16-6 13-11 13-10 12-13 19-17 13-10 9-6 7-24 12-23 7-17 6-10 3-34 3h-16l-14 4-10 6h-7-10-10-10l-10 3-10 3-10 4h-17l-13 3-17-3h-10l-13 3h-10-17l-50 3-84 9-168 16-57 3-77 7M1036 18779l-7 13-7 12-7 16-6 13-10 35-4 12-3 13-13 51-10 38-10 31v10l-14 57-3 12-7 16-7 25-3 16v16l-3 13v54 66 76l3 48v41 35 41 9l-3 7v22l-4 16v9M982 19663h47 20l13 12 34 41 10 13 3 19v13 16l7 3 17 6 10 10 20 28 13 25 47 70 17 29 10 9v7 12l-3 6 3 7 3 9 17 13M322 20461v-29-9-16l-3-63-4-134v-66l-3-114-3-101v-13l-17-9v-26l-10-22-7-16-10-9-3-32h-4M322 20461l3 47v32 13l-3 6M228 20470l14 22 13 23 10 12 17 16 6 10 7 3h10l14 3h3l7 3 3 57v54l-3 6h-4-26-11-60M24487 6974h38l40 3h61l37-3 13 3 7 9v3M24683 6989h10l27-12 16-3h51 6l61 5h484M24683 6989l3 32 7 25v254 9M23077 8495l-74-236v-48l4-82-4-9-10-4h-50l-30-3-47 3h-21l-33 4-10 6-40-29-10-9-51-38-26-22-24-16-10-7-6-6-31-25-23-19-7-3-16-16-34-29-10-6-7-6-30-32-3-3-4-7-6-6-10-22-24-35-3-6-14-26-20-31-3-10-33-57-4-6v-3l-30-51v-6l-7-7-3-9-7-10v-3l-20-35-7-9-10-22-20-35-3-7-17-28-17-28-3-10-3-6-7-10-10-16-14-25-6-6-17-32-10-16-7-9-3-10-17-25-13-22-4-7-3-9-13-19-7-16-13-22-7-7-7-15-3-7-20-35-7-9-3-10-27-47-3-6-10-16-21-41v-4l-3-6-7-22-10-41v-10l-6-63v-7-3l-7-66v-10l-4-38v-16l-3-9v-10-3-6l-3-54-3-9v-4l-4-63-3-6-4-60v-7-6l-6-44v-23l-3-6v-6l-4-61-3-9-4-54v-9l-3-10v-3l-7-60v-10-16l-6-50v-7l-7-47v-19-10l-7-63v-10-9l-3-19-4-32v-3-9l-3-54v-10l-3-9-4-32-3-28-3-4v-9l-4-22-13-35-3-6-4-7-23-35-14-22-3-6-7-10-16-19-14-9-10-13-3-6-4-3-16-13-17-9-13-13-4-3-7-7-20-19-30-25-10-3-6-6-44-35-7-7-53-44-7-3-37-32-17-9-6-7-54-41-7-6-50-45-10-6-50-38-7-6-53-41-4-4-3-3-17-12-37-29-6-6-37-29-7-6-10-6-7-7-3-3M38941 1667l-255-96-144-53-204-76-161-61-740-275-108-44-50-23-63-22-98-32-134-44-224-66-325-105-744-231-452-143-24-6-305-98-428-133-20-7-145-44-127-38-188-54h-6l-10-6-20-3-21-3-16-4h-20-31l-26 4h-17l-10 3-47 12-64 16-40 10-63 16-61 15-33 10-41 9h-3l-74 23-23 3-50 12-61 16-63 19-74 19-164 38-158 41-204 58-27 6-147 35-161 44-104 25-204 54-138 35-147 35-37 9-258 67-251 63-77 22-462 124-242 63h-6l-54 13-60 16-144 38-315 82-67 16-37 13-81 28-23 7-27 9-50 19-208 82-194 76-61 23-3 3-67 25-13 3-34 16-27 13-3 3-13 6-7 3-117 80-27 22-20 16-3 3-4 3-40 41-44 45-53 69-10 19-10 13-17 25-27 57-10 19-7 16-13 38-13 79v7l-4 12-3 13v6l-34 178-23 104-37 292-17 82-20 98-10 57-37 171v3l-23 121-10 57-17 79-3 9v4 6l-4 3v6l-13 64-23 123-11 45-3 12-13 61-24 117-10 57-13 66-10 57-10 57-17 57-10 61-3 9-84 133-57 86-34 47-23 29-77 110-102 146-46 73-241 367-63 92-148 235-50 73-241 465-104 162-77 117-212 323-43 67-20 28-10 16-17 19-13 16-14 16-6 6-10 19-51 57-10 13-27 35-70 82-114 136-6 6-166 200-211 253-26 29-145 174-46 60-145 168-234 288-57 67-13 13-24 19-20 15-47 32-27 13-16 6-7 3-27 10-20 9-27 7-30 6-50 3h-34l-33-6-30-3-10-4-34-9-57-22-208-136-57-32-57-19-63-16-60-9-64 3-54 12-64 16-60 22-53 35-51 35-36 19-81 29-214 76-94 34-131 48-17 9-67 23-16 6-17 6-13 3-104 42h-7l-30 12-44 16-33 19-61 45-43 31-3 3-51 42-47 38-46 34-151 118-40 28-47 35-21 16-33 35-44 44-40 44-40 42-44 44-20 25-20 22-43 42-44 44-43 44-37 41-44 45-13 12-34 32-40 44-43 45-17 16-24 28-43 44-20 16-14 13-13 10-17 15-6 4-24 19-47 31-67 35-43 29h-4l-50 28-57 35-10 3-7 6-40 16-285 121-30 12-84 35-164 67-100 38-20 9-11 3-16 7-158 63-90 38-17 9-131 58-57 25-124 54-83 35-54 25-64 28-70 32-111 48-46 22-131 57-10 6-3 6v65l-143 4-92 30h-7l-26 9-64 16-60 13-44 9-80 16-329 76-43 10-14 3-97 19-120 28-121 29-64 12-50 13-94 22-13 15-4 323-1804-3-179 31-12-718-114 2-264 46-591 270-26 12-23 12-7 3-20 16-47 51-134 165-20 22-20 25-7 6-10 13-34 35-3 9-43 51-7 7-44 50-6 6-44 51-3 7-44 50-7 7-43 50-7 7-17 19-73 88-101 114-7 7-23 22-13 16-10 9-7 6-7 7-17 19-10 9-10 16-6 3-47 51-7 6-17 19-23 26-4 3-6 6-20 22-24 26-3 3-7 3-20 19-27 22-3 3-7 7-16 12-37 29-7 6-54 41-6 7-54 41-7 6-23 22-20 19-4 7-6 3-14 9-13 16-17 26-3 6-4 6-20 45-3 9-3 10-4 6-16 35-7 19-4 6-26 60-4 10-26 60-4 6-27 61-3 9-27 60-3 7-17 41-10 19-3 9-24 54-3 6-3 7v6l-27 54-4 9-13 23-17 34-3 10-17 35-10 22-7 9-20 39-13 19-3 6-27 35-7 9-7 10-3 6-13 19-27 38-4 6-26 38-4 7-6 9-7 7-40 53-4 4-40 31-7 7-13 9-44 32-6 3-24 19-30 19-10 6-27 19-16 10-14 6-10 6-60 23-47 19-64 19-37 9-10 3-93 13-67 9-77 10-21 3-13 3-27 4-27 3-16 3-51 6-77 13h-10l-67 9-10 4-47 6-20 3h-10l-67 9h-10l-67 7-27 3-188 31-243 31-160 31-143 7-143 9-115 2-114 21-62 28-78 26-178 79-50 28-251 95-97 26-40 9-31 10-13 6-13 6-34 19-13 10-10 6-14 10-7 6-13 16-40 38M1780 13127l17 139-30 156-27 155 20 133 60 152 41 111 43 120 148 60M2253 13016l-4-41-137-38 3-35-3-133v-101l40-80 141 29 204 9 40-50 30-89M2058 14140l128-82 318-6 238 38 160 3 262-82 241-67-3 114M1036 18779l13-19 7-13 10-9 3-10 10-13 138-167 103-121 54-63 107-130 34-48 73-85 44-54 97-114 57-70 37-47 74-86 20-28 3-3 7-7 40-50 7-7 40-50 7-10 40-50 7-7 33-41 30-41 7-10 40-50 7-7 37-54 6-9 41-51 6-6 34-44 6-10 4-10 40-50 7-7 6-9 34-44 3-7 40-53 7-7 40-54 4-6 10-13 6-6 24-35 7-6 40-54 3-6 40-54 7-7 40-54 4-6 40-54 7-6 6-9 34-42 3-9 40-54 7-6 40-51 7-10 37-50 6-10 14-19 27-31 6-10 24-32M2979 16314l17-19 6-6 17-19 23-19 7-6 7-7 23-15 34-23 10-3 13-9h7l37-16 3-4 10-3h7l23-7 37-6h4l6-3 67-7h10l67-9h10l27-3 40-7h10l67-6 11-3h6l61-7h10l46-6 24-3h7l33-3 37-3 10-3 67-7h10l67-9h3M392 16546v-13M10 16777l27-3 30 3h34l17-6 13 3h13l21 9h10 16l14-3 13-13 17-6M1495 16365l-4 253M235 16761l17-9 13-13 13-16 10-25 11-26 16-19 27-19 20-9 17-13 10-19v-13M389 16580v-25M637 16622l-24 3-57-7-53-25-47-13-23 4-21 3-23-7M389 16555l3-9M392 16533v-6M376 16527h13 3 14l20-4h30l27-6 30-6 40-3 17-10 33-16 24-28 23-10h20l34 4 7-4 26-6 21-10 10-12 26-13 17-9 17-13 30-16 30-9 20-4 24-3 27 7 10-10 26-13 31-3 23-3h13l7-9-3-16 6-16 17-13 10-16v-16l4-15 10-10 26-6 14-6 10-16h13l14 6 10 10-4 9-3 13 3 6 10 6 14 7 10-10 10-12-3-13-7-16-3-16 10-10 13-13 20-6 37-4 40 7h14l10-7 53-95 7-9 54-79v-6l6-13-6-13 3-16-3-19 3-25v-28l10-20 13-22 4-12 3-16 3-7h10l10-6 14-9 10-7 7-12 20-4 13-3 3-12 4-13 13-16 7-6 23-10 7-6 3-10v-9l-3-13-3-19 3-16 14-12 10-16 13-10 7-3 16-9 4-13-4-9v-7l7-3 7-6 3-7v-9l4-6 10-7v-6-6-16-16l3-6 13-20 24-9 20-16 7-6 10-19-4-26-3-12-3-25v-39-15l6-23 4-6-4-28-3-13-10-35-3-13-4-12 4-22v-10l-4-6-10-26-3-19v-22l6-25v-13l-3-47-7-29-6-16-17-12-20-16-34-16-40-25-40-16-20-6h-10l-10 3-24 9-13 10-10 3h-10-20l-24 9-33 10-17 9-13 7-14 6h-10-10l-7 3-6 3-7 7-7 6-10 25-3 19-7 61-10 66v13 9l3 10 11 12 13 19 10 19 13 16 4 16v9l6 7 7 3h14l20-3 33-3h17l3 3 4 3v6l-10 4-17 3-30 13-24 9-27 16-20 13-20 12-17 19-16 16-7 13-3 6v13 15l6 19 7 29 3 19-3 22-3 16-7 3-20 7-20 19-7 19-17 28-13 19-17 16-20 13-33 15-24 10-23 16-4 3-10-3-20-13-17-10h-20l-16-3-11 3-13 4-17 9-20 7-17 3-13 3-33 6-24-3h-7l-6-6-4-16-6-3h-27l-44 3-16 6-44 19-44 25-20 10-23 16-24 16h-10-26-14l-23-13-7-6-13-13-14-13-23-12-17-7h-13l-14 10-17 19-16 16-24 19-23 19-14 19-20 22-30 41-23 29-10 9-34 13-10 6-3 10-4 19-6 6-14 9h-26l-24-3-10 10-27 19-23 9-30 10-24 3-10 6-7 13-10 16v16l4 15 3 19 3 20 10 6 14 12v10l-14 19-10 10v12l4 19 6 10h27 27l10-3 3-7 7-6h7l13 9 4 13-7 32v17l13 19 17 19 10 25 10 19 17 16 27 9 27 3 16 7 14 9 20 7 3 9-3 19-4 13v9l4 16 20 16 20 6 7 7 3 12v10l-3 3-17 3-7 13-6 19 6 32 7 12 20 3 40 7z">
          <text:p/>
        </draw:path>
        <draw:path draw:style-name="gr28" draw:text-style-name="P6" draw:layer="layout" svg:width="22.661cm" svg:height="34.411cm" svg:x="-3.25cm" svg:y="9.999cm" svg:viewBox="0 0 22662 34412" svg:d="M0 8912v-4zM16946 34412l14-182 226 13 734 58M22168 817c0 0-37 65-58 124-20 60-58 81-120 107s-129 45-183 83c-55 37-63 59-125 133-61 74-119 71-172 59s-121-66-224-142c-103-75-149-185-169-220-21-36-24-77-145-143s-125-116-126-175c0-60 36-94 57-119 22-25 78-133 117-180s99-63 209-26c109 36 120 29 212 11 117-31 150-13 285-33s177-131 232-211 86-86 140-85c53 0 130 94 182 146s127 40 162 37c34-3 83-21 158-1 74 20 65 112 57 141-8 28-10 42-6 97 4 54 33 97-21 161s-120 57-171 41c-52-15-115-45-178 0-79 54-99 151-115 201s-23 364 1 423c24 58 115 126 122 180 8 55 3 87-5 122-8 34-65 109-74 133-8 24-8 69-5 89 2 20 16 42 16 42">
          <text:p/>
        </draw:path>
        <draw:path draw:style-name="gr28" draw:text-style-name="P6" draw:layer="layout" svg:width="0.658cm" svg:height="2.287cm" svg:x="10.372cm" svg:y="29.818cm" svg:viewBox="0 0 659 2288" svg:d="M279 256l49-13 60-11 38 16 17 30-3 52-3 54 18 47c0 0 11 13 11 30 0 16 9 43 9 43l-52 55-29 57-17 57v55l-3 65-29 43-17 71 6 68 23 55 34 66 61 36 35 70 32 49 29 85c0 0 14-3 14 27s-20 68-20 68l-43 52c0 0-39 16-36 38s9 54 18 57 64 52 64 52l21 26-30 16-72 24-47 14-21 37c0 0 3 49 10 56s49 35 49 35l57 27 33 36 10 53c0 0-5 69 2 78s31 55 31 55l35 16c0 0 30 49 35 56 5 6-5 84-5 84l-44 45M210 0c0 9 57 60 57 60l44 55 23 62 3 98c0 0 0 109-3 118-3 8-38 125-38 125 0 0-60 46-69 52-8 5-78 27-78 27 0 0-57 11-69 11-11 0-66 5-66 5l-14 36 60 73 17 49c0 0 35 19 44 25 8 5 69 32 69 32 0 0 46 30 54 41 9 11 41 44 41 44l37 30">
          <text:p/>
        </draw:path>
        <draw:polyline draw:style-name="gr28" draw:text-style-name="P6" draw:layer="layout" svg:width="0.441cm" svg:height="3.609cm" svg:x="14.243cm" svg:y="40.635cm" svg:viewBox="0 0 442 3610" draw:points="442,0 427,23 350,32 311,101 267,247 209,412 175,573 136,733 127,839 107,955 98,1092 107,1207 102,1312 93,1454 107,1592 146,1743 107,1826 219,1858 141,1954 122,2110 102,2211 77,2518 77,2693 82,2940 63,3174 38,3344 19,3527 0,3610">
          <text:p/>
        </draw:polyline>
        <draw:polyline draw:style-name="gr30" draw:text-style-name="P6" draw:layer="layout" svg:width="3.443cm" svg:height="6.254cm" svg:x="19.508cm" svg:y="25.879cm" svg:viewBox="0 0 3444 6255" draw:points="89,6255 0,6091 169,5825 3277,298 3444,0">
          <text:p/>
        </draw:polyline>
        <draw:polyline draw:style-name="gr31" draw:text-style-name="P6" draw:layer="layout" svg:width="6.147cm" svg:height="12.147cm" svg:x="22.951cm" svg:y="13.732cm" svg:viewBox="0 0 6148 12148" draw:points="0,12148 3087,6633 4051,4342 4055,4285 4030,4138 4048,4011 4139,3943 4252,3873 5551,886 6148,0">
          <text:p/>
        </draw:polyline>
        <draw:polyline draw:style-name="gr32" draw:text-style-name="P6" draw:layer="layout" svg:width="22.365cm" svg:height="5.006cm" svg:x="3.14cm" svg:y="22.721cm" svg:viewBox="0 0 22366 5007" draw:points="0,1 2526,0 2525,424 3411,425 3409,1 10772,1 10770,783 14978,783 14977,1580 21609,1580 21606,2364 20987,3158 21247,3157 22366,3517 22289,3992 22252,4289 22225,4523 22198,4747 22179,5007">
          <text:p/>
        </draw:polyline>
        <draw:polyline draw:style-name="gr31" draw:text-style-name="P6" draw:layer="layout" svg:width="1.53cm" svg:height="2.362cm" svg:x="9.327cm" svg:y="15.094cm" svg:viewBox="0 0 1531 2363" draw:points="1531,2363 1033,1606 185,381 0,137 431,0 453,173 452,760">
          <text:p/>
        </draw:polyline>
        <draw:path draw:style-name="gr33" draw:text-style-name="P6" draw:layer="layout" svg:width="5.952cm" svg:height="9.465cm" svg:x="21.424cm" svg:y="19.429cm" svg:viewBox="0 0 5953 9466" svg:d="M0 9466l62-8 98-10 96-13 96-28 73-30c0 0 1877-795 2012-873 285-164 305-173 490-313 303-228 709-1336 709-1336l991-2449-15-1944 114-110 222-123 1005-1387v-553l-70-166v-123">
          <text:p/>
        </draw:path>
        <draw:path draw:style-name="gr31" draw:text-style-name="P6" draw:layer="layout" svg:width="1.872cm" svg:height="0.248cm" svg:x="3.333cm" svg:y="34.387cm" svg:viewBox="0 0 1873 249" svg:d="M1873 135c-91-68-128-91-329-129-116-22-236 18-324 47-19 7-51 22-95 34l-40 12c-227 79-718 166-878 147-2 0-84 6-207-18">
          <text:p/>
        </draw:path>
        <draw:path draw:style-name="gr30" draw:text-style-name="P6" draw:layer="layout" svg:width="7.391cm" svg:height="2.274cm" svg:x="11.919cm" svg:y="30.876cm" svg:viewBox="0 0 7392 2275" svg:d="M0 2275l207-60c0 0 884-235 2678-814l538-94 3932 1 37 89M7126 1179l-82-167-210-500 81-66 123-105 149-55-130-286">
          <text:p/>
        </draw:path>
        <draw:polyline draw:style-name="gr34" draw:text-style-name="P6" draw:layer="layout" svg:width="0.137cm" svg:height="0.382cm" svg:x="19.132cm" svg:y="31.791cm" svg:viewBox="0 0 138 383" draw:points="85,0 0,137 138,383">
          <text:p/>
        </draw:polyline>
        <draw:path draw:style-name="gr30" draw:text-style-name="P6" draw:layer="layout" svg:width="2.45cm" svg:height="4.956cm" svg:x="18.414cm" svg:y="25.948cm" svg:viewBox="0 0 2451 4957" svg:d="M284 4839l-284 118M2167 0l1 3086 283 577">
          <text:p/>
        </draw:path>
        <draw:polyline draw:style-name="gr31" draw:text-style-name="P6" draw:layer="layout" svg:width="1.822cm" svg:height="12.279cm" svg:x="19.724cm" svg:y="13.599cm" svg:viewBox="0 0 1823 12280" draw:points="1823,0 1823,238 1,237 0,969 50,1048 858,1048 857,12280 1022,12279 1452,12279">
          <text:p/>
        </draw:polyline>
        <draw:polyline draw:style-name="gr32" draw:text-style-name="P6" draw:layer="layout" svg:width="4.045cm" svg:height="0.79cm" svg:x="11.47cm" svg:y="23.513cm" svg:viewBox="0 0 4046 791" draw:points="3921,0 4037,360 4046,791 0,791">
          <text:p/>
        </draw:polyline>
        <draw:line draw:style-name="gr35" draw:text-style-name="P6" draw:layer="layout" svg:x1="17.304cm" svg:y1="20.449cm" svg:x2="17.523cm" svg:y2="20.449cm">
          <text:p/>
        </draw:line>
        <draw:path draw:style-name="gr31" draw:text-style-name="P6" draw:layer="layout" svg:width="12.612cm" svg:height="7.07cm" svg:x="14.79cm" svg:y="17.143cm" svg:viewBox="0 0 12613 7071" svg:d="M635 7071l-27-357c-183-475-199-465-210-494l-398-1M12613 0l-162 557 18 79-9 73-36 61-52 74-409 964-276 372">
          <text:p/>
        </draw:path>
        <draw:path draw:style-name="gr32" draw:text-style-name="P6" draw:layer="layout" svg:width="19.622cm" svg:height="0.847cm" svg:x="6.42cm" svg:y="20.28cm" svg:viewBox="0 0 19623 848" svg:d="M19623 0l-8770 2v460l-237 2-3-461-4337 1h-38c-14 0-31-3-96 9-8 1-52 34-69 51s-85 37-107 32c-114-27-213-94-213-94l-5753 1M10853 467v381">
          <text:p/>
        </draw:path>
        <draw:path draw:style-name="gr31" draw:text-style-name="P6" draw:layer="layout" svg:width="1.861cm" svg:height="0.106cm" svg:x="20.557cm" svg:y="16.306cm" svg:viewBox="0 0 1862 107" svg:d="M0 0c132 0-11 0 1862 1v106">
          <text:p/>
        </draw:path>
        <draw:path draw:style-name="gr33" draw:text-style-name="P6" draw:layer="layout" svg:width="2.484cm" svg:height="8.472cm" svg:x="23.746cm" svg:y="21.552cm" svg:viewBox="0 0 2485 8473" svg:d="M1637 6798l-126 131 129 291 106-79 71-64-180-285 156-561-149-86 33-435 26-234 37-297 74-483 594-1496-4-106 81-241-372-104h-241v-2749h-146M245 8473l-245-526 1635-720">
          <text:p/>
        </draw:path>
        <draw:path draw:style-name="gr31" draw:text-style-name="P6" draw:layer="layout" svg:width="3.295cm" svg:height="9.57cm" svg:x="24.144cm" svg:y="20.288cm" svg:viewBox="0 0 3296 9571" svg:d="M47 9571l48-19-95-216 736-334 673-300 177-142 91-157 307-487-1444-863c243-406 472-1066 472-1066l955-2432-1-1923 99-102 183-87 1048-1442-1365-1">
          <text:p/>
        </draw:path>
        <draw:path draw:style-name="gr30" draw:text-style-name="P6" draw:layer="layout" svg:width="8.753cm" svg:height="6.609cm" svg:x="16.46cm" svg:y="25.804cm" svg:viewBox="0 0 8754 6610" svg:d="M7694 4067l-429 237-729 48-504 266-321 248-467 368-370 297-1544 803-43-70-227 112M8754 269l-808-269M0 369l3031 6186-105 55">
          <text:p/>
        </draw:path>
        <draw:polyline draw:style-name="gr31" draw:text-style-name="P6" draw:layer="layout" svg:width="4.274cm" svg:height="6.71cm" svg:x="12.165cm" svg:y="19.428cm" svg:viewBox="0 0 4275 6711" draw:points="0,0 380,555 436,666 475,755 529,847 3295,4893 4275,6711">
          <text:p/>
        </draw:polyline>
        <draw:line draw:style-name="gr36" draw:text-style-name="P6" draw:layer="layout" svg:x1="14.812cm" svg:y1="23.492cm" svg:x2="15.291cm" svg:y2="24.18cm">
          <text:p/>
        </draw:line>
        <draw:path draw:style-name="gr33" draw:text-style-name="P6" draw:layer="layout" svg:width="9.852cm" svg:height="12.012cm" svg:x="9.702cm" svg:y="20.327cm" svg:viewBox="0 0 9853 12013" svg:d="M9853 12013l-2966-6072-1050-1948-2513-3658 1-334-370-1c0 0-22-2-75 13-3 1-64 49-87 60-31 14-84 27-118 22-116-17-225-91-225-91l-2450 2">
          <text:p/>
        </draw:path>
        <draw:polyline draw:style-name="gr31" draw:text-style-name="P6" draw:layer="layout" svg:width="5.38cm" svg:height="3.877cm" svg:x="10.247cm" svg:y="35.283cm" svg:viewBox="0 0 5381 3878" draw:points="5381,0 4965,1267 4801,1224 4566,1152 4321,1017 4173,869 4051,720 3940,513 3294,1442 3300,3864 0,3863 0,3696 94,3570 427,3569 427,3878">
          <text:p/>
        </draw:polyline>
        <draw:line draw:style-name="gr32" draw:text-style-name="P6" draw:layer="layout" svg:x1="9.805cm" svg:y1="25.087cm" svg:x2="26.018cm" svg:y2="25.088cm">
          <text:p/>
        </draw:line>
        <draw:line draw:style-name="gr37" draw:text-style-name="P6" draw:layer="layout" svg:x1="6.492cm" svg:y1="23.032cm" svg:x2="6.492cm" svg:y2="18.665cm">
          <text:p/>
        </draw:line>
        <draw:line draw:style-name="gr38" draw:text-style-name="P6" draw:layer="layout" svg:x1="18.275cm" svg:y1="30.874cm" svg:x2="18.028cm" svg:y2="30.337cm">
          <text:p/>
        </draw:line>
        <draw:path draw:style-name="gr37" draw:text-style-name="P6" draw:layer="layout" svg:width="9.058cm" svg:height="3.098cm" svg:x="10.047cm" svg:y="29.02cm" svg:viewBox="0 0 9059 3099" svg:d="M9059 3099l-1201-1-119-54-77-67-109-120-159-208-103-166-57-146-21-115-90-104-1878-1038-114-59-43-36-22-20-13-21-4-34-1-23 2-21 5-26 31-68 28-68 34-82 24-68 14-42 10-44 4-30-4-36-19-35-14-19-33-27-35-17-57-14-49-7-108-13-100-1h-159l-220 11-103 8-120 12-73 15-64 17-78 28-62 23-53 14-56 15-54 8-73 7-150 9-1685 3-68-8-60-12-33-9-35-12c-14-5-30-13-45-21-23-13-43-29-43-29l-76-62-126-100-70-51-64-40-52-25-58-21-66-18-71-12-145-11-135-8-684 1">
          <text:p/>
        </draw:path>
        <draw:polyline draw:style-name="gr33" draw:text-style-name="P6" draw:layer="layout" svg:width="14.779cm" svg:height="1.067cm" svg:x="4.445cm" svg:y="31.18cm" svg:viewBox="0 0 14780 1068" draw:points="0,1056 6696,1056 6831,980 6956,959 7050,974 7160,993 10332,995 10384,1027 10961,921 11276,829 11614,637 11852,536 12020,438 12370,140 12677,0 12766,95 12796,251 12866,383 12967,551 13115,753 13185,817 13320,960 13448,1065 13459,1068 14780,1066">
          <text:p/>
        </draw:polyline>
        <draw:path draw:style-name="gr39" draw:text-style-name="P6" draw:layer="layout" svg:width="0.361cm" svg:height="0.321cm" svg:x="19.371cm" svg:y="32.056cm" svg:viewBox="0 0 362 322" svg:d="M0 236l362-173M182 322l-96-206 250-116M338 245l-73-146">
          <text:p/>
        </draw:path>
        <draw:path draw:style-name="gr37" draw:text-style-name="P6" draw:layer="layout" svg:width="0.301cm" svg:height="0.558cm" svg:x="18.351cm" svg:y="30.753cm" svg:viewBox="0 0 302 559" svg:d="M127 559c0 0-122-264-127-279l302-126-70-154">
          <text:p/>
        </draw:path>
        <draw:line draw:style-name="gr32" draw:text-style-name="P6" draw:layer="layout" svg:x1="11.588cm" svg:y1="24.308cm" svg:x2="11.609cm" svg:y2="24.329cm">
          <text:p/>
        </draw:line>
        <draw:polyline draw:style-name="gr40" draw:text-style-name="P6" draw:layer="layout" svg:width="0.727cm" svg:height="0.718cm" svg:x="11.635cm" svg:y="24.354cm" svg:viewBox="0 0 728 719" draw:points="0,0 437,422 728,719">
          <text:p/>
        </draw:polyline>
        <draw:path draw:style-name="gr32" draw:text-style-name="P6" draw:layer="layout" svg:width="0.196cm" svg:height="0.282cm" svg:x="12.375cm" svg:y="25.086cm" svg:viewBox="0 0 197 283" svg:d="M0 0l21 20M28 120l169 163">
          <text:p/>
        </draw:path>
        <draw:path draw:style-name="gr33" draw:text-style-name="P6" draw:layer="layout" svg:width="0.972cm" svg:height="16.088cm" svg:x="20.635cm" svg:y="13.598cm" svg:viewBox="0 0 973 16089" svg:d="M337 16089l-317-671-20-11250 1-45 2-8 5-8c53-54 87-100 417-270 329-169 359-509 359-509v-3032h189v-296">
          <text:p/>
        </draw:path>
        <draw:path draw:style-name="gr41" draw:text-style-name="P6" draw:layer="layout" svg:width="9.314cm" svg:height="13.034cm" svg:x="19.332cm" svg:y="19.314cm" svg:viewBox="0 0 9315 13035" svg:d="M8877 0l438 269-663 699 8 13c19 44 61 186-87 372l-987 1394-235 998-43 55-61 63-47 48-66 86-53 152-18 420-30 574c0 0 21 275 86 411 66 137 289 691 289 691 20 33 47 92 170 136 220 78 103 226 98 261l-107 338-31 180-12 224 11 92-14 41-18 45-56 80-72 95-54 99-46 258-207 824-103 353-73 196-82 178-88 135-128 200-85 70-91 51-217 93-412 183-968 244-424 246-719 38-488 261-331 258-509 402-309 241-1597 832-41-66-405 202">
          <text:p/>
        </draw:path>
        <draw:line draw:style-name="gr42" draw:text-style-name="P6" draw:layer="layout" svg:x1="9.98cm" svg:y1="29.021cm" svg:x2="8.937cm" svg:y2="29.025cm">
          <text:p/>
        </draw:line>
        <draw:line draw:style-name="gr32" draw:text-style-name="P6" draw:layer="layout" svg:x1="9.681cm" svg:y1="15.331cm" svg:x2="9.66cm" svg:y2="15.242cm">
          <text:p/>
        </draw:line>
        <draw:path draw:style-name="gr43" draw:text-style-name="P6" draw:layer="layout" svg:width="6.061cm" svg:height="4.976cm" svg:x="3.986cm" svg:y="24.125cm" svg:viewBox="0 0 6062 4977" svg:d="M6062 4897l-217-74-923 1M6062 4897l-217 80h-923l1-2678-1970-1099-1262-310-1-396-404-217-454-44-832 5 1-238">
          <text:p/>
        </draw:path>
        <draw:path draw:style-name="gr37" draw:text-style-name="P6" draw:layer="layout" svg:width="0.163cm" svg:height="0.091cm" svg:x="18.195cm" svg:y="30.252cm" svg:viewBox="0 0 164 92" svg:d="M0 0l44 92c48-20 86-35 120-49">
          <text:p/>
        </draw:path>
        <draw:path draw:style-name="gr30" draw:text-style-name="P6" draw:layer="layout" svg:width="3.668cm" svg:height="2.967cm" svg:x="15.628cm" svg:y="32.311cm" svg:viewBox="0 0 3669 2968" svg:d="M3669 0l-2961 1449 221 386 35 66-176 86c0 0-209 66-269 273 0 0-10 38-70 104s-369 358-369 358l-80 246">
          <text:p/>
        </draw:path>
        <draw:line draw:style-name="gr32" draw:text-style-name="P6" draw:layer="layout" svg:x1="12.699cm" svg:y1="25.087cm" svg:x2="12.698cm" svg:y2="25.365cm">
          <text:p/>
        </draw:line>
        <draw:path draw:style-name="gr33" draw:text-style-name="P6" draw:layer="layout" svg:width="2.84cm" svg:height="15.756cm" svg:x="19.656cm" svg:y="16.482cm" svg:viewBox="0 0 2841 15757" svg:d="M144 15757l-144-269 189-266 2575-4596h-204v-6828l19-84c0 0 5-21 10-37 6-16 22-59 22-59l15-31 12-22 16-25 26-25 29-508-148-189 57-382-29-180-25-186-39-249 4-1821h312">
          <text:p/>
        </draw:path>
        <draw:polyline draw:style-name="gr32" draw:text-style-name="P6" draw:layer="layout" svg:width="0.574cm" svg:height="0.459cm" svg:x="12.573cm" svg:y="25.365cm" svg:viewBox="0 0 575 460" draw:points="124,5 375,320 404,369 352,388 419,460 573,458 575,0 0,0">
          <text:p/>
        </draw:polyline>
        <draw:path draw:style-name="gr31" draw:text-style-name="P6" draw:layer="layout" svg:width="4.655cm" svg:height="2.337cm" svg:x="5.613cm" svg:y="36.822cm" svg:viewBox="0 0 4656 2338" svg:d="M4656 2212h-248v126h-2700v-2338h-99l-651 203 8 19 21 19 24 14 29 21-115 223c20 11 134 85 134 85l18 55-6 59-594 914-294 441-183-111 237-362 174 119">
          <text:p/>
        </draw:path>
        <draw:path draw:style-name="gr44" draw:text-style-name="P6" draw:layer="layout" svg:width="0.27cm" svg:height="0.497cm" svg:x="6.306cm" svg:y="37.353cm" svg:viewBox="0 0 271 498" svg:d="M271 0l-115 29-148 212c-9 81-15 158 5 169l152 88">
          <text:p/>
        </draw:path>
        <draw:line draw:style-name="gr32" draw:text-style-name="P6" draw:layer="layout" svg:x1="11.133cm" svg:y1="14.659cm" svg:x2="11.133cm" svg:y2="14.775cm">
          <text:p/>
        </draw:line>
        <draw:polyline draw:style-name="gr31" draw:text-style-name="P6" draw:layer="layout" svg:width="1.626cm" svg:height="0.421cm" svg:x="12.622cm" svg:y="19.713cm" svg:viewBox="0 0 1627 422" draw:points="1627,0 1627,78 1521,122 1395,75 1197,69 1198,422 0,421">
          <text:p/>
        </draw:polyline>
        <draw:path draw:style-name="gr32" draw:text-style-name="P6" draw:layer="layout" svg:width="4.909cm" svg:height="14.059cm" svg:x="7.752cm" svg:y="13.387cm" svg:viewBox="0 0 4910 14060" svg:d="M1531 1963l-423-242h-504l1-273-203 1 2-191-319-222-8-248c0-18-147-147-35-283 117-142 225-220 225-220l135 134 203 10 105 13 60 8v-246h104v-87h616M1936 1908l188-55 530-1-4-96h195v-480M1910 1860l-49-165 199-58 4 62 445-255 242-158 94-10 197-16h425l55 89 45 51-6 58-2 723 310-2 302 53 203 38 457 2 1-78 6-46 5-35 6-35 19-69 11-78c7-99-3-200-3-200 0 0-11-223-2-418l4-53h-121v-73h-352-45c-118-4-172 21-181-59v-4c0-82 32-99 68-111 0 0 25-6 34-58v-5l1-132h-234c-10-117-17-279-21-444l2-57c35-32 74-61 119-83 77-38 265-180 359-199 118-24 282-47 403-29M3074 14060l-963-543c0-186 0-323 0-323h-770l-1-280-63-24-1-399 813-2 1-1158c0-151-40-415-120-537-79-123-80-187-80-187l-10-180-17-1416-3-393-1-28c-10-217 40-660 40-660l59-292c0 0 0-1207 0-1376 0-170 50-311 130-433 80-123 80-311 80-311v-1206-37c1-228-120-307-120-307 0 0-1324-1024-1514-1173-124-96-130-219-130-219l-1-17 1-549h785l345-47 545-180 93-29 3-117M2845 1276l197-16h425">
          <text:p/>
        </draw:path>
        <draw:path draw:style-name="gr45" draw:text-style-name="P6" draw:layer="layout" svg:width="1.756cm" svg:height="16.426cm" svg:x="8.651cm" svg:y="22.663cm" svg:viewBox="0 0 1757 16427" svg:d="M1694 16426l-156 1 1-129 218-290v-324h-83l-8 39h-518l-1-4829 356-75-3-111 5-143 27-99 40-97-149-94h-276c0-350 3-6298 3-6298h-771l-1-303-63-27-1-492 814-1 1-1099c0-152-39-416-119-538-75-112-71-188-71-188l-6-144h-42c-89-38-160-342-160-342l-308-331-364-450-59-60 1171-2 1 133">
          <text:p/>
        </draw:path>
        <draw:path draw:style-name="gr32" draw:text-style-name="P6" draw:layer="layout" svg:width="4.294cm" svg:height="2.442cm" svg:x="4.353cm" svg:y="20.283cm" svg:viewBox="0 0 4295 2443" svg:d="M4295 2443l-59-60M0 104v-103l2086-1-1 707 2098 1622 53 54">
          <text:p/>
        </draw:path>
        <draw:path draw:style-name="gr33" draw:text-style-name="P6" draw:layer="layout" svg:width="2.729cm" svg:height="7.404cm" svg:x="11.167cm" svg:y="14.529cm" svg:viewBox="0 0 2730 7405" svg:d="M914 0v166h-679l-24 41-17 51-7 58-2 1464-184 4-1 203 19 75 20 49 33 28 59 36 74 3M2730 7378v27">
          <text:p/>
        </draw:path>
        <draw:line draw:style-name="gr46" draw:text-style-name="P6" draw:layer="layout" svg:x1="13.897cm" svg:y1="21.968cm" svg:x2="13.899cm" svg:y2="22.128cm">
          <text:p/>
        </draw:line>
        <draw:polyline draw:style-name="gr33" draw:text-style-name="P6" draw:layer="layout" svg:width="0.017cm" svg:height="0.047cm" svg:x="13.888cm" svg:y="22.145cm" svg:viewBox="0 0 18 48" draw:points="11,0 11,11 0,25 18,48">
          <text:p/>
        </draw:polyline>
        <draw:line draw:style-name="gr46" draw:text-style-name="P6" draw:layer="layout" svg:x1="13.925cm" svg:y1="22.222cm" svg:x2="14.647cm" svg:y2="23.245cm">
          <text:p/>
        </draw:line>
        <draw:polyline draw:style-name="gr33" draw:text-style-name="P6" draw:layer="layout" svg:width="0.046cm" svg:height="0.023cm" svg:x="14.656cm" svg:y="23.259cm" svg:viewBox="0 0 47 24" draw:points="0,0 17,24 47,24">
          <text:p/>
        </draw:polyline>
        <draw:path draw:style-name="gr47" draw:text-style-name="P6" draw:layer="layout" svg:width="4.647cm" svg:height="8.996cm" svg:x="14.74cm" svg:y="23.282cm" svg:viewBox="0 0 4648 8997" svg:d="M0 1h458c22-19 200 444 247 556l17 615 971 1815 2955 6010">
          <text:p/>
        </draw:path>
        <draw:path draw:style-name="gr33" draw:text-style-name="P6" draw:layer="layout" svg:width="7.432cm" svg:height="18.07cm" svg:x="11.975cm" svg:y="14.249cm" svg:viewBox="0 0 7433 18071" svg:d="M7421 18046l12 25M1052 6080v-142l853 2-1-280v-69l137 3 126 47 165-60-2-317h417l-1-2097 204 1c-51-108-60-100-79-137-7-14-67-58-78-69-28-26-77-45-77-45h-128-934c-26-1-172 3-231-13-37-11-154-45-193-60-42-17-96-37-136-59l-2-1366-425-4 22-180 12-190 5-91c6-18-1-23 4-46l-1-39-1-45 1-40-6-147-2-28-2-24-3-97 5-84-3-122-698-2 3-280">
          <text:p/>
        </draw:path>
        <draw:line draw:style-name="gr33" draw:text-style-name="P6" draw:layer="layout" svg:x1="15.174cm" svg:y1="19.498cm" svg:x2="15.174cm" svg:y2="19.471cm">
          <text:p/>
        </draw:line>
        <draw:line draw:style-name="gr48" draw:text-style-name="P6" draw:layer="layout" svg:x1="15.174cm" svg:y1="19.44cm" svg:x2="15.173cm" svg:y2="19.22cm">
          <text:p/>
        </draw:line>
        <draw:polyline draw:style-name="gr33" draw:text-style-name="P6" draw:layer="layout" svg:width="0.029cm" svg:height="0.028cm" svg:x="15.173cm" svg:y="19.177cm" svg:viewBox="0 0 30 29" draw:points="0,29 0,0 30,0">
          <text:p/>
        </draw:polyline>
        <draw:line draw:style-name="gr49" draw:text-style-name="P6" draw:layer="layout" svg:x1="15.236cm" svg:y1="19.177cm" svg:x2="15.391cm" svg:y2="19.177cm">
          <text:p/>
        </draw:line>
        <draw:polyline draw:style-name="gr33" draw:text-style-name="P6" draw:layer="layout" svg:width="0.029cm" svg:height="0.028cm" svg:x="15.408cm" svg:y="19.177cm" svg:viewBox="0 0 30 29" draw:points="0,0 30,0 30,29">
          <text:p/>
        </draw:polyline>
        <draw:line draw:style-name="gr50" draw:text-style-name="P6" draw:layer="layout" svg:x1="15.438cm" svg:y1="19.238cm" svg:x2="15.441cm" svg:y2="19.47cm">
          <text:p/>
        </draw:line>
        <draw:polyline draw:style-name="gr33" draw:text-style-name="P6" draw:layer="layout" svg:width="0.029cm" svg:height="0.028cm" svg:x="15.412cm" svg:y="19.485cm" svg:viewBox="0 0 30 29" draw:points="29,0 30,29 0,29">
          <text:p/>
        </draw:polyline>
        <draw:line draw:style-name="gr51" draw:text-style-name="P6" draw:layer="layout" svg:x1="15.37cm" svg:y1="19.513cm" svg:x2="14.767cm" svg:y2="19.513cm">
          <text:p/>
        </draw:line>
        <draw:line draw:style-name="gr33" draw:text-style-name="P6" draw:layer="layout" svg:x1="14.746cm" svg:y1="19.513cm" svg:x2="14.717cm" svg:y2="19.513cm">
          <text:p/>
        </draw:line>
        <draw:path draw:style-name="gr32" draw:text-style-name="P6" draw:layer="layout" svg:width="11.071cm" svg:height="20.108cm" svg:x="4.01cm" svg:y="19.771cm" svg:viewBox="0 0 11072 20109" svg:d="M10343 0l-1 100-209 75-147-59h-68l2 381M7386 4066h-1039v-263l-436-194v922h-146M7936 12978l-202 71-27-32-34-34-92-100-80-109-58-149-45-159-7-153-125 21-154 74-6299 1 2-67 21-69 31-65 60-99 32-65 31-82 27-117 1-36 2-193h-243v-235c-17 9-33 18-48 28-116 75-211 138-285 188l-29 19c-110 74-165 113-165 113 0 0-110 83-249 136l-1 168 202 2M7981 13088l-211 75 28 53 19 85 89 241-216 67-210 20-145-24-238 20 12 74 1698 964-313 458 545 290-520 758 2553 1006-33 62-147 234-99 1154c0 0 146 305 28 763h-1233l-1 36h-49c0 111 0 308 0 336 0 179-83 213-180 284-34 26-75 48-113 65 0 0 0-75 0-364l207 1 1 239">
          <text:p/>
        </draw:path>
        <draw:path draw:style-name="gr37" draw:text-style-name="P6" draw:layer="layout" svg:width="6.975cm" svg:height="10.417cm" svg:x="11.899cm" svg:y="31.859cm" svg:viewBox="0 0 6976 10418" svg:d="M0 10418l1576-1 98-481 61-265-530 1v-1629l74-31 98-50 96-63 46-52-445-1c-21-74-19-147-19-147v-2765l348-366 73-70 59-64 53-71 61-93 99-142 54-77 50-63 54-57 56-52 136-114 162-151 247-293 48-43 44-31 41-28 55-31 179-71 93-47 41-32 33-49 29-37 46-53 68-67 95-72 52-21 319-116 122-51 77-45 73-62 40-48 43-60 34-55 59-90 104-166 52-79 43-54 23-30 33-36 41-39 42-26 1140-539 277-132 27-14 127-67 55-44 42-70 16-52-5-51-24-47-53-144-22-72-2-72 7-45 33-55 108-61 663-317 151 268">
          <text:p/>
        </draw:path>
        <draw:path draw:style-name="gr31" draw:text-style-name="P6" draw:layer="layout" svg:width="7.972cm" svg:height="3.21cm" svg:x="3.949cm" svg:y="31.386cm" svg:viewBox="0 0 7973 3211" svg:d="M7961 1440l-96 31 53 115 18 86 37 92-215 68-47 13c-91 29-198-6-262-1-130 11-215 36-215 36l-25 6-66 16-409 119-570 141-1997 379-838 217-803 182-611 115-657 85-106 44c-73 25-140 29-224 26-118-3-301-71-393-138M1033 3205c10-29 23-67 32-108l11-57c8-62 5-121 5-156 3-134-85-237-139-358-55-122-70-227-70-227v-745l-829 1 1-367h465v-79l-1-1108-123-1c-110 74-155 104-155 104 0 0-35 26-230 121l1 243 261-1">
          <text:p/>
        </draw:path>
        <draw:polyline draw:style-name="gr32" draw:text-style-name="P6" draw:layer="layout" svg:width="6.093cm" svg:height="2.471cm" svg:x="3.164cm" svg:y="24.091cm" svg:viewBox="0 0 6094 2472" draw:points="673,213 0,0 1,215 1672,213 2061,251 2138,259 2176,280 3338,918 3486,1002 4154,1003 4154,1381 6094,2472">
          <text:p/>
        </draw:polyline>
        <draw:path draw:style-name="gr32" draw:text-style-name="P6" draw:layer="layout" svg:width="3.27cm" svg:height="11.2cm" svg:x="5.833cm" svg:y="26.579cm" svg:viewBox="0 0 3271 11201" svg:d="M779 10821l-102 27-133 209c-17 78-9 97 8 108l70 36 176-280-18-100 162-336-14-106-80-219-29-51-33-33-21-11-28-15-22-12-24-19-11-20-10-28-1-32-669 1v-469l1487 1-1-4690h837l1-780 811-5-3-3996 139-1">
          <text:p/>
        </draw:path>
        <draw:path draw:style-name="gr37" draw:text-style-name="P6" draw:layer="layout" svg:width="13.737cm" svg:height="9.578cm" svg:x="6.158cm" svg:y="22.852cm" svg:viewBox="0 0 13738 9579" svg:d="M0 177h455v-177c0 0 226-8 505 137 250 130 520 218 751 221 319 4 657 2 657 2 0 0 113 12 287-108 91-63 183-98 268-102 80-4 162 10 162 10 0 0 795 355 1180 550l123 64c269 150 540 330 809 600 27 28 42 50 71 78l49 46 1117 1117 287 306 21 22 294-107v418l194 209c433 501 784 880 971 1221l224 334c0 0 73 218 599 220 624 3 907 0 907 0 0 0 335-33 575 245 241 281 200 162 286 308l91 166c96 186 189 387 189 387 0 0 60 117 223 166 148 45 170 104 210 188 17 37 191 414 359 776l298-120c93 200 93 195 262 548l-304 127c71 154 201 431 201 431 0 0 99 283 108 401l45 212 55 110 224-8 123-6 90 155 92 1 38 89 91-30 97 195 454-223-121-244M5943 2126h49">
          <text:p/>
        </draw:path>
        <draw:line draw:style-name="gr38" draw:text-style-name="P6" draw:layer="layout" svg:x1="12.188cm" svg:y1="24.977cm" svg:x2="13.125cm" svg:y2="24.976cm">
          <text:p/>
        </draw:line>
        <draw:polyline draw:style-name="gr37" draw:text-style-name="P6" draw:layer="layout" svg:width="0.049cm" svg:height="0.046cm" svg:x="13.144cm" svg:y="24.976cm" svg:viewBox="0 0 50 47" draw:points="0,0 50,0 50,47">
          <text:p/>
        </draw:polyline>
        <draw:line draw:style-name="gr52" draw:text-style-name="P6" draw:layer="layout" svg:x1="13.193cm" svg:y1="25.056cm" svg:x2="13.192cm" svg:y2="25.641cm">
          <text:p/>
        </draw:line>
        <draw:line draw:style-name="gr37" draw:text-style-name="P6" draw:layer="layout" svg:x1="13.192cm" svg:y1="25.658cm" svg:x2="13.192cm" svg:y2="25.704cm">
          <text:p/>
        </draw:line>
        <draw:path draw:style-name="gr32" draw:text-style-name="P6" draw:layer="layout" svg:width="15.698cm" svg:height="4.55cm" svg:x="10.591cm" svg:y="20.659cm" svg:viewBox="0 0 15699 4551" svg:d="M5821 2842v-781h5803l857-53 3116 2v-749l102-59-3287 1-1605 52-484 19-124-182-83-8-3-617-5983 1-1-468h-254l-36 18h-74l-45 19-1 431-400-2-2 804h-3317v1573h652l1 335h209c0 67 0-70 3 438l518 500 324 332 108 103 60-53v-69">
          <text:p/>
        </draw:path>
        <draw:polyline draw:style-name="gr53" draw:text-style-name="P6" draw:layer="layout" svg:width="2.011cm" svg:height="4.251cm" svg:x="13.554cm" svg:y="19.466cm" svg:viewBox="0 0 2012 4252" draw:points="1823,3957 1822,4241 1707,4252 1547,3957 2012,3958 2011,0 584,5 582,249 469,221 429,220 429,951 0,952 0,767 448,768">
          <text:p/>
        </draw:polyline>
        <draw:path draw:style-name="gr54" draw:text-style-name="P6" draw:layer="layout" svg:width="0.746cm" svg:height="0.226cm" svg:x="9.047cm" svg:y="11.553cm" svg:viewBox="0 0 747 227" svg:d="M747 128v-128M92 227h-92">
          <text:p/>
        </draw:path>
        <draw:polygon draw:style-name="gr55" draw:text-style-name="P6" draw:layer="layout" svg:width="0.422cm" svg:height="0.324cm" svg:x="7.807cm" svg:y="14.015cm" svg:viewBox="0 0 423 325" draw:points="309,325 423,264 199,0 0,64 212,228">
          <text:p/>
        </draw:polygon>
        <draw:path draw:style-name="gr53" draw:text-style-name="P6" draw:layer="layout" svg:width="13.217cm" svg:height="9.864cm" svg:x="12.236cm" svg:y="16.392cm" svg:viewBox="0 0 13218 9865" svg:d="M13119 4901l99-170-1540 1v-4685l-68 1-75-48h-210v128h-94v494h-420v-429l-268-76M6211 335l-1-169h-386v9318h-1632l113 218M815 9466v-4770M551 9365l264-82M4766 4415l212-1v5447l-843 4-203-377-3273-4-658-684-1-4105h1839l-4-60-94-185h110M681 9330l-326-335M390 8963l-314-323M3306 6711h-29">
          <text:p/>
        </draw:path>
        <draw:line draw:style-name="gr56" draw:text-style-name="P6" draw:layer="layout" svg:x1="15.484cm" svg:y1="23.103cm" svg:x2="15.421cm" svg:y2="23.103cm">
          <text:p/>
        </draw:line>
        <draw:polyline draw:style-name="gr53" draw:text-style-name="P6" draw:layer="layout" svg:width="0.029cm" svg:height="0.027cm" svg:x="15.378cm" svg:y="23.103cm" svg:viewBox="0 0 30 28" draw:points="30,0 0,0 0,28">
          <text:p/>
        </draw:polyline>
        <draw:line draw:style-name="gr56" draw:text-style-name="P6" draw:layer="layout" svg:x1="15.377cm" svg:y1="23.157cm" svg:x2="15.377cm" svg:y2="23.363cm">
          <text:p/>
        </draw:line>
        <draw:path draw:style-name="gr53" draw:text-style-name="P6" draw:layer="layout" svg:width="0.167cm" svg:height="1.478cm" svg:x="15.376cm" svg:y="21.926cm" svg:viewBox="0 0 168 1479" svg:d="M1 1452l-1 27M168 0h-31">
          <text:p/>
        </draw:path>
        <draw:line draw:style-name="gr57" draw:text-style-name="P6" draw:layer="layout" svg:x1="15.48cm" svg:y1="21.926cm" svg:x2="14.765cm" svg:y2="21.926cm">
          <text:p/>
        </draw:line>
        <draw:polyline draw:style-name="gr53" draw:text-style-name="P6" draw:layer="layout" svg:width="0.03cm" svg:height="0.028cm" svg:x="14.719cm" svg:y="21.898cm" svg:viewBox="0 0 31 29" draw:points="31,29 0,29 0,0">
          <text:p/>
        </draw:polyline>
        <draw:line draw:style-name="gr58" draw:text-style-name="P6" draw:layer="layout" svg:x1="14.719cm" svg:y1="21.868cm" svg:x2="14.719cm" svg:y2="21.228cm">
          <text:p/>
        </draw:line>
        <draw:polyline draw:style-name="gr53" draw:text-style-name="P6" draw:layer="layout" svg:width="0.03cm" svg:height="0.028cm" svg:x="14.719cm" svg:y="21.185cm" svg:viewBox="0 0 31 29" draw:points="0,29 0,0 31,0">
          <text:p/>
        </draw:polyline>
        <draw:line draw:style-name="gr57" draw:text-style-name="P6" draw:layer="layout" svg:x1="14.782cm" svg:y1="21.185cm" svg:x2="15.497cm" svg:y2="21.185cm">
          <text:p/>
        </draw:line>
        <draw:line draw:style-name="gr53" draw:text-style-name="P6" draw:layer="layout" svg:x1="15.513cm" svg:y1="21.185cm" svg:x2="15.543cm" svg:y2="21.185cm">
          <text:p/>
        </draw:line>
        <draw:path draw:style-name="gr59" draw:text-style-name="P6" draw:layer="layout" svg:width="1.826cm" svg:height="6.299cm" svg:x="25.406cm" svg:y="21.494cm" svg:viewBox="0 0 1827 6300" svg:d="M38 6300l18-298 19-233 27-234 36-297 64-460 463-1180h533l-95-224c-66-136-87-411-87-411l30-574 18-420 54-152 86-101 75-71 50-64 242-1014 256-365-729-201-1098-1">
          <text:p/>
        </draw:path>
        <draw:path draw:style-name="gr53" draw:text-style-name="P6" draw:layer="layout" svg:width="6.889cm" svg:height="2.375cm" svg:x="6.16cm" svg:y="23.086cm" svg:viewBox="0 0 6890 2376" svg:d="M6595 2221v-270l-1359 2v-1143h-1103v-293l-310-136v430c0 0-446 2-456 0-137-22-208-375-208-375l-207-221-78 188h-2531l-1-403h-342M6890 2232c-125 0-101 0-385 0l-167 144">
          <text:p/>
        </draw:path>
        <draw:line draw:style-name="gr32" draw:text-style-name="P6" draw:layer="layout" svg:x1="14.311cm" svg:y1="20.844cm" svg:x2="14.141cm" svg:y2="20.841cm">
          <text:p/>
        </draw:line>
        <draw:path draw:style-name="gr53" draw:text-style-name="P6" draw:layer="layout" svg:width="3.821cm" svg:height="30.42cm" svg:x="9.566cm" svg:y="13.151cm" svg:viewBox="0 0 3822 30421" svg:d="M1682 1449l34 47 54 89 67 51-7 58-1 773-132 1v-50l-661 1-1 746c3 64-96 169-206 204l394 578 568 1 1-132-28 2c-26 1-64 2-99 0M45 2187l-45-130 101-33-2-18-3-39v-37l5-41 11-40 15-44 16-37 43-71 49-76 55-78 131-151 155-152 532-480 179-159 63-57 44-25 65-33 51-31 66-50 71-87 68-94 81-121 82-103h131v816 115 137l-15 161-35 115-34 73-50 72-14 7h-70l-66-50h-95v178M3822 29173l-210 791-222 457">
          <text:p/>
        </draw:path>
        <draw:path draw:style-name="gr53" draw:text-style-name="P6" draw:layer="layout" svg:width="3.56cm" svg:height="9.219cm" svg:x="10.138cm" svg:y="33.104cm" svg:viewBox="0 0 3561 9220" svg:d="M1174 180c15-4 70-3 70-3 65 0 181 22 275 1l8-2c201-60 575-176 575-176 0 0 9 305 159 437 113 99 255 333 259 522v25c-1 57-15 109-47 153-140 188-719 932-719 932 0 0-126 141-103 271l2 5c4 14 8 31 17 45 16 29 69 176 455 338 23 10 72 30 186 74 11 4 24 60 35 64 237 94 240 94 557 220-29 28-145 135-145 442 0 334 1 1582 1 1753h-2539v272l-220 292v249h331v-171l94-126 60-1 1 298h2271v359c0 0 1 72 19 147l11 45h573c-28 37-61 59-95 85-74 57-191 103-233 117l-4 1 5 1527 528-1-76 320-104 526h-1623">
          <text:p/>
        </draw:path>
        <draw:path draw:style-name="gr60" draw:text-style-name="P6" draw:layer="layout" svg:width="13.793cm" svg:height="6.707cm" svg:x="5.517cm" svg:y="32.25cm" svg:viewBox="0 0 13794 6708" svg:d="M589 6259l-286-190-303 456 303 183 291-446 582-898 39-70 18-66-10-63-44-58 145-296-23-119-69-182-28-63-24-43-53-46-59-31-17-18-7-29-1-76v-460h-56l-2-1602 776-175 838-218 1988-383 592-151 409-120 240-22 132 22 81-5 121-13 338-108c0 0 994-289 2788-868l572-101 3897 62 37 53M1037 4214h-39">
          <text:p/>
        </draw:path>
        <draw:line draw:style-name="gr61" draw:text-style-name="P6" draw:layer="layout" svg:x1="6.458cm" svg:y1="36.464cm" svg:x2="5.961cm" svg:y2="36.464cm">
          <text:p/>
        </draw:line>
        <draw:polyline draw:style-name="gr60" draw:text-style-name="P6" draw:layer="layout" svg:width="0.039cm" svg:height="0.036cm" svg:x="5.894cm" svg:y="36.428cm" svg:viewBox="0 0 40 37" draw:points="40,37 0,37 0,0">
          <text:p/>
        </draw:polyline>
        <draw:line draw:style-name="gr62" draw:text-style-name="P6" draw:layer="layout" svg:x1="5.894cm" svg:y1="36.378cm" svg:x2="5.894cm" svg:y2="36.056cm">
          <text:p/>
        </draw:line>
        <draw:polyline draw:style-name="gr60" draw:text-style-name="P6" draw:layer="layout" svg:width="0.039cm" svg:height="0.036cm" svg:x="5.894cm" svg:y="35.995cm" svg:viewBox="0 0 40 37" draw:points="0,37 0,0 40,0">
          <text:p/>
        </draw:polyline>
        <draw:line draw:style-name="gr62" draw:text-style-name="P6" draw:layer="layout" svg:x1="5.986cm" svg:y1="35.995cm" svg:x2="6.448cm" svg:y2="35.994cm">
          <text:p/>
        </draw:line>
        <draw:line draw:style-name="gr60" draw:text-style-name="P6" draw:layer="layout" svg:x1="6.475cm" svg:y1="35.994cm" svg:x2="6.513cm" svg:y2="35.994cm">
          <text:p/>
        </draw:line>
        <draw:line draw:style-name="gr63" draw:text-style-name="P6" draw:layer="layout" svg:x1="6.486cm" svg:y1="37.928cm" svg:x2="6.272cm" svg:y2="37.803cm">
          <text:p/>
        </draw:line>
        <draw:path draw:style-name="gr64" draw:text-style-name="P6" draw:layer="layout" svg:width="10.315cm" svg:height="18.506cm" svg:x="18.88cm" svg:y="13.732cm" svg:viewBox="0 0 10316 18507" svg:d="M842 18507l-143-269 189-266 3094-5527 3255-5813 931-2258 17-89-5-147-2-97 106-86 137-82 1278-2969 617-904M0 16904l14 34">
          <text:p/>
        </draw:path>
        <draw:line draw:style-name="gr65" draw:text-style-name="P6" draw:layer="layout" svg:x1="18.919cm" svg:y1="30.728cm" svg:x2="18.964cm" svg:y2="30.837cm">
          <text:p/>
        </draw:line>
        <draw:polyline draw:style-name="gr64" draw:text-style-name="P6" draw:layer="layout" svg:width="0.049cm" svg:height="0.034cm" svg:x="18.975cm" svg:y="30.865cm" svg:viewBox="0 0 50 35" draw:points="0,0 15,35 50,19">
          <text:p/>
        </draw:polyline>
        <draw:line draw:style-name="gr66" draw:text-style-name="P6" draw:layer="layout" svg:x1="19.065cm" svg:y1="30.867cm" svg:x2="19.139cm" svg:y2="30.833cm">
          <text:p/>
        </draw:line>
        <draw:polyline draw:style-name="gr64" draw:text-style-name="P6" draw:layer="layout" svg:width="0.035cm" svg:height="0.049cm" svg:x="19.159cm" svg:y="30.774cm" svg:viewBox="0 0 36 50" draw:points="0,50 36,35 20,0">
          <text:p/>
        </draw:polyline>
        <draw:line draw:style-name="gr67" draw:text-style-name="P6" draw:layer="layout" svg:x1="19.156cm" svg:y1="30.725cm" svg:x2="19.112cm" svg:y2="30.632cm">
          <text:p/>
        </draw:line>
        <draw:polyline draw:style-name="gr64" draw:text-style-name="P6" draw:layer="layout" svg:width="0.035cm" svg:height="0.048cm" svg:x="19.085cm" svg:y="30.559cm" svg:viewBox="0 0 36 49" draw:points="16,49 0,15 36,0">
          <text:p/>
        </draw:polyline>
        <draw:polyline draw:style-name="gr68" draw:text-style-name="P6" draw:layer="layout" svg:width="7.754cm" svg:height="12.754cm" svg:x="19.174cm" svg:y="17.782cm" svg:viewBox="0 0 7755 12755" draw:points="0,12755 1407,12161 1427,12138 3553,8341 6807,2527 7738,269 7755,180 7750,33 7749,0">
          <text:p/>
        </draw:polyline>
        <draw:polyline draw:style-name="gr64" draw:text-style-name="P6" draw:layer="layout" svg:width="0.029cm" svg:height="0.061cm" svg:x="26.921cm" svg:y="17.694cm" svg:viewBox="0 0 30 62" draw:points="0,62 0,24 30,0">
          <text:p/>
        </draw:polyline>
        <draw:polyline draw:style-name="gr69" draw:text-style-name="P6" draw:layer="layout" svg:width="0.102cm" svg:height="0.066cm" svg:x="27.001cm" svg:y="17.587cm" svg:viewBox="0 0 103 67" draw:points="0,67 27,46 103,0">
          <text:p/>
        </draw:polyline>
        <draw:path draw:style-name="gr64" draw:text-style-name="P6" draw:layer="layout" svg:width="8.087cm" svg:height="13.02cm" svg:x="19.229cm" svg:y="17.55cm" svg:viewBox="0 0 8088 13021" svg:d="M7903 20l33-20 38 9M8051 28l37 9M0 12988l16 33">
          <text:p/>
        </draw:path>
        <draw:line draw:style-name="gr70" draw:text-style-name="P6" draw:layer="layout" svg:x1="19.266cm" svg:y1="30.614cm" svg:x2="19.305cm" svg:y2="30.695cm">
          <text:p/>
        </draw:line>
        <draw:path draw:style-name="gr64" draw:text-style-name="P6" draw:layer="layout" svg:width="0.143cm" svg:height="0.195cm" svg:x="19.194cm" svg:y="30.613cm" svg:viewBox="0 0 144 196" svg:d="M121 104l16 34-35 15M35 181l-35 15M108 15l36-15">
          <text:p/>
        </draw:path>
        <draw:line draw:style-name="gr71" draw:text-style-name="P6" draw:layer="layout" svg:x1="19.39cm" svg:y1="30.59cm" svg:x2="20.49cm" svg:y2="30.115cm">
          <text:p/>
        </draw:line>
        <draw:path draw:style-name="gr64" draw:text-style-name="P6" draw:layer="layout" svg:width="0.074cm" svg:height="0.169cm" svg:x="20.515cm" svg:y="29.935cm" svg:viewBox="0 0 75 170" svg:d="M0 170l37-15 9-36M66 36l9-36">
          <text:p/>
        </draw:path>
        <draw:line draw:style-name="gr72" draw:text-style-name="P6" draw:layer="layout" svg:x1="19.223cm" svg:y1="30.616cm" svg:x2="19.256cm" svg:y2="30.674cm">
          <text:p/>
        </draw:line>
        <draw:polygon draw:style-name="gr73" draw:text-style-name="P14" draw:layer="layout" svg:width="0.045cm" svg:height="0.061cm" svg:x="19.21cm" svg:y="30.589cm" svg:viewBox="0 0 46 62" draw:points="0,0 46,45 10,62">
          <text:p/>
        </draw:polygon>
        <draw:line draw:style-name="gr72" draw:text-style-name="P6" draw:layer="layout" svg:x1="19.097cm" svg:y1="30.695cm" svg:x2="19.065cm" svg:y2="30.631cm">
          <text:p/>
        </draw:line>
        <draw:polygon draw:style-name="gr73" draw:text-style-name="P14" draw:layer="layout" svg:width="0.042cm" svg:height="0.061cm" svg:x="19.065cm" svg:y="30.66cm" svg:viewBox="0 0 43 62" draw:points="43,62 0,14 37,0">
          <text:p/>
        </draw:polygon>
        <draw:line draw:style-name="gr74" draw:text-style-name="P6" draw:layer="layout" svg:x1="20.45cm" svg:y1="29.947cm" svg:x2="20.546cm" svg:y2="29.904cm">
          <text:p/>
        </draw:line>
        <draw:polygon draw:style-name="gr73" draw:text-style-name="P14" draw:layer="layout" svg:width="0.072cm" svg:height="0.046cm" svg:x="20.418cm" svg:y="29.912cm" svg:viewBox="0 0 73 47" draw:points="0,47 55,0 73,39">
          <text:p/>
        </draw:polygon>
        <draw:line draw:style-name="gr74" draw:text-style-name="P6" draw:layer="layout" svg:x1="19.414cm" svg:y1="30.395cm" svg:x2="19.51cm" svg:y2="30.352cm">
          <text:p/>
        </draw:line>
        <draw:polygon draw:style-name="gr73" draw:text-style-name="P14" draw:layer="layout" svg:width="0.071cm" svg:height="0.045cm" svg:x="19.383cm" svg:y="30.361cm" svg:viewBox="0 0 72 46" draw:points="0,46 55,0 72,38">
          <text:p/>
        </draw:polygon>
        <draw:line draw:style-name="gr74" draw:text-style-name="P6" draw:layer="layout" svg:x1="19.639cm" svg:y1="30.535cm" svg:x2="19.543cm" svg:y2="30.578cm">
          <text:p/>
        </draw:line>
        <draw:polygon draw:style-name="gr73" draw:text-style-name="P14" draw:layer="layout" svg:width="0.072cm" svg:height="0.045cm" svg:x="19.598cm" svg:y="30.523cm" svg:viewBox="0 0 73 46" draw:points="73,0 17,46 0,7">
          <text:p/>
        </draw:polygon>
        <draw:line draw:style-name="gr74" draw:text-style-name="P6" draw:layer="layout" svg:x1="20.365cm" svg:y1="30.227cm" svg:x2="20.269cm" svg:y2="30.27cm">
          <text:p/>
        </draw:line>
        <draw:polygon draw:style-name="gr73" draw:text-style-name="P14" draw:layer="layout" svg:width="0.072cm" svg:height="0.045cm" svg:x="20.324cm" svg:y="30.215cm" svg:viewBox="0 0 73 46" draw:points="73,0 17,46 0,8">
          <text:p/>
        </draw:polygon>
        <draw:path draw:style-name="gr64" draw:text-style-name="P6" draw:layer="layout" svg:width="1.215cm" svg:height="2.209cm" svg:x="26.533cm" svg:y="17.143cm" svg:viewBox="0 0 1216 2210" svg:d="M967 0l-182 556 18 79-10 73-54 97-53 93-390 910-296 402M790 696h426M771 760h40">
          <text:p/>
        </draw:path>
        <draw:line draw:style-name="gr75" draw:text-style-name="P6" draw:layer="layout" svg:x1="27.404cm" svg:y1="17.903cm" svg:x2="27.659cm" svg:y2="17.902cm">
          <text:p/>
        </draw:line>
        <draw:line draw:style-name="gr64" draw:text-style-name="P6" draw:layer="layout" svg:x1="27.69cm" svg:y1="17.902cm" svg:x2="27.729cm" svg:y2="17.902cm">
          <text:p/>
        </draw:line>
        <draw:path draw:style-name="gr54" draw:text-style-name="P6" draw:layer="layout" svg:width="10.101cm" svg:height="17.035cm" svg:x="9.531cm" svg:y="15.304cm" svg:viewBox="0 0 10102 17036" svg:d="M1419 2153l-567-853-852-1205 307-95-3 525M10102 17036l-248-508-2699-5563-265-512-828-1456-3336-4879M5693 4109v-181h160l2 182-980 2 4 264-220 6v61l-49 32-125-46h-89l-148-9-47-9-51-28-59-49-52-168-56 1h-1232">
          <text:p/>
        </draw:path>
        <draw:polyline draw:style-name="gr54" draw:text-style-name="P6" draw:layer="layout" svg:width="0.981cm" svg:height="3.875cm" svg:x="9.054cm" svg:y="11.549cm" svg:viewBox="0 0 982 3876" draw:points="538,3876 417,3639 328,3456 205,3340 205,1267 0,920 1,1 903,0 904,282 982,379 4,380">
          <text:p/>
        </draw:polyline>
        <draw:polygon draw:style-name="gr76" draw:text-style-name="P5" draw:layer="layout" svg:width="1.317cm" svg:height="1.956cm" svg:x="10.941cm" svg:y="17.459cm" svg:viewBox="0 0 1318 1957" draw:points="1318,1939 1287,1957 0,21 33,0">
          <text:p/>
        </draw:polygon>
        <draw:frame draw:style-name="gr77" draw:text-style-name="P15" draw:layer="layout" svg:width="0.124cm" svg:height="0.162cm" draw:transform="rotate (-0.388161225643539) translate (30.926cm 5.794cm)">
          <draw:text-box>
            <text:p text:style-name="P10"><text:span text:style-name="T7"><text:s/></text:span></text:p>
          </draw:text-box>
        </draw:frame>
        <draw:frame draw:style-name="gr77" draw:text-style-name="P15" draw:layer="layout" svg:width="0.124cm" svg:height="0.162cm" draw:transform="rotate (-0.378561914757571) translate (30.952cm 5.806cm)">
          <draw:text-box>
            <text:p text:style-name="P10"><text:span text:style-name="T7"><text:s/></text:span></text:p>
          </draw:text-box>
        </draw:frame>
        <draw:frame draw:style-name="gr78" draw:text-style-name="P15" draw:layer="layout" svg:width="0.125cm" svg:height="0.162cm" draw:transform="rotate (0.217468024798493) translate (24.233cm 5.514cm)">
          <draw:text-box>
            <text:p text:style-name="P10"><text:span text:style-name="T8"><text:s/></text:span></text:p>
          </draw:text-box>
        </draw:frame>
        <draw:frame draw:style-name="gr78" draw:text-style-name="P15" draw:layer="layout" svg:width="0.125cm" svg:height="0.162cm" draw:transform="rotate (0.226892802759263) translate (24.261cm 5.507cm)">
          <draw:text-box>
            <text:p text:style-name="P10"><text:span text:style-name="T8"><text:s/></text:span></text:p>
          </draw:text-box>
        </draw:frame>
        <draw:frame draw:style-name="gr77" draw:text-style-name="P15" draw:layer="layout" svg:width="0.124cm" svg:height="0.162cm" draw:transform="rotate (0.414166631498254) translate (17.129cm 13.183cm)">
          <draw:text-box>
            <text:p text:style-name="P10"><text:span text:style-name="T7"><text:s/></text:span></text:p>
          </draw:text-box>
        </draw:frame>
        <draw:frame draw:style-name="gr78" draw:text-style-name="P15" draw:layer="layout" svg:width="0.125cm" svg:height="0.162cm" draw:transform="rotate (0.272969495011913) translate (17.436cm 13.059cm)">
          <draw:text-box>
            <text:p text:style-name="P10"><text:span text:style-name="T8"><text:s/></text:span></text:p>
          </draw:text-box>
        </draw:frame>
        <draw:frame draw:style-name="gr78" draw:text-style-name="P15" draw:layer="layout" svg:width="0.125cm" svg:height="0.162cm" draw:transform="rotate (0.188321026290188) translate (17.474cm 13.049cm)">
          <draw:text-box>
            <text:p text:style-name="P10"><text:span text:style-name="T8"><text:s/></text:span></text:p>
          </draw:text-box>
        </draw:frame>
        <draw:frame draw:style-name="gr79" draw:text-style-name="P16" draw:layer="layout" svg:width="0.12cm" svg:height="0.166cm" draw:transform="rotate (0.977733446967224) translate (19.893cm 11.164cm)">
          <draw:text-box>
            <text:p text:style-name="P10"><text:span text:style-name="T9"><text:s/></text:span></text:p>
          </draw:text-box>
        </draw:frame>
        <draw:frame draw:style-name="gr79" draw:text-style-name="P16" draw:layer="layout" svg:width="0.12cm" svg:height="0.166cm" draw:transform="rotate (0.996408469963563) translate (19.909cm 11.142cm)">
          <draw:text-box>
            <text:p text:style-name="P10"><text:span text:style-name="T9"><text:s/></text:span></text:p>
          </draw:text-box>
        </draw:frame>
        <draw:frame draw:style-name="gr80" draw:text-style-name="P17" draw:layer="layout" svg:width="0.12cm" svg:height="0.175cm" draw:transform="rotate (1.02956972575146) translate (20.135cm 10.766cm)">
          <draw:text-box>
            <text:p text:style-name="P10"><text:span text:style-name="T10"><text:s/></text:span></text:p>
          </draw:text-box>
        </draw:frame>
        <draw:frame draw:style-name="gr77" draw:text-style-name="P15" draw:layer="layout" svg:width="0.124cm" svg:height="0.162cm" draw:transform="rotate (0.393571746324721) translate (13.674cm 15.091cm)">
          <draw:text-box>
            <text:p text:style-name="P10"><text:span text:style-name="T7"><text:s/></text:span></text:p>
          </draw:text-box>
        </draw:frame>
        <draw:frame draw:style-name="gr77" draw:text-style-name="P15" draw:layer="layout" svg:width="0.124cm" svg:height="0.162cm" draw:transform="rotate (0.401774793809095) translate (13.7cm 15.08cm)">
          <draw:text-box>
            <text:p text:style-name="P10"><text:span text:style-name="T7"><text:s/></text:span></text:p>
          </draw:text-box>
        </draw:frame>
        <draw:frame draw:style-name="gr77" draw:text-style-name="P15" draw:layer="layout" svg:width="0.124cm" svg:height="0.162cm" draw:transform="rotate (0.402996524285491) translate (8.646cm 15.868cm)">
          <draw:text-box>
            <text:p text:style-name="P10"><text:span text:style-name="T7"><text:s/></text:span></text:p>
          </draw:text-box>
        </draw:frame>
        <draw:frame draw:style-name="gr77" draw:text-style-name="P15" draw:layer="layout" svg:width="0.124cm" svg:height="0.162cm" draw:transform="rotate (0.327598300599336) translate (8.944cm 15.738cm)">
          <draw:text-box>
            <text:p text:style-name="P10"><text:span text:style-name="T7"><text:s/></text:span></text:p>
          </draw:text-box>
        </draw:frame>
        <draw:frame draw:style-name="gr81" draw:text-style-name="P16" draw:layer="layout" svg:width="0.122cm" svg:height="0.166cm" draw:transform="rotate (0.753284105160752) translate (7.328cm 17.183cm)">
          <draw:text-box>
            <text:p text:style-name="P10"><text:span text:style-name="T11"><text:s/></text:span></text:p>
          </draw:text-box>
        </draw:frame>
        <draw:frame draw:style-name="gr82" draw:text-style-name="P16" draw:layer="layout" svg:width="0.121cm" svg:height="0.166cm" draw:transform="rotate (0.827111532520113) translate (7.708cm 16.792cm)">
          <draw:text-box>
            <text:p text:style-name="P10"><text:span text:style-name="T11"><text:s/></text:span></text:p>
          </draw:text-box>
        </draw:frame>
        <draw:frame draw:style-name="gr82" draw:text-style-name="P16" draw:layer="layout" svg:width="0.121cm" svg:height="0.166cm" draw:transform="rotate (0.853640537150426) translate (7.726cm 16.772cm)">
          <draw:text-box>
            <text:p text:style-name="P10"><text:span text:style-name="T11"><text:s/></text:span></text:p>
          </draw:text-box>
        </draw:frame>
        <draw:frame draw:style-name="gr83" draw:text-style-name="P16" draw:layer="layout" svg:width="0.106cm" svg:height="0.166cm" draw:transform="rotate (-0.75729836244034) translate (27.294cm 18.898cm)">
          <draw:text-box>
            <text:p text:style-name="P10"><text:span text:style-name="T12"><text:s/></text:span></text:p>
          </draw:text-box>
        </draw:frame>
        <draw:frame draw:style-name="gr83" draw:text-style-name="P16" draw:layer="layout" svg:width="0.106cm" svg:height="0.166cm" draw:transform="rotate (-0.673348025419412) translate (27.769cm 19.314cm)">
          <draw:text-box>
            <text:p text:style-name="P10"><text:span text:style-name="T13"><text:s/></text:span></text:p>
          </draw:text-box>
        </draw:frame>
        <draw:frame draw:style-name="gr84" draw:text-style-name="P15" draw:layer="layout" svg:width="0.108cm" svg:height="0.162cm" draw:transform="rotate (-0.278380015693095) translate (27.76cm 19.318cm)">
          <draw:text-box>
            <text:p text:style-name="P10"><text:span text:style-name="T14"><text:s/></text:span></text:p>
          </draw:text-box>
        </draw:frame>
        <draw:frame draw:style-name="gr85" draw:text-style-name="P15" draw:layer="layout" svg:width="0.109cm" svg:height="0.162cm" draw:transform="rotate (-0.1232202451908) translate (27.771cm 19.325cm)">
          <draw:text-box>
            <text:p text:style-name="P10"><text:span text:style-name="T15"><text:s/></text:span></text:p>
          </draw:text-box>
        </draw:frame>
        <draw:frame draw:style-name="gr85" draw:text-style-name="P15" draw:layer="layout" svg:width="0.109cm" svg:height="0.162cm" draw:transform="rotate (-0.0607374579694036) translate (27.787cm 19.324cm)">
          <draw:text-box>
            <text:p text:style-name="P10"><text:span text:style-name="T15"><text:s/></text:span></text:p>
          </draw:text-box>
        </draw:frame>
        <draw:frame draw:style-name="gr85" draw:text-style-name="P15" draw:layer="layout" svg:width="0.109cm" svg:height="0.162cm" draw:transform="rotate (-0.146084058391925) translate (27.816cm 19.325cm)">
          <draw:text-box>
            <text:p text:style-name="P10"><text:span text:style-name="T15"><text:s/></text:span></text:p>
          </draw:text-box>
        </draw:frame>
        <draw:frame draw:style-name="gr86" draw:text-style-name="P15" draw:layer="layout" svg:width="0.107cm" svg:height="0.162cm" draw:transform="rotate (-0.462163185928099) translate (27.873cm 19.336cm)">
          <draw:text-box>
            <text:p text:style-name="P10"><text:span text:style-name="T16"><text:s/></text:span></text:p>
          </draw:text-box>
        </draw:frame>
        <draw:frame draw:style-name="gr83" draw:text-style-name="P16" draw:layer="layout" svg:width="0.106cm" svg:height="0.166cm" draw:transform="rotate (-0.677187749773801) translate (27.915cm 19.361cm)">
          <draw:text-box>
            <text:p text:style-name="P10"><text:span text:style-name="T13"><text:s/></text:span></text:p>
          </draw:text-box>
        </draw:frame>
        <draw:frame draw:style-name="gr83" draw:text-style-name="P16" draw:layer="layout" svg:width="0.106cm" svg:height="0.166cm" draw:transform="rotate (-0.677187749773801) translate (27.935cm 19.377cm)">
          <draw:text-box>
            <text:p text:style-name="P10"><text:span text:style-name="T13"><text:s text:c="2"/></text:span></text:p>
          </draw:text-box>
        </draw:frame>
        <draw:frame draw:style-name="gr83" draw:text-style-name="P16" draw:layer="layout" svg:width="0.106cm" svg:height="0.166cm" draw:transform="rotate (-0.677885881474597) translate (28.12cm 19.529cm)">
          <draw:text-box>
            <text:p text:style-name="P10"><text:span text:style-name="T13"><text:s/></text:span></text:p>
          </draw:text-box>
        </draw:frame>
        <draw:frame draw:style-name="gr87" draw:text-style-name="P16" draw:layer="layout" svg:width="0.123cm" svg:height="0.166cm" draw:transform="rotate (0.506145483078356) translate (29.293cm 18.998cm)">
          <draw:text-box>
            <text:p text:style-name="P10"><text:span text:style-name="T17"><text:s/></text:span></text:p>
          </draw:text-box>
        </draw:frame>
        <draw:frame draw:style-name="gr87" draw:text-style-name="P16" draw:layer="layout" svg:width="0.123cm" svg:height="0.166cm" draw:transform="rotate (0.506145483078356) translate (29.319cm 18.984cm)">
          <draw:text-box>
            <text:p text:style-name="P10"><text:span text:style-name="T17"><text:s/></text:span></text:p>
          </draw:text-box>
        </draw:frame>
        <draw:frame draw:style-name="gr78" draw:text-style-name="P15" draw:layer="layout" svg:width="0.125cm" svg:height="0.162cm" draw:transform="rotate (-0.0366519142918816) translate (29.815cm 18.837cm)">
          <draw:text-box>
            <text:p text:style-name="P10"><text:span text:style-name="T18"><text:s/></text:span></text:p>
          </draw:text-box>
        </draw:frame>
        <draw:frame draw:style-name="gr78" draw:text-style-name="P15" draw:layer="layout" svg:width="0.125cm" svg:height="0.162cm" draw:transform="rotate (-0.120253185462409) translate (29.854cm 18.839cm)">
          <draw:text-box>
            <text:p text:style-name="P10"><text:span text:style-name="T18"><text:s/></text:span></text:p>
          </draw:text-box>
        </draw:frame>
        <draw:frame draw:style-name="gr78" draw:text-style-name="P15" draw:layer="layout" svg:width="0.125cm" svg:height="0.162cm" draw:transform="rotate (0.149051118120316) translate (5.023cm 18.684cm)">
          <draw:text-box>
            <text:p text:style-name="P10"><text:span text:style-name="T8"><text:s/></text:span></text:p>
          </draw:text-box>
        </draw:frame>
        <draw:frame draw:style-name="gr78" draw:text-style-name="P15" draw:layer="layout" svg:width="0.125cm" svg:height="0.162cm" draw:transform="rotate (0.144862327915529) translate (5.054cm 18.68cm)">
          <draw:text-box>
            <text:p text:style-name="P10"><text:span text:style-name="T18"><text:s/></text:span></text:p>
          </draw:text-box>
        </draw:frame>
        <draw:frame draw:style-name="gr78" draw:text-style-name="P15" draw:layer="layout" svg:width="0.125cm" svg:height="0.162cm" draw:transform="rotate (0.139626340159546) translate (5.618cm 18.605cm)">
          <draw:text-box>
            <text:p text:style-name="P10"><text:span text:style-name="T18"><text:s/></text:span></text:p>
          </draw:text-box>
        </draw:frame>
        <draw:frame draw:style-name="gr78" draw:text-style-name="P15" draw:layer="layout" svg:width="0.125cm" svg:height="0.162cm" draw:transform="rotate (0.139626340159546) translate (5.648cm 18.601cm)">
          <draw:text-box>
            <text:p text:style-name="P10"><text:span text:style-name="T18"><text:s/></text:span></text:p>
          </draw:text-box>
        </draw:frame>
        <draw:frame draw:style-name="gr78" draw:text-style-name="P15" draw:layer="layout" svg:width="0.125cm" svg:height="0.162cm" draw:transform="rotate (-0.29251718263425) translate (6.007cm 30.94cm)">
          <draw:text-box>
            <text:p text:style-name="P10"><text:span text:style-name="T8"><text:s/></text:span></text:p>
          </draw:text-box>
        </draw:frame>
        <draw:frame draw:style-name="gr78" draw:text-style-name="P15" draw:layer="layout" svg:width="0.125cm" svg:height="0.162cm" draw:transform="rotate (-0.13229595730117) translate (6.024cm 30.945cm)">
          <draw:text-box>
            <text:p text:style-name="P10"><text:span text:style-name="T18"><text:s/></text:span></text:p>
          </draw:text-box>
        </draw:frame>
        <draw:frame draw:style-name="gr77" draw:text-style-name="P15" draw:layer="layout" svg:width="0.124cm" svg:height="0.162cm" draw:transform="rotate (-0.415737427825049) translate (6.525cm 31.093cm)">
          <draw:text-box>
            <text:p text:style-name="P10"><text:span text:style-name="T7"><text:s/></text:span></text:p>
          </draw:text-box>
        </draw:frame>
        <draw:frame draw:style-name="gr88" draw:text-style-name="P17" draw:layer="layout" svg:width="0.11cm" svg:height="0.175cm" draw:transform="rotate (-1.25052840905394) translate (10.413cm 31.379cm)">
          <draw:text-box>
            <text:p text:style-name="P10"><text:span text:style-name="T19"><text:s/></text:span></text:p>
          </draw:text-box>
        </draw:frame>
        <draw:frame draw:style-name="gr89" draw:text-style-name="P17" draw:layer="layout" svg:width="0.118cm" svg:height="0.175cm" draw:transform="rotate (1.56678206951531) translate (3.231cm 24.985cm)">
          <draw:text-box>
            <text:p text:style-name="P10"><text:span text:style-name="T20"><text:s/></text:span></text:p>
          </draw:text-box>
        </draw:frame>
        <draw:frame draw:style-name="gr80" draw:text-style-name="P17" draw:layer="layout" svg:width="0.12cm" svg:height="0.175cm" draw:transform="rotate (-1.03690010860983) translate (15.958cm 12.384cm)">
          <draw:text-box>
            <text:p text:style-name="P10"><text:span text:style-name="T10"><text:s/></text:span></text:p>
          </draw:text-box>
        </draw:frame>
        <draw:frame draw:style-name="gr80" draw:text-style-name="P17" draw:layer="layout" svg:width="0.12cm" svg:height="0.175cm" draw:transform="rotate (-1.03044239037745) translate (15.97cm 12.409cm)">
          <draw:text-box>
            <text:p text:style-name="P10"><text:span text:style-name="T10"><text:s/></text:span></text:p>
          </draw:text-box>
        </draw:frame>
        <draw:frame draw:style-name="gr82" draw:text-style-name="P16" draw:layer="layout" svg:width="0.121cm" svg:height="0.166cm" draw:transform="rotate (-0.856433063953618) translate (1.177cm 34.135cm)">
          <draw:text-box>
            <text:p text:style-name="P10"><text:span text:style-name="T11"><text:s/></text:span></text:p>
          </draw:text-box>
        </draw:frame>
        <draw:frame draw:style-name="gr78" draw:text-style-name="P15" draw:layer="layout" svg:width="0.125cm" svg:height="0.162cm" draw:transform="rotate (-0.0947713783832927) translate (1.739cm 34.399cm)">
          <draw:text-box>
            <text:p text:style-name="P10"><text:span text:style-name="T18"><text:s/></text:span></text:p>
          </draw:text-box>
        </draw:frame>
        <draw:frame draw:style-name="gr78" draw:text-style-name="P15" draw:layer="layout" svg:width="0.125cm" svg:height="0.162cm" draw:transform="rotate (-0.101054563690472) translate (1.769cm 34.404cm)">
          <draw:text-box>
            <text:p text:style-name="P10"><text:span text:style-name="T18"><text:s/></text:span></text:p>
          </draw:text-box>
        </draw:frame>
        <draw:frame draw:style-name="gr77" draw:text-style-name="P15" draw:layer="layout" svg:width="0.124cm" svg:height="0.162cm" draw:transform="rotate (0.364948346592014) translate (2.29cm 34.46cm)">
          <draw:text-box>
            <text:p text:style-name="P10"><text:span text:style-name="T7"><text:s/></text:span></text:p>
          </draw:text-box>
        </draw:frame>
        <draw:frame draw:style-name="gr77" draw:text-style-name="P15" draw:layer="layout" svg:width="0.124cm" svg:height="0.162cm" draw:transform="rotate (0.364773813666815) translate (2.318cm 34.45cm)">
          <draw:text-box>
            <text:p text:style-name="P10"><text:span text:style-name="T7"><text:s/></text:span></text:p>
          </draw:text-box>
        </draw:frame>
        <draw:frame draw:style-name="gr90" draw:text-style-name="P12" draw:layer="layout" svg:width="0.134cm" svg:height="0.175cm" draw:transform="rotate (-0.222180413778879) translate (8.7cm 13.7cm)">
          <draw:text-box>
            <text:p text:style-name="P10"><text:span text:style-name="T21"><text:s/></text:span></text:p>
          </draw:text-box>
        </draw:frame>
        <draw:frame draw:style-name="gr91" draw:text-style-name="P11" draw:layer="layout" svg:width="0.117cm" svg:height="0.183cm" draw:transform="rotate (0.933751149816966) translate (9.939cm 12.551cm)">
          <draw:text-box>
            <text:p text:style-name="P10"><text:span text:style-name="T22"><text:s/></text:span></text:p>
          </draw:text-box>
        </draw:frame>
        <draw:frame draw:style-name="gr92" draw:text-style-name="P12" draw:layer="layout" svg:width="0.133cm" svg:height="0.179cm" draw:transform="rotate (0.501258561172771) translate (11.769cm 13.47cm)">
          <draw:text-box>
            <text:p text:style-name="P10"><text:span text:style-name="T23"><text:s/></text:span></text:p>
          </draw:text-box>
        </draw:frame>
        <draw:frame draw:style-name="gr92" draw:text-style-name="P12" draw:layer="layout" svg:width="0.133cm" svg:height="0.179cm" draw:transform="rotate (0.512952267161133) translate (11.802cm 13.452cm)">
          <draw:text-box>
            <text:p text:style-name="P10"><text:span text:style-name="T23"><text:s/></text:span></text:p>
          </draw:text-box>
        </draw:frame>
        <draw:frame draw:style-name="gr92" draw:text-style-name="P12" draw:layer="layout" svg:width="0.133cm" svg:height="0.179cm" draw:transform="rotate (0.518362787842316) translate (11.836cm 13.433cm)">
          <draw:text-box>
            <text:p text:style-name="P10"><text:span text:style-name="T23"><text:s/></text:span></text:p>
          </draw:text-box>
        </draw:frame>
        <draw:frame draw:style-name="gr93" draw:text-style-name="P11" draw:layer="layout" svg:width="0.132cm" svg:height="0.179cm" draw:transform="rotate (-0.690626785014156) translate (7.703cm 13.358cm)">
          <draw:text-box>
            <text:p text:style-name="P10"><text:span text:style-name="T24"><text:s/></text:span></text:p>
          </draw:text-box>
        </draw:frame>
        <draw:frame draw:style-name="gr94" draw:text-style-name="P12" draw:layer="layout" svg:width="0.12cm" svg:height="0.179cm" draw:transform="rotate (-0.473507826066062) translate (8.967cm 14.956cm)">
          <draw:text-box>
            <text:p text:style-name="P10"><text:span text:style-name="T25"><text:s/></text:span></text:p>
          </draw:text-box>
        </draw:frame>
        <draw:frame draw:style-name="gr95" draw:text-style-name="P13" draw:layer="layout" svg:width="0.127cm" svg:height="0.183cm" draw:transform="rotate (1.63781697007148) translate (11.563cm 13.993cm)">
          <draw:text-box>
            <text:p text:style-name="P10"><text:span text:style-name="T26"><text:s text:c="2"/></text:span></text:p>
          </draw:text-box>
        </draw:frame>
        <draw:frame draw:style-name="gr96" draw:text-style-name="P12" draw:layer="layout" svg:width="0.135cm" svg:height="0.175cm" draw:transform="rotate (0.0329867228626928) translate (6.57cm 18.675cm)">
          <draw:text-box>
            <text:p text:style-name="P10"><text:span text:style-name="T27"><text:s/></text:span></text:p>
          </draw:text-box>
        </draw:frame>
        <draw:frame draw:style-name="gr92" draw:text-style-name="P12" draw:layer="layout" svg:width="0.133cm" svg:height="0.179cm" draw:transform="rotate (-0.508763476956347) translate (7.275cm 18.708cm)">
          <draw:text-box>
            <text:p text:style-name="P10"><text:span text:style-name="T23"><text:s/></text:span></text:p>
          </draw:text-box>
        </draw:frame>
        <draw:frame draw:style-name="gr97" draw:text-style-name="P11" draw:layer="layout" svg:width="0.565cm" svg:height="0.179cm" draw:transform="rotate (-0.815068760681352) translate (9.212cm 23.045cm)">
          <draw:text-box>
            <text:p text:style-name="P10"><text:span text:style-name="T24"><text:s text:c="2"/></text:span></text:p>
          </draw:text-box>
        </draw:frame>
        <draw:frame draw:style-name="gr96" draw:text-style-name="P12" draw:layer="layout" svg:width="0.135cm" svg:height="0.175cm" draw:transform="rotate (-0.190240888467382) translate (3.906cm 30.049cm)">
          <draw:text-box>
            <text:p text:style-name="P10"><text:span text:style-name="T21"><text:s/></text:span></text:p>
          </draw:text-box>
        </draw:frame>
        <draw:frame draw:style-name="gr90" draw:text-style-name="P12" draw:layer="layout" svg:width="0.134cm" svg:height="0.175cm" draw:transform="rotate (-0.214675497995303) translate (3.95cm 30.057cm)">
          <draw:text-box>
            <text:p text:style-name="P10"><text:span text:style-name="T21"><text:s/></text:span></text:p>
          </draw:text-box>
        </draw:frame>
        <draw:frame draw:style-name="gr92" draw:text-style-name="P12" draw:layer="layout" svg:width="0.133cm" svg:height="0.179cm" draw:transform="rotate (-0.453262006742928) translate (4.261cm 30.157cm)">
          <draw:text-box>
            <text:p text:style-name="P10"><text:span text:style-name="T23"><text:s/></text:span></text:p>
          </draw:text-box>
        </draw:frame>
        <draw:frame draw:style-name="gr90" draw:text-style-name="P12" draw:layer="layout" svg:width="0.134cm" svg:height="0.175cm" draw:transform="rotate (0.232826922216044) translate (4.87cm 30.126cm)">
          <draw:text-box>
            <text:p text:style-name="P10"><text:span text:style-name="T21"><text:s/></text:span></text:p>
          </draw:text-box>
        </draw:frame>
        <draw:frame draw:style-name="gr90" draw:text-style-name="P12" draw:layer="layout" svg:width="0.134cm" svg:height="0.175cm" draw:transform="rotate (-0.204378055408536) translate (5.323cm 30.133cm)">
          <draw:text-box>
            <text:p text:style-name="P10"><text:span text:style-name="T21"><text:s/></text:span></text:p>
          </draw:text-box>
        </draw:frame>
        <draw:frame draw:style-name="gr93" draw:text-style-name="P12" draw:layer="layout" svg:width="0.132cm" svg:height="0.179cm" draw:transform="rotate (0.605978316292431) translate (7.426cm 31.056cm)">
          <draw:text-box>
            <text:p text:style-name="P10"><text:span text:style-name="T28"><text:s/></text:span></text:p>
          </draw:text-box>
        </draw:frame>
        <draw:frame draw:style-name="gr96" draw:text-style-name="P12" draw:layer="layout" svg:width="0.135cm" svg:height="0.175cm" draw:transform="rotate (0.0525344104850293) translate (9.334cm 31.102cm)">
          <draw:text-box>
            <text:p text:style-name="P10"><text:span text:style-name="T27"><text:s/></text:span></text:p>
          </draw:text-box>
        </draw:frame>
        <draw:frame draw:style-name="gr90" draw:text-style-name="P12" draw:layer="layout" svg:width="0.134cm" svg:height="0.175cm" draw:transform="rotate (-0.327947366449736) translate (9.793cm 31.151cm)">
          <draw:text-box>
            <text:p text:style-name="P10"><text:span text:style-name="T29"><text:s/></text:span></text:p>
          </draw:text-box>
        </draw:frame>
        <draw:frame draw:style-name="gr90" draw:text-style-name="P12" draw:layer="layout" svg:width="0.134cm" svg:height="0.175cm" draw:transform="rotate (-0.390255620745932) translate (9.842cm 31.168cm)">
          <draw:text-box>
            <text:p text:style-name="P10"><text:span text:style-name="T29"><text:s/></text:span></text:p>
          </draw:text-box>
        </draw:frame>
        <draw:frame draw:style-name="gr92" draw:text-style-name="P12" draw:layer="layout" svg:width="0.133cm" svg:height="0.179cm" draw:transform="rotate (-0.462163185928099) translate (9.892cm 31.189cm)">
          <draw:text-box>
            <text:p text:style-name="P10"><text:span text:style-name="T23"><text:s/></text:span></text:p>
          </draw:text-box>
        </draw:frame>
        <draw:frame draw:style-name="gr98" draw:text-style-name="P13" draw:layer="layout" svg:width="0.684cm" svg:height="0.183cm" draw:transform="rotate (1.5707963267949) translate (3.792cm 34.029cm)">
          <draw:text-box>
            <text:p text:style-name="P10"><text:span text:style-name="T30"><text:s text:c="2"/></text:span></text:p>
          </draw:text-box>
        </draw:frame>
        <draw:frame draw:style-name="gr99" draw:text-style-name="P11" draw:layer="layout" svg:width="0.116cm" svg:height="0.183cm" draw:transform="rotate (0.989776218805984) translate (10.268cm 32.632cm)">
          <draw:text-box>
            <text:p text:style-name="P10"><text:span text:style-name="T22"><text:s/></text:span></text:p>
          </draw:text-box>
        </draw:frame>
        <draw:frame draw:style-name="gr100" draw:text-style-name="P13" draw:layer="layout" svg:width="0.128cm" svg:height="0.183cm" draw:transform="rotate (1.30568081341696) translate (13.652cm 41.665cm)">
          <draw:text-box>
            <text:p text:style-name="P10"><text:span text:style-name="T26"><text:s/></text:span></text:p>
          </draw:text-box>
        </draw:frame>
        <draw:frame draw:style-name="gr100" draw:text-style-name="P13" draw:layer="layout" svg:width="0.128cm" svg:height="0.183cm" draw:transform="rotate (1.30463361586576) translate (13.662cm 41.627cm)">
          <draw:text-box>
            <text:p text:style-name="P10"><text:span text:style-name="T26"><text:s/></text:span></text:p>
          </draw:text-box>
        </draw:frame>
        <draw:frame draw:style-name="gr100" draw:text-style-name="P13" draw:layer="layout" svg:width="0.128cm" svg:height="0.183cm" draw:transform="rotate (1.29852496348378) translate (13.717cm 41.428cm)">
          <draw:text-box>
            <text:p text:style-name="P10"><text:span text:style-name="T26"><text:s/></text:span></text:p>
          </draw:text-box>
        </draw:frame>
        <draw:frame draw:style-name="gr101" draw:text-style-name="P12" draw:layer="layout" svg:width="0.127cm" svg:height="0.179cm" draw:transform="rotate (-0.466351976132885) translate (12.315cm 35.654cm)">
          <draw:text-box>
            <text:p text:style-name="P10"><text:span text:style-name="T31"><text:s/></text:span></text:p>
          </draw:text-box>
        </draw:frame>
        <draw:frame draw:style-name="gr101" draw:text-style-name="P12" draw:layer="layout" svg:width="0.127cm" svg:height="0.179cm" draw:transform="rotate (-0.456403599396517) translate (12.347cm 35.671cm)">
          <draw:text-box>
            <text:p text:style-name="P10"><text:span text:style-name="T31"><text:s/></text:span></text:p>
          </draw:text-box>
        </draw:frame>
        <draw:frame draw:style-name="gr102" draw:text-style-name="P11" draw:layer="layout" svg:width="0.131cm" svg:height="0.179cm" draw:transform="rotate (-0.815417826531752) translate (14.582cm 36.026cm)">
          <draw:text-box>
            <text:p text:style-name="P10"><text:span text:style-name="T24"><text:s/></text:span></text:p>
          </draw:text-box>
        </draw:frame>
        <draw:frame draw:style-name="gr93" draw:text-style-name="P12" draw:layer="layout" svg:width="0.132cm" svg:height="0.179cm" draw:transform="rotate (-0.61261056745001) translate (14.726cm 36.154cm)">
          <draw:text-box>
            <text:p text:style-name="P10"><text:span text:style-name="T28"><text:s/></text:span></text:p>
          </draw:text-box>
        </draw:frame>
        <draw:frame draw:style-name="gr90" draw:text-style-name="P12" draw:layer="layout" svg:width="0.134cm" svg:height="0.175cm" draw:transform="rotate (0.341037335839692) translate (13.813cm 34.542cm)">
          <draw:text-box>
            <text:p text:style-name="P10"><text:span text:style-name="T29"><text:s/></text:span></text:p>
          </draw:text-box>
        </draw:frame>
        <draw:frame draw:style-name="gr103" draw:text-style-name="P11" draw:layer="layout" svg:width="0.105cm" svg:height="0.179cm" draw:transform="rotate (-0.762708883121522) translate (12.446cm 33.605cm)">
          <draw:text-box>
            <text:p text:style-name="P10"><text:span text:style-name="T32"><text:s/></text:span></text:p>
          </draw:text-box>
        </draw:frame>
        <draw:frame draw:style-name="gr92" draw:text-style-name="P12" draw:layer="layout" svg:width="0.133cm" svg:height="0.179cm" draw:transform="rotate (-0.5541420375082) translate (14.036cm 33.705cm)">
          <draw:text-box>
            <text:p text:style-name="P10"><text:span text:style-name="T28"><text:s/></text:span></text:p>
          </draw:text-box>
        </draw:frame>
        <draw:frame draw:style-name="gr92" draw:text-style-name="P12" draw:layer="layout" svg:width="0.133cm" svg:height="0.179cm" draw:transform="rotate (-0.572817060504539) translate (15.264cm 35.744cm)">
          <draw:text-box>
            <text:p text:style-name="P10"><text:span text:style-name="T28"><text:s/></text:span></text:p>
          </draw:text-box>
        </draw:frame>
        <draw:frame draw:style-name="gr104" draw:text-style-name="P12" draw:layer="layout" svg:width="0.447cm" svg:height="0.175cm" svg:x="4.828cm" svg:y="28.064cm">
          <draw:text-box>
            <text:p text:style-name="P10"><text:span text:style-name="T27"><text:s text:c="2"/></text:span></text:p>
          </draw:text-box>
        </draw:frame>
        <draw:frame draw:style-name="gr105" draw:text-style-name="P11" draw:layer="layout" svg:width="0.51cm" svg:height="0.179cm" draw:transform="rotate (-0.84351762748886) translate (15.181cm 22.225cm)">
          <draw:text-box>
            <text:p text:style-name="P10"><text:span text:style-name="T24"><text:s text:c="2"/></text:span></text:p>
          </draw:text-box>
        </draw:frame>
        <draw:frame draw:style-name="gr106" draw:text-style-name="P12" draw:layer="layout" svg:width="0.523cm" svg:height="0.175cm" svg:x="18.509cm" svg:y="24.116cm">
          <draw:text-box>
            <text:p text:style-name="P10"><text:span text:style-name="T27"><text:s text:c="3"/></text:span></text:p>
          </draw:text-box>
        </draw:frame>
        <draw:frame draw:style-name="gr107" draw:text-style-name="P12" draw:layer="layout" svg:width="0.506cm" svg:height="0.175cm" svg:x="18.999cm" svg:y="23.744cm">
          <draw:text-box>
            <text:p text:style-name="P10"><text:span text:style-name="T27"><text:s text:c="2"/></text:span></text:p>
          </draw:text-box>
        </draw:frame>
        <draw:frame draw:style-name="gr100" draw:text-style-name="P13" draw:layer="layout" svg:width="0.128cm" svg:height="0.183cm" draw:transform="rotate (1.31493105845253) translate (26.42cm 28.13cm)">
          <draw:text-box>
            <text:p text:style-name="P10"><text:span text:style-name="T26"><text:s/></text:span></text:p>
          </draw:text-box>
        </draw:frame>
        <draw:frame draw:style-name="gr100" draw:text-style-name="P13" draw:layer="layout" svg:width="0.128cm" svg:height="0.183cm" draw:transform="rotate (1.31737451940532) translate (26.429cm 28.093cm)">
          <draw:text-box>
            <text:p text:style-name="P10"><text:span text:style-name="T26"><text:s/></text:span></text:p>
          </draw:text-box>
        </draw:frame>
        <draw:frame draw:style-name="gr100" draw:text-style-name="P13" draw:layer="layout" svg:width="0.128cm" svg:height="0.183cm" draw:transform="rotate (1.31999251328331) translate (26.439cm 28.057cm)">
          <draw:text-box>
            <text:p text:style-name="P10"><text:span text:style-name="T26"><text:s/></text:span></text:p>
          </draw:text-box>
        </draw:frame>
        <draw:frame draw:style-name="gr100" draw:text-style-name="P13" draw:layer="layout" svg:width="0.128cm" svg:height="0.183cm" draw:transform="rotate (1.3224359742361) translate (26.448cm 28.02cm)">
          <draw:text-box>
            <text:p text:style-name="P10"><text:span text:style-name="T26"><text:s/></text:span></text:p>
          </draw:text-box>
        </draw:frame>
        <draw:frame draw:style-name="gr100" draw:text-style-name="P13" draw:layer="layout" svg:width="0.128cm" svg:height="0.183cm" draw:transform="rotate (1.34599791913803) translate (26.523cm 27.714cm)">
          <draw:text-box>
            <text:p text:style-name="P10"><text:span text:style-name="T26"><text:s/></text:span></text:p>
          </draw:text-box>
        </draw:frame>
        <draw:frame draw:style-name="gr100" draw:text-style-name="P13" draw:layer="layout" svg:width="0.128cm" svg:height="0.183cm" draw:transform="rotate (1.30411001709016) translate (26.626cm 27.338cm)">
          <draw:text-box>
            <text:p text:style-name="P10"><text:span text:style-name="T26"><text:s/></text:span></text:p>
          </draw:text-box>
        </draw:frame>
        <draw:frame draw:style-name="gr108" draw:text-style-name="P11" draw:layer="layout" svg:width="0.038cm" svg:height="0.183cm" draw:transform="rotate (1.18577669380495) translate (25.632cm 25.53cm)">
          <draw:text-box>
            <text:p text:style-name="P10"><text:span text:style-name="T33"><text:s/></text:span></text:p>
          </draw:text-box>
        </draw:frame>
        <draw:frame draw:style-name="gr100" draw:text-style-name="P11" draw:layer="layout" svg:width="0.128cm" svg:height="0.183cm" draw:transform="rotate (1.18577669380495) translate (25.819cm 25.068cm)">
          <draw:text-box>
            <text:p text:style-name="P10"><text:span text:style-name="T34"><text:s/></text:span></text:p>
          </draw:text-box>
        </draw:frame>
        <draw:frame draw:style-name="gr100" draw:text-style-name="P11" draw:layer="layout" svg:width="0.128cm" svg:height="0.183cm" draw:transform="rotate (1.18577669380495) translate (25.833cm 25.032cm)">
          <draw:text-box>
            <text:p text:style-name="P10"><text:span text:style-name="T34"><text:s/></text:span></text:p>
          </draw:text-box>
        </draw:frame>
        <draw:frame draw:style-name="gr109" draw:text-style-name="P11" draw:layer="layout" svg:width="0.379cm" svg:height="0.183cm" draw:transform="rotate (-1.16587994033221) translate (24.412cm 21.999cm)">
          <draw:text-box>
            <text:p text:style-name="P10"><text:span text:style-name="T34"><text:s text:c="2"/></text:span></text:p>
          </draw:text-box>
        </draw:frame>
        <draw:frame draw:style-name="gr110" draw:text-style-name="P12" draw:layer="layout" svg:width="0.053cm" svg:height="0.175cm" draw:transform="rotate (0.344353461418481) translate (25.206cm 19.079cm)">
          <draw:text-box>
            <text:p text:style-name="P10"><text:span text:style-name="T35"><text:s/></text:span></text:p>
          </draw:text-box>
        </draw:frame>
        <draw:frame draw:style-name="gr111" draw:text-style-name="P12" draw:layer="layout" svg:width="0.08cm" svg:height="0.175cm" draw:transform="rotate (-0.388859357344336) translate (25.782cm 19.003cm)">
          <draw:text-box>
            <text:p text:style-name="P10"><text:span text:style-name="T36"><text:s/></text:span></text:p>
          </draw:text-box>
        </draw:frame>
        <draw:frame draw:style-name="gr112" draw:text-style-name="P12" draw:layer="layout" svg:width="0.08cm" svg:height="0.179cm" draw:transform="rotate (-0.426733002112614) translate (25.809cm 19.015cm)">
          <draw:text-box>
            <text:p text:style-name="P10"><text:span text:style-name="T36"><text:s/></text:span></text:p>
          </draw:text-box>
        </draw:frame>
        <draw:frame draw:style-name="gr112" draw:text-style-name="P12" draw:layer="layout" svg:width="0.08cm" svg:height="0.179cm" draw:transform="rotate (-0.417308224151845) translate (25.83cm 19.024cm)">
          <draw:text-box>
            <text:p text:style-name="P10"><text:span text:style-name="T36"><text:s/></text:span></text:p>
          </draw:text-box>
        </draw:frame>
        <draw:frame draw:style-name="gr96" draw:text-style-name="P12" draw:layer="layout" svg:width="0.135cm" svg:height="0.175cm" draw:transform="rotate (0.0837758040957278) translate (23.835cm 19.021cm)">
          <draw:text-box>
            <text:p text:style-name="P10"><text:span text:style-name="T27"><text:s/></text:span></text:p>
          </draw:text-box>
        </draw:frame>
        <draw:frame draw:style-name="gr96" draw:text-style-name="P12" draw:layer="layout" svg:width="0.135cm" svg:height="0.175cm" draw:transform="rotate (0.0837758040957278) translate (23.875cm 19.017cm)">
          <draw:text-box>
            <text:p text:style-name="P10"><text:span text:style-name="T27"><text:s/></text:span></text:p>
          </draw:text-box>
        </draw:frame>
        <draw:frame draw:style-name="gr96" draw:text-style-name="P12" draw:layer="layout" svg:width="0.135cm" svg:height="0.175cm" svg:x="23.931cm" svg:y="19.013cm">
          <draw:text-box>
            <text:p text:style-name="P10"><text:span text:style-name="T27"><text:s/></text:span></text:p>
          </draw:text-box>
        </draw:frame>
        <draw:frame draw:style-name="gr113" draw:text-style-name="P12" draw:layer="layout" svg:width="0.121cm" svg:height="0.175cm" draw:transform="rotate (-0.192858882345374) translate (25.983cm 18.371cm)">
          <draw:text-box>
            <text:p text:style-name="P10"><text:span text:style-name="T37"><text:s/></text:span></text:p>
          </draw:text-box>
        </draw:frame>
        <draw:frame draw:style-name="gr114" draw:text-style-name="P12" draw:layer="layout" svg:width="0.134cm" svg:height="0.179cm" draw:transform="rotate (-0.412246769321061) translate (25.1cm 17.118cm)">
          <draw:text-box>
            <text:p text:style-name="P10"><text:span text:style-name="T29"><text:s/></text:span></text:p>
          </draw:text-box>
        </draw:frame>
        <draw:frame draw:style-name="gr114" draw:text-style-name="P12" draw:layer="layout" svg:width="0.134cm" svg:height="0.179cm" draw:transform="rotate (0.400902129183097) translate (28.764cm 17.876cm)">
          <draw:text-box>
            <text:p text:style-name="P10"><text:span text:style-name="T29"><text:s/></text:span></text:p>
          </draw:text-box>
        </draw:frame>
        <draw:frame draw:style-name="gr92" draw:text-style-name="P12" draw:layer="layout" svg:width="0.133cm" svg:height="0.179cm" draw:transform="rotate (0.490088453960008) translate (29.105cm 18.867cm)">
          <draw:text-box>
            <text:p text:style-name="P10"><text:span text:style-name="T23"><text:s/></text:span></text:p>
          </draw:text-box>
        </draw:frame>
        <draw:frame draw:style-name="gr106" draw:text-style-name="P12" draw:layer="layout" svg:width="0.523cm" svg:height="0.175cm" svg:x="30.854cm" svg:y="13.635cm">
          <draw:text-box>
            <text:p text:style-name="P10"><text:span text:style-name="T27"><text:s text:c="2"/></text:span></text:p>
          </draw:text-box>
        </draw:frame>
        <draw:frame draw:style-name="gr90" draw:text-style-name="P12" draw:layer="layout" svg:width="0.134cm" svg:height="0.175cm" draw:transform="rotate (-0.272969495011913) translate (18.961cm 14.765cm)">
          <draw:text-box>
            <text:p text:style-name="P10"><text:span text:style-name="T21"><text:s/></text:span></text:p>
          </draw:text-box>
        </draw:frame>
        <draw:frame draw:style-name="gr115" draw:text-style-name="P11" draw:layer="layout" svg:width="0.13cm" svg:height="0.179cm" draw:transform="rotate (-0.851720674973233) translate (19.432cm 15.031cm)">
          <draw:text-box>
            <text:p text:style-name="P10"><text:span text:style-name="T24"><text:s/></text:span></text:p>
          </draw:text-box>
        </draw:frame>
        <draw:frame draw:style-name="gr116" draw:text-style-name="P11" draw:layer="layout" svg:width="0.13cm" svg:height="0.183cm" draw:transform="rotate (-0.919613982875812) translate (19.464cm 15.067cm)">
          <draw:text-box>
            <text:p text:style-name="P10"><text:span text:style-name="T38"><text:s/></text:span></text:p>
          </draw:text-box>
        </draw:frame>
        <draw:frame draw:style-name="gr116" draw:text-style-name="P11" draw:layer="layout" svg:width="0.13cm" svg:height="0.183cm" draw:transform="rotate (0.935321946143761) translate (25.395cm 6.11cm)">
          <draw:text-box>
            <text:p text:style-name="P10"><text:span text:style-name="T38"><text:s/></text:span></text:p>
          </draw:text-box>
        </draw:frame>
        <draw:frame draw:style-name="gr116" draw:text-style-name="P11" draw:layer="layout" svg:width="0.13cm" svg:height="0.183cm" draw:transform="rotate (0.935147413218562) translate (25.418cm 6.078cm)">
          <draw:text-box>
            <text:p text:style-name="P10"><text:span text:style-name="T38"><text:s/></text:span></text:p>
          </draw:text-box>
        </draw:frame>
        <draw:frame draw:style-name="gr116" draw:text-style-name="P11" draw:layer="layout" svg:width="0.13cm" svg:height="0.183cm" draw:transform="rotate (0.935321946143761) translate (25.441cm 6.047cm)">
          <draw:text-box>
            <text:p text:style-name="P10"><text:span text:style-name="T38"><text:s text:c="2"/></text:span></text:p>
          </draw:text-box>
        </draw:frame>
        <draw:frame draw:style-name="gr116" draw:text-style-name="P11" draw:layer="layout" svg:width="0.13cm" svg:height="0.183cm" draw:transform="rotate (0.935147413218562) translate (25.488cm 5.983cm)">
          <draw:text-box>
            <text:p text:style-name="P10"><text:span text:style-name="T38"><text:s/></text:span></text:p>
          </draw:text-box>
        </draw:frame>
        <draw:frame draw:style-name="gr116" draw:text-style-name="P11" draw:layer="layout" svg:width="0.13cm" svg:height="0.183cm" draw:transform="rotate (0.935147413218562) translate (25.511cm 5.952cm)">
          <draw:text-box>
            <text:p text:style-name="P10"><text:span text:style-name="T38"><text:s/></text:span></text:p>
          </draw:text-box>
        </draw:frame>
        <draw:frame draw:style-name="gr116" draw:text-style-name="P11" draw:layer="layout" svg:width="0.13cm" svg:height="0.183cm" draw:transform="rotate (0.935147413218562) translate (25.535cm 5.92cm)">
          <draw:text-box>
            <text:p text:style-name="P10"><text:span text:style-name="T38"><text:s/></text:span></text:p>
          </draw:text-box>
        </draw:frame>
        <draw:frame draw:style-name="gr102" draw:text-style-name="P11" draw:layer="layout" svg:width="0.131cm" svg:height="0.179cm" draw:transform="rotate (0.72012284937286) translate (25.579cm 5.864cm)">
          <draw:text-box>
            <text:p text:style-name="P10"><text:span text:style-name="T24"><text:s/></text:span></text:p>
          </draw:text-box>
        </draw:frame>
        <draw:frame draw:style-name="gr115" draw:text-style-name="P11" draw:layer="layout" svg:width="0.13cm" svg:height="0.179cm" draw:transform="rotate (0.882438469808333) translate (25.899cm 5.527cm)">
          <draw:text-box>
            <text:p text:style-name="P10"><text:span text:style-name="T39"><text:s/></text:span></text:p>
          </draw:text-box>
        </draw:frame>
        <draw:frame draw:style-name="gr116" draw:text-style-name="P11" draw:layer="layout" svg:width="0.13cm" svg:height="0.183cm" draw:transform="rotate (0.931482221789373) translate (26.113cm 5.255cm)">
          <draw:text-box>
            <text:p text:style-name="P10"><text:span text:style-name="T38"><text:s/></text:span></text:p>
          </draw:text-box>
        </draw:frame>
        <draw:frame draw:style-name="gr116" draw:text-style-name="P11" draw:layer="layout" svg:width="0.13cm" svg:height="0.183cm" draw:transform="rotate (0.938463538797351) translate (26.133cm 5.228cm)">
          <draw:text-box>
            <text:p text:style-name="P10"><text:span text:style-name="T38"><text:s/></text:span></text:p>
          </draw:text-box>
        </draw:frame>
        <draw:frame draw:style-name="gr106" draw:text-style-name="P12" draw:layer="layout" svg:width="0.523cm" svg:height="0.175cm" svg:x="24.048cm" svg:y="5.782cm">
          <draw:text-box>
            <text:p text:style-name="P10"><text:span text:style-name="T27"><text:s/></text:span></text:p>
          </draw:text-box>
        </draw:frame>
        <draw:frame draw:style-name="gr117" draw:text-style-name="P11" draw:layer="layout" svg:width="0.773cm" svg:height="0.183cm" draw:transform="rotate (0.909316540289046) translate (28.764cm 15.737cm)">
          <draw:text-box>
            <text:p text:style-name="P10"><text:span text:style-name="T38"><text:s/></text:span></text:p>
          </draw:text-box>
        </draw:frame>
        <draw:frame draw:style-name="gr118" draw:text-style-name="P13" draw:layer="layout" svg:width="0.05cm" svg:height="0.183cm" draw:transform="rotate (1.62804312626031) translate (27.6cm 14.972cm)">
          <draw:text-box>
            <text:p text:style-name="P10"><text:span text:style-name="T40"><text:s/></text:span></text:p>
          </draw:text-box>
        </draw:frame>
        <draw:frame draw:style-name="gr119" draw:text-style-name="P11" draw:layer="layout" svg:width="0.129cm" svg:height="0.183cm" draw:transform="rotate (1.11648712250077) translate (27.693cm 14.401cm)">
          <draw:text-box>
            <text:p text:style-name="P10"><text:span text:style-name="T41"><text:s/></text:span></text:p>
          </draw:text-box>
        </draw:frame>
        <draw:frame draw:style-name="gr119" draw:text-style-name="P11" draw:layer="layout" svg:width="0.129cm" svg:height="0.183cm" draw:transform="rotate (1.06325458031495) translate (27.713cm 14.36cm)">
          <draw:text-box>
            <text:p text:style-name="P10"><text:span text:style-name="T41"><text:s/></text:span></text:p>
          </draw:text-box>
        </draw:frame>
        <draw:frame draw:style-name="gr120" draw:text-style-name="P11" draw:layer="layout" svg:width="0.125cm" svg:height="0.179cm" draw:transform="rotate (0.743161195499186) translate (6.162cm 35.601cm)">
          <draw:text-box>
            <text:p text:style-name="P10"><text:span text:style-name="T42"><text:s/></text:span></text:p>
          </draw:text-box>
        </draw:frame>
        <draw:frame draw:style-name="gr100" draw:text-style-name="P13" draw:layer="layout" svg:width="0.128cm" svg:height="0.183cm" draw:transform="rotate (1.42226880745018) translate (7.198cm 19.178cm)">
          <draw:text-box>
            <text:p text:style-name="P10"><text:span text:style-name="T26"><text:s/></text:span></text:p>
          </draw:text-box>
        </draw:frame>
        <draw:frame draw:style-name="gr96" draw:text-style-name="P18" draw:layer="layout" svg:width="0.135cm" svg:height="0.175cm" draw:transform="rotate (-0.0185004900711399) translate (13.595cm 14.668cm)">
          <draw:text-box>
            <text:p text:style-name="P10"><text:span text:style-name="T27"><text:s/></text:span></text:p>
          </draw:text-box>
        </draw:frame>
        <draw:frame draw:style-name="gr90" draw:text-style-name="P12" draw:layer="layout" svg:width="0.134cm" svg:height="0.175cm" draw:transform="rotate (0.374547657477983) translate (21.367cm 27.256cm)">
          <draw:text-box>
            <text:p text:style-name="P10"><text:span text:style-name="T29"><text:s/></text:span></text:p>
          </draw:text-box>
        </draw:frame>
        <draw:frame draw:style-name="gr121" draw:text-style-name="P12" draw:layer="layout" svg:width="0.119cm" svg:height="0.179cm" draw:transform="rotate (0.583463568941705) translate (4.424cm 31.117cm)">
          <draw:text-box>
            <text:p text:style-name="P10"><text:span text:style-name="T43"><text:s/></text:span></text:p>
          </draw:text-box>
        </draw:frame>
        <draw:frame draw:style-name="gr94" draw:text-style-name="P12" draw:layer="layout" svg:width="0.12cm" svg:height="0.179cm" draw:transform="rotate (0.497767902668783) translate (4.643cm 30.977cm)">
          <draw:text-box>
            <text:p text:style-name="P10"><text:span text:style-name="T25"><text:s/></text:span></text:p>
          </draw:text-box>
        </draw:frame>
        <draw:frame draw:style-name="gr113" draw:text-style-name="P12" draw:layer="layout" svg:width="0.121cm" svg:height="0.175cm" draw:transform="rotate (0.161792021659874) translate (4.902cm 30.884cm)">
          <draw:text-box>
            <text:p text:style-name="P10"><text:span text:style-name="T37">.</text:span></text:p>
          </draw:text-box>
        </draw:frame>
        <draw:line draw:style-name="gr14" draw:text-style-name="P6" draw:layer="layout" svg:x1="10.718cm" svg:y1="39.69cm" svg:x2="10.938cm" svg:y2="39.69cm">
          <text:p/>
        </draw:line>
        <draw:line draw:style-name="gr122" draw:text-style-name="P6" draw:layer="layout" svg:x1="18.284cm" svg:y1="31.91cm" svg:x2="18.494cm" svg:y2="31.91cm">
          <text:p/>
        </draw:line>
        <draw:line draw:style-name="gr14" draw:text-style-name="P6" draw:layer="layout" svg:x1="17.491cm" svg:y1="26.613cm" svg:x2="17.71cm" svg:y2="26.613cm">
          <text:p/>
        </draw:line>
        <draw:line draw:style-name="gr122" draw:text-style-name="P6" draw:layer="layout" svg:x1="16.785cm" svg:y1="22.22cm" svg:x2="16.984cm" svg:y2="22.22cm">
          <text:p/>
        </draw:line>
        <draw:line draw:style-name="gr122" draw:text-style-name="P6" draw:layer="layout" svg:x1="16.446cm" svg:y1="19.715cm" svg:x2="16.623cm" svg:y2="19.715cm">
          <text:p/>
        </draw:line>
        <draw:line draw:style-name="gr122" draw:text-style-name="P6" draw:layer="layout" svg:x1="12.562cm" svg:y1="16.818cm" svg:x2="12.781cm" svg:y2="16.817cm">
          <text:p/>
        </draw:line>
        <draw:line draw:style-name="gr123" draw:text-style-name="P6" draw:layer="layout" svg:x1="11.839cm" svg:y1="16.726cm" svg:x2="12.037cm" svg:y2="16.726cm">
          <text:p/>
        </draw:line>
        <draw:line draw:style-name="gr14" draw:text-style-name="P6" draw:layer="layout" svg:x1="4.073cm" svg:y1="37.472cm" svg:x2="4.292cm" svg:y2="37.472cm">
          <text:p/>
        </draw:line>
        <draw:line draw:style-name="gr14" draw:text-style-name="P6" draw:layer="layout" svg:x1="10.305cm" svg:y1="28.964cm" svg:x2="10.525cm" svg:y2="28.964cm">
          <text:p/>
        </draw:line>
        <draw:line draw:style-name="gr14" draw:text-style-name="P6" draw:layer="layout" svg:x1="14.499cm" svg:y1="29.226cm" svg:x2="14.719cm" svg:y2="29.226cm">
          <text:p/>
        </draw:line>
        <draw:line draw:style-name="gr124" draw:text-style-name="P6" draw:layer="layout" svg:x1="17.39cm" svg:y1="31.457cm" svg:x2="17.598cm" svg:y2="31.457cm">
          <text:p/>
        </draw:line>
        <draw:line draw:style-name="gr14" draw:text-style-name="P6" draw:layer="layout" svg:x1="4.491cm" svg:y1="38.72cm" svg:x2="4.73cm" svg:y2="38.72cm">
          <text:p/>
        </draw:line>
        <draw:line draw:style-name="gr14" draw:text-style-name="P6" draw:layer="layout" svg:x1="3.445cm" svg:y1="23.17cm" svg:x2="3.683cm" svg:y2="23.17cm">
          <text:p/>
        </draw:line>
        <draw:line draw:style-name="gr124" draw:text-style-name="P6" draw:layer="layout" svg:x1="17.471cm" svg:y1="24.139cm" svg:x2="17.71cm" svg:y2="24.139cm">
          <text:p/>
        </draw:line>
        <draw:line draw:style-name="gr14" draw:text-style-name="P6" draw:layer="layout" svg:x1="19.885cm" svg:y1="23.604cm" svg:x2="20.111cm" svg:y2="23.604cm">
          <text:p/>
        </draw:line>
        <draw:line draw:style-name="gr14" draw:text-style-name="P6" draw:layer="layout" svg:x1="23.802cm" svg:y1="23.45cm" svg:x2="24.04cm" svg:y2="23.45cm">
          <text:p/>
        </draw:line>
        <draw:line draw:style-name="gr14" draw:text-style-name="P6" draw:layer="layout" svg:x1="2.322cm" svg:y1="33.623cm" svg:x2="2.587cm" svg:y2="33.623cm">
          <text:p/>
        </draw:line>
        <draw:line draw:style-name="gr14" draw:text-style-name="P6" draw:layer="layout" svg:x1="3.422cm" svg:y1="26.116cm" svg:x2="3.661cm" svg:y2="26.116cm">
          <text:p/>
        </draw:line>
        <draw:polygon draw:style-name="gr125" draw:text-style-name="P19" draw:layer="layout" svg:width="0.095cm" svg:height="0.107cm" svg:x="15.254cm" svg:y="19.273cm" svg:viewBox="0 0 96 108" draw:points="96,0 0,0 0,108 96,108">
          <text:p/>
        </draw:polygon>
        <draw:polygon draw:style-name="gr125" draw:text-style-name="P19" draw:layer="layout" svg:width="0.115cm" svg:height="0.085cm" svg:x="11.238cm" svg:y="33.406cm" svg:viewBox="0 0 116 86" draw:points="116,82 112,0 0,4 4,86">
          <text:p/>
        </draw:polygon>
        <draw:path draw:style-name="gr125" draw:text-style-name="P19" draw:layer="layout" svg:width="0.074cm" svg:height="0.069cm" svg:x="19.721cm" svg:y="32.308cm" svg:viewBox="0 0 75 70" svg:d="M54 66c19-9 26-30 17-47-10-18-32-24-51-16-18 9-25 31-16 48 10 17 32 24 50 15z">
          <text:p/>
        </draw:path>
        <draw:path draw:style-name="gr125" draw:text-style-name="P19" draw:layer="layout" svg:width="0.073cm" svg:height="0.07cm" svg:x="19.822cm" svg:y="32.255cm" svg:viewBox="0 0 74 71" svg:d="M53 66c19-9 26-30 16-47-9-18-31-24-49-15s-26 30-16 47c9 17 31 25 49 15z">
          <text:p/>
        </draw:path>
        <draw:path draw:style-name="gr125" draw:text-style-name="P19" draw:layer="layout" svg:width="0.074cm" svg:height="0.069cm" svg:x="19.871cm" svg:y="32.351cm" svg:viewBox="0 0 75 70" svg:d="M54 67c19-9 26-31 17-48-10-17-32-23-51-15-18 9-25 30-16 48 9 17 33 24 50 15z">
          <text:p/>
        </draw:path>
        <draw:path draw:style-name="gr125" draw:text-style-name="P19" draw:layer="layout" svg:width="0.073cm" svg:height="0.07cm" svg:x="19.771cm" svg:y="32.397cm" svg:viewBox="0 0 74 71" svg:d="M54 66c18-9 25-30 16-47s-32-25-50-15c-18 9-25 30-16 47 9 18 31 25 50 15z">
          <text:p/>
        </draw:path>
        <draw:path draw:style-name="gr125" draw:text-style-name="P19" draw:layer="layout" svg:width="0.097cm" svg:height="0.091cm" svg:x="19.785cm" svg:y="32.319cm" svg:viewBox="0 0 98 92" svg:d="M71 88c24-12 33-39 21-63-12-22-41-31-66-20-24 12-33 40-21 63 12 22 42 31 66 20z">
          <text:p/>
        </draw:path>
        <draw:frame draw:style-name="gr126" draw:text-style-name="P20" draw:layer="layout" svg:width="0.281cm" svg:height="0.391cm" draw:transform="rotate (0.844041226264458) translate (16.061cm 36.444cm)">
          <draw:text-box>
            <text:p text:style-name="P10"><text:span text:style-name="T44"><text:s/></text:span></text:p>
          </draw:text-box>
        </draw:frame>
        <draw:frame draw:style-name="gr127" draw:text-style-name="P21" draw:layer="layout" svg:width="0.276cm" svg:height="0.395cm" draw:transform="rotate (1.2634438455187) translate (16.46cm 35.681cm)">
          <draw:text-box>
            <text:p text:style-name="P10"><text:span text:style-name="T45">r</text:span></text:p>
          </draw:text-box>
        </draw:frame>
        <draw:polygon draw:style-name="gr128" draw:text-style-name="P22" draw:layer="layout" svg:width="0.145cm" svg:height="0.134cm" svg:x="18.296cm" svg:y="30.198cm" svg:viewBox="0 0 146 135" draw:points="146,92 102,0 0,44 43,135">
          <text:p/>
        </draw:polygon>
        <draw:frame draw:style-name="gr129" draw:text-style-name="P23" draw:layer="layout" svg:width="0.274cm" svg:height="0.399cm" draw:transform="rotate (1.55648462692854) translate (14.58cm 41.503cm)">
          <draw:text-box>
            <text:p text:style-name="P10"><text:span text:style-name="T46"><text:s/></text:span></text:p>
          </draw:text-box>
        </draw:frame>
        <draw:path draw:style-name="gr130" draw:text-style-name="P24" draw:layer="layout" svg:width="0.232cm" svg:height="0.22cm" svg:x="22.289cm" svg:y="16.548cm" svg:viewBox="0 0 233 221" svg:d="M117 221c64 0 116-50 116-111 0-60-52-110-116-110-65 0-117 50-117 110 0 61 52 111 117 111z">
          <text:p/>
        </draw:path>
        <draw:path draw:style-name="gr73" draw:text-style-name="P14" draw:layer="layout" svg:width="0.115cm" svg:height="0.136cm" svg:x="22.36cm" svg:y="16.591cm" svg:viewBox="0 0 116 137" svg:d="M0 137h32v-49h34c36 0 50-22 50-44s-14-44-50-44h-66zM32 23h25c15 0 28 3 28 21 0 17-13 20-28 20h-25z">
          <text:p/>
        </draw:path>
        <draw:path draw:style-name="gr131" draw:text-style-name="P24" draw:layer="layout" svg:width="0.139cm" svg:height="0.132cm" svg:x="28.735cm" svg:y="13.628cm" svg:viewBox="0 0 140 133" svg:d="M70 133c39 0 70-30 70-66 0-38-31-67-70-67s-70 29-70 67c0 36 31 66 70 66z">
          <text:p/>
        </draw:path>
        <draw:path draw:style-name="gr73" draw:text-style-name="P14" draw:layer="layout" svg:width="0.069cm" svg:height="0.082cm" svg:x="28.778cm" svg:y="13.653cm" svg:viewBox="0 0 70 83" svg:d="M0 83h18v-30h22c21 0 30-13 30-27 0-13-9-26-30-26h-40zM18 14h16c9 0 17 2 17 12 0 11-8 13-17 13h-16z">
          <text:p/>
        </draw:path>
        <draw:path draw:style-name="gr130" draw:text-style-name="P24" draw:layer="layout" svg:width="0.185cm" svg:height="0.175cm" svg:x="27.761cm" svg:y="17.777cm" svg:viewBox="0 0 186 176" svg:d="M94 176c51 0 92-40 92-89 0-48-41-87-92-87-52 0-94 39-94 87 0 49 42 89 94 89z">
          <text:p/>
        </draw:path>
        <draw:path draw:style-name="gr73" draw:text-style-name="P14" draw:layer="layout" svg:width="0.091cm" svg:height="0.108cm" svg:x="27.818cm" svg:y="17.811cm" svg:viewBox="0 0 92 109" svg:d="M0 109h25v-39h27c29 0 40-18 40-35 0-18-11-35-40-35h-52zM25 18h20c12 0 22 3 22 17 0 13-10 16-22 16h-20z">
          <text:p/>
        </draw:path>
        <draw:path draw:style-name="gr130" draw:text-style-name="P24" draw:layer="layout" svg:width="0.204cm" svg:height="0.194cm" svg:x="22.465cm" svg:y="19.679cm" svg:viewBox="0 0 205 195" svg:d="M102 195c56 0 103-44 103-97 0-54-47-98-103-98-57 0-102 44-102 98 0 53 45 97 102 97z">
          <text:p/>
        </draw:path>
        <draw:path draw:style-name="gr73" draw:text-style-name="P14" draw:layer="layout" svg:width="0.1cm" svg:height="0.119cm" svg:x="22.528cm" svg:y="19.717cm" svg:viewBox="0 0 101 120" svg:d="M0 120h28v-44h29c32 0 44-19 44-38s-12-38-44-38h-57zM28 20h22c13 0 24 3 24 18s-11 18-24 18h-22z">
          <text:p/>
        </draw:path>
        <draw:path draw:style-name="gr130" draw:text-style-name="P24" draw:layer="layout" svg:width="0.217cm" svg:height="0.204cm" svg:x="20.708cm" svg:y="19.655cm" svg:viewBox="0 0 218 205" svg:d="M109 205c60 0 109-45 109-102 0-56-49-103-109-103s-109 47-109 103c0 57 49 102 109 102z">
          <text:p/>
        </draw:path>
        <draw:path draw:style-name="gr73" draw:text-style-name="P14" draw:layer="layout" svg:width="0.107cm" svg:height="0.126cm" svg:x="20.775cm" svg:y="19.695cm" svg:viewBox="0 0 108 127" svg:d="M0 127h29v-45h32c34 0 47-20 47-41s-13-41-47-41h-61zM29 21h23c15 0 27 3 27 20 0 16-12 19-27 19h-23z">
          <text:p/>
        </draw:path>
        <draw:path draw:style-name="gr130" draw:text-style-name="P24" draw:layer="layout" svg:width="0.212cm" svg:height="0.2cm" svg:x="16.787cm" svg:y="20.641cm" svg:viewBox="0 0 213 201" svg:d="M106 201c58 0 107-45 107-101 0-55-49-100-107-100s-106 45-106 100c0 56 48 101 106 101z">
          <text:p/>
        </draw:path>
        <draw:path draw:style-name="gr73" draw:text-style-name="P14" draw:layer="layout" svg:width="0.104cm" svg:height="0.124cm" svg:x="16.852cm" svg:y="20.68cm" svg:viewBox="0 0 105 125" svg:d="M0 125h29v-44h31c33 0 45-20 45-41 0-20-12-40-45-40h-60zM29 21h23c14 0 25 3 25 19 0 17-11 19-25 19h-23z">
          <text:p/>
        </draw:path>
        <draw:path draw:style-name="gr130" draw:text-style-name="P24" draw:layer="layout" svg:width="0.197cm" svg:height="0.186cm" svg:x="27.009cm" svg:y="21.439cm" svg:viewBox="0 0 198 187" svg:d="M99 187c55 0 99-41 99-93s-44-94-99-94-99 42-99 94 44 93 99 93z">
          <text:p/>
        </draw:path>
        <draw:path draw:style-name="gr73" draw:text-style-name="P14" draw:layer="layout" svg:width="0.097cm" svg:height="0.115cm" svg:x="27.07cm" svg:y="21.476cm" svg:viewBox="0 0 98 116" svg:d="M0 116h27v-43h29c30 0 42-18 42-36 0-19-12-37-42-37h-56zM27 19h21c13 0 24 3 24 18 0 14-11 17-24 17h-21z">
          <text:p/>
        </draw:path>
        <draw:path draw:style-name="gr130" draw:text-style-name="P24" draw:layer="layout" svg:width="0.194cm" svg:height="0.184cm" svg:x="6.216cm" svg:y="22.781cm" svg:viewBox="0 0 195 185" svg:d="M98 185c54 0 97-41 97-92s-43-93-97-93c-55 0-98 42-98 93s43 92 98 92z">
          <text:p/>
        </draw:path>
        <draw:path draw:style-name="gr73" draw:text-style-name="P14" draw:layer="layout" svg:width="0.097cm" svg:height="0.114cm" svg:x="6.275cm" svg:y="22.817cm" svg:viewBox="0 0 98 115" svg:d="M0 115h28v-41h28c30 0 42-19 42-38 0-18-12-36-42-36h-56zM28 19h20c13 0 24 3 24 17 0 15-11 17-24 17h-20z">
          <text:p/>
        </draw:path>
        <draw:path draw:style-name="gr130" draw:text-style-name="P24" draw:layer="layout" svg:width="0.195cm" svg:height="0.184cm" svg:x="3.607cm" svg:y="23.884cm" svg:viewBox="0 0 196 185" svg:d="M98 185c53 0 98-42 98-93s-45-92-98-92c-54 0-98 41-98 92s44 93 98 93z">
          <text:p/>
        </draw:path>
        <draw:path draw:style-name="gr73" draw:text-style-name="P14" draw:layer="layout" svg:width="0.096cm" svg:height="0.114cm" svg:x="3.667cm" svg:y="23.92cm" svg:viewBox="0 0 97 115" svg:d="M0 115h26v-43h29c31 0 42-18 42-36s-11-36-42-36h-55zM26 19h22c12 0 23 3 23 17 0 15-11 17-23 17h-22z">
          <text:p/>
        </draw:path>
        <draw:path draw:style-name="gr132" draw:text-style-name="P24" draw:layer="layout" svg:width="0.145cm" svg:height="0.136cm" svg:x="4.262cm" svg:y="32.151cm" svg:viewBox="0 0 146 137" svg:d="M72 137c40 0 74-30 74-68s-34-69-74-69-72 31-72 69 32 68 72 68z">
          <text:p/>
        </draw:path>
        <draw:path draw:style-name="gr73" draw:text-style-name="P14" draw:layer="layout" svg:width="0.072cm" svg:height="0.085cm" svg:x="4.306cm" svg:y="32.177cm" svg:viewBox="0 0 73 86" svg:d="M0 86h20v-31h21c23 0 32-13 32-28 0-13-9-27-32-27h-41zM20 14h15c10 0 18 2 18 13 0 12-8 14-18 14h-15z">
          <text:p/>
        </draw:path>
        <draw:path draw:style-name="gr133" draw:text-style-name="P24" draw:layer="layout" svg:width="0.16cm" svg:height="0.151cm" svg:x="13.376cm" svg:y="32.003cm" svg:viewBox="0 0 161 152" svg:d="M80 152c44 0 81-34 81-77 0-42-37-75-81-75s-80 33-80 75c0 43 36 77 80 77z">
          <text:p/>
        </draw:path>
        <draw:path draw:style-name="gr73" draw:text-style-name="P14" draw:layer="layout" svg:width="0.079cm" svg:height="0.094cm" svg:x="13.425cm" svg:y="32.032cm" svg:viewBox="0 0 80 95" svg:d="M0 95h22v-35h24c25 0 34-15 34-30s-9-30-34-30h-46zM22 16h17c11 0 20 2 20 14s-9 14-20 14h-17z">
          <text:p/>
        </draw:path>
        <draw:path draw:style-name="gr130" draw:text-style-name="P24" draw:layer="layout" svg:width="0.23cm" svg:height="0.218cm" svg:x="12.992cm" svg:y="36.925cm" svg:viewBox="0 0 231 219" svg:d="M116 219c64 0 115-48 115-109s-51-110-115-110-116 49-116 110 52 109 116 109z">
          <text:p/>
        </draw:path>
        <draw:path draw:style-name="gr73" draw:text-style-name="P14" draw:layer="layout" svg:width="0.114cm" svg:height="0.135cm" svg:x="13.063cm" svg:y="36.968cm" svg:viewBox="0 0 115 136" svg:d="M0 136h31v-50h33c36 0 51-21 51-43s-15-43-51-43h-64zM31 23h24c15 0 28 3 28 20s-13 20-28 20h-24z">
          <text:p/>
        </draw:path>
        <draw:path draw:style-name="gr134" draw:text-style-name="P24" draw:layer="layout" svg:width="0.153cm" svg:height="0.146cm" svg:x="9.19cm" svg:y="29.139cm" svg:viewBox="0 0 154 147" svg:d="M77 147c43 0 77-33 77-74 0-40-34-73-77-73s-77 33-77 73c0 41 34 74 77 74z">
          <text:p/>
        </draw:path>
        <draw:path draw:style-name="gr73" draw:text-style-name="P14" draw:layer="layout" svg:width="0.076cm" svg:height="0.09cm" svg:x="9.237cm" svg:y="29.168cm" svg:viewBox="0 0 77 91" svg:d="M0 91h21v-34h23c23 0 33-14 33-28 0-15-10-29-33-29h-44zM21 15h17c10 0 18 2 18 14 0 11-8 13-18 13h-17z">
          <text:p/>
        </draw:path>
        <draw:path draw:style-name="gr134" draw:text-style-name="P24" draw:layer="layout" svg:width="0.154cm" svg:height="0.145cm" svg:x="8.705cm" svg:y="28.353cm" svg:viewBox="0 0 155 146" svg:d="M77 146c44 0 78-33 78-74 0-40-34-72-78-72-42 0-77 32-77 72 0 41 35 74 77 74z">
          <text:p/>
        </draw:path>
        <draw:path draw:style-name="gr73" draw:text-style-name="P14" draw:layer="layout" svg:width="0.076cm" svg:height="0.09cm" svg:x="8.752cm" svg:y="28.381cm" svg:viewBox="0 0 77 91" svg:d="M0 91h21v-32h22c25 0 34-15 34-29 0-16-9-30-34-30h-43zM21 16h17c9 0 18 2 18 14 0 11-9 13-18 13h-17z">
          <text:p/>
        </draw:path>
        <draw:path draw:style-name="gr135" draw:text-style-name="P24" draw:layer="layout" svg:width="0.154cm" svg:height="0.145cm" svg:x="13.129cm" svg:y="39.523cm" svg:viewBox="0 0 155 146" svg:d="M77 146c43 0 78-33 78-73s-35-73-78-73-77 33-77 73 34 73 77 73z">
          <text:p/>
        </draw:path>
        <draw:path draw:style-name="gr73" draw:text-style-name="P14" draw:layer="layout" svg:width="0.076cm" svg:height="0.091cm" svg:x="13.176cm" svg:y="39.551cm" svg:viewBox="0 0 77 92" svg:d="M0 92h22v-33h22c24 0 33-14 33-29 0-14-9-30-33-30h-44zM22 17h16c10 0 19 2 19 13 0 12-9 14-19 14h-16z">
          <text:p/>
        </draw:path>
        <draw:path draw:style-name="gr135" draw:text-style-name="P24" draw:layer="layout" svg:width="0.119cm" svg:height="0.112cm" svg:x="15.243cm" svg:y="19.267cm" svg:viewBox="0 0 120 113" svg:d="M61 113c32 0 59-25 59-56 0-32-27-57-59-57-34 0-61 25-61 57 0 31 27 56 61 56z">
          <text:p/>
        </draw:path>
        <draw:path draw:style-name="gr73" draw:text-style-name="P14" draw:layer="layout" svg:width="0.058cm" svg:height="0.069cm" svg:x="15.28cm" svg:y="19.289cm" svg:viewBox="0 0 59 70" svg:d="M0 70h17v-26h17c18 0 25-11 25-22s-7-22-25-22h-34zM17 11h12c8 0 15 2 15 11s-7 10-15 10h-12z">
          <text:p/>
        </draw:path>
        <draw:polygon draw:style-name="gr136" draw:text-style-name="P25" draw:layer="layout" svg:width="0.192cm" svg:height="0.182cm" svg:x="8.71cm" svg:y="15.443cm" svg:viewBox="0 0 193 183" draw:points="193,0 0,0 0,183 193,183">
          <text:p/>
        </draw:polygon>
        <draw:polygon draw:style-name="gr5" draw:text-style-name="P5" draw:layer="layout" svg:width="0.12cm" svg:height="0.144cm" svg:x="8.746cm" svg:y="15.462cm" svg:viewBox="0 0 121 145" draw:points="0,0 0,145 31,145 31,84 90,84 90,145 121,145 121,0 90,0 90,58 31,58 31,0">
          <text:p/>
        </draw:polygon>
        <draw:polygon draw:style-name="gr136" draw:text-style-name="P25" draw:layer="layout" svg:width="0.192cm" svg:height="0.181cm" svg:x="9.951cm" svg:y="16.459cm" svg:viewBox="0 0 193 182" draw:points="193,0 0,0 0,182 193,182">
          <text:p/>
        </draw:polygon>
        <draw:polygon draw:style-name="gr5" draw:text-style-name="P5" draw:layer="layout" svg:width="0.12cm" svg:height="0.143cm" svg:x="9.987cm" svg:y="16.478cm" svg:viewBox="0 0 121 144" draw:points="0,0 0,144 31,144 31,84 90,84 90,144 121,144 121,0 90,0 90,58 31,58 31,0">
          <text:p/>
        </draw:polygon>
        <draw:polygon draw:style-name="gr136" draw:text-style-name="P25" draw:layer="layout" svg:width="0.192cm" svg:height="0.182cm" svg:x="26.793cm" svg:y="17.279cm" svg:viewBox="0 0 193 183" draw:points="193,0 0,0 0,183 193,183">
          <text:p/>
        </draw:polygon>
        <draw:polygon draw:style-name="gr5" draw:text-style-name="P5" draw:layer="layout" svg:width="0.121cm" svg:height="0.144cm" svg:x="26.828cm" svg:y="17.298cm" svg:viewBox="0 0 122 145" draw:points="0,0 0,145 32,145 32,84 90,84 90,145 122,145 122,0 90,0 90,57 32,57 32,0">
          <text:p/>
        </draw:polygon>
        <draw:polygon draw:style-name="gr136" draw:text-style-name="P25" draw:layer="layout" svg:width="0.192cm" svg:height="0.182cm" svg:x="26.152cm" svg:y="18.385cm" svg:viewBox="0 0 193 183" draw:points="193,0 0,0 0,183 193,183">
          <text:p/>
        </draw:polygon>
        <draw:polygon draw:style-name="gr5" draw:text-style-name="P5" draw:layer="layout" svg:width="0.121cm" svg:height="0.143cm" svg:x="26.188cm" svg:y="18.404cm" svg:viewBox="0 0 122 144" draw:points="0,0 0,144 33,144 33,83 90,83 90,144 122,144 122,0 90,0 90,57 33,57 33,0">
          <text:p/>
        </draw:polygon>
        <draw:polygon draw:style-name="gr136" draw:text-style-name="P25" draw:layer="layout" svg:width="0.192cm" svg:height="0.182cm" svg:x="22.275cm" svg:y="23.147cm" svg:viewBox="0 0 193 183" draw:points="193,0 0,0 0,183 193,183">
          <text:p/>
        </draw:polygon>
        <draw:polygon draw:style-name="gr5" draw:text-style-name="P5" draw:layer="layout" svg:width="0.121cm" svg:height="0.144cm" svg:x="22.311cm" svg:y="23.166cm" svg:viewBox="0 0 122 145" draw:points="0,0 0,145 31,145 31,84 90,84 90,145 122,145 122,0 90,0 90,57 31,57 31,0">
          <text:p/>
        </draw:polygon>
        <draw:polygon draw:style-name="gr136" draw:text-style-name="P25" draw:layer="layout" svg:width="0.179cm" svg:height="0.169cm" svg:x="25.077cm" svg:y="27.409cm" svg:viewBox="0 0 180 170" draw:points="180,0 0,0 0,170 180,170">
          <text:p/>
        </draw:polygon>
        <draw:polygon draw:style-name="gr5" draw:text-style-name="P5" draw:layer="layout" svg:width="0.112cm" svg:height="0.133cm" svg:x="25.11cm" svg:y="27.427cm" svg:viewBox="0 0 113 134" draw:points="0,0 0,134 29,134 29,78 84,78 84,134 113,134 113,0 84,0 84,54 29,54 29,0">
          <text:p/>
        </draw:polygon>
        <draw:polygon draw:style-name="gr136" draw:text-style-name="P25" draw:layer="layout" svg:width="0.179cm" svg:height="0.169cm" svg:x="25.471cm" svg:y="28.739cm" svg:viewBox="0 0 180 170" draw:points="180,0 0,0 0,170 180,170">
          <text:p/>
        </draw:polygon>
        <draw:polygon draw:style-name="gr5" draw:text-style-name="P5" draw:layer="layout" svg:width="0.113cm" svg:height="0.133cm" svg:x="25.504cm" svg:y="28.757cm" svg:viewBox="0 0 114 134" draw:points="0,0 0,134 30,134 30,78 83,78 83,134 114,134 114,0 83,0 83,54 30,54 30,0">
          <text:p/>
        </draw:polygon>
        <draw:polygon draw:style-name="gr136" draw:text-style-name="P25" draw:layer="layout" svg:width="0.154cm" svg:height="0.146cm" svg:x="25.09cm" svg:y="29.458cm" svg:viewBox="0 0 155 147" draw:points="155,0 0,0 0,147 155,147">
          <text:p/>
        </draw:polygon>
        <draw:polygon draw:style-name="gr5" draw:text-style-name="P5" draw:layer="layout" svg:width="0.097cm" svg:height="0.114cm" svg:x="25.119cm" svg:y="29.474cm" svg:viewBox="0 0 98 115" draw:points="0,0 0,115 25,115 25,66 71,66 71,115 98,115 98,0 71,0 71,45 25,45 25,0">
          <text:p/>
        </draw:polygon>
        <draw:polygon draw:style-name="gr136" draw:text-style-name="P25" draw:layer="layout" svg:width="0.192cm" svg:height="0.182cm" svg:x="4.269cm" svg:y="20.419cm" svg:viewBox="0 0 193 183" draw:points="193,0 0,0 0,183 193,183">
          <text:p/>
        </draw:polygon>
        <draw:polygon draw:style-name="gr5" draw:text-style-name="P5" draw:layer="layout" svg:width="0.121cm" svg:height="0.143cm" svg:x="4.305cm" svg:y="20.439cm" svg:viewBox="0 0 122 144" draw:points="0,0 0,144 31,144 31,83 90,83 90,144 122,144 122,0 90,0 90,56 31,56 31,0">
          <text:p/>
        </draw:polygon>
        <draw:polygon draw:style-name="gr136" draw:text-style-name="P25" draw:layer="layout" svg:width="0.124cm" svg:height="0.118cm" svg:x="13.848cm" svg:y="20.93cm" svg:viewBox="0 0 125 119" draw:points="125,0 0,0 0,119 125,119">
          <text:p/>
        </draw:polygon>
        <draw:polygon draw:style-name="gr5" draw:text-style-name="P5" draw:layer="layout" svg:width="0.078cm" svg:height="0.093cm" svg:x="13.871cm" svg:y="20.942cm" svg:viewBox="0 0 79 94" draw:points="0,0 0,94 20,94 20,55 59,55 59,94 79,94 79,0 59,0 59,38 20,38 20,0">
          <text:p/>
        </draw:polygon>
        <draw:polygon draw:style-name="gr136" draw:text-style-name="P25" draw:layer="layout" svg:width="0.192cm" svg:height="0.181cm" svg:x="13.422cm" svg:y="21.962cm" svg:viewBox="0 0 193 182" draw:points="193,0 0,0 0,182 193,182">
          <text:p/>
        </draw:polygon>
        <draw:polygon draw:style-name="gr5" draw:text-style-name="P5" draw:layer="layout" svg:width="0.12cm" svg:height="0.143cm" svg:x="13.458cm" svg:y="21.981cm" svg:viewBox="0 0 121 144" draw:points="0,0 0,144 31,144 31,83 90,83 90,144 121,144 121,0 90,0 90,56 31,56 31,0">
          <text:p/>
        </draw:polygon>
        <draw:polygon draw:style-name="gr136" draw:text-style-name="P25" draw:layer="layout" svg:width="0.167cm" svg:height="0.158cm" svg:x="7.729cm" svg:y="25.548cm" svg:viewBox="0 0 168 159" draw:points="168,159 168,0 0,0 0,159">
          <text:p/>
        </draw:polygon>
        <draw:polygon draw:style-name="gr5" draw:text-style-name="P5" draw:layer="layout" svg:width="0.105cm" svg:height="0.125cm" svg:x="7.76cm" svg:y="25.564cm" svg:viewBox="0 0 106 126" draw:points="0,0 0,126 27,126 27,73 78,73 78,126 106,126 106,0 78,0 78,51 27,51 27,0">
          <text:p/>
        </draw:polygon>
        <draw:polygon draw:style-name="gr136" draw:text-style-name="P25" draw:layer="layout" svg:width="0.192cm" svg:height="0.182cm" svg:x="17.771cm" svg:y="23.221cm" svg:viewBox="0 0 193 183" draw:points="193,0 0,0 0,183 193,183">
          <text:p/>
        </draw:polygon>
        <draw:polygon draw:style-name="gr5" draw:text-style-name="P5" draw:layer="layout" svg:width="0.121cm" svg:height="0.144cm" svg:x="17.806cm" svg:y="23.24cm" svg:viewBox="0 0 122 145" draw:points="0,0 0,145 33,145 33,83 91,83 91,145 122,145 122,0 91,0 91,57 33,57 33,0">
          <text:p/>
        </draw:polygon>
        <draw:polygon draw:style-name="gr136" draw:text-style-name="P25" draw:layer="layout" svg:width="0.192cm" svg:height="0.182cm" svg:x="18.114cm" svg:y="25.543cm" svg:viewBox="0 0 193 183" draw:points="193,0 0,0 0,183 193,183">
          <text:p/>
        </draw:polygon>
        <draw:polygon draw:style-name="gr5" draw:text-style-name="P5" draw:layer="layout" svg:width="0.121cm" svg:height="0.143cm" svg:x="18.15cm" svg:y="25.563cm" svg:viewBox="0 0 122 144" draw:points="0,0 0,144 33,144 33,82 90,82 90,144 122,144 122,0 90,0 90,56 33,56 33,0">
          <text:p/>
        </draw:polygon>
        <draw:polygon draw:style-name="gr136" draw:text-style-name="P25" draw:layer="layout" svg:width="0.192cm" svg:height="0.182cm" svg:x="17.725cm" svg:y="30.176cm" svg:viewBox="0 0 193 183" draw:points="193,0 0,0 0,183 193,183">
          <text:p/>
        </draw:polygon>
        <draw:polygon draw:style-name="gr5" draw:text-style-name="P5" draw:layer="layout" svg:width="0.121cm" svg:height="0.144cm" svg:x="17.76cm" svg:y="30.195cm" svg:viewBox="0 0 122 145" draw:points="0,0 0,145 32,145 32,84 91,84 91,145 122,145 122,0 91,0 91,58 32,58 32,0">
          <text:p/>
        </draw:polygon>
        <draw:polygon draw:style-name="gr136" draw:text-style-name="P25" draw:layer="layout" svg:width="0.167cm" svg:height="0.158cm" svg:x="12.802cm" svg:y="25.085cm" svg:viewBox="0 0 168 159" draw:points="168,0 0,0 0,159 168,159">
          <text:p/>
        </draw:polygon>
        <draw:polygon draw:style-name="gr5" draw:text-style-name="P5" draw:layer="layout" svg:width="0.105cm" svg:height="0.124cm" svg:x="12.833cm" svg:y="25.102cm" svg:viewBox="0 0 106 125" draw:points="0,0 0,125 27,125 27,73 79,73 79,125 106,125 106,0 79,0 79,50 27,50 27,0">
          <text:p/>
        </draw:polygon>
        <draw:polygon draw:style-name="gr136" draw:text-style-name="P25" draw:layer="layout" svg:width="0.192cm" svg:height="0.181cm" svg:x="7.9cm" svg:y="31.858cm" svg:viewBox="0 0 193 182" draw:points="193,0 0,0 0,182 193,182">
          <text:p/>
        </draw:polygon>
        <draw:polygon draw:style-name="gr5" draw:text-style-name="P5" draw:layer="layout" svg:width="0.121cm" svg:height="0.143cm" svg:x="7.935cm" svg:y="31.877cm" svg:viewBox="0 0 122 144" draw:points="0,0 0,144 32,144 32,83 91,83 91,144 122,144 122,0 91,0 91,57 32,57 32,0">
          <text:p/>
        </draw:polygon>
        <draw:polygon draw:style-name="gr136" draw:text-style-name="P25" draw:layer="layout" svg:width="0.178cm" svg:height="0.169cm" svg:x="12.245cm" svg:y="34.224cm" svg:viewBox="0 0 179 170" draw:points="179,0 0,0 0,170 179,170">
          <text:p/>
        </draw:polygon>
        <draw:polygon draw:style-name="gr5" draw:text-style-name="P5" draw:layer="layout" svg:width="0.112cm" svg:height="0.133cm" svg:x="12.278cm" svg:y="34.242cm" svg:viewBox="0 0 113 134" draw:points="0,0 0,134 29,134 29,78 83,78 83,134 113,134 113,0 83,0 83,53 29,53 29,0">
          <text:p/>
        </draw:polygon>
        <draw:polygon draw:style-name="gr136" draw:text-style-name="P25" draw:layer="layout" svg:width="0.193cm" svg:height="0.182cm" svg:x="14.942cm" svg:y="38.516cm" svg:viewBox="0 0 194 183" draw:points="194,0 0,0 0,183 194,183">
          <text:p/>
        </draw:polygon>
        <draw:polygon draw:style-name="gr5" draw:text-style-name="P5" draw:layer="layout" svg:width="0.121cm" svg:height="0.144cm" svg:x="14.978cm" svg:y="38.535cm" svg:viewBox="0 0 122 145" draw:points="0,0 0,145 32,145 32,84 90,84 90,145 122,145 122,0 90,0 90,58 32,58 32,0">
          <text:p/>
        </draw:polygon>
        <draw:frame draw:style-name="gr129" draw:text-style-name="P23" draw:layer="layout" svg:width="0.274cm" svg:height="0.399cm" draw:transform="rotate (1.55456476475135) translate (14.59cm 40.848cm)">
          <draw:text-box>
            <text:p text:style-name="P10"><text:span text:style-name="T46"><text:s/></text:span></text:p>
          </draw:text-box>
        </draw:frame>
        <draw:polygon draw:style-name="gr136" draw:text-style-name="P25" draw:layer="layout" svg:width="0.192cm" svg:height="0.181cm" svg:x="17.741cm" svg:y="16.569cm" svg:viewBox="0 0 193 182" draw:points="193,0 0,0 0,182 193,182">
          <text:p/>
        </draw:polygon>
        <draw:polygon draw:style-name="gr5" draw:text-style-name="P5" draw:layer="layout" svg:width="0.121cm" svg:height="0.143cm" svg:x="17.777cm" svg:y="16.588cm" svg:viewBox="0 0 122 144" draw:points="0,0 0,144 31,144 31,83 90,83 90,144 122,144 122,0 90,0 90,56 31,56 31,0">
          <text:p/>
        </draw:polygon>
        <draw:polygon draw:style-name="gr136" draw:text-style-name="P25" draw:layer="layout" svg:width="0.192cm" svg:height="0.182cm" svg:x="18.202cm" svg:y="16.588cm" svg:viewBox="0 0 193 183" draw:points="193,0 0,0 0,183 193,183">
          <text:p/>
        </draw:polygon>
        <draw:polygon draw:style-name="gr5" draw:text-style-name="P5" draw:layer="layout" svg:width="0.121cm" svg:height="0.143cm" svg:x="18.238cm" svg:y="16.608cm" svg:viewBox="0 0 122 144" draw:points="0,0 0,144 31,144 31,83 90,83 90,144 122,144 122,0 90,0 90,57 31,57 31,0">
          <text:p/>
        </draw:polygon>
        <draw:polygon draw:style-name="gr136" draw:text-style-name="P25" draw:layer="layout" svg:width="0.171cm" svg:height="0.162cm" svg:x="23.519cm" svg:y="16.813cm" svg:viewBox="0 0 172 163" draw:points="172,0 0,0 0,163 172,163">
          <text:p/>
        </draw:polygon>
        <draw:polygon draw:style-name="gr5" draw:text-style-name="P5" draw:layer="layout" svg:width="0.108cm" svg:height="0.128cm" svg:x="23.55cm" svg:y="16.83cm" svg:viewBox="0 0 109 129" draw:points="0,0 0,129 29,129 29,74 81,74 81,129 109,129 109,0 81,0 81,50 29,50 29,0">
          <text:p/>
        </draw:polygon>
        <draw:polygon draw:style-name="gr136" draw:text-style-name="P25" draw:layer="layout" svg:width="0.133cm" svg:height="0.126cm" svg:x="18.942cm" svg:y="30.692cm" svg:viewBox="0 0 134 127" draw:points="134,0 0,0 0,127 134,127">
          <text:p/>
        </draw:polygon>
        <draw:polygon draw:style-name="gr5" draw:text-style-name="P5" draw:layer="layout" svg:width="0.084cm" svg:height="0.099cm" svg:x="18.967cm" svg:y="30.706cm" svg:viewBox="0 0 85 100" draw:points="0,0 0,100 22,100 22,58 62,58 62,100 85,100 85,0 62,0 62,40 22,40 22,0">
          <text:p/>
        </draw:polygon>
        <draw:frame draw:style-name="gr137" draw:text-style-name="P16" draw:layer="layout" svg:width="0.391cm" svg:height="0.166cm" svg:x="12.676cm" svg:y="34.668cm">
          <draw:text-box>
            <text:p text:style-name="P10"><text:span text:style-name="T47"><text:s text:c="2"/></text:span></text:p>
          </draw:text-box>
        </draw:frame>
        <draw:frame draw:style-name="gr138" draw:text-style-name="P26" draw:layer="layout" svg:width="0.523cm" svg:height="0.674cm" svg:x="-1.353cm" svg:y="3.258cm">
          <draw:text-box>
            <text:p text:style-name="P10"><text:span text:style-name="T48">3</text:span></text:p>
          </draw:text-box>
        </draw:frame>
        <draw:frame draw:style-name="gr139" draw:text-style-name="P27" draw:layer="layout" svg:width="0.139cm" svg:height="0.196cm" svg:x="-1.034cm" svg:y="3.612cm">
          <draw:text-box>
            <text:p text:style-name="P10"><text:span text:style-name="T49"><text:s/></text:span></text:p>
          </draw:text-box>
        </draw:frame>
        <draw:path draw:style-name="gr140" draw:text-style-name="P6" draw:layer="layout" svg:width="0.401cm" svg:height="0.365cm" svg:x="-1cm" svg:y="3.44cm" svg:viewBox="0 0 402 366" svg:d="M386 78c27-20 17-54-14-68-31-15-95-12-137 2-63 22-101 81-38 121 32 20 89 35 116 55 52 40 21 109-51 145-85 42-238 31-237-69 0-26 8-53 24-75 7-12 18-22 29-31 14-10 2-8-4-6-42 19-76 74-74 112 8 114 190 125 286 71 73-41 131-117 43-168-32-18-75-32-101-47-58-34-28-79 23-97 137-47 163 54 108 60-14 2-13 11-2 8 13-3 22-7 29-13z">
          <text:p/>
        </draw:path>
        <draw:frame draw:style-name="gr141" draw:text-style-name="P28" draw:layer="layout" svg:width="0.426cm" svg:height="0.552cm" svg:x="-0.999cm" svg:y="3.338cm">
          <draw:text-box>
            <text:p text:style-name="P10"><text:span text:style-name="T50">S</text:span></text:p>
          </draw:text-box>
        </draw:frame>
        <draw:polyline draw:style-name="gr53" draw:text-style-name="P6" draw:layer="layout" svg:width="4.129cm" svg:height="4.518cm" svg:x="21.193cm" svg:y="21.357cm" svg:viewBox="0 0 4130 4519" draw:points="4130,0 4055,138 3072,138 2070,1741 1431,1741 1431,2194 233,2195 232,3004 963,3006 964,3500 329,4519 0,4519">
          <text:p/>
        </draw:polyline>
        <draw:path draw:style-name="gr53" draw:text-style-name="P6" draw:layer="layout" svg:width="1.424cm" svg:height="3.628cm" svg:x="24.745cm" svg:y="17.867cm" svg:viewBox="0 0 1425 3629" svg:d="M0 3252v-393l1247-1987 11-18c11-21 46-62 36-83-53-114-23-174-14-216l17-46 82-192c0 0-1-10 46-317M362 3629l1-364">
          <text:p/>
        </draw:path>
        <draw:polygon draw:style-name="gr142" draw:text-style-name="P5" draw:layer="layout" svg:width="1.318cm" svg:height="1.956cm" svg:x="10.851cm" svg:y="17.461cm" svg:viewBox="0 0 1319 1957" draw:points="1319,1939 1288,1957 0,21 33,0">
          <text:p/>
        </draw:polygon>
        <draw:polygon draw:style-name="gr143" draw:text-style-name="P29" draw:layer="layout" svg:width="0.278cm" svg:height="0.189cm" svg:x="11.259cm" svg:y="14.139cm" svg:viewBox="0 0 279 190" draw:points="250,80 279,67 135,0 0,67 68,106 64,137 64,144 64,148 65,152 67,156 69,159 72,163 76,166 80,169 85,172 90,175 95,177 101,179 107,181 114,182 121,183 128,183 135,184 142,183 149,183 156,182 163,180 170,179 175,176 181,174 186,172 191,169 195,166 198,162 202,159 204,155 205,151 206,147 206,144 202,107 249,80 249,96 245,98 244,103 245,108 246,110 244,125 243,149 243,172 244,185 246,188 248,190 249,190 250,190 251,190 253,188 255,185 256,172 256,149 255,125 253,110 255,108 255,103 254,98 250,96">
          <text:p/>
        </draw:polygon>
        <draw:polygon draw:style-name="gr143" draw:text-style-name="P29" draw:layer="layout" svg:width="0.334cm" svg:height="0.228cm" svg:x="12.74cm" svg:y="13.318cm" svg:viewBox="0 0 335 229" draw:points="301,96 335,82 163,0 0,82 81,128 76,165 77,172 77,177 78,182 81,186 83,192 87,196 91,200 96,203 101,207 108,210 114,213 122,215 130,217 138,219 146,220 154,221 163,221 172,221 180,220 189,219 197,217 205,215 212,212 218,210 225,207 230,203 235,199 239,195 243,191 246,186 248,181 249,176 249,172 243,129 300,97 300,116 295,118 294,124 295,130 297,133 294,150 292,179 293,207 294,222 297,226 298,228 300,229 301,229 303,228 305,226 307,222 309,207 309,179 307,150 305,133 307,130 308,124 306,118 301,116">
          <text:p/>
        </draw:polygon>
        <draw:polygon draw:style-name="gr143" draw:text-style-name="P29" draw:layer="layout" svg:width="0.279cm" svg:height="0.19cm" svg:x="12.325cm" svg:y="14.735cm" svg:viewBox="0 0 280 191" draw:points="252,80 280,68 137,0 0,68 70,107 65,138 66,144 66,148 67,152 69,156 71,160 74,163 78,167 82,170 86,173 91,175 97,178 103,180 109,181 116,183 122,183 130,184 137,184 144,184 151,183 158,182 165,181 171,179 177,177 183,175 188,172 193,169 197,166 200,163 204,159 206,156 207,152 208,148 208,144 204,109 251,81 251,96 247,98 246,104 246,109 248,112 246,126 244,150 245,173 246,185 248,188 250,190 251,191 252,191 253,190 255,188 257,185 258,173 258,150 257,126 255,112 256,109 257,104 256,98 252,96">
          <text:p/>
        </draw:polygon>
        <draw:polygon draw:style-name="gr143" draw:text-style-name="P29" draw:layer="layout" svg:width="0.235cm" svg:height="0.159cm" svg:x="16.081cm" svg:y="19.509cm" svg:viewBox="0 0 236 160" draw:points="212,67 236,57 114,0 0,57 58,89 54,115 54,120 55,124 55,127 57,131 59,134 62,138 65,140 68,143 72,145 76,147 81,149 86,151 91,152 97,154 102,154 108,155 114,155 120,155 126,154 132,153 138,152 143,151 148,149 153,147 158,145 161,142 165,140 168,137 171,134 172,131 174,127 174,123 174,120 171,90 211,68 211,81 208,83 207,87 208,91 209,93 207,105 206,125 206,145 207,156 209,158 210,160 211,160 212,160 213,160 215,158 216,156 218,145 218,125 217,105 215,93 216,91 217,87 216,83 212,81">
          <text:p/>
        </draw:polygon>
        <draw:polygon draw:style-name="gr143" draw:text-style-name="P29" draw:layer="layout" svg:width="0.294cm" svg:height="0.199cm" svg:x="22.728cm" svg:y="22.71cm" svg:viewBox="0 0 295 200" draw:points="264,85 295,71 143,0 0,71 72,113 68,145 68,151 68,156 69,160 71,164 74,168 77,172 81,175 85,178 90,181 95,184 101,186 107,189 114,190 121,192 128,193 135,193 143,194 150,193 158,193 165,192 172,190 179,188 185,186 191,184 197,181 202,178 206,175 210,171 213,167 215,163 217,159 218,155 218,151 213,114 263,86 263,102 259,104 257,109 258,115 260,117 257,132 256,157 256,181 258,195 260,198 262,200 263,200 264,200 265,200 267,198 269,195 270,181 270,157 269,132 267,117 269,115 269,109 268,104 264,102">
          <text:p/>
        </draw:polygon>
        <draw:polygon draw:style-name="gr143" draw:text-style-name="P29" draw:layer="layout" svg:width="0.282cm" svg:height="0.192cm" svg:x="23.572cm" svg:y="16.416cm" svg:viewBox="0 0 283 193" draw:points="254,81 283,69 137,0 0,69 69,108 64,139 65,145 65,149 66,153 68,157 70,161 73,164 77,168 81,171 86,174 91,176 96,179 102,181 109,182 115,184 122,185 130,185 137,186 144,185 152,185 159,184 165,182 172,181 178,178 183,176 189,173 193,170 198,167 201,164 204,160 207,156 208,153 209,149 209,145 205,109 252,81 252,98 248,99 247,104 248,110 250,112 247,127 246,151 246,174 248,187 250,190 251,193 252,193 253,193 255,193 258,190 260,187 261,174 261,151 260,127 256,112 259,110 260,104 259,99 254,98">
          <text:p/>
        </draw:polygon>
        <draw:polygon draw:style-name="gr143" draw:text-style-name="P29" draw:layer="layout" svg:width="0.283cm" svg:height="0.192cm" svg:x="10.827cm" svg:y="38.151cm" svg:viewBox="0 0 284 193" draw:points="255,81 284,68 138,0 0,68 71,107 66,138 66,145 67,149 68,154 70,158 72,161 75,165 79,168 83,171 87,174 93,177 98,179 104,181 111,183 117,184 124,185 131,186 138,186 146,186 153,185 160,184 167,183 174,181 180,179 185,177 190,174 195,171 199,168 203,164 206,161 209,157 210,152 211,148 211,145 206,108 254,81 254,97 250,99 249,104 250,109 251,112 249,126 248,150 248,175 249,187 251,190 253,192 254,193 255,193 257,192 259,190 260,187 261,175 261,150 260,126 258,112 260,109 261,104 260,99 255,97">
          <text:p/>
        </draw:polygon>
        <draw:polygon draw:style-name="gr143" draw:text-style-name="P29" draw:layer="layout" svg:width="0.264cm" svg:height="0.18cm" svg:x="11.355cm" svg:y="32.696cm" svg:viewBox="0 0 265 181" draw:points="239,76 265,64 128,0 0,64 65,101 61,130 61,136 61,139 63,143 64,147 66,150 69,155 73,158 76,161 81,163 86,166 91,168 96,170 102,172 109,173 115,174 122,174 128,174 136,174 143,174 150,173 156,171 162,170 168,168 173,166 178,163 183,160 186,157 190,154 193,150 195,146 196,143 197,139 197,136 193,102 238,76 238,91 234,93 233,98 233,102 235,105 233,118 232,141 232,164 233,176 235,178 236,180 238,181 239,181 240,180 242,178 243,176 245,164 245,141 243,118 241,105 243,102 244,98 243,93 239,91">
          <text:p/>
        </draw:polygon>
        <draw:polygon draw:style-name="gr143" draw:text-style-name="P29" draw:layer="layout" svg:width="0.264cm" svg:height="0.18cm" svg:x="11.136cm" svg:y="32.284cm" svg:viewBox="0 0 265 181" draw:points="238,77 265,65 129,0 0,65 65,102 62,131 62,137 62,141 63,144 65,148 67,152 70,155 73,158 77,161 81,163 86,166 91,168 97,170 103,172 109,173 115,174 122,174 129,175 136,174 143,174 149,173 156,172 162,170 167,168 172,166 178,163 182,161 186,158 189,154 192,151 194,147 196,144 197,140 197,137 192,103 237,77 237,92 233,94 232,99 233,104 234,106 232,120 231,142 231,164 233,176 234,179 236,180 237,181 238,181 239,180 241,179 243,176 244,164 244,142 243,120 241,106 242,104 243,99 242,94 238,92">
          <text:p/>
        </draw:polygon>
        <draw:polygon draw:style-name="gr143" draw:text-style-name="P29" draw:layer="layout" svg:width="0.166cm" svg:height="0.113cm" svg:x="12.499cm" svg:y="25.093cm" svg:viewBox="0 0 167 114" draw:points="150,48 167,40 82,0 0,40 41,64 39,83 39,86 39,89 40,91 41,93 42,96 44,98 46,99 49,101 51,103 54,105 58,106 61,107 65,108 69,109 73,110 77,110 82,110 86,110 90,110 94,109 98,108 102,107 106,106 109,105 112,103 115,101 117,99 120,97 121,95 123,93 124,91 124,88 124,86 122,65 150,48 150,58 147,59 147,62 147,65 148,67 147,75 146,90 146,103 147,111 148,112 149,114 150,114 151,114 152,112 153,111 154,103 154,90 153,75 152,67 153,65 154,62 153,59 150,58">
          <text:p/>
        </draw:polygon>
        <draw:polygon draw:style-name="gr143" draw:text-style-name="P29" draw:layer="layout" svg:width="0.235cm" svg:height="0.159cm" svg:x="15.428cm" svg:y="23.725cm" svg:viewBox="0 0 236 160" draw:points="212,68 236,58 114,0 0,58 58,90 54,116 54,121 55,125 56,128 57,131 59,134 62,137 65,140 68,143 72,145 76,147 81,149 86,151 91,152 96,153 102,154 108,155 114,155 120,155 126,154 132,153 139,152 144,151 149,149 154,147 158,145 162,142 166,140 169,137 171,134 173,131 175,128 175,124 175,121 171,91 211,68 211,82 208,84 207,88 208,92 209,94 207,106 206,126 206,145 207,156 209,158 210,160 211,160 212,160 213,160 215,158 216,156 217,145 217,126 216,106 215,94 216,92 217,88 216,84 212,82">
          <text:p/>
        </draw:polygon>
        <draw:polygon draw:style-name="gr143" draw:text-style-name="P29" draw:layer="layout" svg:width="0.235cm" svg:height="0.16cm" svg:x="18.219cm" svg:y="30.685cm" svg:viewBox="0 0 236 161" draw:points="212,68 236,57 114,0 0,57 58,91 54,117 54,122 55,125 56,129 57,132 59,135 62,138 65,141 68,143 72,146 76,148 81,150 86,151 91,153 97,154 102,155 108,155 114,155 120,155 126,155 132,154 138,153 144,151 149,149 154,148 159,145 163,143 166,140 169,137 172,135 173,131 175,128 176,125 176,122 172,92 211,68 211,81 208,84 207,88 208,92 209,94 207,107 206,127 206,146 207,156 209,159 210,160 211,161 212,161 213,160 215,159 217,156 217,146 217,127 217,107 215,94 216,92 217,88 216,84 212,81">
          <text:p/>
        </draw:polygon>
        <draw:line draw:style-name="gr144" draw:text-style-name="P6" draw:layer="layout" svg:x1="18.089cm" svg:y1="30.849cm" svg:x2="18.338cm" svg:y2="30.767cm">
          <text:p/>
        </draw:line>
        <draw:polygon draw:style-name="gr143" draw:text-style-name="P29" draw:layer="layout" svg:width="0.264cm" svg:height="0.179cm" svg:x="25.652cm" svg:y="20.316cm" svg:viewBox="0 0 265 180" draw:points="239,77 265,65 129,0 0,65 65,102 61,131 61,136 61,140 62,144 64,148 66,151 69,154 73,157 76,160 80,163 85,166 92,168 97,170 103,171 109,173 116,173 122,174 129,174 136,174 143,173 150,172 156,171 162,170 168,167 173,165 178,163 182,160 186,157 190,154 192,151 195,147 196,144 197,140 197,136 193,102 237,77 237,92 234,94 232,98 233,103 235,106 233,119 231,142 232,163 233,175 235,178 236,180 237,180 238,180 240,180 241,178 243,175 244,163 244,142 243,119 241,106 243,103 243,98 242,94 239,92">
          <text:p/>
        </draw:polygon>
        <draw:polygon draw:style-name="gr143" draw:text-style-name="P29" draw:layer="layout" svg:width="0.235cm" svg:height="0.16cm" svg:x="15.584cm" svg:y="18.803cm" svg:viewBox="0 0 236 161" draw:points="212,68 236,58 114,0 0,58 58,91 54,116 54,121 55,125 55,128 57,132 59,135 62,138 64,140 68,143 72,145 76,148 81,149 86,151 91,153 96,154 102,154 108,155 114,155 120,155 126,154 132,154 138,152 143,151 148,149 153,147 157,145 161,143 165,140 168,137 170,134 172,131 174,128 174,125 174,121 170,91 210,69 210,82 207,84 206,88 207,92 208,94 206,106 205,126 205,145 206,156 208,159 209,160 210,160 212,161 212,160 213,160 215,159 216,156 217,145 217,126 216,106 215,94 216,92 217,88 216,84 212,82">
          <text:p/>
        </draw:polygon>
        <draw:polygon draw:style-name="gr143" draw:text-style-name="P29" draw:layer="layout" svg:width="0.235cm" svg:height="0.159cm" svg:x="18.17cm" svg:y="23.179cm" svg:viewBox="0 0 236 160" draw:points="213,67 236,57 114,0 0,57 58,89 54,116 54,121 55,124 56,128 57,131 59,134 62,137 65,140 68,142 72,145 76,147 81,149 86,151 91,152 97,153 102,154 108,155 114,155 121,155 127,154 132,153 138,152 143,151 148,149 153,147 158,145 161,142 165,140 168,137 171,134 172,131 174,128 175,124 175,121 171,90 211,67 211,81 208,82 207,86 208,91 209,93 207,105 206,126 206,145 208,156 209,158 210,160 211,160 212,160 213,160 215,158 217,156 218,145 218,126 217,105 215,93 216,91 217,86 216,82 213,81">
          <text:p/>
        </draw:polygon>
        <draw:line draw:style-name="gr144" draw:text-style-name="P6" draw:layer="layout" svg:x1="25.232cm" svg:y1="28.602cm" svg:x2="25.316cm" svg:y2="28.749cm">
          <text:p/>
        </draw:line>
        <draw:polygon draw:style-name="gr73" draw:text-style-name="P14" draw:layer="layout" svg:width="0.084cm" svg:height="0.113cm" svg:x="25.209cm" svg:y="28.553cm" svg:viewBox="0 0 85 114" draw:points="0,0 85,83 19,114">
          <text:p/>
        </draw:polygon>
        <draw:line draw:style-name="gr144" draw:text-style-name="P6" draw:layer="layout" svg:x1="25.455cm" svg:y1="28.575cm" svg:x2="25.371cm" svg:y2="28.451cm">
          <text:p/>
        </draw:line>
        <draw:polygon draw:style-name="gr73" draw:text-style-name="P14" draw:layer="layout" svg:width="0.092cm" svg:height="0.11cm" svg:x="25.394cm" svg:y="28.512cm" svg:viewBox="0 0 93 111" draw:points="93,111 0,37 63,0">
          <text:p/>
        </draw:polygon>
        <draw:line draw:style-name="gr145" draw:text-style-name="P6" draw:layer="layout" svg:x1="3.392cm" svg:y1="24.375cm" svg:x2="3.268cm" svg:y2="24.375cm">
          <text:p/>
        </draw:line>
        <draw:polygon draw:style-name="gr73" draw:text-style-name="P14" draw:layer="layout" svg:width="0.113cm" svg:height="0.069cm" svg:x="3.383cm" svg:y="24.34cm" svg:viewBox="0 0 114 70" draw:points="114,42 0,70 0,0">
          <text:p/>
        </draw:polygon>
        <draw:line draw:style-name="gr145" draw:text-style-name="P6" draw:layer="layout" svg:x1="3.077cm" svg:y1="24.178cm" svg:x2="3.076cm" svg:y2="24.06cm">
          <text:p/>
        </draw:line>
        <draw:polygon draw:style-name="gr73" draw:text-style-name="P14" draw:layer="layout" svg:width="0.073cm" svg:height="0.107cm" svg:x="3.04cm" svg:y="24.169cm" svg:viewBox="0 0 74 108" draw:points="31,108 0,0 74,0">
          <text:p/>
        </draw:polygon>
        <draw:line draw:style-name="gr145" draw:text-style-name="P6" draw:layer="layout" svg:x1="3.528cm" svg:y1="24.123cm" svg:x2="3.646cm" svg:y2="24.164cm">
          <text:p/>
        </draw:line>
        <draw:polygon draw:style-name="gr73" draw:text-style-name="P14" draw:layer="layout" svg:width="0.116cm" svg:height="0.074cm" svg:x="3.433cm" svg:y="24.084cm" svg:viewBox="0 0 117 75" draw:points="0,0 117,11 91,75">
          <text:p/>
        </draw:polygon>
        <draw:line draw:style-name="gr146" draw:text-style-name="P6" draw:layer="layout" svg:x1="9.493cm" svg:y1="28.872cm" svg:x2="9.618cm" svg:y2="28.871cm">
          <text:p/>
        </draw:line>
        <draw:polygon draw:style-name="gr73" draw:text-style-name="P14" draw:layer="layout" svg:width="0.113cm" svg:height="0.069cm" svg:x="9.39cm" svg:y="28.837cm" svg:viewBox="0 0 114 70" draw:points="0,30 114,0 114,70">
          <text:p/>
        </draw:polygon>
        <draw:line draw:style-name="gr146" draw:text-style-name="P6" draw:layer="layout" svg:x1="9.541cm" svg:y1="29.175cm" svg:x2="9.417cm" svg:y2="29.174cm">
          <text:p/>
        </draw:line>
        <draw:polygon draw:style-name="gr73" draw:text-style-name="P14" draw:layer="layout" svg:width="0.113cm" svg:height="0.069cm" svg:x="9.531cm" svg:y="29.14cm" svg:viewBox="0 0 114 70" draw:points="114,29 0,0 1,70">
          <text:p/>
        </draw:polygon>
        <draw:line draw:style-name="gr147" draw:text-style-name="P6" draw:layer="layout" svg:x1="13.657cm" svg:y1="20.465cm" svg:x2="13.731cm" svg:y2="20.465cm">
          <text:p/>
        </draw:line>
        <draw:polygon draw:style-name="gr148" draw:text-style-name="P30" draw:layer="layout" svg:width="0.057cm" svg:height="0.034cm" svg:x="13.605cm" svg:y="20.448cm" svg:viewBox="0 0 58 35" draw:points="0,15 58,0 58,35">
          <text:p/>
        </draw:polygon>
        <draw:line draw:style-name="gr149" draw:text-style-name="P6" draw:layer="layout" svg:x1="13.507cm" svg:y1="20.375cm" svg:x2="13.507cm" svg:y2="20.42cm">
          <text:p/>
        </draw:line>
        <draw:polygon draw:style-name="gr148" draw:text-style-name="P30" draw:layer="layout" svg:width="0.042cm" svg:height="0.06cm" svg:x="13.486cm" svg:y="20.32cm" svg:viewBox="0 0 43 61" draw:points="25,0 43,61 0,61">
          <text:p/>
        </draw:polygon>
        <draw:line draw:style-name="gr149" draw:text-style-name="P6" draw:layer="layout" svg:x1="14.038cm" svg:y1="20.042cm" svg:x2="14.038cm" svg:y2="20.147cm">
          <text:p/>
        </draw:line>
        <draw:polygon draw:style-name="gr148" draw:text-style-name="P30" draw:layer="layout" svg:width="0.042cm" svg:height="0.061cm" svg:x="14.017cm" svg:y="19.986cm" svg:viewBox="0 0 43 62" draw:points="25,0 43,62 0,62">
          <text:p/>
        </draw:polygon>
        <draw:polygon draw:style-name="gr148" draw:text-style-name="P30" draw:layer="layout" svg:width="0.042cm" svg:height="0.061cm" svg:x="14.017cm" svg:y="20.134cm" svg:viewBox="0 0 43 62" draw:points="18,62 0,0 43,0">
          <text:p/>
        </draw:polygon>
        <draw:line draw:style-name="gr150" draw:text-style-name="P6" draw:layer="layout" svg:x1="14.662cm" svg:y1="21.465cm" svg:x2="14.663cm" svg:y2="21.522cm">
          <text:p/>
        </draw:line>
        <draw:polygon draw:style-name="gr73" draw:text-style-name="P14" draw:layer="layout" svg:width="0.041cm" svg:height="0.06cm" svg:x="14.642cm" svg:y="21.41cm" svg:viewBox="0 0 42 61" draw:points="25,0 42,61 0,61">
          <text:p/>
        </draw:polygon>
        <draw:line draw:style-name="gr150" draw:text-style-name="P6" draw:layer="layout" svg:x1="14.663cm" svg:y1="21.561cm" svg:x2="14.663cm" svg:y2="21.515cm">
          <text:p/>
        </draw:line>
        <draw:polygon draw:style-name="gr73" draw:text-style-name="P14" draw:layer="layout" svg:width="0.041cm" svg:height="0.06cm" svg:x="14.642cm" svg:y="21.556cm" svg:viewBox="0 0 42 61" draw:points="17,61 0,0 42,0">
          <text:p/>
        </draw:polygon>
        <draw:line draw:style-name="gr150" draw:text-style-name="P6" draw:layer="layout" svg:x1="15.109cm" svg:y1="21.986cm" svg:x2="15.17cm" svg:y2="21.986cm">
          <text:p/>
        </draw:line>
        <draw:polygon draw:style-name="gr73" draw:text-style-name="P14" draw:layer="layout" svg:width="0.064cm" svg:height="0.038cm" svg:x="15.051cm" svg:y="21.967cm" svg:viewBox="0 0 65 39" draw:points="0,17 65,0 65,39">
          <text:p/>
        </draw:polygon>
        <draw:line draw:style-name="gr150" draw:text-style-name="P6" draw:layer="layout" svg:x1="15.211cm" svg:y1="21.986cm" svg:x2="15.163cm" svg:y2="21.986cm">
          <text:p/>
        </draw:line>
        <draw:polygon draw:style-name="gr73" draw:text-style-name="P14" draw:layer="layout" svg:width="0.064cm" svg:height="0.039cm" svg:x="15.206cm" svg:y="21.966cm" svg:viewBox="0 0 65 40" draw:points="65,24 0,40 0,0">
          <text:p/>
        </draw:polygon>
        <draw:line draw:style-name="gr150" draw:text-style-name="P6" draw:layer="layout" svg:x1="15.102cm" svg:y1="21.238cm" svg:x2="15.162cm" svg:y2="21.238cm">
          <text:p/>
        </draw:line>
        <draw:polygon draw:style-name="gr73" draw:text-style-name="P14" draw:layer="layout" svg:width="0.064cm" svg:height="0.039cm" svg:x="15.044cm" svg:y="21.218cm" svg:viewBox="0 0 65 40" draw:points="0,18 65,0 64,40">
          <text:p/>
        </draw:polygon>
        <draw:line draw:style-name="gr150" draw:text-style-name="P6" draw:layer="layout" svg:x1="15.204cm" svg:y1="21.237cm" svg:x2="15.155cm" svg:y2="21.238cm">
          <text:p/>
        </draw:line>
        <draw:polygon draw:style-name="gr73" draw:text-style-name="P14" draw:layer="layout" svg:width="0.064cm" svg:height="0.039cm" svg:x="15.198cm" svg:y="21.218cm" svg:viewBox="0 0 65 40" draw:points="65,24 0,40 1,0">
          <text:p/>
        </draw:polygon>
        <draw:line draw:style-name="gr144" draw:text-style-name="P6" draw:layer="layout" svg:x1="12.838cm" svg:y1="25.533cm" svg:x2="12.899cm" svg:y2="25.602cm">
          <text:p/>
        </draw:line>
        <draw:polygon draw:style-name="gr73" draw:text-style-name="P14" draw:layer="layout" svg:width="0.071cm" svg:height="0.08cm" svg:x="12.802cm" svg:y="25.485cm" svg:viewBox="0 0 72 81" draw:points="0,0 72,48 30,81">
          <text:p/>
        </draw:polygon>
        <draw:line draw:style-name="gr144" draw:text-style-name="P6" draw:layer="layout" svg:x1="12.566cm" svg:y1="25.604cm" svg:x2="12.503cm" svg:y2="25.538cm">
          <text:p/>
        </draw:line>
        <draw:polygon draw:style-name="gr73" draw:text-style-name="P14" draw:layer="layout" svg:width="0.074cm" svg:height="0.08cm" svg:x="12.53cm" svg:y="25.571cm" svg:viewBox="0 0 75 81" draw:points="75,81 0,34 41,0">
          <text:p/>
        </draw:polygon>
        <draw:polygon draw:style-name="gr151" draw:text-style-name="P31" draw:layer="layout" svg:width="0.195cm" svg:height="0.121cm" svg:x="13.364cm" svg:y="19.059cm" svg:viewBox="0 0 196 122" draw:points="196,122 0,122 0,0 196,0">
          <text:p/>
        </draw:polygon>
        <draw:frame draw:style-name="gr152" draw:text-style-name="P32" draw:layer="layout" svg:width="0.18cm" svg:height="0.141cm" svg:x="13.381cm" svg:y="19.047cm">
          <draw:text-box>
            <text:p text:style-name="P10"><text:span text:style-name="T51">460</text:span></text:p>
          </draw:text-box>
        </draw:frame>
        <draw:line draw:style-name="gr144" draw:text-style-name="P6" draw:layer="layout" svg:x1="10.445cm" svg:y1="39.119cm" svg:x2="10.297cm" svg:y2="39.386cm">
          <text:p/>
        </draw:line>
        <draw:path draw:style-name="gr144" draw:text-style-name="P6" draw:layer="layout" svg:width="3.257cm" svg:height="1.934cm" svg:x="13.78cm" svg:y="19.294cm" svg:viewBox="0 0 3258 1935" svg:d="M0 0l296 326M3258 1756l-92 179">
          <text:p/>
        </draw:path>
        <draw:line draw:style-name="gr144" draw:text-style-name="P6" draw:layer="layout" svg:x1="6.035cm" svg:y1="22.919cm" svg:x2="6.036cm" svg:y2="22.487cm">
          <text:p/>
        </draw:line>
        <draw:polygon draw:style-name="gr153" draw:text-style-name="P33" draw:layer="layout" svg:width="0.636cm" svg:height="0.728cm" svg:x="5.779cm" svg:y="21.872cm" svg:viewBox="0 0 637 729" draw:points="637,729 0,729 0,0 637,0">
          <text:p/>
        </draw:polygon>
        <draw:polygon draw:style-name="gr153" draw:text-style-name="P33" draw:layer="layout" svg:width="0.666cm" svg:height="0.539cm" svg:x="9.823cm" svg:y="39.301cm" svg:viewBox="0 0 667 540" draw:points="667,540 0,540 0,0 667,0">
          <text:p/>
        </draw:polygon>
        <draw:line draw:style-name="gr144" draw:text-style-name="P6" draw:layer="layout" svg:x1="15.612cm" svg:y1="26.835cm" svg:x2="16.754cm" svg:y2="26.082cm">
          <text:p/>
        </draw:line>
        <draw:polygon draw:style-name="gr153" draw:text-style-name="P33" draw:layer="layout" svg:width="0.705cm" svg:height="1.158cm" svg:x="15.362cm" svg:y="26.113cm" svg:viewBox="0 0 706 1159" draw:points="706,1159 0,1159 0,0 706,0">
          <text:p/>
        </draw:polygon>
        <draw:frame draw:style-name="gr154" draw:text-style-name="P34" draw:layer="layout" svg:width="0.085cm" svg:height="0.133cm" svg:x="15.404cm" svg:y="27.039cm">
          <draw:text-box>
            <text:p text:style-name="P10"><text:span text:style-name="T52"><text:s/></text:span></text:p>
          </draw:text-box>
        </draw:frame>
        <draw:frame draw:style-name="gr154" draw:text-style-name="P34" draw:layer="layout" svg:width="0.085cm" svg:height="0.133cm" svg:x="15.404cm" svg:y="27.135cm">
          <draw:text-box>
            <text:p text:style-name="P10"><text:span text:style-name="T52"><text:s/></text:span></text:p>
          </draw:text-box>
        </draw:frame>
        <draw:line draw:style-name="gr144" draw:text-style-name="P6" draw:layer="layout" svg:x1="22.673cm" svg:y1="16.433cm" svg:x2="22.573cm" svg:y2="15.622cm">
          <text:p/>
        </draw:line>
        <draw:polygon draw:style-name="gr153" draw:text-style-name="P33" draw:layer="layout" svg:width="0.531cm" svg:height="0.657cm" svg:x="9.967cm" svg:y="15.301cm" svg:viewBox="0 0 532 658" draw:points="532,658 0,658 0,0 532,0">
          <text:p/>
        </draw:polygon>
        <draw:polygon draw:style-name="gr153" draw:text-style-name="P33" draw:layer="layout" svg:width="0.595cm" svg:height="0.597cm" svg:x="16.447cm" svg:y="21.182cm" svg:viewBox="0 0 596 598" draw:points="596,598 0,598 0,0 596,0">
          <text:p/>
        </draw:polygon>
        <draw:line draw:style-name="gr144" draw:text-style-name="P6" draw:layer="layout" svg:x1="11.551cm" svg:y1="31.626cm" svg:x2="11.988cm" svg:y2="32.752cm">
          <text:p/>
        </draw:line>
        <draw:polygon draw:style-name="gr153" draw:text-style-name="P33" draw:layer="layout" svg:width="0.81cm" svg:height="0.533cm" svg:x="4.937cm" svg:y="37.828cm" svg:viewBox="0 0 811 534" draw:points="811,534 0,534 0,0 811,0">
          <text:p/>
        </draw:polygon>
        <draw:path draw:style-name="gr5" draw:text-style-name="P5" draw:layer="layout" svg:width="0.276cm" svg:height="0.261cm" svg:x="9.532cm" svg:y="15.286cm" svg:viewBox="0 0 277 262" svg:d="M277 131c0 72-63 131-139 131s-138-59-138-131 62-131 138-131 139 59 139 131z">
          <text:p/>
        </draw:path>
        <draw:path draw:style-name="gr155" draw:text-style-name="P35" draw:layer="layout" svg:width="0.279cm" svg:height="0.264cm" svg:x="9.53cm" svg:y="15.285cm" svg:viewBox="0 0 280 265" svg:d="M141 0c-78 0-141 59-141 132 0 74 63 133 141 133 77 0 139-59 139-133 0-73-62-132-139-132zM141 256c-34 0-66-13-89-33h88c53 0 95-40 95-91 0-11-2-23-6-33h-66c11 7 19 19 19 33 0 22-19 41-42 41h-123c-5-13-7-27-7-41 0-68 58-123 131-123 34 0 65 12 88 33h-89c-54 0-96 40-96 90 0 11 2 23 6 34h67c-11-8-19-20-19-34 0-22 19-40 42-40h124c4 13 7 26 7 40 0 69-58 124-130 124z">
          <text:p/>
        </draw:path>
        <draw:path draw:style-name="gr5" draw:text-style-name="P5" draw:layer="layout" svg:width="0.344cm" svg:height="0.326cm" svg:x="22.461cm" svg:y="16.293cm" svg:viewBox="0 0 345 327" svg:d="M345 164c0 90-77 163-172 163s-173-73-173-163c0-91 78-164 173-164s172 73 172 164z">
          <text:p/>
        </draw:path>
        <draw:path draw:style-name="gr155" draw:text-style-name="P35" draw:layer="layout" svg:width="0.349cm" svg:height="0.33cm" svg:x="22.458cm" svg:y="16.291cm" svg:viewBox="0 0 350 331" svg:d="M176 0c-97 0-176 75-176 166s79 165 176 165c96 0 174-74 174-165s-78-166-174-166zM176 320c-43 0-81-15-111-40h110c66-1 119-51 119-113 0-15-3-29-8-41h-82c14 8 23 24 23 41 0 27-24 49-52 49h-154c-6-15-9-32-9-50 0-85 74-155 164-155 42 0 81 16 110 43h-111c-66 0-119 50-119 112 0 15 3 29 8 42h82c-14-9-23-25-23-42 0-27 23-49 52-49h155c5 15 8 32 8 49 0 85-73 154-162 154z">
          <text:p/>
        </draw:path>
        <draw:path draw:style-name="gr5" draw:text-style-name="P5" draw:layer="layout" svg:width="0.317cm" svg:height="0.3cm" svg:x="16.89cm" svg:y="20.806cm" svg:viewBox="0 0 318 301" svg:d="M318 150c0 83-71 151-159 151-87 0-159-68-159-151s72-150 159-150c88 0 159 67 159 150z">
          <text:p/>
        </draw:path>
        <draw:path draw:style-name="gr155" draw:text-style-name="P35" draw:layer="layout" svg:width="0.321cm" svg:height="0.304cm" svg:x="16.888cm" svg:y="20.804cm" svg:viewBox="0 0 322 305" svg:d="M160 0c-88 0-160 68-160 152s72 153 160 153c89 0 162-69 162-153s-73-152-162-152zM160 295c-39 0-74-14-101-37h101c60-1 109-48 109-105 0-14-3-26-8-38h-75c13 8 22 22 22 38 0 25-22 45-49 45h-140c-6-14-9-30-9-46 0-78 68-141 150-141 40 0 75 14 102 38h-103c-60 0-109 46-109 103 0 14 3 27 7 38h76c-13-8-22-22-22-38 0-25 22-45 49-45h143c5 14 8 29 8 45 0 78-68 143-151 143z">
          <text:p/>
        </draw:path>
        <draw:path draw:style-name="gr5" draw:text-style-name="P5" draw:layer="layout" svg:width="0.248cm" svg:height="0.234cm" svg:x="25.114cm" svg:y="21.132cm" svg:viewBox="0 0 249 235" svg:d="M249 118c0 65-57 117-125 117-69 0-124-52-124-117s55-118 124-118c68 0 125 53 125 118z">
          <text:p/>
        </draw:path>
        <draw:path draw:style-name="gr155" draw:text-style-name="P35" draw:layer="layout" svg:width="0.251cm" svg:height="0.238cm" svg:x="25.112cm" svg:y="21.13cm" svg:viewBox="0 0 252 239" svg:d="M126 0c-70 0-126 54-126 120s56 119 126 119 126-53 126-119-56-120-126-120zM126 231c-31 0-59-11-80-29h80c47 0 86-36 86-81 0-11-2-21-6-30h-59c10 6 16 17 16 30 0 19-16 35-37 35h-111c-5-11-7-23-7-36 0-62 53-111 118-111 31 0 59 11 80 29h-80c-49 0-87 37-87 82 0 11 2 21 6 30h59c-10-6-17-17-17-30 0-19 17-35 39-35h111c4 11 7 23 7 35 0 61-53 111-118 111z">
          <text:p/>
        </draw:path>
        <draw:path draw:style-name="gr5" draw:text-style-name="P5" draw:layer="layout" svg:width="0.198cm" svg:height="0.187cm" svg:x="13.94cm" svg:y="19.501cm" svg:viewBox="0 0 199 188" svg:d="M199 94c0 52-44 94-100 94-55 0-99-42-99-94 0-51 44-94 99-94 56 0 100 43 100 94z">
          <text:p/>
        </draw:path>
        <draw:path draw:style-name="gr155" draw:text-style-name="P35" draw:layer="layout" svg:width="0.2cm" svg:height="0.19cm" svg:x="13.939cm" svg:y="19.499cm" svg:viewBox="0 0 201 191" svg:d="M100 0c-56 0-100 43-100 96s44 95 100 95c55 0 101-42 101-95s-46-96-101-96zM100 185c-25 0-47-9-63-24h62c38 0 70-29 70-64 0-9-2-17-5-24h-48c8 5 13 14 13 24 0 15-13 28-30 28h-88c-3-9-5-19-5-29 0-50 42-89 94-89 24 0 47 9 64 24h-65c-37 0-68 29-68 65 0 9 2 17 5 24h47c-8-5-13-14-13-24 0-15 13-28 29-28h90c4 9 5 18 5 28 0 49-43 89-94 89z">
          <text:p/>
        </draw:path>
        <draw:path draw:style-name="gr5" draw:text-style-name="P5" draw:layer="layout" svg:width="0.317cm" svg:height="0.299cm" svg:x="5.876cm" svg:y="22.782cm" svg:viewBox="0 0 318 300" svg:d="M318 150c0 83-72 150-160 150-87 0-158-67-158-150s71-150 158-150c88 0 160 67 160 150z">
          <text:p/>
        </draw:path>
        <draw:path draw:style-name="gr155" draw:text-style-name="P35" draw:layer="layout" svg:width="0.322cm" svg:height="0.304cm" svg:x="5.873cm" svg:y="22.779cm" svg:viewBox="0 0 323 305" svg:d="M162 0c-89 0-162 69-162 153s73 152 162 152 161-68 161-152-72-153-161-153zM162 295c-39 0-74-14-102-37h101c61 0 110-47 110-104 0-13-3-26-8-38h-75c13 8 21 22 21 38 0 25-21 45-48 45h-141c-6-14-9-29-9-46 0-79 68-142 151-142 40 0 75 14 102 38h-103c-60 0-110 46-110 105 0 13 2 26 7 38h77c-13-9-22-23-22-38 0-25 22-46 49-46h142c5 14 8 30 8 45 0 79-67 142-150 142z">
          <text:p/>
        </draw:path>
        <draw:path draw:style-name="gr5" draw:text-style-name="P5" draw:layer="layout" svg:width="0.207cm" svg:height="0.195cm" svg:x="15.168cm" svg:y="23.498cm" svg:viewBox="0 0 208 196" svg:d="M208 98c0 54-47 98-104 98s-104-44-104-98 47-98 104-98 104 44 104 98z">
          <text:p/>
        </draw:path>
        <draw:path draw:style-name="gr155" draw:text-style-name="P35" draw:layer="layout" svg:width="0.209cm" svg:height="0.198cm" svg:x="15.167cm" svg:y="23.497cm" svg:viewBox="0 0 210 199" svg:d="M104 0c-58 0-104 44-104 99 0 54 46 100 104 100s106-46 106-100c0-55-48-99-106-99zM104 192c-25 0-48-9-65-24h65c39 0 71-32 71-69 0-9-1-17-4-25h-50c9 6 14 15 14 25 0 17-14 30-31 30h-92c-3-10-5-20-5-30 0-51 44-93 97-93 26 0 50 10 67 25h-67c-39 0-71 31-71 68 0 9 1 17 4 25h50c-9-6-14-15-14-25 0-17 14-30 31-30h94c3 9 5 19 5 30 0 51-45 93-99 93z">
          <text:p/>
        </draw:path>
        <draw:path draw:style-name="gr5" draw:text-style-name="P5" draw:layer="layout" svg:width="0.289cm" svg:height="0.274cm" svg:x="11.874cm" svg:y="32.651cm" svg:viewBox="0 0 290 275" svg:d="M290 137c0 75-65 138-145 138-81 0-145-63-145-138 0-76 64-137 145-137 80 0 145 61 145 137z">
          <text:p/>
        </draw:path>
        <draw:path draw:style-name="gr155" draw:text-style-name="P35" draw:layer="layout" svg:width="0.294cm" svg:height="0.278cm" svg:x="11.871cm" svg:y="32.649cm" svg:viewBox="0 0 295 279" svg:d="M147 0c-81 0-147 62-147 139 0 78 66 140 147 140s148-62 148-140c0-77-67-139-148-139zM147 269c-35 0-68-13-92-34h92c55 0 100-42 100-96 0-12-3-23-7-34h-69c12 7 19 20 19 34 0 23-19 43-44 43h-128c-5-14-8-28-8-43 0-72 62-129 137-129 36 0 69 13 93 34h-94c-55 0-99 43-99 95 0 12 2 24 6 35h69c-11-8-19-20-19-35 0-23 19-41 44-41h130c4 13 7 27 7 41 0 72-61 130-137 130z">
          <text:p/>
        </draw:path>
        <draw:path draw:style-name="gr5" draw:text-style-name="P5" draw:layer="layout" svg:width="0.289cm" svg:height="0.273cm" svg:x="16.615cm" svg:y="25.932cm" svg:viewBox="0 0 290 274" svg:d="M290 137c0 76-65 137-144 137-80 0-146-61-146-137s66-137 146-137c79 0 144 61 144 137z">
          <text:p/>
        </draw:path>
        <draw:path draw:style-name="gr155" draw:text-style-name="P35" draw:layer="layout" svg:width="0.293cm" svg:height="0.278cm" svg:x="16.613cm" svg:y="25.93cm" svg:viewBox="0 0 294 279" svg:d="M146 0c-81 0-146 62-146 139s65 140 146 140 148-63 148-140-67-139-148-139zM146 269c-35 0-68-13-92-35h92c55 0 101-42 101-95 0-12-3-23-7-34h-70c12 7 20 20 20 34 0 23-20 42-44 42h-129c-5-13-7-27-7-42 0-72 61-129 136-129 36 0 69 13 94 34h-94c-56 0-100 43-100 95 0 12 2 24 7 35h68c-11-8-19-21-19-35 0-23 20-41 44-41h131c5 13 7 26 7 41 0 71-62 130-138 130z">
          <text:p/>
        </draw:path>
        <draw:path draw:style-name="gr5" draw:text-style-name="P5" draw:layer="layout" svg:width="0.258cm" svg:height="0.245cm" svg:x="11.213cm" svg:y="33.355cm" svg:viewBox="0 0 259 246" svg:d="M259 122c0 68-58 124-129 124-72 0-130-56-130-124 0-67 58-122 130-122 71 0 129 55 129 122z">
          <text:p/>
        </draw:path>
        <draw:path draw:style-name="gr155" draw:text-style-name="P35" draw:layer="layout" svg:width="0.262cm" svg:height="0.247cm" svg:x="11.21cm" svg:y="33.354cm" svg:viewBox="0 0 263 248" svg:d="M131 0c-72 0-131 55-131 125 0 68 59 123 131 123 74 0 132-55 132-123 0-70-58-125-132-125zM131 240c-31 0-60-12-82-30h82c50 0 90-38 90-85 0-12-2-22-6-32h-61c10 7 17 18 17 32 0 21-18 37-40 37h-115c-4-12-7-24-7-37 0-65 55-117 122-117 34 0 63 12 85 31h-85c-49 0-89 38-89 86 0 11 2 21 6 31h61c-10-7-17-18-17-31 0-22 18-38 39-38h117c4 11 6 24 6 38 0 63-54 115-123 115z">
          <text:p/>
        </draw:path>
        <draw:path draw:style-name="gr5" draw:text-style-name="P5" draw:layer="layout" svg:width="0.317cm" svg:height="0.3cm" svg:x="10.313cm" svg:y="38.917cm" svg:viewBox="0 0 318 301" svg:d="M318 151c0 83-72 150-159 150-88 0-159-67-159-150 0-84 71-151 159-151 87 0 159 67 159 151z">
          <text:p/>
        </draw:path>
        <draw:path draw:style-name="gr155" draw:text-style-name="P35" draw:layer="layout" svg:width="0.321cm" svg:height="0.304cm" svg:x="10.311cm" svg:y="38.915cm" svg:viewBox="0 0 322 305" svg:d="M161 0c-89 0-161 69-161 153s72 152 161 152 161-68 161-152-72-153-161-153zM161 295c-40 0-75-15-102-38h102c60 0 109-46 109-103 0-14-2-27-7-38h-76c13 8 22 22 22 38 0 25-22 45-48 45h-142c-5-14-8-30-8-46 0-78 67-142 150-142 40 0 76 15 102 39h-102c-62 0-111 46-111 103 0 14 3 26 8 38h76c-14-8-22-22-22-38 0-25 22-45 49-45h142c5 14 8 29 8 45 0 78-67 142-150 142z">
          <text:p/>
        </draw:path>
        <draw:path draw:style-name="gr73" draw:text-style-name="P14" draw:layer="layout" svg:width="0.524cm" svg:height="0.49cm" svg:x="6.555cm" svg:y="37.898cm" svg:viewBox="0 0 525 491" svg:d="M24 240l-24-81 36 5 55 66c124-11 153-4 153-27 0-33-14-59-81-203 33-1 39-1 44 5 8 6 27 32 41 50 42-1 52 1 52 12 0 13-10 13-31 13l35 48c46-1 52-1 52 10 0 12-7 12-32 12l54 67c105 2 147 9 147 26 0 16-41 25-146 28l-53 68c24-1 31-1 32 11 0 11-6 11-52 12l-34 48c21 0 31 0 31 12 1 11-9 12-51 12-15 18-33 44-40 51-6 6-12 6-45 6 65-145 78-171 78-204-1-23-29-16-153-24l-54 67-36 6 22-82-23-7z">
          <text:p/>
        </draw:path>
        <draw:polygon draw:style-name="gr153" draw:text-style-name="P33" draw:layer="layout" svg:width="0.704cm" svg:height="0.667cm" svg:x="13.101cm" svg:y="18.697cm" svg:viewBox="0 0 705 668" draw:points="705,668 0,668 0,0 705,0">
          <text:p/>
        </draw:polygon>
        <draw:polygon draw:style-name="gr153" draw:text-style-name="P33" draw:layer="layout" svg:width="0.959cm" svg:height="0.616cm" svg:x="11.106cm" svg:y="31.246cm" svg:viewBox="0 0 960 617" draw:points="960,617 0,617 0,0 960,0">
          <text:p/>
        </draw:polygon>
        <draw:frame draw:style-name="gr156" draw:text-style-name="P34" draw:layer="layout" svg:width="0.081cm" svg:height="0.133cm" svg:x="11.122cm" svg:y="31.726cm">
          <draw:text-box>
            <text:p text:style-name="P10"><text:span text:style-name="T53"><text:s/></text:span></text:p>
          </draw:text-box>
        </draw:frame>
        <draw:line draw:style-name="gr144" draw:text-style-name="P6" draw:layer="layout" svg:x1="15.93cm" svg:y1="23.174cm" svg:x2="15.263cm" svg:y2="23.594cm">
          <text:p/>
        </draw:line>
        <draw:polygon draw:style-name="gr153" draw:text-style-name="P33" draw:layer="layout" svg:width="0.685cm" svg:height="0.861cm" svg:x="15.64cm" svg:y="22.512cm" svg:viewBox="0 0 686 862" draw:points="686,862 0,862 0,0 686,0">
          <text:p/>
        </draw:polygon>
        <draw:frame draw:style-name="gr154" draw:text-style-name="P34" draw:layer="layout" svg:width="0.085cm" svg:height="0.133cm" svg:x="15.696cm" svg:y="23.228cm">
          <draw:text-box>
            <text:p text:style-name="P10"><text:span text:style-name="T52"><text:s/></text:span></text:p>
          </draw:text-box>
        </draw:frame>
        <draw:polygon draw:style-name="gr153" draw:text-style-name="P33" draw:layer="layout" svg:width="0.741cm" svg:height="0.893cm" svg:x="10.568cm" svg:y="33.766cm" svg:viewBox="0 0 742 894" draw:points="742,894 0,894 0,0 742,0">
          <text:p/>
        </draw:polygon>
        <draw:line draw:style-name="gr144" draw:text-style-name="P6" draw:layer="layout" svg:x1="24.57cm" svg:y1="19.956cm" svg:x2="25.229cm" svg:y2="21.234cm">
          <text:p/>
        </draw:line>
        <draw:path draw:style-name="gr157" draw:text-style-name="P36" draw:layer="layout" svg:width="0.279cm" svg:height="0.264cm" svg:x="16.985cm" svg:y="27.227cm" svg:viewBox="0 0 280 265" svg:d="M277 126c4 3 4 9 0 13l-130 123c-4 4-10 4-15 0l-129-123c-4-4-4-10 0-13l129-124c5-3 11-3 15 0z">
          <text:p/>
        </draw:path>
        <draw:path draw:style-name="gr5" draw:text-style-name="P5" draw:layer="layout" svg:width="0.169cm" svg:height="0.162cm" svg:x="17.04cm" svg:y="27.279cm" svg:viewBox="0 0 170 163" svg:d="M85 163c-47 0-85-37-85-81 0-45 38-82 85-82s85 37 85 82c0 44-38 81-85 81z">
          <text:p/>
        </draw:path>
        <draw:path draw:style-name="gr73" draw:text-style-name="P14" draw:layer="layout" svg:width="0.183cm" svg:height="0.173cm" svg:x="17.033cm" svg:y="27.273cm" svg:viewBox="0 0 184 174" svg:d="M93 0c-52 0-93 39-93 87 0 47 41 87 93 87 50 0 91-40 91-87 0-48-41-87-91-87zM93 13c43 0 78 33 78 74 0 40-35 74-78 74-44 0-79-34-79-74 0-41 35-74 79-74z">
          <text:p/>
        </draw:path>
        <draw:path draw:style-name="gr158" draw:text-style-name="P6" draw:layer="layout" svg:width="0.183cm" svg:height="0.171cm" svg:x="17.033cm" svg:y="27.274cm" svg:viewBox="0 0 184 172" svg:d="M0 87h184M6 116l173-59M22 142l141-111M46 162l92-150M76 172l33-172M109 172l-33-172M138 162l-92-150M163 142l-141-111M179 116l-173-59">
          <text:p/>
        </draw:path>
        <draw:path draw:style-name="gr73" draw:text-style-name="P14" draw:layer="layout" svg:width="0.183cm" svg:height="0.173cm" svg:x="17.033cm" svg:y="27.273cm" svg:viewBox="0 0 184 174" svg:d="M93 0c-52 0-93 39-93 87 0 47 41 87 93 87 50 0 91-40 91-87 0-48-41-87-91-87zM93 13c43 0 78 33 78 74 0 40-35 74-78 74-44 0-79-34-79-74 0-41 35-74 79-74z">
          <text:p/>
        </draw:path>
        <draw:path draw:style-name="gr157" draw:text-style-name="P36" draw:layer="layout" svg:width="0.28cm" svg:height="0.264cm" svg:x="16.633cm" svg:y="26.508cm" svg:viewBox="0 0 281 265" svg:d="M278 126c4 4 4 10 0 14l-131 122c-4 4-10 4-14 0l-130-122c-4-4-4-10 0-14l130-123c4-4 10-4 14 0z">
          <text:p/>
        </draw:path>
        <draw:path draw:style-name="gr5" draw:text-style-name="P5" draw:layer="layout" svg:width="0.17cm" svg:height="0.16cm" svg:x="16.688cm" svg:y="26.56cm" svg:viewBox="0 0 171 161" svg:d="M85 161c-47 0-85-36-85-80 0-45 38-81 85-81 48 0 86 36 86 81 0 44-38 80-86 80z">
          <text:p/>
        </draw:path>
        <draw:path draw:style-name="gr73" draw:text-style-name="P14" draw:layer="layout" svg:width="0.184cm" svg:height="0.174cm" svg:x="16.681cm" svg:y="26.553cm" svg:viewBox="0 0 185 175" svg:d="M93 0c-51 0-93 40-93 88s42 87 93 87 92-39 92-87-41-88-92-88zM93 14c43 0 78 34 78 74 0 41-35 74-78 74-44 0-79-33-79-74 0-40 35-74 79-74z">
          <text:p/>
        </draw:path>
        <draw:path draw:style-name="gr158" draw:text-style-name="P6" draw:layer="layout" svg:width="0.184cm" svg:height="0.17cm" svg:x="16.681cm" svg:y="26.555cm" svg:viewBox="0 0 185 171" svg:d="M0 86h185M6 116l173-59M22 142l141-113M46 161l93-151M77 171l32-171M109 171l-32-171M139 161l-93-151M163 142l-141-113M179 116l-173-59">
          <text:p/>
        </draw:path>
        <draw:path draw:style-name="gr73" draw:text-style-name="P14" draw:layer="layout" svg:width="0.184cm" svg:height="0.174cm" svg:x="16.681cm" svg:y="26.553cm" svg:viewBox="0 0 185 175" svg:d="M93 0c-51 0-93 40-93 88s42 87 93 87 92-39 92-87-41-88-92-88zM93 14c43 0 78 34 78 74 0 41-35 74-78 74-44 0-79-33-79-74 0-40 35-74 79-74z">
          <text:p/>
        </draw:path>
        <draw:path draw:style-name="gr157" draw:text-style-name="P36" draw:layer="layout" svg:width="0.28cm" svg:height="0.264cm" svg:x="14.566cm" svg:y="24.64cm" svg:viewBox="0 0 281 265" svg:d="M278 126c4 4 4 10 0 13l-130 123c-4 4-10 4-14 0l-131-123c-4-3-4-9 0-13l131-123c4-4 10-4 14 0z">
          <text:p/>
        </draw:path>
        <draw:path draw:style-name="gr5" draw:text-style-name="P5" draw:layer="layout" svg:width="0.17cm" svg:height="0.16cm" svg:x="14.621cm" svg:y="24.692cm" svg:viewBox="0 0 171 161" svg:d="M85 161c-47 0-85-36-85-80 0-45 38-81 85-81s86 36 86 81c0 44-39 80-86 80z">
          <text:p/>
        </draw:path>
        <draw:path draw:style-name="gr73" draw:text-style-name="P14" draw:layer="layout" svg:width="0.183cm" svg:height="0.173cm" svg:x="14.615cm" svg:y="24.685cm" svg:viewBox="0 0 184 174" svg:d="M91 0c-51 0-91 39-91 87s40 87 91 87c52 0 93-39 93-87s-41-87-93-87zM91 13c44 0 79 33 79 74 0 40-35 74-79 74-43 0-78-34-78-74 0-41 35-74 78-74z">
          <text:p/>
        </draw:path>
        <draw:path draw:style-name="gr158" draw:text-style-name="P6" draw:layer="layout" svg:width="0.183cm" svg:height="0.171cm" svg:x="14.615cm" svg:y="24.686cm" svg:viewBox="0 0 184 172" svg:d="M0 87h184M5 116l173-59M21 142l141-112M45 162l93-151M75 172l32-172M107 172l-32-172M138 162l-93-151M162 142l-141-112M178 116l-173-59">
          <text:p/>
        </draw:path>
        <draw:path draw:style-name="gr73" draw:text-style-name="P14" draw:layer="layout" svg:width="0.183cm" svg:height="0.173cm" svg:x="14.615cm" svg:y="24.685cm" svg:viewBox="0 0 184 174" svg:d="M91 0c-51 0-91 39-91 87s40 87 91 87c52 0 93-39 93-87s-41-87-93-87zM91 13c44 0 79 33 79 74 0 40-35 74-79 74-43 0-78-34-78-74 0-41 35-74 78-74z">
          <text:p/>
        </draw:path>
        <draw:path draw:style-name="gr157" draw:text-style-name="P36" draw:layer="layout" svg:width="0.279cm" svg:height="0.265cm" svg:x="14.225cm" svg:y="24.947cm" svg:viewBox="0 0 280 266" svg:d="M277 127c4 3 4 9 0 13l-130 123c-4 4-11 4-15 0l-129-123c-4-4-4-10 0-13l129-123c4-5 11-5 15 0z">
          <text:p/>
        </draw:path>
        <draw:path draw:style-name="gr5" draw:text-style-name="P5" draw:layer="layout" svg:width="0.17cm" svg:height="0.16cm" svg:x="14.279cm" svg:y="24.999cm" svg:viewBox="0 0 171 161" svg:d="M86 161c-47 0-86-35-86-80s39-81 86-81 85 36 85 81-38 80-85 80z">
          <text:p/>
        </draw:path>
        <draw:path draw:style-name="gr73" draw:text-style-name="P14" draw:layer="layout" svg:width="0.183cm" svg:height="0.173cm" svg:x="14.273cm" svg:y="24.993cm" svg:viewBox="0 0 184 174" svg:d="M91 0c-50 0-91 40-91 87 0 48 41 87 91 87 52 0 93-39 93-87 0-47-41-87-93-87zM91 14c44 0 79 33 79 73 0 41-35 74-79 74-43 0-78-33-78-74 0-40 35-73 78-73z">
          <text:p/>
        </draw:path>
        <draw:path draw:style-name="gr158" draw:text-style-name="P6" draw:layer="layout" svg:width="0.183cm" svg:height="0.171cm" svg:x="14.273cm" svg:y="24.994cm" svg:viewBox="0 0 184 172" svg:d="M0 86h184M5 116l173-60M21 142l141-112M45 161l93-151M75 172l33-172M108 172l-33-172M138 161l-93-151M162 142l-141-112M178 116l-173-60">
          <text:p/>
        </draw:path>
        <draw:path draw:style-name="gr73" draw:text-style-name="P14" draw:layer="layout" svg:width="0.183cm" svg:height="0.173cm" svg:x="14.273cm" svg:y="24.993cm" svg:viewBox="0 0 184 174" svg:d="M91 0c-50 0-91 40-91 87 0 48 41 87 91 87 52 0 93-39 93-87 0-47-41-87-93-87zM91 14c44 0 79 33 79 73 0 41-35 74-79 74-43 0-78-33-78-74 0-40 35-73 78-73z">
          <text:p/>
        </draw:path>
        <draw:path draw:style-name="gr157" draw:text-style-name="P36" draw:layer="layout" svg:width="0.279cm" svg:height="0.264cm" svg:x="13.585cm" svg:y="24.633cm" svg:viewBox="0 0 280 265" svg:d="M277 126c4 4 4 10 0 14l-130 122c-4 4-11 4-14 0l-130-122c-4-4-4-10 0-14l130-124c3-3 10-3 14 0z">
          <text:p/>
        </draw:path>
        <draw:path draw:style-name="gr5" draw:text-style-name="P5" draw:layer="layout" svg:width="0.169cm" svg:height="0.16cm" svg:x="13.64cm" svg:y="24.685cm" svg:viewBox="0 0 170 161" svg:d="M85 161c-47 0-85-36-85-80s38-81 85-81c46 0 85 37 85 81s-39 80-85 80z">
          <text:p/>
        </draw:path>
        <draw:path draw:style-name="gr73" draw:text-style-name="P14" draw:layer="layout" svg:width="0.183cm" svg:height="0.173cm" svg:x="13.633cm" svg:y="24.678cm" svg:viewBox="0 0 184 174" svg:d="M93 0c-51 0-93 39-93 87 0 47 42 87 93 87 50 0 91-40 91-87 0-48-41-87-91-87zM93 13c43 0 78 33 78 74 0 40-35 74-78 74s-78-34-78-74c0-41 35-74 78-74z">
          <text:p/>
        </draw:path>
        <draw:path draw:style-name="gr158" draw:text-style-name="P6" draw:layer="layout" svg:width="0.183cm" svg:height="0.171cm" svg:x="13.633cm" svg:y="24.679cm" svg:viewBox="0 0 184 172" svg:d="M0 87h184M7 116l172-59M22 142l141-112M47 162l91-151M77 172l32-172M109 172l-32-172M138 162l-91-151M163 142l-141-112M179 116l-172-59">
          <text:p/>
        </draw:path>
        <draw:path draw:style-name="gr73" draw:text-style-name="P14" draw:layer="layout" svg:width="0.183cm" svg:height="0.173cm" svg:x="13.633cm" svg:y="24.678cm" svg:viewBox="0 0 184 174" svg:d="M93 0c-51 0-93 39-93 87 0 47 42 87 93 87 50 0 91-40 91-87 0-48-41-87-91-87zM93 13c43 0 78 33 78 74 0 40-35 74-78 74s-78-34-78-74c0-41 35-74 78-74z">
          <text:p/>
        </draw:path>
        <draw:path draw:style-name="gr157" draw:text-style-name="P36" draw:layer="layout" svg:width="0.279cm" svg:height="0.264cm" svg:x="15.728cm" svg:y="24.945cm" svg:viewBox="0 0 280 265" svg:d="M277 126c4 4 4 10 0 14l-129 122c-4 4-11 4-15 0l-130-122c-4-4-4-10 0-14l130-122c4-5 11-5 15 0z">
          <text:p/>
        </draw:path>
        <draw:path draw:style-name="gr5" draw:text-style-name="P5" draw:layer="layout" svg:width="0.169cm" svg:height="0.16cm" svg:x="15.783cm" svg:y="24.997cm" svg:viewBox="0 0 170 161" svg:d="M86 161c-47 0-86-36-86-80 0-45 39-81 86-81 46 0 84 36 84 81 0 44-38 80-84 80z">
          <text:p/>
        </draw:path>
        <draw:path draw:style-name="gr73" draw:text-style-name="P14" draw:layer="layout" svg:width="0.183cm" svg:height="0.174cm" svg:x="15.776cm" svg:y="24.99cm" svg:viewBox="0 0 184 175" svg:d="M93 0c-52 0-93 40-93 88s41 87 93 87c50 0 91-39 91-87s-41-88-91-88zM93 14c43 0 78 33 78 74s-35 74-78 74c-44 0-79-33-79-74s35-74 79-74z">
          <text:p/>
        </draw:path>
        <draw:path draw:style-name="gr158" draw:text-style-name="P6" draw:layer="layout" svg:width="0.183cm" svg:height="0.17cm" svg:x="15.776cm" svg:y="24.992cm" svg:viewBox="0 0 184 171" svg:d="M0 86h184M6 116l173-61M21 142l142-113M46 161l92-151M77 171l31-171M108 171l-31-171M138 161l-92-151M163 142l-142-113M179 116l-173-61">
          <text:p/>
        </draw:path>
        <draw:path draw:style-name="gr73" draw:text-style-name="P14" draw:layer="layout" svg:width="0.183cm" svg:height="0.174cm" svg:x="15.776cm" svg:y="24.99cm" svg:viewBox="0 0 184 175" svg:d="M93 0c-52 0-93 40-93 88s41 87 93 87c50 0 91-39 91-87s-41-88-91-88zM93 14c43 0 78 33 78 74s-35 74-78 74c-44 0-79-33-79-74s35-74 79-74z">
          <text:p/>
        </draw:path>
        <draw:path draw:style-name="gr157" draw:text-style-name="P36" draw:layer="layout" svg:width="0.28cm" svg:height="0.264cm" svg:x="16.068cm" svg:y="24.945cm" svg:viewBox="0 0 281 265" svg:d="M277 126c5 4 5 10 0 14l-130 122c-4 4-10 4-14 0l-130-122c-4-4-4-10 0-14l130-122c4-5 10-5 14 0z">
          <text:p/>
        </draw:path>
        <draw:path draw:style-name="gr5" draw:text-style-name="P5" draw:layer="layout" svg:width="0.17cm" svg:height="0.16cm" svg:x="16.123cm" svg:y="24.997cm" svg:viewBox="0 0 171 161" svg:d="M86 161c-47 0-86-36-86-80 0-45 39-81 86-81s85 36 85 81c0 44-38 80-85 80z">
          <text:p/>
        </draw:path>
        <draw:path draw:style-name="gr73" draw:text-style-name="P14" draw:layer="layout" svg:width="0.183cm" svg:height="0.174cm" svg:x="16.116cm" svg:y="24.99cm" svg:viewBox="0 0 184 175" svg:d="M93 0c-52 0-93 40-93 88s41 87 93 87c50 0 91-39 91-87s-41-88-91-88zM93 14c43 0 78 33 78 74s-35 74-78 74c-44 0-79-33-79-74s35-74 79-74z">
          <text:p/>
        </draw:path>
        <draw:path draw:style-name="gr158" draw:text-style-name="P6" draw:layer="layout" svg:width="0.183cm" svg:height="0.17cm" svg:x="16.116cm" svg:y="24.992cm" svg:viewBox="0 0 184 171" svg:d="M0 86h184M6 116l173-61M22 142l141-113M46 161l93-151M76 171l33-171M109 171l-33-171M139 161l-93-151M163 142l-141-113M179 116l-173-61">
          <text:p/>
        </draw:path>
        <draw:path draw:style-name="gr73" draw:text-style-name="P14" draw:layer="layout" svg:width="0.183cm" svg:height="0.174cm" svg:x="16.116cm" svg:y="24.99cm" svg:viewBox="0 0 184 175" svg:d="M93 0c-52 0-93 40-93 88s41 87 93 87c50 0 91-39 91-87s-41-88-91-88zM93 14c43 0 78 33 78 74s-35 74-78 74c-44 0-79-33-79-74s35-74 79-74z">
          <text:p/>
        </draw:path>
        <draw:path draw:style-name="gr157" draw:text-style-name="P36" draw:layer="layout" svg:width="0.28cm" svg:height="0.265cm" svg:x="12.921cm" svg:y="23.761cm" svg:viewBox="0 0 281 266" svg:d="M278 126c4 3 4 10 0 14l-130 123c-4 4-10 4-14 0l-131-123c-4-4-4-11 0-14l131-123c4-4 10-4 14 0z">
          <text:p/>
        </draw:path>
        <draw:path draw:style-name="gr5" draw:text-style-name="P5" draw:layer="layout" svg:width="0.17cm" svg:height="0.161cm" svg:x="12.976cm" svg:y="23.813cm" svg:viewBox="0 0 171 162" svg:d="M85 162c-47 0-85-36-85-82 0-44 38-80 85-80 48 0 86 36 86 80 0 46-38 82-86 82z">
          <text:p/>
        </draw:path>
        <draw:path draw:style-name="gr73" draw:text-style-name="P14" draw:layer="layout" svg:width="0.183cm" svg:height="0.173cm" svg:x="12.97cm" svg:y="23.807cm" svg:viewBox="0 0 184 174" svg:d="M91 0c-51 0-91 39-91 86 0 48 40 88 91 88 52 0 93-40 93-88 0-47-41-86-93-86zM91 13c44 0 79 33 79 73 0 41-35 75-79 75-43 0-78-34-78-75 0-40 35-73 78-73z">
          <text:p/>
        </draw:path>
        <draw:path draw:style-name="gr158" draw:text-style-name="P6" draw:layer="layout" svg:width="0.183cm" svg:height="0.171cm" svg:x="12.97cm" svg:y="23.808cm" svg:viewBox="0 0 184 172" svg:d="M0 86h184M5 116l173-60M21 142l141-112M45 161l93-150M75 172l32-172M107 172l-32-172M138 161l-93-150M162 142l-141-112M178 116l-173-60">
          <text:p/>
        </draw:path>
        <draw:path draw:style-name="gr73" draw:text-style-name="P14" draw:layer="layout" svg:width="0.183cm" svg:height="0.173cm" svg:x="12.97cm" svg:y="23.807cm" svg:viewBox="0 0 184 174" svg:d="M91 0c-51 0-91 39-91 86 0 48 40 88 91 88 52 0 93-40 93-88 0-47-41-86-93-86zM91 13c44 0 79 33 79 73 0 41-35 75-79 75-43 0-78-34-78-75 0-40 35-73 78-73z">
          <text:p/>
        </draw:path>
        <draw:path draw:style-name="gr157" draw:text-style-name="P36" draw:layer="layout" svg:width="0.279cm" svg:height="0.264cm" svg:x="13.541cm" svg:y="22.57cm" svg:viewBox="0 0 280 265" svg:d="M277 126c4 4 4 10 0 13l-130 123c-4 4-11 4-15 0l-129-123c-4-3-4-9 0-13l129-123c4-4 11-4 15 0z">
          <text:p/>
        </draw:path>
        <draw:path draw:style-name="gr5" draw:text-style-name="P5" draw:layer="layout" svg:width="0.169cm" svg:height="0.16cm" svg:x="13.596cm" svg:y="22.622cm" svg:viewBox="0 0 170 161" svg:d="M86 161c-47 0-86-36-86-80 0-45 39-81 86-81 46 0 84 36 84 81 0 44-38 80-84 80z">
          <text:p/>
        </draw:path>
        <draw:path draw:style-name="gr73" draw:text-style-name="P14" draw:layer="layout" svg:width="0.183cm" svg:height="0.173cm" svg:x="13.589cm" svg:y="22.615cm" svg:viewBox="0 0 184 174" svg:d="M93 0c-52 0-93 39-93 87 0 49 41 87 93 87 50 0 91-38 91-87 0-48-41-87-91-87zM93 13c43 0 78 33 78 74 0 40-35 74-78 74s-79-34-79-74c0-41 36-74 79-74z">
          <text:p/>
        </draw:path>
        <draw:path draw:style-name="gr158" draw:text-style-name="P6" draw:layer="layout" svg:width="0.183cm" svg:height="0.171cm" svg:x="13.589cm" svg:y="22.616cm" svg:viewBox="0 0 184 172" svg:d="M0 87h184M6 116l173-60M21 142l142-112M47 162l91-151M77 172l32-172M109 172l-32-172M138 162l-91-151M163 142l-142-112M179 116l-173-60">
          <text:p/>
        </draw:path>
        <draw:path draw:style-name="gr73" draw:text-style-name="P14" draw:layer="layout" svg:width="0.183cm" svg:height="0.173cm" svg:x="13.589cm" svg:y="22.615cm" svg:viewBox="0 0 184 174" svg:d="M93 0c-52 0-93 39-93 87 0 49 41 87 93 87 50 0 91-38 91-87 0-48-41-87-91-87zM93 13c43 0 78 33 78 74 0 40-35 74-78 74s-79-34-79-74c0-41 36-74 79-74z">
          <text:p/>
        </draw:path>
        <draw:path draw:style-name="gr157" draw:text-style-name="P36" draw:layer="layout" svg:width="0.279cm" svg:height="0.264cm" svg:x="13.763cm" svg:y="22.771cm" svg:viewBox="0 0 280 265" svg:d="M277 127c4 3 4 9 0 13l-130 123c-3 3-10 3-14 0l-131-123c-3-4-3-10 0-13l131-124c4-4 11-4 14 0z">
          <text:p/>
        </draw:path>
        <draw:path draw:style-name="gr5" draw:text-style-name="P5" draw:layer="layout" svg:width="0.17cm" svg:height="0.161cm" svg:x="13.817cm" svg:y="22.823cm" svg:viewBox="0 0 171 162" svg:d="M85 162c-47 0-85-37-85-82 0-44 38-80 85-80 48 0 86 36 86 80 0 45-38 82-86 82z">
          <text:p/>
        </draw:path>
        <draw:path draw:style-name="gr73" draw:text-style-name="P14" draw:layer="layout" svg:width="0.183cm" svg:height="0.173cm" svg:x="13.811cm" svg:y="22.817cm" svg:viewBox="0 0 184 174" svg:d="M92 0c-50 0-92 39-92 86 0 49 42 88 92 88 51 0 92-39 92-88 0-47-41-86-92-86zM92 13c43 0 78 33 78 73 0 42-35 75-78 75s-78-33-78-75c0-40 35-73 78-73z">
          <text:p/>
        </draw:path>
        <draw:path draw:style-name="gr158" draw:text-style-name="P6" draw:layer="layout" svg:width="0.183cm" svg:height="0.171cm" svg:x="13.811cm" svg:y="22.818cm" svg:viewBox="0 0 184 172" svg:d="M0 86h184M5 116l173-59M22 142l140-112M46 162l92-152M76 172l32-172M108 172l-32-172M138 162l-92-152M162 142l-140-112M178 116l-173-59">
          <text:p/>
        </draw:path>
        <draw:path draw:style-name="gr73" draw:text-style-name="P14" draw:layer="layout" svg:width="0.183cm" svg:height="0.173cm" svg:x="13.811cm" svg:y="22.817cm" svg:viewBox="0 0 184 174" svg:d="M92 0c-50 0-92 39-92 86 0 49 42 88 92 88 51 0 92-39 92-88 0-47-41-86-92-86zM92 13c43 0 78 33 78 73 0 42-35 75-78 75s-78-33-78-75c0-40 35-73 78-73z">
          <text:p/>
        </draw:path>
        <draw:path draw:style-name="gr157" draw:text-style-name="P36" draw:layer="layout" svg:width="0.279cm" svg:height="0.264cm" svg:x="15.36cm" svg:y="22.961cm" svg:viewBox="0 0 280 265" svg:d="M277 125c4 4 4 10 0 15l-129 122c-4 4-11 4-15 0l-130-122c-4-5-4-11 0-15l130-122c4-4 11-4 15 0z">
          <text:p/>
        </draw:path>
        <draw:path draw:style-name="gr5" draw:text-style-name="P5" draw:layer="layout" svg:width="0.169cm" svg:height="0.16cm" svg:x="15.415cm" svg:y="23.013cm" svg:viewBox="0 0 170 161" svg:d="M86 161c-48 0-86-36-86-81 0-44 38-80 86-80 46 0 84 36 84 80 0 45-38 81-84 81z">
          <text:p/>
        </draw:path>
        <draw:path draw:style-name="gr73" draw:text-style-name="P14" draw:layer="layout" svg:width="0.183cm" svg:height="0.174cm" svg:x="15.408cm" svg:y="23.006cm" svg:viewBox="0 0 184 175" svg:d="M93 0c-52 0-93 39-93 87 0 49 41 88 93 88 50 0 91-39 91-88 0-48-41-87-91-87zM93 13c43 0 78 33 78 74 0 42-35 75-78 75-44 0-79-33-79-75 0-41 35-74 79-74z">
          <text:p/>
        </draw:path>
        <draw:path draw:style-name="gr158" draw:text-style-name="P6" draw:layer="layout" svg:width="0.183cm" svg:height="0.17cm" svg:x="15.408cm" svg:y="23.008cm" svg:viewBox="0 0 184 171" svg:d="M0 86h184M6 116l173-60M21 142l142-112M46 161l92-151M77 171l32-171M109 171l-32-171M138 161l-92-151M163 142l-142-112M179 116l-173-60">
          <text:p/>
        </draw:path>
        <draw:path draw:style-name="gr73" draw:text-style-name="P14" draw:layer="layout" svg:width="0.183cm" svg:height="0.174cm" svg:x="15.408cm" svg:y="23.006cm" svg:viewBox="0 0 184 175" svg:d="M93 0c-52 0-93 39-93 87 0 49 41 88 93 88 50 0 91-39 91-88 0-48-41-87-91-87zM93 13c43 0 78 33 78 74 0 42-35 75-78 75-44 0-79-33-79-75 0-41 35-74 79-74z">
          <text:p/>
        </draw:path>
        <draw:path draw:style-name="gr157" draw:text-style-name="P36" draw:layer="layout" svg:width="0.28cm" svg:height="0.264cm" svg:x="13.37cm" svg:y="23.373cm" svg:viewBox="0 0 281 265" svg:d="M278 125c4 4 4 9 0 13l-131 124c-4 4-10 4-14 0l-129-124c-5-4-5-9 0-13l129-123c4-3 10-3 14 0z">
          <text:p/>
        </draw:path>
        <draw:path draw:style-name="gr5" draw:text-style-name="P5" draw:layer="layout" svg:width="0.17cm" svg:height="0.161cm" svg:x="13.425cm" svg:y="23.425cm" svg:viewBox="0 0 171 162" svg:d="M86 162c-47 0-86-36-86-80 0-45 39-82 86-82s85 37 85 82c0 44-38 80-85 80z">
          <text:p/>
        </draw:path>
        <draw:path draw:style-name="gr73" draw:text-style-name="P14" draw:layer="layout" svg:width="0.183cm" svg:height="0.173cm" svg:x="13.419cm" svg:y="23.419cm" svg:viewBox="0 0 184 174" svg:d="M92 0c-51 0-92 40-92 88 0 47 41 86 92 86s92-39 92-86c0-48-41-88-92-88zM92 13c43 0 78 34 78 75 0 40-35 73-78 73s-79-33-79-73c0-41 36-75 79-75z">
          <text:p/>
        </draw:path>
        <draw:path draw:style-name="gr158" draw:text-style-name="P6" draw:layer="layout" svg:width="0.183cm" svg:height="0.171cm" svg:x="13.419cm" svg:y="23.42cm" svg:viewBox="0 0 184 172" svg:d="M0 86h184M5 115l173-59M21 142l141-112M46 162l92-151M76 172l32-172M108 172l-32-172M138 162l-92-151M162 142l-141-112M178 115l-173-59">
          <text:p/>
        </draw:path>
        <draw:path draw:style-name="gr73" draw:text-style-name="P14" draw:layer="layout" svg:width="0.183cm" svg:height="0.173cm" svg:x="13.419cm" svg:y="23.419cm" svg:viewBox="0 0 184 174" svg:d="M92 0c-51 0-92 40-92 88 0 47 41 86 92 86s92-39 92-86c0-48-41-88-92-88zM92 13c43 0 78 34 78 75 0 40-35 73-78 73s-79-33-79-73c0-41 36-75 79-75z">
          <text:p/>
        </draw:path>
        <draw:path draw:style-name="gr157" draw:text-style-name="P36" draw:layer="layout" svg:width="0.279cm" svg:height="0.265cm" svg:x="15.252cm" svg:y="23.761cm" svg:viewBox="0 0 280 266" svg:d="M277 126c4 3 4 10 0 14l-131 123c-4 4-10 4-14 0l-130-123c-3-4-3-11 0-14l130-123c4-4 10-4 14 0z">
          <text:p/>
        </draw:path>
        <draw:path draw:style-name="gr5" draw:text-style-name="P5" draw:layer="layout" svg:width="0.17cm" svg:height="0.161cm" svg:x="15.306cm" svg:y="23.813cm" svg:viewBox="0 0 171 162" svg:d="M85 162c-47 0-85-36-85-82 0-44 38-80 85-80s86 36 86 80c0 46-39 82-86 82z">
          <text:p/>
        </draw:path>
        <draw:path draw:style-name="gr73" draw:text-style-name="P14" draw:layer="layout" svg:width="0.183cm" svg:height="0.173cm" svg:x="15.3cm" svg:y="23.807cm" svg:viewBox="0 0 184 174" svg:d="M91 0c-50 0-91 39-91 86 0 48 41 88 91 88 51 0 93-40 93-88 0-47-42-86-93-86zM91 13c43 0 79 33 79 73 0 41-36 75-79 75s-78-34-78-75c0-40 35-73 78-73z">
          <text:p/>
        </draw:path>
        <draw:path draw:style-name="gr158" draw:text-style-name="P6" draw:layer="layout" svg:width="0.183cm" svg:height="0.171cm" svg:x="15.3cm" svg:y="23.808cm" svg:viewBox="0 0 184 172" svg:d="M0 86h184M5 116l173-60M21 142l140-112M45 161l92-150M75 172l32-172M107 172l-32-172M137 161l-92-150M161 142l-140-112M178 116l-173-60">
          <text:p/>
        </draw:path>
        <draw:path draw:style-name="gr73" draw:text-style-name="P14" draw:layer="layout" svg:width="0.183cm" svg:height="0.173cm" svg:x="15.3cm" svg:y="23.807cm" svg:viewBox="0 0 184 174" svg:d="M91 0c-50 0-91 39-91 86 0 48 41 88 91 88 51 0 93-40 93-88 0-47-42-86-93-86zM91 13c43 0 79 33 79 73 0 41-36 75-79 75s-78-34-78-75c0-40 35-73 78-73z">
          <text:p/>
        </draw:path>
        <draw:path draw:style-name="gr157" draw:text-style-name="P36" draw:layer="layout" svg:width="0.279cm" svg:height="0.264cm" svg:x="15.576cm" svg:y="23.373cm" svg:viewBox="0 0 280 265" svg:d="M277 125c4 4 4 10 0 13l-130 124c-4 4-10 4-15 0l-129-124c-4-3-4-9 0-13l129-123c5-3 11-3 15 0z">
          <text:p/>
        </draw:path>
        <draw:path draw:style-name="gr5" draw:text-style-name="P5" draw:layer="layout" svg:width="0.17cm" svg:height="0.161cm" svg:x="15.631cm" svg:y="23.424cm" svg:viewBox="0 0 171 162" svg:d="M86 162c-47 0-86-36-86-80 0-45 39-82 86-82s85 37 85 82c0 44-38 80-85 80z">
          <text:p/>
        </draw:path>
        <draw:path draw:style-name="gr73" draw:text-style-name="P14" draw:layer="layout" svg:width="0.183cm" svg:height="0.173cm" svg:x="15.624cm" svg:y="23.418cm" svg:viewBox="0 0 184 174" svg:d="M93 0c-51 0-93 40-93 88 0 47 42 86 93 86 50 0 91-39 91-86 0-48-41-88-91-88zM93 13c43 0 78 34 78 75 0 40-35 73-78 73s-79-33-79-73c0-41 36-75 79-75z">
          <text:p/>
        </draw:path>
        <draw:path draw:style-name="gr158" draw:text-style-name="P6" draw:layer="layout" svg:width="0.183cm" svg:height="0.171cm" svg:x="15.624cm" svg:y="23.419cm" svg:viewBox="0 0 184 172" svg:d="M0 86h184M6 115l173-59M22 142l141-112M47 162l92-151M77 172l32-172M109 172l-32-172M139 162l-92-151M163 142l-141-112M179 115l-173-59">
          <text:p/>
        </draw:path>
        <draw:path draw:style-name="gr73" draw:text-style-name="P14" draw:layer="layout" svg:width="0.183cm" svg:height="0.173cm" svg:x="15.624cm" svg:y="23.418cm" svg:viewBox="0 0 184 174" svg:d="M93 0c-51 0-93 40-93 88 0 47 42 86 93 86 50 0 91-39 91-86 0-48-41-88-91-88zM93 13c43 0 78 34 78 75 0 40-35 73-78 73s-79-33-79-73c0-41 36-75 79-75z">
          <text:p/>
        </draw:path>
        <draw:path draw:style-name="gr159" draw:text-style-name="P6" draw:layer="layout" svg:width="2.151cm" svg:height="1.203cm" svg:x="30.511cm" svg:y="10.345cm" svg:viewBox="0 0 2152 1204" svg:d="M0 293h681M0 0v496l638 708 1514-2v-133">
          <text:p/>
        </draw:path>
        <draw:path draw:style-name="gr160" draw:text-style-name="P6" draw:layer="layout" svg:width="1.883cm" svg:height="8.472cm" svg:x="31.493cm" svg:y="1.703cm" svg:viewBox="0 0 1884 8473" svg:d="M0 8473l1884-2923-692-482c0 0-105-91-131-281s-70-239-149-339c-78-99-78-165-70-297 9-132 0-1759 0-1759l-227-182v-2210">
          <text:p/>
        </draw:path>
        <draw:polyline draw:style-name="gr159" draw:text-style-name="P6" draw:layer="layout" svg:width="2.302cm" svg:height="3.445cm" svg:x="29.11cm" svg:y="10.274cm" svg:viewBox="0 0 2303 3446" draw:points="0,3446 1712,913 2303,0">
          <text:p/>
        </draw:polyline>
        <draw:frame draw:style-name="gr161" draw:text-style-name="P6" draw:layer="layout" svg:width="0.896cm" svg:height="0.332cm" svg:x="25.999cm" svg:y="15.775cm">
          <draw:image xlink:href="Pictures/100000000000006A00000028C112B77B28343460.png" xlink:type="simple" xlink:show="embed" xlink:actuate="onLoad" draw:mime-type="image/png">
            <text:p/>
          </draw:image>
        </draw:frame>
        <draw:path draw:style-name="gr162" draw:text-style-name="P37" draw:layer="layout" svg:width="0.019cm" svg:height="0.017cm" svg:x="26.006cm" svg:y="15.731cm" svg:viewBox="0 0 20 18" svg:d="M7 8l1-5h4c4 0 4 1 4 3 0 1-2 2-5 2zM0 18h4l2-7h4c4 0 4 1 2 3 0 1 0 2 0 4h5v-1c-1 0 0-1 0-3 1-3 0-4-1-4 2-1 3-3 4-4 0-3 0-6-5-6h-10z">
          <text:p/>
        </draw:path>
        <draw:polygon draw:style-name="gr162" draw:text-style-name="P37" draw:layer="layout" svg:width="0.007cm" svg:height="0.017cm" svg:x="26.026cm" svg:y="15.731cm" svg:viewBox="0 0 8 18" draw:points="5,18 0,18 5,0 8,0">
          <text:p/>
        </draw:polygon>
        <draw:path draw:style-name="gr162" draw:text-style-name="P37" draw:layer="layout" svg:width="0.019cm" svg:height="0.017cm" svg:x="26.033cm" svg:y="15.731cm" svg:viewBox="0 0 20 18" svg:d="M9 3h4c1 0 4 0 3 6-1 3-3 6-6 6h-4zM0 18h10c5-1 9-4 10-9 1-3 0-9-6-9h-8z">
          <text:p/>
        </draw:path>
        <draw:polygon draw:style-name="gr162" draw:text-style-name="P37" draw:layer="layout" svg:width="0.018cm" svg:height="0.017cm" svg:x="26.053cm" svg:y="15.731cm" svg:viewBox="0 0 19 18" draw:points="18,3 8,3 7,7 16,7 16,10 6,10 6,15 16,15 15,18 0,18 5,0 19,0">
          <text:p/>
        </draw:polygon>
        <draw:path draw:style-name="gr163" draw:text-style-name="P38" draw:layer="layout" svg:width="0.081cm" svg:height="0.045cm" svg:x="26.015cm" svg:y="15.658cm" svg:viewBox="0 0 82 46" svg:d="M82 19v-19h-43c-21-1-37 13-39 32v3c0 4 1 8 3 11h24c-4-3-7-7-7-11 0-8 5-14 13-16z">
          <text:p/>
        </draw:path>
        <draw:path draw:style-name="gr163" draw:text-style-name="P38" draw:layer="layout" svg:width="0.079cm" svg:height="0.044cm" svg:x="26.006cm" svg:y="15.681cm" svg:viewBox="0 0 80 45" svg:d="M0 27v18h43c19 2 36-12 37-31v-2c0-4-1-9-2-12h-24c4 2 6 7 7 12 0 7-5 13-12 15z">
          <text:p/>
        </draw:path>
        <draw:path draw:style-name="gr162" draw:text-style-name="P37" draw:layer="layout" svg:width="0.543cm" svg:height="0.09cm" svg:x="26.071cm" svg:y="15.658cm" svg:viewBox="0 0 544 91" svg:d="M78 0c-5 0-11 1-16 2-3 1-6 3-8 6-3 3-4 7-4 11s1 8 4 12c2 2 14 13 21 21 5 5 9 9 11 11l4 4c1 1 1 2 1 3 0 2-2 4-4 4h-81l-6 17h82c6 0 13-1 19-3 1 0 3-1 4-2s3-2 4-3c2-3 4-7 4-11 0-2 0-5-1-7 0-1-1-3-2-4-1-2-2-3-3-5-7-7-20-19-22-22-4-3-7-7-10-11-1-1-1-3 0-4v-1h1 1 368l-48 72h24l48-73h64l11-17z">
          <text:p/>
        </draw:path>
        <draw:path draw:style-name="gr162" draw:text-style-name="P37" draw:layer="layout" svg:width="0.303cm" svg:height="0.066cm" svg:x="26.184cm" svg:y="15.681cm" svg:viewBox="0 0 304 67" svg:d="M271 44c7-1 13-4 19-8 6-3 10-8 13-14v-1c1-2 1-3 1-5 1-3 0-7-2-10-4-4-8-6-12-6h-4-39l-42 64v-64h-48l-42 63v-63h-29l-16 25v-25h-26l-44 67h24l25-38v38h17l26-41v41h47l7-13h34v13h47l15-22h5l4 22h21l-5-22zM157 37l16-25h7v25zM261 27h-5-5l11-17h10c2 0 4 1 6 1 1 0 2 1 3 1l1 2c0 1 0 1 0 2l-1 2v2c-1 1-1 1-2 2-1 0-1 1-2 1l-2 1c-1 0-2 1-2 1h-2l-2 1-3 1z">
          <text:p/>
        </draw:path>
        <draw:path draw:style-name="gr5" draw:text-style-name="P5" draw:layer="layout" svg:width="0.013cm" svg:height="0.013cm" svg:x="26.507cm" svg:y="15.735cm" svg:viewBox="0 0 14 14" svg:d="M14 7c0 4-3 7-8 7-3 0-6-3-6-7 0-3 3-7 6-7 5 0 8 4 8 7z">
          <text:p/>
        </draw:path>
        <draw:path draw:style-name="gr162" draw:text-style-name="P37" draw:layer="layout" svg:width="0.015cm" svg:height="0.015cm" svg:x="26.506cm" svg:y="15.734cm" svg:viewBox="0 0 16 16" svg:d="M8 16c-4 0-8-4-8-8s4-8 8-8c5 0 8 4 8 8s-3 8-8 8zM8 2c-3 0-7 2-7 5 0 5 4 7 7 7 4 0 6-2 6-7 0-2-2-5-6-5z">
          <text:p/>
        </draw:path>
        <draw:path draw:style-name="gr162" draw:text-style-name="P37" draw:layer="layout" svg:width="0.008cm" svg:height="0.009cm" svg:x="26.51cm" svg:y="15.737cm" svg:viewBox="0 0 9 10" svg:d="M7 6l2 4h-2l-3-4h-2v4h-2v-10h4c3 0 4 1 4 4 0 1-1 2-1 2zM5 1h-3v4h3c1 0 2 0 2-1 0-2-1-3-2-3z">
          <text:p/>
        </draw:path>
        <draw:frame draw:style-name="gr161" draw:text-style-name="P6" draw:layer="layout" svg:width="0.894cm" svg:height="0.33cm" svg:x="16.924cm" svg:y="18.967cm">
          <draw:image xlink:href="Pictures/100000000000006A00000028C112B77B28343460.png" xlink:type="simple" xlink:show="embed" xlink:actuate="onLoad" draw:mime-type="image/png">
            <text:p/>
          </draw:image>
        </draw:frame>
        <draw:path draw:style-name="gr162" draw:text-style-name="P37" draw:layer="layout" svg:width="0.02cm" svg:height="0.016cm" svg:x="16.928cm" svg:y="18.923cm" svg:viewBox="0 0 21 17" svg:d="M8 7l1-4h5c2 0 2 1 2 2s-2 2-4 2zM0 17h5l2-7h4c3 0 3 1 2 4 0 1 0 2 0 3h4c0 0 0-1 0-3 1-4 0-5-1-6 2 0 3-2 5-4 0-1 0-4-6-4h-9z">
          <text:p/>
        </draw:path>
        <draw:polygon draw:style-name="gr162" draw:text-style-name="P37" draw:layer="layout" svg:width="0.008cm" svg:height="0.016cm" svg:x="16.948cm" svg:y="18.923cm" svg:viewBox="0 0 9 17" draw:points="5,17 0,17 5,0 9,0">
          <text:p/>
        </draw:polygon>
        <draw:path draw:style-name="gr162" draw:text-style-name="P37" draw:layer="layout" svg:width="0.019cm" svg:height="0.016cm" svg:x="16.955cm" svg:y="18.923cm" svg:viewBox="0 0 20 17" svg:d="M8 3h5c1 0 4 0 3 5-1 3-3 7-7 7h-4zM0 17h9c6 0 10-3 11-9 1-3 0-8-6-8h-9z">
          <text:p/>
        </draw:path>
        <draw:polygon draw:style-name="gr162" draw:text-style-name="P37" draw:layer="layout" svg:width="0.018cm" svg:height="0.016cm" svg:x="16.975cm" svg:y="18.923cm" svg:viewBox="0 0 19 17" draw:points="18,3 7,3 6,6 15,6 15,9 5,9 5,14 15,14 14,17 0,17 4,0 19,0">
          <text:p/>
        </draw:polygon>
        <draw:path draw:style-name="gr163" draw:text-style-name="P38" draw:layer="layout" svg:width="0.081cm" svg:height="0.045cm" svg:x="16.937cm" svg:y="18.85cm" svg:viewBox="0 0 82 46" svg:d="M82 20v-20h-44c-20-1-36 14-38 32 0 1 0 2 0 3 0 4 1 7 3 11h23c-3-3-6-7-6-11 0-7 5-13 12-15z">
          <text:p/>
        </draw:path>
        <draw:path draw:style-name="gr163" draw:text-style-name="P38" draw:layer="layout" svg:width="0.079cm" svg:height="0.045cm" svg:x="16.928cm" svg:y="18.872cm" svg:viewBox="0 0 80 46" svg:d="M0 28v18h43c19 2 36-12 37-32v-2c0-4-1-8-2-12h-24c4 3 6 7 7 12 0 7-5 13-12 16z">
          <text:p/>
        </draw:path>
        <draw:path draw:style-name="gr162" draw:text-style-name="P37" draw:layer="layout" svg:width="0.543cm" svg:height="0.089cm" svg:x="16.993cm" svg:y="18.85cm" svg:viewBox="0 0 544 90" svg:d="M78 0c-5 0-11 0-16 2-3 1-6 3-8 5-2 4-4 7-4 11 0 5 1 9 4 13 2 2 14 13 21 20 6 4 11 9 12 11l4 5c1 1 1 2 1 3 0 2-2 4-4 4h-82l-6 16h83c6 1 13 0 19-2 1 0 3-1 4-2s3-2 4-3c2-3 4-7 4-11 0-2 0-5-1-7 0-1-1-4-2-5-1-2-2-4-3-5-7-6-20-18-22-21-4-3-8-7-11-11-1-1-1-3 0-4v-1h1 1 368l-48 72h24l48-73h65l10-17z">
          <text:p/>
        </draw:path>
        <draw:path draw:style-name="gr162" draw:text-style-name="P37" draw:layer="layout" svg:width="0.303cm" svg:height="0.066cm" svg:x="17.106cm" svg:y="18.873cm" svg:viewBox="0 0 304 67" svg:d="M271 45c7-2 13-4 19-8s10-9 13-15l1-1c0-2 0-3 0-5 1-3 0-7-2-11-3-3-8-5-12-5h-3-40l-42 64v-64h-48l-42 63v-63h-28l-17 25v-25h-26l-44 67h25l24-38v38h17l26-41v41h47l7-12h34v12h47l15-21h5l5 21h20l-5-22zM157 38l16-26h7v26zM261 27h-5-5l11-17h11c2 0 4 0 5 1 1 0 2 1 3 1l1 2c0 0 0 1 0 2v2l-1 2c-1 1-1 0-2 1s-1 2-2 2l-2 1c-1 0-1 1-2 1h-2l-2 1h-3z">
          <text:p/>
        </draw:path>
        <draw:path draw:style-name="gr5" draw:text-style-name="P5" draw:layer="layout" svg:width="0.013cm" svg:height="0.013cm" svg:x="17.429cm" svg:y="18.927cm" svg:viewBox="0 0 14 14" svg:d="M14 7c0 4-4 7-8 7-3 0-6-3-6-7 0-3 3-7 6-7 4 0 8 4 8 7z">
          <text:p/>
        </draw:path>
        <draw:path draw:style-name="gr162" draw:text-style-name="P37" draw:layer="layout" svg:width="0.015cm" svg:height="0.015cm" svg:x="17.428cm" svg:y="18.926cm" svg:viewBox="0 0 16 16" svg:d="M7 16c-4 0-7-4-7-9 0-3 3-7 7-7 6 0 9 4 9 7 0 5-3 9-9 9zM7 2c-3 0-6 2-6 5 0 4 3 7 6 7 5 0 7-3 7-7 0-3-2-5-7-5z">
          <text:p/>
        </draw:path>
        <draw:path draw:style-name="gr162" draw:text-style-name="P37" draw:layer="layout" svg:width="0.008cm" svg:height="0.009cm" svg:x="17.432cm" svg:y="18.929cm" svg:viewBox="0 0 9 10" svg:d="M7 6l2 4h-2l-3-4h-1v4h-3v-10h4c3 0 4 1 4 4 0 0 0 1-1 2zM5 1h-1v4h1c1 0 2-1 2-1 0-2-1-3-2-3z">
          <text:p/>
        </draw:path>
        <draw:frame draw:style-name="gr161" draw:text-style-name="P6" draw:layer="layout" svg:width="0.896cm" svg:height="0.332cm" svg:x="13.277cm" svg:y="34.134cm">
          <draw:image xlink:href="Pictures/100000000000006A00000028C112B77B28343460.png" xlink:type="simple" xlink:show="embed" xlink:actuate="onLoad" draw:mime-type="image/png">
            <text:p/>
          </draw:image>
        </draw:frame>
        <draw:path draw:style-name="gr162" draw:text-style-name="P37" draw:layer="layout" svg:width="0.019cm" svg:height="0.017cm" svg:x="13.284cm" svg:y="34.09cm" svg:viewBox="0 0 20 18" svg:d="M7 8l1-5h6c2 0 2 2 2 3s-2 2-4 2zM0 18h4l2-7h5c3 0 3 1 2 4 0 1 0 2 0 3h4c-1 0 0-1 0-3 1-4 0-5-1-6 2 0 3-2 4-4 0-1 0-5-5-5h-10z">
          <text:p/>
        </draw:path>
        <draw:polygon draw:style-name="gr162" draw:text-style-name="P37" draw:layer="layout" svg:width="0.008cm" svg:height="0.017cm" svg:x="13.304cm" svg:y="34.09cm" svg:viewBox="0 0 9 18" draw:points="4,18 0,18 4,0 9,0">
          <text:p/>
        </draw:polygon>
        <draw:path draw:style-name="gr162" draw:text-style-name="P37" draw:layer="layout" svg:width="0.019cm" svg:height="0.017cm" svg:x="13.311cm" svg:y="34.09cm" svg:viewBox="0 0 20 18" svg:d="M8 3h4c1 0 4 0 3 6-1 2-3 6-6 6h-4zM0 18h9c5 0 10-5 11-9s0-9-7-9h-8z">
          <text:p/>
        </draw:path>
        <draw:polygon draw:style-name="gr162" draw:text-style-name="P37" draw:layer="layout" svg:width="0.018cm" svg:height="0.017cm" svg:x="13.331cm" svg:y="34.09cm" svg:viewBox="0 0 19 18" draw:points="18,3 8,3 7,7 16,7 16,10 5,10 5,15 16,15 15,18 0,18 4,0 19,0">
          <text:p/>
        </draw:polygon>
        <draw:path draw:style-name="gr163" draw:text-style-name="P38" draw:layer="layout" svg:width="0.081cm" svg:height="0.045cm" svg:x="13.293cm" svg:y="34.018cm" svg:viewBox="0 0 82 46" svg:d="M82 20v-20h-43c-21-1-37 13-39 32v2c0 4 1 8 3 12h23c-4-3-6-7-6-11 0-7 5-14 13-15z">
          <text:p/>
        </draw:path>
        <draw:path draw:style-name="gr163" draw:text-style-name="P38" draw:layer="layout" svg:width="0.079cm" svg:height="0.045cm" svg:x="13.284cm" svg:y="34.04cm" svg:viewBox="0 0 80 46" svg:d="M0 26v20h43c19 1 36-14 37-32v-2c0-4-1-8-2-12h-24c4 3 6 7 7 12 0 7-5 13-12 14z">
          <text:p/>
        </draw:path>
        <draw:path draw:style-name="gr162" draw:text-style-name="P37" draw:layer="layout" svg:width="0.543cm" svg:height="0.09cm" svg:x="13.349cm" svg:y="34.018cm" svg:viewBox="0 0 544 91" svg:d="M78 0c-5-1-11 0-16 2-3 1-6 3-8 5-3 3-4 7-4 11 0 5 1 10 4 13 2 2 14 14 21 20 5 5 9 10 11 12l4 4c1 1 1 2 1 3 0 2-2 4-4 4h-81l-6 16h82c6 1 13 0 19-2 1 0 3-1 4-2s3-2 4-3c2-3 4-7 4-11 0-3 0-5-1-7 0-2-1-3-2-4-1-2-2-4-3-5-7-7-20-18-22-21-4-3-7-7-10-12-1-1-1-3 0-4v-1h1 1 367l-48 72h24l48-73h65l11-17z">
          <text:p/>
        </draw:path>
        <draw:path draw:style-name="gr162" draw:text-style-name="P37" draw:layer="layout" svg:width="0.303cm" svg:height="0.066cm" svg:x="13.462cm" svg:y="34.041cm" svg:viewBox="0 0 304 67" svg:d="M271 44c7-2 13-4 19-8s10-9 13-15c1-2 1-3 1-5 1-4 0-8-2-11-4-3-8-5-12-5h-4-39l-42 64v-64h-48l-42 63v-63h-29l-16 25v-25h-26l-44 67h25l24-39v39h17l26-41v41h47l7-13h34v13h47l15-22h5l4 22h21l-5-23zM157 36l16-24h7v24zM261 27h-5-5l11-17h10c2 0 4 0 6 1 1 0 2 0 3 1l1 2c0 0 0 1 0 2l-1 1v2c-1 2-1 1-2 2s-1 2-2 2l-2 1c-1 0-2 0-2 1h-2l-2 1h-3z">
          <text:p/>
        </draw:path>
        <draw:path draw:style-name="gr5" draw:text-style-name="P5" draw:layer="layout" svg:width="0.013cm" svg:height="0.013cm" svg:x="13.785cm" svg:y="34.095cm" svg:viewBox="0 0 14 14" svg:d="M14 7c0 4-3 7-7 7-3 0-7-3-7-7 0-3 4-7 7-7 4 0 7 4 7 7z">
          <text:p/>
        </draw:path>
        <draw:path draw:style-name="gr162" draw:text-style-name="P37" draw:layer="layout" svg:width="0.015cm" svg:height="0.014cm" svg:x="13.784cm" svg:y="34.094cm" svg:viewBox="0 0 16 15" svg:d="M7 15c-4 0-7-3-7-7 0-5 3-8 7-8 5 0 9 3 9 8 0 4-4 7-9 7zM7 2c-3 0-6 3-6 6s3 6 6 6c4 0 7-3 7-6s-3-6-7-6z">
          <text:p/>
        </draw:path>
        <draw:path draw:style-name="gr162" draw:text-style-name="P37" draw:layer="layout" svg:width="0.008cm" svg:height="0.008cm" svg:x="13.788cm" svg:y="34.097cm" svg:viewBox="0 0 9 9" svg:d="M7 6l2 3h-2l-4-3h-1v3h-2v-9h3c4 0 5 1 5 2 0 2 0 3-1 4zM4 1h-2v4h2c1 0 3-1 3-3 0-1-2-1-3-1z">
          <text:p/>
        </draw:path>
        <draw:path draw:style-name="gr164" draw:text-style-name="P39" draw:layer="layout" svg:width="0.175cm" svg:height="0.194cm" svg:x="4.192cm" svg:y="22.276cm" svg:viewBox="0 0 176 195" svg:d="M143 8c12 5 23 13 33 22l-29 27c-13-11-27-17-44-17s-31 6-44 17c-12 12-18 25-18 41s6 30 18 41c13 11 27 17 44 17s32-6 44-17l29 27c-10 9-21 16-33 21s-26 8-40 8c-28 0-53-10-73-28-20-19-30-42-30-69 0-26 10-49 30-68 20-20 45-30 73-30 14 0 28 3 40 8z">
          <text:p/>
        </draw:path>
        <draw:path draw:style-name="gr164" draw:text-style-name="P39" draw:layer="layout" svg:width="0.204cm" svg:height="0.194cm" svg:x="4.362cm" svg:y="22.276cm" svg:viewBox="0 0 205 195" svg:d="M60 57c-12 12-18 25-18 41s6 30 18 41 26 17 43 17 31-6 43-17 18-25 18-41-6-29-18-41c-12-11-26-17-43-17s-31 6-43 17zM175 30c20 19 30 42 30 68 0 27-10 50-30 69-20 18-44 28-72 28s-52-10-72-28c-21-19-31-42-31-69 0-26 10-49 31-68 20-20 44-30 72-30s52 10 72 30z">
          <text:p/>
        </draw:path>
        <draw:polygon draw:style-name="gr164" draw:text-style-name="P39" draw:layer="layout" svg:width="0.164cm" svg:height="0.194cm" svg:x="4.578cm" svg:y="22.276cm" svg:viewBox="0 0 165 195" draw:points="124,107 124,0 165,0 165,195 41,89 41,195 0,195 0,0">
          <text:p/>
        </draw:polygon>
        <draw:polygon draw:style-name="gr164" draw:text-style-name="P39" draw:layer="layout" svg:width="0.164cm" svg:height="0.194cm" svg:x="4.764cm" svg:y="22.276cm" svg:viewBox="0 0 165 195" draw:points="124,107 124,0 165,0 165,195 41,89 41,195 0,195 0,0">
          <text:p/>
        </draw:polygon>
        <draw:polygon draw:style-name="gr164" draw:text-style-name="P39" draw:layer="layout" svg:width="0.123cm" svg:height="0.194cm" svg:x="4.95cm" svg:y="22.276cm" svg:viewBox="0 0 124 195" draw:points="124,0 124,40 41,40 41,79 103,79 103,117 41,117 41,156 124,156 124,195 41,195 0,195 0,117 0,79 0,0">
          <text:p/>
        </draw:polygon>
        <draw:path draw:style-name="gr164" draw:text-style-name="P39" draw:layer="layout" svg:width="0.174cm" svg:height="0.194cm" svg:x="5.082cm" svg:y="22.276cm" svg:viewBox="0 0 175 195" svg:d="M143 8c12 5 23 13 32 22l-29 27c-12-11-26-17-43-17s-31 6-43 17c-13 12-19 25-19 41s6 30 19 41c12 11 26 17 43 17s31-6 43-17l29 27c-9 9-20 16-32 21-13 5-26 8-40 8-28 0-53-10-73-28-20-19-30-42-30-69 0-26 10-49 30-68 20-20 45-30 73-30 14 0 27 3 40 8z">
          <text:p/>
        </draw:path>
        <draw:polygon draw:style-name="gr164" draw:text-style-name="P39" draw:layer="layout" svg:width="0.143cm" svg:height="0.194cm" svg:x="5.271cm" svg:y="22.276cm" svg:viewBox="0 0 144 195" draw:points="93,0 144,0 144,40 93,40 93,195 51,195 51,40 0,40 0,0 51,0">
          <text:p/>
        </draw:polygon>
        <draw:path draw:style-name="gr165" draw:text-style-name="P40" draw:layer="layout" svg:width="0.013cm" svg:height="0.012cm" svg:x="4.98cm" svg:y="22.232cm" svg:viewBox="0 0 14 13" svg:d="M0 13h3l1-5h4c2 0 2 1 2 2-1 2-1 2-1 3h3l1-1c-1 0-1 0 0-2 0-2 0-2-1-3 1 0 2-1 2-4 1-1 0-3-3-3h-8zM5 6v-4h5c2 0 2 1 1 2 0 2-1 2-2 2z">
          <text:p/>
        </draw:path>
        <draw:polygon draw:style-name="gr165" draw:text-style-name="P40" draw:layer="layout" svg:width="0.005cm" svg:height="0.012cm" svg:x="4.994cm" svg:y="22.232cm" svg:viewBox="0 0 6 13" draw:points="3,13 0,13 3,0 6,0">
          <text:p/>
        </draw:polygon>
        <draw:path draw:style-name="gr165" draw:text-style-name="P40" draw:layer="layout" svg:width="0.012cm" svg:height="0.012cm" svg:x="5cm" svg:y="22.232cm" svg:viewBox="0 0 13 13" svg:d="M0 13h5c6 0 8-4 8-6 1-4 1-7-5-7h-6zM5 2h2c1 0 3 0 2 5 0 2-1 4-4 4h-2z">
          <text:p/>
        </draw:path>
        <draw:polygon draw:style-name="gr165" draw:text-style-name="P40" draw:layer="layout" svg:width="0.012cm" svg:height="0.012cm" svg:x="5.013cm" svg:y="22.232cm" svg:viewBox="0 0 13 13" draw:points="13,2 5,2 4,6 12,6 11,8 4,8 3,11 11,11 11,13 0,13 3,0 13,0">
          <text:p/>
        </draw:polygon>
        <draw:path draw:style-name="gr166" draw:text-style-name="P41" draw:layer="layout" svg:width="0.056cm" svg:height="0.032cm" svg:x="4.987cm" svg:y="22.181cm" svg:viewBox="0 0 57 33" svg:d="M57 13v-13h-31c-15 0-26 10-26 24 0 3 0 5 2 9h16c-3-3-5-6-5-9 0-5 4-9 9-10l1-1z">
          <text:p/>
        </draw:path>
        <draw:path draw:style-name="gr166" draw:text-style-name="P41" draw:layer="layout" svg:width="0.056cm" svg:height="0.031cm" svg:x="4.98cm" svg:y="22.197cm" svg:viewBox="0 0 57 32" svg:d="M0 19v13h29c15 0 28-9 28-24 0-3-1-5-2-8h-18c3 2 5 5 5 8 0 5-4 10-9 11h-1z">
          <text:p/>
        </draw:path>
        <draw:path draw:style-name="gr165" draw:text-style-name="P40" draw:layer="layout" svg:width="0.379cm" svg:height="0.063cm" svg:x="5.026cm" svg:y="22.181cm" svg:viewBox="0 0 380 64" svg:d="M54 0c-4 0-8 0-11 2-3 1-4 2-5 4-2 2-3 4-3 7s0 6 2 9c1 1 10 9 15 14 3 3 6 6 8 8l2 4c1 0 1 1 1 2s-1 2-3 2h-57l-3 12h57c4 0 9 0 13-2 1 0 2-1 3-1 1-1 2-2 2-2 2-3 4-5 4-8 0-2 0-3 0-6 0-1-1-2-1-3-2 0-3-2-4-3-5-5-14-13-15-15-4-3-7-6-7-7-1-1-1-2-1-3l1-1h1v-1h9 248l-33 52h17l33-52h45l8-12z">
          <text:p/>
        </draw:path>
        <draw:path draw:style-name="gr165" draw:text-style-name="P40" draw:layer="layout" svg:width="0.211cm" svg:height="0.047cm" svg:x="5.105cm" svg:y="22.197cm" svg:viewBox="0 0 212 48" svg:d="M182 19c-2 0-4 0-4 0h-3l8-11h7c1 0 3 0 4 0s2 1 2 1l1 1c0 1 0 1 0 2v1l-1 1c-1 1-1 0-1 1-1 1-1 1-2 1 0 1-1 1-1 1-1 0-1 0-2 0l-1 1c-1 0-1 0-2 0 0 0-1 0-2 1 0 0-2 0-3 0zM109 26l11-17h6v17zM189 31c6-1 8-3 13-6 5-2 8-6 9-10h1c0-1 0-2 0-3 1-3 0-6-2-8-1-2-5-3-8-4h-2-28l-29 45v-45h-33l-30 45v-45h-21l-11 18v-18h-19l-29 48h16l17-28v27h12l18-28v29h34l5-10h24v10h33l9-16h4l3 15h14l-3-16z">
          <text:p/>
        </draw:path>
        <draw:path draw:style-name="gr5" draw:text-style-name="P5" draw:layer="layout" svg:width="0.009cm" svg:height="0.01cm" svg:x="5.33cm" svg:y="22.235cm" svg:viewBox="0 0 10 11" svg:d="M10 5c0 3-2 6-5 6s-5-3-5-6c0-2 2-5 5-5s5 3 5 5z">
          <text:p/>
        </draw:path>
        <draw:path draw:style-name="gr165" draw:text-style-name="P40" draw:layer="layout" svg:width="0.011cm" svg:height="0.009cm" svg:x="5.329cm" svg:y="22.235cm" svg:viewBox="0 0 12 10" svg:d="M5 1c-2 0-4 1-4 3 0 3 2 4 4 4 4 0 6-1 6-4 0-2-2-3-6-3zM5 10c-2 0-5-3-5-6 0-2 3-4 5-4 4 0 7 2 7 4 0 3-3 6-7 6z">
          <text:p/>
        </draw:path>
        <draw:path draw:style-name="gr165" draw:text-style-name="P40" draw:layer="layout" svg:width="0.005cm" svg:height="0.006cm" svg:x="5.332cm" svg:y="22.236cm" svg:viewBox="0 0 6 7" svg:d="M4 1h-2v3h2c0 0 1 0 1-1zM5 5l1 2h-1l-1-2h-2v2h-2v-7h4c1 0 2 1 2 3 0 1 0 2-1 2z">
          <text:p/>
        </draw:path>
        <draw:path draw:style-name="gr167" draw:text-style-name="P42" draw:layer="layout" svg:width="0.5cm" svg:height="0.169cm" svg:x="4.438cm" svg:y="22.135cm" svg:viewBox="0 0 501 170" svg:d="M498 78l-105-76c-3-2-7-2-10-1-3 2-5 5-5 8v33h-31l15 19 25-1c3 0 5-1 7-3 2-1 3-4 3-6v-24l8 6 71 52-79 59v-24c0-2-1-5-3-6-2-2-4-3-7-3h-9l-378 9 378 9v33c0 3 2 6 5 8 3 1 7 1 10-1l105-76c2-2 3-5 3-8s-1-6-3-7z">
          <text:p/>
        </draw:path>
        <draw:path draw:style-name="gr167" draw:text-style-name="P42" draw:layer="layout" svg:width="0.141cm" svg:height="0.133cm" svg:x="4.258cm" svg:y="22.098cm" svg:viewBox="0 0 142 134" svg:d="M91 68l18 17c3-6 4-11 4-17 0-11-4-21-12-28-8-8-18-12-30-12s-22 4-30 12c-8 7-12 17-12 28s4 20 12 28 18 11 30 11c6 0 13-1 18-3l-18-18zM121 21c13 13 20 28 20 47 0 13-4 25-11 36l12 11-20 19-12-11c-12 8-25 11-39 11-19 0-36-6-50-19s-21-29-21-47c0-19 7-34 21-47 14-14 31-21 50-21s36 7 50 21z">
          <text:p/>
        </draw:path>
        <draw:path draw:style-name="gr167" draw:text-style-name="P42" draw:layer="layout" svg:width="0.112cm" svg:height="0.133cm" svg:x="4.407cm" svg:y="22.098cm" svg:viewBox="0 0 113 134" svg:d="M113 0v54 27c0 15-5 27-16 38-11 10-25 15-40 15-16 0-29-5-41-15-11-11-16-23-16-38v-27-54h29v54 24 3c0 7 3 14 8 19 6 5 12 7 20 7s14-2 20-7c5-5 8-12 8-19v-3-24-54z">
          <text:p/>
        </draw:path>
        <draw:polygon draw:style-name="gr167" draw:text-style-name="P42" draw:layer="layout" svg:width="0.029cm" svg:height="0.133cm" svg:x="4.532cm" svg:y="22.098cm" svg:viewBox="0 0 30 134" draw:points="0,0 30,0 30,134 0,134">
          <text:p/>
        </draw:polygon>
        <draw:path draw:style-name="gr167" draw:text-style-name="P42" draw:layer="layout" svg:width="0.12cm" svg:height="0.133cm" svg:x="4.575cm" svg:y="22.098cm" svg:viewBox="0 0 121 134" svg:d="M99 5c9 4 16 10 22 16l-19 18c-9-7-19-11-30-11-12 0-22 4-31 12-8 7-12 17-12 28s4 20 12 28c9 8 19 11 31 11 11 0 21-3 30-11l19 19c-6 6-13 10-22 14-9 3-18 5-27 5-20 0-37-6-51-19s-21-29-21-47c0-19 7-34 21-47 14-14 31-21 51-21 9 0 18 2 27 5z">
          <text:p/>
        </draw:path>
        <draw:polygon draw:style-name="gr167" draw:text-style-name="P42" draw:layer="layout" svg:width="0.098cm" svg:height="0.133cm" svg:x="4.706cm" svg:y="22.098cm" svg:viewBox="0 0 99 134" draw:points="28,0 28,52 60,0 92,0 51,69 99,134 65,134 28,85 28,134 0,134 0,0">
          <text:p/>
        </draw:polygon>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venirNextDemi1" svg:font-family="AvenirNextDemi"/>
    <style:font-face style:name="CoreSansA45Regular1" svg:font-family="CoreSansA45Regular"/>
    <style:font-face style:name="CoreSansA55Medium1" svg:font-family="CoreSansA55Medium"/>
    <style:font-face style:name="CoreSansA651" svg:font-family="CoreSansA65"/>
    <style:font-face style:name="GreatVibesular1" svg:font-family="GreatVibesular"/>
    <style:font-face style:name="HelveticaNeueCondensed1" svg:font-family="HelveticaNeueCondensed"/>
    <style:font-face style:name="AvenirNextDemi" svg:font-family="AvenirNextDemi" style:font-pitch="variable"/>
    <style:font-face style:name="CoreSansA45Regular" svg:font-family="CoreSansA45Regular" style:font-pitch="variable"/>
    <style:font-face style:name="CoreSansA55Medium" svg:font-family="CoreSansA55Medium" style:font-pitch="variable"/>
    <style:font-face style:name="CoreSansA65" svg:font-family="CoreSansA65"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stroke-dash1558" draw:style="rect" draw:dots1="1" draw:dots1-length="0.094cm" draw:distance="0.066cm"/>
    <draw:stroke-dash draw:name="stroke-dash175" draw:style="rect" draw:dots1="1" draw:dots1-length="0.018cm" draw:distance="0.066cm"/>
    <draw:stroke-dash draw:name="stroke-dash2771" draw:style="rect" draw:dots1="1" draw:dots1-length="0.05cm" draw:distance="0.033cm"/>
    <draw:stroke-dash draw:name="stroke-dash2782" draw:style="rect" draw:dots1="1" draw:dots1-length="0.048cm" draw:distance="0.032cm"/>
    <draw:stroke-dash draw:name="stroke-dash2785" draw:style="rect" draw:dots1="1" draw:dots1-length="0.05cm" draw:distance="0.034cm"/>
    <draw:stroke-dash draw:name="stroke-dash2868" draw:style="rect" draw:dots1="1" draw:dots1-length="0.06cm" draw:distance="0.04cm"/>
    <draw:stroke-dash draw:name="stroke-dash2875" draw:style="rect" draw:dots1="1" draw:dots1-length="0.056cm" draw:distance="0.032cm"/>
    <draw:stroke-dash draw:name="stroke-dash2878" draw:style="rect" draw:dots1="1" draw:dots1-length="0.053cm" draw:distance="0.031cm"/>
    <draw:stroke-dash draw:name="stroke-dash2881" draw:style="rect" draw:dots1="1" draw:dots1-length="0.054cm" draw:distance="0.036cm"/>
    <draw:stroke-dash draw:name="stroke-dash3033" draw:style="rect" draw:dots1="1" draw:dots1-length="0.087cm" draw:distance="0.065cm"/>
    <draw:stroke-dash draw:name="stroke-dash3036" draw:style="rect" draw:dots1="1" draw:dots1-length="0.075cm" draw:distance="0.056cm"/>
    <draw:stroke-dash draw:name="stroke-dash3039" draw:style="rect" draw:dots1="1" draw:dots1-length="0.079cm" draw:distance="0.059cm"/>
    <draw:stroke-dash draw:name="stroke-dash3223" draw:style="rect" draw:dots1="1" draw:dots1-length="0.047cm" draw:distance="0.027cm"/>
    <draw:stroke-dash draw:name="stroke-dash3232" draw:style="rect" draw:dots1="1" draw:dots1-length="0.056cm" draw:distance="0.023cm"/>
    <draw:stroke-dash draw:name="stroke-dash3235" draw:style="rect" draw:dots1="1" draw:dots1-length="0.113cm" draw:distance="0.075cm"/>
    <draw:stroke-dash draw:name="stroke-dash3238" draw:style="rect" draw:dots1="1" draw:dots1-length="0.056cm" draw:distance="0.037cm"/>
    <draw:stroke-dash draw:name="stroke-dash3589" draw:style="rect" draw:dots1="1" draw:dots1-length="0.076cm" draw:distance="0.057cm"/>
    <draw:stroke-dash draw:name="stroke-dash3610" draw:style="rect" draw:dots1="1" draw:dots1-length="0.074cm" draw:distance="0.056cm"/>
    <draw:stroke-dash draw:name="stroke-dash3625" draw:style="rect" draw:dots1="1" draw:dots1-length="0.086cm" draw:distance="0.065cm"/>
    <draw:stroke-dash draw:name="stroke-dash3628" draw:style="rect" draw:dots1="1" draw:dots1-length="0.065cm" draw:distance="0.049cm"/>
    <draw:stroke-dash draw:name="stroke-dash3683" draw:style="rect" draw:dots1="1" draw:dots1-length="0.057cm" draw:distance="0.043cm"/>
    <draw:stroke-dash draw:name="stroke-dash4118" draw:style="rect" draw:dots1="1" draw:dots1-length="0.094cm" draw:distance="0.037cm"/>
    <draw:stroke-dash draw:name="stroke-dash4121" draw:style="rect" draw:dots1="1" draw:dots1-length="0.088cm" draw:distance="0.035cm"/>
    <draw:stroke-dash draw:name="stroke-dash4214" draw:style="rect" draw:dots1="1" draw:dots1-length="0.113cm" draw:distance="0.066cm"/>
    <draw:stroke-dash draw:name="stroke-dash44" draw:style="rect" draw:dots1="1" draw:dots1-length="0.15cm" draw:distance="0.132cm"/>
    <draw:stroke-dash draw:name="stroke-dash4893" draw:style="rect" draw:dots1="1" draw:dots1-length="0.067cm" draw:distance="0.05cm"/>
    <draw:stroke-dash draw:name="stroke-dash4936" draw:style="rect" draw:dots1="1" draw:dots1-length="0.073cm" draw:distance="0.054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2"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6cm" fo:margin-bottom="1cm" fo:margin-left="0cm" fo:margin-right="0cm" fo:page-width="35.56cm" fo:page-height="45.7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generator>LibreOffice/7.1.2.2$Windows_X86_64 LibreOffice_project/8a45595d069ef5570103caea1b71cc9d82b2aae4</meta:generator>
    <dc:date>2021-04-29T12:03:52.208000000</dc:date>
    <meta:editing-duration>PT17H9M34S</meta:editing-duration>
    <meta:editing-cycles>79</meta:editing-cycles>
    <meta:document-statistic meta:object-count="865"/>
  </office:meta>
</office:document-meta>
</file>